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ist_20_1">
      <style:paragraph-properties fo:margin-top="0in" fo:margin-bottom="0.0835in"/>
    </style:style>
    <style:style style:name="P6" style:family="paragraph" style:parent-style-name="Text_20_body_20_indent">
      <style:paragraph-properties fo:margin-left="0.1563in" fo:margin-right="0in" fo:text-indent="0in" style:auto-text-indent="false"/>
    </style:style>
    <style:style style:name="P7"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8" style:family="paragraph" style:parent-style-name="Heading_20_1" style:master-page-name="Right_20_Page">
      <style:paragraph-properties style:page-number="1"/>
    </style:style>
    <style:style style:name="P9" style:family="paragraph" style:parent-style-name="Text_20_body">
      <style:paragraph-properties fo:margin-left="0in" fo:margin-right="0in" fo:text-indent="0in" style:auto-text-indent="false"/>
      <style:text-properties fo:font-style="italic" style:font-style-asian="italic" style:font-style-complex="italic"/>
    </style:style>
    <style:style style:name="P10" style:family="paragraph" style:parent-style-name="Heading_20_3">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italic" fo:font-weight="normal" style:font-style-asian="italic" style:font-weight-asian="normal" style:font-style-complex="italic" style:font-weight-complex="normal"/>
    </style:style>
    <style:style style:name="P1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5" style:family="paragraph" style:parent-style-name="Text_20_body" style:list-style-name="L2"/>
    <style:style style:name="P16" style:family="paragraph" style:parent-style-name="Text_20_body" style:master-page-name="">
      <style:paragraph-properties fo:keep-together="auto" fo:orphans="2" fo:widows="2" style:page-number="auto" fo:keep-with-next="always"/>
    </style:style>
    <style:style style:name="P17" style:family="paragraph" style:parent-style-name="Figure">
      <style:text-properties style:use-window-font-color="true" fo:font-style="normal" style:font-style-asian="normal" style:font-style-complex="normal"/>
    </style:style>
    <style:style style:name="P18" style:family="paragraph" style:parent-style-name="Text_20_body">
      <style:text-properties style:use-window-font-color="true" fo:font-style="normal" fo:font-weight="bold" style:font-style-asian="normal" style:font-weight-asian="bold" style:font-style-complex="normal"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Heading_20_2">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23" style:family="paragraph" style:parent-style-name="Text_20_body">
      <style:paragraph-properties fo:margin-top="0in" fo:margin-bottom="0.0835in"/>
    </style:style>
    <style:style style:name="P24"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25"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26" style:family="paragraph" style:parent-style-name="Heading_20_2">
      <style:text-properties fo:font-weight="normal" style:font-weight-asian="normal" style:font-weight-complex="normal"/>
    </style:style>
    <style:style style:name="P27" style:family="paragraph" style:parent-style-name="Note">
      <style:text-properties fo:font-weight="normal" style:font-weight-asian="normal" style:font-weight-complex="normal"/>
    </style:style>
    <style:style style:name="P28" style:family="paragraph" style:parent-style-name="Text_20_body">
      <style:text-properties style:font-name="Thorndale1"/>
    </style:style>
    <style:style style:name="P2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Text_20_body" style:list-style-name="L3">
      <style:text-properties fo:font-style="normal" style:font-style-asian="normal" style:font-style-complex="normal"/>
    </style:style>
    <style:style style:name="P31" style:family="paragraph" style:parent-style-name="Code_20_list">
      <style:paragraph-properties fo:margin-left="0.4925in" fo:margin-right="0in" fo:text-indent="0in" style:auto-text-indent="false"/>
    </style:style>
    <style:style style:name="P32"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3" style:family="paragraph" style:parent-style-name="Code_20_list" style:list-style-name="L3">
      <style:paragraph-properties fo:margin-left="0.4925in" fo:margin-right="0in" fo:text-indent="0in" style:auto-text-indent="false"/>
    </style:style>
    <style:style style:name="P34"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5" style:family="paragraph" style:parent-style-name="Text_20_body" style:list-style-name="L3">
      <style:paragraph-properties fo:margin-left="0.4925in" fo:margin-right="0in" fo:text-indent="0in" style:auto-text-indent="false"/>
    </style:style>
    <style:style style:name="P36" style:family="paragraph" style:parent-style-name="Text_20_body" style:list-style-name="L4"/>
    <style:style style:name="P37" style:family="paragraph" style:parent-style-name="Code_20_list">
      <style:text-properties style:font-name="Courier New" fo:font-size="9pt" fo:font-weight="normal" style:font-size-asian="10pt" style:font-weight-asian="normal" style:font-size-complex="10pt" style:font-weight-complex="normal"/>
    </style:style>
    <style:style style:name="P38" style:family="paragraph" style:parent-style-name="List_20_1_20_Cont." style:list-style-name="L5">
      <style:paragraph-properties fo:margin-left="0in" fo:margin-right="0in" fo:text-indent="0in" style:auto-text-indent="false"/>
    </style:style>
    <style:style style:name="P39" style:family="paragraph" style:parent-style-name="List_20_1_20_Cont." style:list-style-name="L6">
      <style:paragraph-properties fo:margin-left="0.4925in" fo:margin-right="0in" fo:text-indent="0in" style:auto-text-indent="false"/>
    </style:style>
    <style:style style:name="P40" style:family="paragraph" style:parent-style-name="Code_20_list" style:list-style-name="L6">
      <style:paragraph-properties fo:margin-left="0.4925in" fo:margin-right="0in" fo:text-indent="0in" style:auto-text-indent="false"/>
    </style:style>
    <style:style style:name="P41" style:family="paragraph" style:parent-style-name="Text_20_body" style:list-style-name="L7">
      <style:paragraph-properties fo:margin-left="0.4925in" fo:margin-right="0in" fo:text-indent="0in" style:auto-text-indent="false"/>
    </style:style>
    <style:style style:name="P42" style:family="paragraph" style:parent-style-name="Code_20_list" style:list-style-name="L4">
      <style:paragraph-properties fo:margin-left="0.4925in" fo:margin-right="0in" fo:text-indent="0in" style:auto-text-indent="false"/>
    </style:style>
    <style:style style:name="P43" style:family="paragraph" style:parent-style-name="Text_20_body">
      <style:paragraph-properties fo:margin-left="-0.4925in" fo:margin-right="0in" fo:text-indent="0in" style:auto-text-indent="false"/>
    </style:style>
    <style:style style:name="P44"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5"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46"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47" style:family="paragraph" style:parent-style-name="Sidebar">
      <style:text-properties fo:font-weight="normal" style:font-weight-asian="normal" style:font-weight-complex="normal"/>
    </style:style>
    <style:style style:name="P48" style:family="paragraph" style:parent-style-name="Code">
      <style:text-properties style:use-window-font-color="true" fo:font-style="normal" fo:font-weight="normal" style:font-style-asian="normal" style:font-weight-asian="normal" style:font-style-complex="normal" style:font-weight-complex="normal"/>
    </style:style>
    <style:style style:name="P49"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0" style:family="paragraph" style:parent-style-name="Footer">
      <style:text-properties fo:font-weight="bold" style:font-weight-asian="bold" style:font-weight-complex="bold"/>
    </style:style>
    <style:style style:name="P51" style:family="paragraph" style:parent-style-name="Text_20_body">
      <style:paragraph-properties fo:break-before="page"/>
    </style:style>
    <style:style style:name="P52" style:family="paragraph" style:parent-style-name="Heading_20_1">
      <style:paragraph-properties fo:break-before="page"/>
    </style:style>
    <style:style style:name="P53" style:family="paragraph" style:parent-style-name="Text_20_body">
      <style:text-properties fo:font-style="normal" fo:font-weight="bold" style:font-style-asian="normal" style:font-weight-asian="bold" style:font-style-complex="normal" style:font-weight-complex="bold"/>
    </style:style>
    <style:style style:name="P54" style:family="paragraph" style:parent-style-name="Text_20_body">
      <style:text-properties fo:font-style="normal" fo:font-weight="normal"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6" style:family="paragraph" style:parent-style-name="Text_20_body">
      <style:text-properties fo:font-style="normal" style:font-style-asian="normal" style:font-style-complex="normal"/>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fo:font-weight="normal" style:font-weight-asian="normal" style:font-weight-complex="normal"/>
    </style:style>
    <style:style style:name="P59" style:family="paragraph" style:parent-style-name="Text_20_body">
      <style:text-properties style:use-window-font-color="true"/>
    </style:style>
    <style:style style:name="P60" style:family="paragraph" style:parent-style-name="Text_20_body">
      <style:text-properties style:use-window-font-color="true" fo:font-style="normal" style:font-style-asian="normal" style:font-style-complex="normal"/>
    </style:style>
    <style:style style:name="P61" style:family="paragraph" style:parent-style-name="Text_20_body">
      <style:text-properties style:use-window-font-color="true" fo:font-style="normal" fo:font-weight="bold" style:font-style-asian="normal" style:font-weight-asian="bold" style:font-style-complex="normal" style:font-weight-complex="bold"/>
    </style:style>
    <style:style style:name="P62"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63" style:family="paragraph" style:parent-style-name="Text_20_body">
      <style:text-properties style:font-name="Thorndale1"/>
    </style:style>
    <style:style style:name="P64" style:family="paragraph" style:parent-style-name="Text_20_body">
      <style:text-properties style:font-name="Thorndale1" fo:font-size="11pt" style:font-size-asian="11pt" style:font-size-complex="11pt"/>
    </style:style>
    <style:style style:name="P65" style:family="paragraph" style:parent-style-name="Text_20_body">
      <style:text-properties style:font-name="Thorndale1" fo:font-size="11pt" style:font-name-asian="Courier New" style:font-size-asian="11pt" style:font-name-complex="Courier New" style:font-size-complex="11pt"/>
    </style:style>
    <style:style style:name="P66" style:family="paragraph" style:parent-style-name="Text_20_body">
      <style:text-properties fo:color="#000000" style:font-name="Thorndale1"/>
    </style:style>
    <style:style style:name="P67" style:family="paragraph" style:parent-style-name="Text_20_body">
      <style:text-properties fo:color="#000000" style:font-name="Thorndale1" fo:font-size="11pt" style:font-size-asian="11pt" style:font-size-complex="11pt"/>
    </style:style>
    <style:style style:name="P68" style:family="paragraph" style:parent-style-name="Text_20_body">
      <style:text-properties fo:color="#000000" style:font-name="Thorndale1" fo:font-size="11pt" style:font-name-asian="Courier New" style:font-size-asian="11pt" style:font-name-complex="Courier New" style:font-size-complex="11pt"/>
    </style:style>
    <style:style style:name="P69" style:family="paragraph" style:parent-style-name="Text_20_body">
      <style:text-properties style:font-name="Arial"/>
    </style:style>
    <style:style style:name="P70" style:family="paragraph" style:parent-style-name="Text_20_body">
      <style:paragraph-properties fo:margin-left="0in" fo:margin-right="0in" fo:text-indent="0in" style:auto-text-indent="false"/>
    </style:style>
    <style:style style:name="P71"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72"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3"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74" style:family="paragraph" style:parent-style-name="Text_20_body">
      <style:paragraph-properties fo:margin-top="0in" fo:margin-bottom="0.0835in"/>
    </style:style>
    <style:style style:name="P75" style:family="paragraph" style:parent-style-name="Text_20_body_20_indent">
      <style:paragraph-properties fo:margin-left="0.1563in" fo:margin-right="0in" fo:text-indent="0in" style:auto-text-indent="false"/>
    </style:style>
    <style:style style:name="P76" style:family="paragraph" style:parent-style-name="Heading_20_3">
      <style:text-properties fo:font-style="normal" fo:font-weight="normal" style:font-style-asian="normal" style:font-weight-asian="normal" style:font-style-complex="normal" style:font-weight-complex="normal"/>
    </style:style>
    <style:style style:name="P77" style:family="paragraph" style:parent-style-name="Heading_20_3">
      <style:text-properties fo:font-weight="bold" style:font-weight-asian="bold" style:font-weight-complex="bold"/>
    </style:style>
    <style:style style:name="P78" style:family="paragraph" style:parent-style-name="Text_20_body" style:master-page-name="">
      <style:paragraph-properties fo:keep-together="auto" fo:orphans="2" fo:widows="2" style:page-number="auto" fo:keep-with-next="always"/>
    </style:style>
    <style:style style:name="P79" style:family="paragraph" style:parent-style-name="Code" style:master-page-name="">
      <style:paragraph-properties style:page-number="auto" fo:keep-with-next="always"/>
      <style:text-properties style:font-name="Courier New"/>
    </style:style>
    <style:style style:name="P80"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81" style:family="paragraph" style:parent-style-name="Text_20_body" style:master-page-name="">
      <style:paragraph-properties style:page-number="auto" fo:keep-with-next="auto"/>
    </style:style>
    <style:style style:name="P82" style:family="paragraph" style:parent-style-name="Text_20_body" style:master-page-name="">
      <style:paragraph-properties fo:orphans="2" fo:widows="2" style:page-number="auto"/>
    </style:style>
    <style:style style:name="P83" style:family="paragraph" style:parent-style-name="Heading_20_3" style:master-page-name="">
      <style:paragraph-properties style:page-number="auto" fo:break-before="page"/>
    </style:style>
    <style:style style:name="P84" style:family="paragraph" style:parent-style-name="Figure">
      <style:text-properties style:use-window-font-color="true" fo:font-style="normal" style:font-style-asian="normal" style:font-style-complex="normal"/>
    </style:style>
    <style:style style:name="P85" style:family="paragraph" style:parent-style-name="Heading_20_2">
      <style:text-properties fo:font-style="normal" fo:font-weight="normal" style:font-style-asian="normal" style:font-weight-asian="normal" style:font-style-complex="normal" style:font-weight-complex="normal"/>
    </style:style>
    <style:style style:name="P86" style:family="paragraph" style:parent-style-name="Heading_20_2">
      <style:text-properties fo:font-weight="normal" style:font-weight-asian="normal" style:font-weight-complex="normal"/>
    </style:style>
    <style:style style:name="P87" style:family="paragraph" style:parent-style-name="Note">
      <style:text-properties fo:font-weight="normal" style:font-weight-asian="normal" style:font-weight-complex="normal"/>
    </style:style>
    <style:style style:name="P88"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89"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90" style:family="paragraph" style:parent-style-name="Code">
      <style:text-properties style:use-window-font-color="true" fo:font-style="normal" fo:font-weight="normal" style:font-style-asian="normal" style:font-weight-asian="normal" style:font-style-complex="normal" style:font-weight-complex="normal"/>
    </style:style>
    <style:style style:name="P91"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2" style:family="paragraph" style:parent-style-name="Code">
      <style:text-properties fo:color="#000000"/>
    </style:style>
    <style:style style:name="P93" style:family="paragraph" style:parent-style-name="Code_20_list">
      <style:paragraph-properties fo:margin-left="0.4925in" fo:margin-right="0in" fo:text-indent="0in" style:auto-text-indent="false"/>
    </style:style>
    <style:style style:name="P94"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95" style:family="paragraph" style:parent-style-name="Text_20_body">
      <style:paragraph-properties fo:margin-left="-0.4925in" fo:margin-right="0in" fo:text-indent="0in" style:auto-text-indent="false"/>
    </style:style>
    <style:style style:name="P96" style:family="paragraph" style:parent-style-name="Sidebar">
      <style:text-properties fo:font-weight="normal" style:font-weight-asian="normal" style:font-weight-complex="normal"/>
    </style:style>
    <style:style style:name="P97" style:family="paragraph" style:parent-style-name="Code_20_list">
      <style:text-properties fo:font-weight="bold" style:font-weight-asian="bold" style:font-weight-complex="bold"/>
    </style:style>
    <style:style style:name="P98" style:family="paragraph" style:parent-style-name="Code_20_list">
      <style:text-properties fo:font-style="normal" style:font-style-asian="normal" style:font-style-complex="normal"/>
    </style:style>
    <style:style style:name="P99" style:family="paragraph" style:parent-style-name="Standard">
      <style:paragraph-properties fo:text-align="center" style:justify-single-word="false"/>
      <style:text-properties fo:font-size="20pt" style:font-size-asian="20pt" style:font-size-complex="20pt"/>
    </style:style>
    <style:style style:name="P100" style:family="paragraph" style:parent-style-name="Standard">
      <style:paragraph-properties fo:text-align="center" style:justify-single-word="false"/>
      <style:text-properties style:font-name="Arial" fo:font-size="20pt" style:font-size-asian="20pt" style:font-size-complex="20pt"/>
    </style:style>
    <style:style style:name="P101" style:family="paragraph" style:parent-style-name="Title">
      <style:text-properties fo:font-size="24pt" style:font-size-asian="24pt" style:font-size-complex="24pt"/>
    </style:style>
    <style:style style:name="P102" style:family="paragraph" style:parent-style-name="Text_20_body">
      <style:paragraph-properties fo:margin-top="0in" fo:margin-bottom="0in"/>
    </style:style>
    <style:style style:name="P103" style:family="paragraph" style:parent-style-name="Figure">
      <style:paragraph-properties fo:text-align="center" style:justify-single-word="false" text:number-lines="false" text:line-number="0"/>
    </style:style>
    <style:style style:name="P104"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05" style:family="paragraph" style:parent-style-name="Code">
      <style:paragraph-properties fo:margin-left="0in" fo:margin-right="0.3937in" fo:text-indent="0in" style:auto-text-indent="false"/>
      <style:text-properties style:font-name="Courier New"/>
    </style:style>
    <style:style style:name="P106" style:family="paragraph" style:parent-style-name="Code">
      <style:paragraph-properties fo:margin-left="0in" fo:margin-right="0.3937in" fo:text-indent="0in" style:auto-text-indent="false"/>
      <style:text-properties fo:font-weight="normal" style:font-weight-asian="normal" style:font-weight-complex="normal"/>
    </style:style>
    <style:style style:name="P107" style:family="paragraph" style:parent-style-name="Code">
      <style:paragraph-properties fo:margin-left="0.4925in" fo:margin-right="0.3937in" fo:text-indent="0in" style:auto-text-indent="false"/>
    </style:style>
    <style:style style:name="P108" style:family="paragraph" style:parent-style-name="Code" style:master-page-name="">
      <style:paragraph-properties fo:margin-left="0.4925in" fo:margin-right="0.3937in" fo:text-indent="0in" style:auto-text-indent="false" style:page-number="auto" fo:keep-with-next="always"/>
    </style:style>
    <style:style style:name="P109" style:family="paragraph" style:parent-style-name="Table_20_Contents">
      <style:text-properties style:font-name="Arial" fo:font-weight="normal" style:font-weight-asian="normal" style:font-weight-complex="normal"/>
    </style:style>
    <style:style style:name="P110"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111" style:family="paragraph" style:parent-style-name="Sidebar_20_Title">
      <style:text-properties fo:font-weight="bold" style:font-weight-asian="bold" style:font-weight-complex="bold"/>
    </style:style>
    <style:style style:name="P112" style:family="paragraph" style:parent-style-name="Footnote">
      <style:paragraph-properties fo:margin-left="0.2in" fo:margin-right="0in" fo:text-indent="-0.2in" style:auto-text-indent="false">
        <style:tab-stops/>
      </style:paragraph-properties>
    </style:style>
    <style:style style:name="P113"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114" style:family="paragraph" style:parent-style-name="Contents_20_1">
      <style:paragraph-properties>
        <style:tab-stops/>
      </style:paragraph-properties>
    </style:style>
    <style:style style:name="P115" style:family="paragraph" style:parent-style-name="Contents_20_2">
      <style:paragraph-properties>
        <style:tab-stops/>
      </style:paragraph-properties>
    </style:style>
    <style:style style:name="P116" style:family="paragraph" style:parent-style-name="Contents_20_3">
      <style:paragraph-properties>
        <style:tab-stops/>
      </style:paragraph-properties>
    </style:style>
    <style:style style:name="P117" style:family="paragraph" style:parent-style-name="Standard" style:master-page-name="TitlePage">
      <style:paragraph-properties fo:text-align="center" style:justify-single-word="false" style:page-number="auto"/>
      <style:text-properties fo:font-size="20pt" style:font-size-asian="20pt" style:font-size-complex="20pt"/>
    </style:style>
    <style:style style:name="P118" style:family="paragraph" style:parent-style-name="Text_20_body">
      <style:text-properties fo:font-style="normal" fo:font-weight="bold" style:font-style-asian="normal" style:font-weight-asian="bold" style:font-style-complex="normal" style:font-weight-complex="bold"/>
    </style:style>
    <style:style style:name="P119" style:family="paragraph" style:parent-style-name="Text_20_body" style:list-style-name="L9">
      <style:text-properties fo:font-style="normal" fo:font-weight="bold" style:font-style-asian="normal" style:font-weight-asian="bold" style:font-style-complex="normal" style:font-weight-complex="bold"/>
    </style:style>
    <style:style style:name="P120" style:family="paragraph" style:parent-style-name="Text_20_body">
      <style:text-properties fo:font-style="normal" fo:font-weight="normal" style:font-style-asian="normal" style:font-weight-asian="normal" style:font-style-complex="normal" style:font-weight-complex="normal"/>
    </style:style>
    <style:style style:name="P121" style:family="paragraph" style:parent-style-name="Text_20_body" style:list-style-name="L19">
      <style:text-properties fo:font-style="normal" fo:font-weight="normal" style:font-style-asian="normal" style:font-weight-asian="normal" style:font-style-complex="normal" style:font-weight-complex="normal"/>
    </style:style>
    <style:style style:name="P12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23" style:family="paragraph" style:parent-style-name="Text_20_body" style:list-style-name="L26">
      <style:text-properties fo:font-style="normal" style:text-underline-style="none" fo:font-weight="normal" style:font-style-asian="normal" style:font-weight-asian="normal" style:font-style-complex="normal" style:font-weight-complex="normal"/>
    </style:style>
    <style:style style:name="P124" style:family="paragraph" style:parent-style-name="Text_20_body" style:list-style-name="L9">
      <style:text-properties fo:font-style="normal" style:text-underline-style="none" fo:font-weight="bold" style:font-style-asian="normal" style:font-weight-asian="bold" style:font-style-complex="normal" style:font-weight-complex="bold"/>
    </style:style>
    <style:style style:name="P125" style:family="paragraph" style:parent-style-name="Text_20_body" style:list-style-name="L26">
      <style:text-properties fo:font-style="normal" style:text-underline-style="none" fo:font-weight="bold" style:font-style-asian="normal" style:font-weight-asian="bold" style:font-style-complex="normal" style:font-weight-complex="bold"/>
    </style:style>
    <style:style style:name="P126" style:family="paragraph" style:parent-style-name="Text_20_body" style:list-style-name="L3">
      <style:text-properties fo:font-style="normal" style:font-style-asian="normal" style:font-style-complex="normal"/>
    </style:style>
    <style:style style:name="P127" style:family="paragraph" style:parent-style-name="Text_20_body">
      <style:text-properties fo:font-weight="bold" style:font-weight-asian="bold" style:font-weight-complex="bold"/>
    </style:style>
    <style:style style:name="P128" style:family="paragraph" style:parent-style-name="Text_20_body" style:list-style-name="L1">
      <style:text-properties fo:font-weight="bold" style:font-weight-asian="bold" style:font-weight-complex="bold"/>
    </style:style>
    <style:style style:name="P129" style:family="paragraph" style:parent-style-name="Text_20_body" style:list-style-name="L25">
      <style:text-properties fo:font-weight="bold" style:font-weight-asian="bold" style:font-weight-complex="bold"/>
    </style:style>
    <style:style style:name="P130" style:family="paragraph" style:parent-style-name="Text_20_body">
      <style:text-properties fo:font-style="italic" fo:font-weight="normal" style:font-style-asian="italic" style:font-weight-asian="normal" style:font-style-complex="italic" style:font-weight-complex="normal"/>
    </style:style>
    <style:style style:name="P131"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32" style:family="paragraph" style:parent-style-name="Text_20_body" style:list-style-name="L2"/>
    <style:style style:name="P133"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134" style:family="paragraph" style:parent-style-name="Text_20_body" style:list-style-name="L4"/>
    <style:style style:name="P135" style:family="paragraph" style:parent-style-name="Text_20_body" style:list-style-name="L8"/>
    <style:style style:name="P136" style:family="paragraph" style:parent-style-name="Text_20_body" style:list-style-name="L10"/>
    <style:style style:name="P137" style:family="paragraph" style:parent-style-name="Text_20_body" style:list-style-name="L12"/>
    <style:style style:name="P138" style:family="paragraph" style:parent-style-name="Text_20_body" style:list-style-name="L13"/>
    <style:style style:name="P139" style:family="paragraph" style:parent-style-name="Text_20_body" style:list-style-name="L14"/>
    <style:style style:name="P140" style:family="paragraph" style:parent-style-name="Text_20_body">
      <style:text-properties fo:font-weight="normal" style:font-weight-asian="normal" style:font-weight-complex="normal"/>
    </style:style>
    <style:style style:name="P141" style:family="paragraph" style:parent-style-name="Text_20_body" style:list-style-name="L14">
      <style:text-properties fo:font-weight="normal" style:font-weight-asian="normal" style:font-weight-complex="normal"/>
    </style:style>
    <style:style style:name="P142" style:family="paragraph" style:parent-style-name="Text_20_body" style:list-style-name="L18">
      <style:text-properties fo:font-weight="normal" style:font-weight-asian="normal" style:font-weight-complex="normal"/>
    </style:style>
    <style:style style:name="P143" style:family="paragraph" style:parent-style-name="Text_20_body" style:list-style-name="L26">
      <style:text-properties fo:font-weight="normal" style:font-weight-asian="normal" style:font-weight-complex="normal"/>
    </style:style>
    <style:style style:name="P144" style:family="paragraph" style:parent-style-name="Text_20_body" style:list-style-name="L15"/>
    <style:style style:name="P145" style:family="paragraph" style:parent-style-name="Text_20_body" style:list-style-name="L16"/>
    <style:style style:name="P146" style:family="paragraph" style:parent-style-name="Text_20_body" style:list-style-name="L18"/>
    <style:style style:name="P147" style:family="paragraph" style:parent-style-name="Text_20_body" style:list-style-name="L20"/>
    <style:style style:name="P148" style:family="paragraph" style:parent-style-name="Text_20_body" style:list-style-name="L20">
      <style:text-properties fo:color="#000000" style:font-name="Thorndale1" fo:font-size="12pt" style:font-name-asian="Courier New" style:font-size-asian="12pt" style:font-name-complex="Courier New" style:font-size-complex="12pt"/>
    </style:style>
    <style:style style:name="P149" style:family="paragraph" style:parent-style-name="Text_20_body" style:list-style-name="L21"/>
    <style:style style:name="P150" style:family="paragraph" style:parent-style-name="Text_20_body" style:list-style-name="L23"/>
    <style:style style:name="P151" style:family="paragraph" style:parent-style-name="Text_20_body" style:list-style-name="L24"/>
    <style:style style:name="P152" style:family="paragraph" style:parent-style-name="Text_20_body" style:list-style-name="List_20_1">
      <style:paragraph-properties fo:margin-top="0in" fo:margin-bottom="0.0835in"/>
    </style:style>
    <style:style style:name="P153" style:family="paragraph" style:parent-style-name="Text_20_body" style:list-style-name="L17">
      <style:paragraph-properties fo:margin-top="0in" fo:margin-bottom="0.0835in"/>
    </style:style>
    <style:style style:name="P154"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5"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156" style:family="paragraph" style:parent-style-name="Text_20_body" style:list-style-name="L3">
      <style:paragraph-properties fo:margin-left="0.4925in" fo:margin-right="0in" fo:text-indent="0in" style:auto-text-indent="false"/>
    </style:style>
    <style:style style:name="P157"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58" style:family="paragraph" style:parent-style-name="Text_20_body" style:list-style-name="L7">
      <style:paragraph-properties fo:margin-left="0.4925in" fo:margin-right="0in" fo:text-indent="0in" style:auto-text-indent="false"/>
    </style:style>
    <style:style style:name="P159" style:family="paragraph" style:parent-style-name="Text_20_body" style:list-style-name="L16">
      <style:paragraph-properties fo:margin-left="0.4925in" fo:margin-right="0in" fo:text-indent="0in" style:auto-text-indent="false"/>
      <style:text-properties fo:font-weight="bold" style:font-weight-asian="bold" style:font-weight-complex="bold"/>
    </style:style>
    <style:style style:name="P160" style:family="paragraph" style:parent-style-name="Text_20_body" style:list-style-name="L22">
      <style:paragraph-properties fo:margin-left="0.4925in" fo:margin-right="0in" fo:text-indent="0in" style:auto-text-indent="false"/>
      <style:text-properties fo:font-weight="bold" style:font-weight-asian="bold" style:font-weight-complex="bold"/>
    </style:style>
    <style:style style:name="P161" style:family="paragraph" style:parent-style-name="Text_20_body" style:list-style-name="L22">
      <style:paragraph-properties fo:margin-left="0.4925in" fo:margin-right="0in" fo:text-indent="0in" style:auto-text-indent="false"/>
    </style:style>
    <style:style style:name="P162" style:family="paragraph" style:parent-style-name="Text_20_body" style:list-style-name="L5">
      <style:paragraph-properties fo:margin-left="-0.4925in" fo:margin-right="0in" fo:text-indent="0in" style:auto-text-indent="false"/>
    </style:style>
    <style:style style:name="P163" style:family="paragraph" style:parent-style-name="Text_20_body" style:list-style-name="L26" style:master-page-name="">
      <style:paragraph-properties style:page-number="auto" fo:keep-with-next="always"/>
      <style:text-properties fo:font-weight="normal" style:font-weight-asian="normal" style:font-weight-complex="normal"/>
    </style:style>
    <style:style style:name="P164" style:family="paragraph" style:parent-style-name="Text_20_body" style:list-style-name="L26">
      <style:paragraph-properties fo:margin-top="0in" fo:margin-bottom="0.0799in"/>
      <style:text-properties fo:font-weight="normal" style:font-weight-asian="normal" style:font-weight-complex="normal"/>
    </style:style>
    <style:style style:name="P165" style:family="paragraph" style:parent-style-name="Heading_20_1" style:master-page-name="Right_20_Page">
      <style:paragraph-properties style:page-number="1"/>
    </style:style>
    <style:style style:name="P166" style:family="paragraph" style:parent-style-name="Heading_20_1" style:master-page-name="Right_20_Page">
      <style:paragraph-properties style:page-number="auto"/>
    </style:style>
    <style:style style:name="P167" style:family="paragraph" style:parent-style-name="List_20_1_20_Cont." style:list-style-name="L5">
      <style:paragraph-properties fo:margin-left="0in" fo:margin-right="0in" fo:text-indent="0in" style:auto-text-indent="false"/>
    </style:style>
    <style:style style:name="P168" style:family="paragraph" style:parent-style-name="List_20_1_20_Cont." style:list-style-name="L6">
      <style:paragraph-properties fo:margin-left="0.4925in" fo:margin-right="0in" fo:text-indent="0in" style:auto-text-indent="false"/>
    </style:style>
    <style:style style:name="P169" style:family="paragraph" style:parent-style-name="Footnote" style:list-style-name="L11">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70"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171" style:family="paragraph" style:parent-style-name="Code_20_list">
      <style:text-properties style:font-name="Courier New" fo:font-size="9pt" fo:font-weight="normal" style:font-size-asian="10pt" style:font-weight-asian="normal" style:font-size-complex="10pt" style:font-weight-complex="normal"/>
    </style:style>
    <style:style style:name="P172" style:family="paragraph" style:parent-style-name="Code_20_list" style:list-style-name="L3">
      <style:paragraph-properties fo:margin-left="0.4925in" fo:margin-right="0in" fo:text-indent="0in" style:auto-text-indent="false"/>
    </style:style>
    <style:style style:name="P173"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74" style:family="paragraph" style:parent-style-name="Code_20_list" style:list-style-name="L6">
      <style:paragraph-properties fo:margin-left="0.4925in" fo:margin-right="0in" fo:text-indent="0in" style:auto-text-indent="false"/>
    </style:style>
    <style:style style:name="P175" style:family="paragraph" style:parent-style-name="Code_20_list" style:list-style-name="L4">
      <style:paragraph-properties fo:margin-left="0.4925in" fo:margin-right="0in" fo:text-indent="0in" style:auto-text-indent="false"/>
    </style:style>
    <style:style style:name="P17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77" style:family="paragraph">
      <style:paragraph-properties fo:margin-left="0in" fo:margin-right="0in" fo:margin-top="0in" fo:margin-bottom="0in" fo:line-height="100%" text:enable-numbering="false" fo:text-indent="0in"/>
    </style:style>
    <style:style style:name="P17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7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style style:name="T16" style:family="text">
      <style:text-properties style:font-name="Thorndale" fo:font-weight="normal" style:font-name-asian="Thorndale" style:font-weight-asian="normal" style:font-name-complex="Thorndale" style:font-weight-complex="normal"/>
    </style:style>
    <style:style style:name="T17"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color="#000080"/>
    </style:style>
    <style:style style:name="T19" style:family="text">
      <style:text-properties style:font-name="Thorndale" fo:font-size="11pt"/>
    </style:style>
    <style:style style:name="T20" style:family="text">
      <style:text-properties fo:font-size="8pt" style:font-size-asian="8pt" style:font-size-complex="8pt"/>
    </style:style>
    <style:style style:name="T21" style:family="text">
      <style:text-properties fo:font-size="10pt" style:font-size-asian="10pt" style:font-size-complex="10pt"/>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style:text-underline-style="none" fo:font-weight="normal" style:font-style-asian="italic" style:font-weight-asian="normal" style:font-style-complex="italic" style:font-weight-complex="normal"/>
    </style:style>
    <style:style style:name="T26" style:family="text">
      <style:text-properties fo:font-style="italic" style:text-underline-style="none" style:font-style-asian="italic" style:font-style-complex="italic"/>
    </style:style>
    <style:style style:name="T27" style:family="text">
      <style:text-properties fo:font-size="11pt"/>
    </style:style>
    <style:style style:name="T28" style:family="text">
      <style:text-properties fo:font-size="11pt" fo:font-style="normal" fo:font-weight="bold" style:font-style-asian="normal" style:font-weight-asian="bold" style:font-style-complex="normal" style:font-weight-complex="bold"/>
    </style:style>
    <style:style style:name="T29" style:family="text">
      <style:text-properties fo:font-size="11pt" fo:font-style="normal" style:font-style-asian="normal" style:font-style-complex="normal"/>
    </style:style>
    <style:style style:name="T30" style:family="text">
      <style:text-properties fo:font-size="11pt"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style:font-style-asian="normal" style:font-weight-asian="bold"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style:font-style-asian="normal" style:font-weight-asian="normal" style:font-weight-complex="normal"/>
    </style:style>
    <style:style style:name="T35" style:family="text">
      <style:text-properties fo:font-style="normal" style:font-style-asian="normal" style:font-style-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style:text-underline-style="none" style:font-style-asian="normal" style:font-style-complex="normal"/>
    </style:style>
    <style:style style:name="T38" style:family="text">
      <style:text-properties fo:font-style="normal" style:text-underline-style="none" fo:font-weight="bold" style:font-style-asian="normal" style:font-weight-asian="bold" style:font-style-complex="normal" style:font-weight-complex="bold"/>
    </style:style>
    <style:style style:name="T39" style:family="text">
      <style:text-properties fo:color="#ff0000"/>
    </style:style>
    <style:style style:name="T40" style:family="text">
      <style:text-properties fo:font-weight="normal" style:font-weight-asian="normal" style:font-weight-complex="normal"/>
    </style:style>
    <style:style style:name="T41" style:family="text">
      <style:text-properties style:text-underline-style="none"/>
    </style:style>
    <style:style style:name="T42" style:family="text">
      <style:text-properties style:text-underline-style="none"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style:font-name="Thorndale" style:font-name-asian="Thorndale" style:font-name-complex="Thorndale"/>
    </style:style>
    <style:style style:name="T45" style:family="text">
      <style:text-properties style:font-name="Thorndale" fo:font-weight="normal" style:font-name-asian="Thorndale" style:font-weight-asian="normal" style:font-name-complex="Thorndale" style:font-weight-complex="normal"/>
    </style:style>
    <style:style style:name="T46" style:family="text">
      <style:text-properties style:font-name="Thorndale" fo:font-size="11pt"/>
    </style:style>
    <style:style style:name="T47" style:family="text">
      <style:text-properties style:font-name="Thorndale" fo:font-size="11pt" fo:font-weight="normal" style:font-weight-asian="normal" style:font-weight-complex="normal"/>
    </style:style>
    <style:style style:name="T48" style:family="text">
      <style:text-properties style:font-name="Thorndale" fo:font-size="11pt" fo:font-style="italic" style:font-style-asian="italic" style:font-style-complex="italic"/>
    </style:style>
    <style:style style:name="T49" style:family="text">
      <style:text-properties style:font-name="Thorndale" fo:font-size="11pt" fo:font-style="italic" fo:font-weight="normal" style:font-style-asian="italic" style:font-weight-asian="normal" style:font-style-complex="italic" style:font-weight-complex="normal"/>
    </style:style>
    <style:style style:name="T50" style:family="text">
      <style:text-properties style:font-name="Thorndale" fo:font-size="11pt" fo:font-weight="bold" style:font-weight-asian="bold" style:font-weight-complex="bold"/>
    </style:style>
    <style:style style:name="T51" style:family="text">
      <style:text-properties style:font-name="Thorndale" fo:font-size="10pt" fo:font-weight="bold" style:font-size-asian="10pt" style:font-weight-asian="bold" style:font-size-complex="10pt" style:font-weight-complex="bold"/>
    </style:style>
    <style:style style:name="T52" style:family="text">
      <style:text-properties style:font-name="Arial1" fo:font-size="8pt" fo:font-style="normal" fo:font-weight="bold" style:font-size-asian="12pt" style:font-style-asian="italic" style:font-name-complex="Tahoma2" style:font-size-complex="12pt" style:font-style-complex="italic"/>
    </style:style>
    <style:style style:name="T53"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54" style:family="text">
      <style:text-properties style:font-name="Thorndale1" fo:font-size="11pt" fo:font-weight="bold" style:font-size-asian="11pt" style:font-weight-asian="bold" style:font-size-complex="11pt" style:font-weight-complex="bold"/>
    </style:style>
    <style:style style:name="T55" style:family="text">
      <style:text-properties style:font-name="Thorndale1" style:font-name-asian="Thorndale1" style:font-name-complex="Thorndale1"/>
    </style:style>
    <style:style style:name="T56" style:family="text">
      <style:text-properties style:font-name="Courier New"/>
    </style:style>
    <style:style style:name="T57" style:family="text">
      <style:text-properties style:font-name="Courier New" fo:font-size="9pt" fo:font-weight="normal" style:font-size-asian="10pt" style:font-weight-asian="normal" style:font-size-complex="10pt" style:font-weight-complex="normal"/>
    </style:style>
    <style:style style:name="T58" style:family="text">
      <style:text-properties style:font-name="Courier New" fo:font-weight="normal" style:font-weight-asian="normal" style:font-weight-complex="normal"/>
    </style:style>
    <style:style style:name="T59" style:family="text">
      <style:text-properties fo:color="#000080"/>
    </style:style>
    <style:style style:name="T60" style:family="text">
      <style:text-properties style:use-window-font-color="true"/>
    </style:style>
    <style:style style:name="T61" style:family="text">
      <style:text-properties style:use-window-font-color="true" fo:font-style="normal" fo:font-weight="bold" style:font-style-asian="normal" style:font-weight-asian="bold" style:font-style-complex="normal" style:font-weight-complex="bold"/>
    </style:style>
    <style:style style:name="T62" style:family="text">
      <style:text-properties style:use-window-font-color="true" fo:font-style="italic" style:font-style-asian="italic" style:font-style-complex="italic"/>
    </style:style>
    <style:style style:name="T63" style:family="text">
      <style:text-properties fo:color="#000000"/>
    </style:style>
    <style:style style:name="T64" style:family="text">
      <style:text-properties fo:color="#000000" fo:font-size="10pt" style:font-name-asian="Courier New" style:font-size-asian="10pt" style:font-name-complex="Courier New" style:font-size-complex="10pt"/>
    </style:style>
    <style:style style:name="T65"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66"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67"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68" style:family="text">
      <style:text-properties fo:color="#000000" style:font-name="Thorndale1" fo:font-size="11pt" style:font-name-asian="Courier New" style:font-size-asian="11pt" style:font-name-complex="Courier New" style:font-size-complex="11pt"/>
    </style:style>
    <style:style style:name="T69" style:family="text">
      <style:text-properties fo:color="#000000" style:font-name="Thorndale1" fo:font-size="10pt" style:font-name-asian="Courier New" style:font-size-asian="10pt" style:font-name-complex="Courier New" style:font-size-complex="10pt"/>
    </style:style>
    <style:style style:name="T70" style:family="text">
      <style:text-properties fo:color="#3f5fbf"/>
    </style:style>
    <style:style style:name="T71" style:family="text">
      <style:text-properties style:font-name-asian="Courier New" style:font-name-complex="Courier New"/>
    </style:style>
    <style:style style:name="T72"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3"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43034160">
          <text:deletion>
            <office:change-info>
              <dc:creator>unknown</dc:creator>
              <dc:date>2008-04-24T09:24:00</dc:date>
            </office:change-info>
            <text:p text:style-name="Text_20_body">7</text:p>
          </text:deletion>
        </text:changed-region>
        <text:changed-region text:id="ct143034064">
          <text:deletion>
            <office:change-info>
              <dc:creator>Owen Kellett</dc:creator>
              <dc:date>2009-03-18T15:54:00</dc:date>
            </office:change-info>
            <text:p text:style-name="Text_20_body">8</text:p>
          </text:deletion>
        </text:changed-region>
        <text:changed-region text:id="ct143034504">
          <text:insertion>
            <office:change-info>
              <dc:creator>Owen Kellett</dc:creator>
              <dc:date>2009-03-18T15:54:00</dc:date>
            </office:change-info>
          </text:insertion>
        </text:changed-region>
        <text:changed-region text:id="ct143038176">
          <text:deletion>
            <office:change-info>
              <dc:creator>Owen Kellett</dc:creator>
              <dc:date>2009-03-18T15:54:00</dc:date>
            </office:change-info>
            <text:p text:style-name="Text_20_body">8</text:p>
          </text:deletion>
        </text:changed-region>
        <text:changed-region text:id="ct143022648">
          <text:deletion>
            <office:change-info>
              <dc:creator>unknown</dc:creator>
              <dc:date>2008-04-24T09:29:00</dc:date>
            </office:change-info>
            <text:p text:style-name="Text_20_body">7</text:p>
          </text:deletion>
        </text:changed-region>
        <text:changed-region text:id="ct143038272">
          <text:insertion>
            <office:change-info>
              <dc:creator>Owen Kellett</dc:creator>
              <dc:date>2009-03-18T15:54:00</dc:date>
            </office:change-info>
          </text:insertion>
        </text:changed-region>
        <text:changed-region text:id="ct140011896">
          <text:deletion>
            <office:change-info>
              <dc:creator>Jane Loizeaux</dc:creator>
              <dc:date>2008-04-22T17:59:00</dc:date>
            </office:change-info>
            <text:p text:style-name="P1"/>
            <text:p text:style-name="P1"/>
            <text:p text:style-name="P1"/>
          </text:deletion>
        </text:changed-region>
        <text:changed-region text:id="ct143115168">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3">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3">The Data Manager<text:line-break/><text:span text:style-name="T2">In order to create, name, and access Managed Objects, the application uses the Data Manager.</text:span></text:p>
              </text:list-item>
              <text:list-item>
                <text:p text:style-name="P3">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4">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142460592">
          <text:deletion>
            <office:change-info>
              <dc:creator>Jeffrey Kesselman</dc:creator>
              <dc:date>2007-02-09T17:38:00</dc:date>
            </office:change-info>
            <text:p text:style-name="P2"/>
            <text:p text:style-name="P2"/>
          </text:deletion>
        </text:changed-region>
        <text:changed-region text:id="ct143075096">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5"><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5"><text:line-break/>The Task Manager has a direct client-server communication channel with every user connected to its stack.</text:p>
              </text:list-item>
              <text:list-item>
                <text:p text:style-name="P5">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5">Tier 0 <text:span text:style-name="T6">is the Client API. This is a code library that client applications (game clients) use to communicate</text:span> with each other and with the communications tier. <text:span text:style-name="T7"><text:s/></text:span></text:p>
              </text:list-item>
            </text:list>
            <text:p text:style-name="P6">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143114472">
          <text:deletion>
            <office:change-info>
              <dc:creator>Jeffrey Kesselman</dc:creator>
              <dc:date>2007-02-09T17:38:00</dc:date>
            </office:change-info>
            <text:p text:style-name="P2"><text:s/>world </text:p>
          </text:deletion>
        </text:changed-region>
        <text:changed-region text:id="ct140013104">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4" draw:style-name="gr1" draw:text-style-name="P7" svg:x1="-58712.9169in" svg:y1="-58712.9169in" svg:x2="-58710.0713in" svg:y2="-58712.9169in"><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43114112">
          <text:deletion>
            <office:change-info>
              <dc:creator>Jeffrey Kesselman</dc:creator>
              <dc:date>2007-02-09T17:38:00</dc:date>
            </office:change-info>
            <text:h text:style-name="Heading_20_1" text:outline-level="1"/>
            <text:p text:style-name="P2"/>
          </text:deletion>
        </text:changed-region>
        <text:changed-region text:id="ct143114352">
          <text:deletion>
            <office:change-info>
              <dc:creator>Richard Bowker</dc:creator>
              <dc:date>2007-02-18T10:52:00</dc:date>
            </office:change-info>
            <text:h text:style-name="P8" text:outline-level="1"/>
            <text:h text:style-name="Heading_20_1" text:outline-level="1"/>
          </text:deletion>
        </text:changed-region>
        <text:changed-region text:id="ct143117352">
          <text:deletion>
            <office:change-info>
              <dc:creator>unknown</dc:creator>
              <dc:date>2007-02-16T13:53:00</dc:date>
            </office:change-info>
            <text:p text:style-name="Text_20_body">the </text:p>
          </text:deletion>
        </text:changed-region>
        <text:changed-region text:id="ct140017096">
          <text:insertion>
            <office:change-info>
              <dc:creator>unknown</dc:creator>
              <dc:date>2007-02-16T13:53:00</dc:date>
            </office:change-info>
          </text:insertion>
        </text:changed-region>
        <text:changed-region text:id="ct143116144">
          <text:deletion>
            <office:change-info>
              <dc:creator>unknown</dc:creator>
              <dc:date>2007-02-16T13:53:00</dc:date>
            </office:change-info>
            <text:p text:style-name="Text_20_body">for the </text:p>
          </text:deletion>
        </text:changed-region>
        <text:changed-region text:id="ct143115968">
          <text:insertion>
            <office:change-info>
              <dc:creator>unknown</dc:creator>
              <dc:date>2007-02-16T13:53:00</dc:date>
            </office:change-info>
          </text:insertion>
        </text:changed-region>
        <text:changed-region text:id="ct143113400">
          <text:insertion>
            <office:change-info>
              <dc:creator>unknown</dc:creator>
              <dc:date>2007-02-16T13:53:00</dc:date>
            </office:change-info>
          </text:insertion>
        </text:changed-region>
        <text:changed-region text:id="ct143115384">
          <text:insertion>
            <office:change-info>
              <dc:creator>Jeffrey Kesselman</dc:creator>
              <dc:date>2007-02-09T14:02:00</dc:date>
            </office:change-info>
          </text:insertion>
        </text:changed-region>
        <text:changed-region text:id="ct143114712">
          <text:insertion>
            <office:change-info>
              <dc:creator>Jeffrey Kesselman</dc:creator>
              <dc:date>2007-02-09T14:02:00</dc:date>
            </office:change-info>
          </text:insertion>
        </text:changed-region>
        <text:changed-region text:id="ct143120944">
          <text:insertion>
            <office:change-info>
              <dc:creator>Jeffrey Kesselman</dc:creator>
              <dc:date>2007-02-09T14:01:00</dc:date>
            </office:change-info>
          </text:insertion>
        </text:changed-region>
        <text:changed-region text:id="ct143120136">
          <text:insertion>
            <office:change-info>
              <dc:creator>Jeffrey Kesselman</dc:creator>
              <dc:date>2007-02-09T14:02:00</dc:date>
            </office:change-info>
          </text:insertion>
        </text:changed-region>
        <text:changed-region text:id="ct143122352">
          <text:insertion>
            <office:change-info>
              <dc:creator>Jeffrey Kesselman</dc:creator>
              <dc:date>2007-02-09T14:02:00</dc:date>
            </office:change-info>
          </text:insertion>
        </text:changed-region>
        <text:changed-region text:id="ct143123680">
          <text:insertion>
            <office:change-info>
              <dc:creator>Jeffrey Kesselman</dc:creator>
              <dc:date>2007-02-09T14:02:00</dc:date>
            </office:change-info>
          </text:insertion>
        </text:changed-region>
        <text:changed-region text:id="ct143123776">
          <text:deletion>
            <office:change-info>
              <dc:creator>Richard Bowker</dc:creator>
              <dc:date>2007-02-18T11:03:00</dc:date>
            </office:change-info>
            <text:p text:style-name="P9">A</text:p>
          </text:deletion>
        </text:changed-region>
        <text:changed-region text:id="ct143124416">
          <text:insertion>
            <office:change-info>
              <dc:creator>Richard Bowker</dc:creator>
              <dc:date>2007-02-18T11:03:00</dc:date>
            </office:change-info>
          </text:insertion>
        </text:changed-region>
        <text:changed-region text:id="ct143124912">
          <text:insertion>
            <office:change-info>
              <dc:creator>Jeffrey Kesselman</dc:creator>
              <dc:date>2007-02-09T14:02:00</dc:date>
            </office:change-info>
          </text:insertion>
        </text:changed-region>
        <text:changed-region text:id="ct143123048">
          <text:deletion>
            <office:change-info>
              <dc:creator>Jeffrey Kesselman</dc:creator>
              <dc:date>2007-02-09T14:03:00</dc:date>
            </office:change-info>
            <text:h text:style-name="P10"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1">A task is fully transactional. This means that, in the wider scope of the SGS back end, the results of a task do not actually occur until a task ends and does a commit.</text:p>
          </text:deletion>
        </text:changed-region>
        <text:changed-region text:id="ct143124688">
          <text:insertion>
            <office:change-info>
              <dc:creator>Jeffrey Kesselman</dc:creator>
              <dc:date>2007-02-09T14:39:00</dc:date>
            </office:change-info>
          </text:insertion>
        </text:changed-region>
        <text:changed-region text:id="ct143123872">
          <text:insertion>
            <office:change-info>
              <dc:creator>Jeffrey Kesselman</dc:creator>
              <dc:date>2007-02-09T14:03:00</dc:date>
            </office:change-info>
          </text:insertion>
        </text:changed-region>
        <text:changed-region text:id="ct143118432">
          <text:insertion>
            <office:change-info>
              <dc:creator>Jeffrey Kesselman</dc:creator>
              <dc:date>2007-02-09T14:03:00</dc:date>
            </office:change-info>
          </text:insertion>
        </text:changed-region>
        <text:changed-region text:id="ct143120752">
          <text:insertion>
            <office:change-info>
              <dc:creator>Jeffrey Kesselman</dc:creator>
              <dc:date>2007-02-09T14:03:00</dc:date>
            </office:change-info>
          </text:insertion>
        </text:changed-region>
        <text:changed-region text:id="ct143120848">
          <text:insertion>
            <office:change-info>
              <dc:creator>Jeffrey Kesselman</dc:creator>
              <dc:date>2007-02-09T14:04:00</dc:date>
            </office:change-info>
          </text:insertion>
        </text:changed-region>
        <text:changed-region text:id="ct143119912">
          <text:deletion>
            <office:change-info>
              <dc:creator>Richard Bowker</dc:creator>
              <dc:date>2007-02-18T11:04:00</dc:date>
            </office:change-info>
            <text:p text:style-name="P11"><text:s/></text:p>
          </text:deletion>
        </text:changed-region>
        <text:changed-region text:id="ct143120008">
          <text:insertion>
            <office:change-info>
              <dc:creator>Jeffrey Kesselman</dc:creator>
              <dc:date>2007-02-09T14:04:00</dc:date>
            </office:change-info>
          </text:insertion>
        </text:changed-region>
        <text:changed-region text:id="ct143122920">
          <text:deletion>
            <office:change-info>
              <dc:creator>Jane Loizeaux</dc:creator>
              <dc:date>2008-04-22T16:31:00</dc:date>
            </office:change-info>
            <text:p text:style-name="P11">the younger</text:p>
          </text:deletion>
        </text:changed-region>
        <text:changed-region text:id="ct142578696">
          <text:insertion>
            <office:change-info>
              <dc:creator>Jane Loizeaux</dc:creator>
              <dc:date>2008-04-22T16:31:00</dc:date>
            </office:change-info>
          </text:insertion>
        </text:changed-region>
        <text:changed-region text:id="ct142571864">
          <text:insertion>
            <office:change-info>
              <dc:creator>Jane Loizeaux</dc:creator>
              <dc:date>2008-04-22T17:51:14</dc:date>
            </office:change-info>
          </text:insertion>
        </text:changed-region>
        <text:changed-region text:id="ct142587976">
          <text:deletion>
            <office:change-info>
              <dc:creator>Jane Loizeaux</dc:creator>
              <dc:date>2008-04-22T16:32:00</dc:date>
            </office:change-info>
            <text:p text:style-name="P11">older</text:p>
          </text:deletion>
        </text:changed-region>
        <text:changed-region text:id="ct142580424">
          <text:insertion>
            <office:change-info>
              <dc:creator>Jane Loizeaux</dc:creator>
              <dc:date>2008-04-22T16:32:00</dc:date>
            </office:change-info>
          </text:insertion>
        </text:changed-region>
        <text:changed-region text:id="ct143113960">
          <text:insertion>
            <office:change-info>
              <dc:creator>Jane Loizeaux</dc:creator>
              <dc:date>2008-04-22T17:51:14</dc:date>
            </office:change-info>
          </text:insertion>
        </text:changed-region>
        <text:changed-region text:id="ct142581520">
          <text:deletion>
            <office:change-info>
              <dc:creator>Jane Loizeaux</dc:creator>
              <dc:date>2008-04-22T16:32:00</dc:date>
            </office:change-info>
            <text:p text:style-name="P11"><text:s/>(“Younger” and “older” refer to the time at which the task was queued for execution.)<text:note text:id="ftn0" text:note-class="footnote"><text:note-citation>0</text:note-citation><text:note-body><text:p text:style-name="Footnote">For more information on queuing tasks, see “Lesson 3: Tasks, Managers, and HelloTimer.”</text:p></text:note-body></text:note></text:p>
          </text:deletion>
        </text:changed-region>
        <text:changed-region text:id="ct143124784">
          <text:insertion>
            <office:change-info>
              <dc:creator>Jeffrey Kesselman</dc:creator>
              <dc:date>2007-02-09T14:05:00</dc:date>
            </office:change-info>
          </text:insertion>
        </text:changed-region>
        <text:changed-region text:id="ct143121040">
          <text:insertion>
            <office:change-info>
              <dc:creator>Jeffrey Kesselman</dc:creator>
              <dc:date>2007-02-09T14:05:00</dc:date>
            </office:change-info>
          </text:insertion>
        </text:changed-region>
        <text:changed-region text:id="ct143123968">
          <text:deletion>
            <office:change-info>
              <dc:creator>Richard Bowker</dc:creator>
              <dc:date>2007-02-18T11:05:00</dc:date>
            </office:change-info>
            <text:p text:style-name="P12">,</text:p>
          </text:deletion>
        </text:changed-region>
        <text:changed-region text:id="ct143122544">
          <text:insertion>
            <office:change-info>
              <dc:creator>Richard Bowker</dc:creator>
              <dc:date>2007-02-18T11:05:00</dc:date>
            </office:change-info>
          </text:insertion>
        </text:changed-region>
        <text:changed-region text:id="ct143125232">
          <text:insertion>
            <office:change-info>
              <dc:creator>Jeffrey Kesselman</dc:creator>
              <dc:date>2007-02-09T14:05:00</dc:date>
            </office:change-info>
          </text:insertion>
        </text:changed-region>
        <text:changed-region text:id="ct143124296">
          <text:insertion>
            <office:change-info>
              <dc:creator>Jeffrey Kesselman</dc:creator>
              <dc:date>2007-02-09T14:05:00</dc:date>
            </office:change-info>
          </text:insertion>
        </text:changed-region>
        <text:changed-region text:id="ct143122448">
          <text:insertion>
            <office:change-info>
              <dc:creator>Jeffrey Kesselman</dc:creator>
              <dc:date>2007-02-09T14:05:00</dc:date>
            </office:change-info>
          </text:insertion>
        </text:changed-region>
        <text:changed-region text:id="ct142585488">
          <text:insertion>
            <office:change-info>
              <dc:creator>Jeffrey Kesselman</dc:creator>
              <dc:date>2007-02-09T14:06:00</dc:date>
            </office:change-info>
          </text:insertion>
        </text:changed-region>
        <text:changed-region text:id="ct143114856">
          <text:deletion>
            <office:change-info>
              <dc:creator>Richard Bowker</dc:creator>
              <dc:date>2007-02-18T11:07:00</dc:date>
            </office:change-info>
            <text:p text:style-name="P11"><text:s/></text:p>
          </text:deletion>
        </text:changed-region>
        <text:changed-region text:id="ct143123552">
          <text:insertion>
            <office:change-info>
              <dc:creator>Jeffrey Kesselman</dc:creator>
              <dc:date>2007-02-09T14:06:00</dc:date>
            </office:change-info>
          </text:insertion>
        </text:changed-region>
        <text:changed-region text:id="ct143125008">
          <text:insertion>
            <office:change-info>
              <dc:creator>Jeffrey Kesselman</dc:creator>
              <dc:date>2007-02-09T14:06:00</dc:date>
            </office:change-info>
          </text:insertion>
        </text:changed-region>
        <text:changed-region text:id="ct143118528">
          <text:deletion>
            <office:change-info>
              <dc:creator>Richard Bowker</dc:creator>
              <dc:date>2007-02-18T11:07:00</dc:date>
            </office:change-info>
            <text:p text:style-name="P11"><text:s/></text:p>
          </text:deletion>
        </text:changed-region>
        <text:changed-region text:id="ct142587720">
          <text:insertion>
            <office:change-info>
              <dc:creator>Jeffrey Kesselman</dc:creator>
              <dc:date>2007-02-09T14:06:00</dc:date>
            </office:change-info>
          </text:insertion>
        </text:changed-region>
        <text:changed-region text:id="ct143125616">
          <text:insertion>
            <office:change-info>
              <dc:creator>Jeffrey Kesselman</dc:creator>
              <dc:date>2007-02-09T14:07:00</dc:date>
            </office:change-info>
          </text:insertion>
        </text:changed-region>
        <text:changed-region text:id="ct143130040">
          <text:insertion>
            <office:change-info>
              <dc:creator>Jeffrey Kesselman</dc:creator>
              <dc:date>2007-02-09T14:08:00</dc:date>
            </office:change-info>
          </text:insertion>
        </text:changed-region>
        <text:changed-region text:id="ct143131512">
          <text:insertion>
            <office:change-info>
              <dc:creator>Jeffrey Kesselman</dc:creator>
              <dc:date>2007-02-09T14:08:00</dc:date>
            </office:change-info>
          </text:insertion>
        </text:changed-region>
        <text:changed-region text:id="ct143131608">
          <text:deletion>
            <office:change-info>
              <dc:creator>Richard Bowker</dc:creator>
              <dc:date>2007-02-18T11:07:00</dc:date>
            </office:change-info>
            <text:p text:style-name="P13"><text:s/></text:p>
          </text:deletion>
        </text:changed-region>
        <text:changed-region text:id="ct143132280">
          <text:insertion>
            <office:change-info>
              <dc:creator>Jeffrey Kesselman</dc:creator>
              <dc:date>2007-02-09T14:08:00</dc:date>
            </office:change-info>
          </text:insertion>
        </text:changed-region>
        <text:changed-region text:id="ct143132376">
          <text:insertion>
            <office:change-info>
              <dc:creator>Jeffrey Kesselman</dc:creator>
              <dc:date>2007-02-09T14:09:00</dc:date>
            </office:change-info>
          </text:insertion>
        </text:changed-region>
        <text:changed-region text:id="ct143132856">
          <text:deletion>
            <office:change-info>
              <dc:creator>Richard Bowker</dc:creator>
              <dc:date>2007-02-18T11:08:00</dc:date>
            </office:change-info>
            <text:p text:style-name="P13"><text:s/></text:p>
          </text:deletion>
        </text:changed-region>
        <text:changed-region text:id="ct143133832">
          <text:insertion>
            <office:change-info>
              <dc:creator>Jeffrey Kesselman</dc:creator>
              <dc:date>2007-02-09T14:09:00</dc:date>
            </office:change-info>
          </text:insertion>
        </text:changed-region>
        <text:changed-region text:id="ct143134024">
          <text:deletion>
            <office:change-info>
              <dc:creator>Richard Bowker</dc:creator>
              <dc:date>2007-02-18T11:08:00</dc:date>
            </office:change-info>
            <text:p text:style-name="P13">hese ta</text:p>
          </text:deletion>
        </text:changed-region>
        <text:changed-region text:id="ct143134576">
          <text:insertion>
            <office:change-info>
              <dc:creator>Richard Bowker</dc:creator>
              <dc:date>2007-02-18T11:08:00</dc:date>
            </office:change-info>
          </text:insertion>
        </text:changed-region>
        <text:changed-region text:id="ct143135608">
          <text:insertion>
            <office:change-info>
              <dc:creator>Jeffrey Kesselman</dc:creator>
              <dc:date>2007-02-09T14:09:00</dc:date>
            </office:change-info>
          </text:insertion>
        </text:changed-region>
        <text:changed-region text:id="ct143135704">
          <text:deletion>
            <office:change-info>
              <dc:creator>Richard Bowker</dc:creator>
              <dc:date>2007-02-18T11:08:00</dc:date>
            </office:change-info>
            <text:p text:style-name="P13"><text:s/></text:p>
          </text:deletion>
        </text:changed-region>
        <text:changed-region text:id="ct143133928">
          <text:insertion>
            <office:change-info>
              <dc:creator>Jeffrey Kesselman</dc:creator>
              <dc:date>2007-02-09T14:09:00</dc:date>
            </office:change-info>
          </text:insertion>
        </text:changed-region>
        <text:changed-region text:id="ct142597144">
          <text:insertion>
            <office:change-info>
              <dc:creator>Jeffrey Kesselman</dc:creator>
              <dc:date>2007-02-09T14:09:00</dc:date>
            </office:change-info>
          </text:insertion>
        </text:changed-region>
        <text:changed-region text:id="ct143136680">
          <text:deletion>
            <office:change-info>
              <dc:creator>Richard Bowker</dc:creator>
              <dc:date>2007-02-18T11:08:00</dc:date>
            </office:change-info>
            <text:p text:style-name="P13"><text:s/>in order </text:p>
          </text:deletion>
        </text:changed-region>
        <text:changed-region text:id="ct143128264">
          <text:insertion>
            <office:change-info>
              <dc:creator>Richard Bowker</dc:creator>
              <dc:date>2007-02-18T11:08:00</dc:date>
            </office:change-info>
          </text:insertion>
        </text:changed-region>
        <text:changed-region text:id="ct142589592">
          <text:insertion>
            <office:change-info>
              <dc:creator>Jeffrey Kesselman</dc:creator>
              <dc:date>2007-02-09T14:09:00</dc:date>
            </office:change-info>
          </text:insertion>
        </text:changed-region>
        <text:changed-region text:id="ct142599696">
          <text:deletion>
            <office:change-info>
              <dc:creator>Richard Bowker</dc:creator>
              <dc:date>2007-02-18T11:08:00</dc:date>
            </office:change-info>
            <text:p text:style-name="P13">a</text:p>
          </text:deletion>
        </text:changed-region>
        <text:changed-region text:id="ct143131384">
          <text:insertion>
            <office:change-info>
              <dc:creator>Richard Bowker</dc:creator>
              <dc:date>2007-02-18T11:08:00</dc:date>
            </office:change-info>
          </text:insertion>
        </text:changed-region>
        <text:changed-region text:id="ct143138928">
          <text:insertion>
            <office:change-info>
              <dc:creator>Jeffrey Kesselman</dc:creator>
              <dc:date>2007-02-09T14:09:00</dc:date>
            </office:change-info>
          </text:insertion>
        </text:changed-region>
        <text:changed-region text:id="ct143130136">
          <text:insertion>
            <office:change-info>
              <dc:creator>Jeffrey Kesselman</dc:creator>
              <dc:date>2007-02-09T14:09:00</dc:date>
            </office:change-info>
          </text:insertion>
        </text:changed-region>
        <text:changed-region text:id="ct143140328">
          <text:insertion>
            <office:change-info>
              <dc:creator>Jeffrey Kesselman</dc:creator>
              <dc:date>2007-02-09T14:09:00</dc:date>
            </office:change-info>
          </text:insertion>
        </text:changed-region>
        <text:changed-region text:id="ct143141208">
          <text:insertion>
            <office:change-info>
              <dc:creator>Jeffrey Kesselman</dc:creator>
              <dc:date>2007-02-09T14:10:00</dc:date>
            </office:change-info>
          </text:insertion>
        </text:changed-region>
        <text:changed-region text:id="ct142600640">
          <text:insertion>
            <office:change-info>
              <dc:creator>Jeffrey Kesselman</dc:creator>
              <dc:date>2007-02-09T14:10:00</dc:date>
            </office:change-info>
          </text:insertion>
        </text:changed-region>
        <text:changed-region text:id="ct143142808">
          <text:insertion>
            <office:change-info>
              <dc:creator>Jeffrey Kesselman</dc:creator>
              <dc:date>2007-02-09T14:10:00</dc:date>
            </office:change-info>
          </text:insertion>
        </text:changed-region>
        <text:changed-region text:id="ct143136008">
          <text:insertion>
            <office:change-info>
              <dc:creator>Jeffrey Kesselman</dc:creator>
              <dc:date>2007-02-09T14:10:00</dc:date>
            </office:change-info>
          </text:insertion>
        </text:changed-region>
        <text:changed-region text:id="ct143135104">
          <text:insertion>
            <office:change-info>
              <dc:creator>Jeffrey Kesselman</dc:creator>
              <dc:date>2007-02-09T14:10:00</dc:date>
            </office:change-info>
          </text:insertion>
        </text:changed-region>
        <text:changed-region text:id="ct142599896">
          <text:insertion>
            <office:change-info>
              <dc:creator>Jeffrey Kesselman</dc:creator>
              <dc:date>2007-02-09T14:11:00</dc:date>
            </office:change-info>
          </text:insertion>
        </text:changed-region>
        <text:changed-region text:id="ct142601088">
          <text:deletion>
            <office:change-info>
              <dc:creator>Richard Bowker</dc:creator>
              <dc:date>2007-02-18T11:09:00</dc:date>
            </office:change-info>
            <text:p text:style-name="P13"><text:s/></text:p>
          </text:deletion>
        </text:changed-region>
        <text:changed-region text:id="ct142598088">
          <text:insertion>
            <office:change-info>
              <dc:creator>Jeffrey Kesselman</dc:creator>
              <dc:date>2007-02-09T14:11:00</dc:date>
            </office:change-info>
          </text:insertion>
        </text:changed-region>
        <text:changed-region text:id="ct142589984">
          <text:deletion>
            <office:change-info>
              <dc:creator>Jane Loizeaux</dc:creator>
              <dc:date>2008-04-22T16:33:00</dc:date>
            </office:change-info>
            <text:p text:style-name="P13">different clients and between</text:p>
          </text:deletion>
        </text:changed-region>
        <text:changed-region text:id="ct142600072">
          <text:insertion>
            <office:change-info>
              <dc:creator>Jane Loizeaux</dc:creator>
              <dc:date>2008-04-22T16:33:00</dc:date>
            </office:change-info>
          </text:insertion>
        </text:changed-region>
        <text:changed-region text:id="ct143142416">
          <text:insertion>
            <office:change-info>
              <dc:creator>Jeffrey Kesselman</dc:creator>
              <dc:date>2007-02-09T14:11:00</dc:date>
            </office:change-info>
          </text:insertion>
        </text:changed-region>
        <text:changed-region text:id="ct143143712">
          <text:insertion>
            <office:change-info>
              <dc:creator>Jeffrey Kesselman</dc:creator>
              <dc:date>2007-02-09T14:39:00</dc:date>
            </office:change-info>
          </text:insertion>
        </text:changed-region>
        <text:changed-region text:id="ct143137016">
          <text:insertion>
            <office:change-info>
              <dc:creator>Jeffrey Kesselman</dc:creator>
              <dc:date>2007-02-09T14:40:00</dc:date>
            </office:change-info>
          </text:insertion>
        </text:changed-region>
        <text:changed-region text:id="ct142590760">
          <text:deletion>
            <office:change-info>
              <dc:creator>Richard Bowker</dc:creator>
              <dc:date>2007-02-18T11:09:00</dc:date>
            </office:change-info>
            <text:h text:style-name="Heading_20_3" text:outline-level="3">o</text:h>
          </text:deletion>
        </text:changed-region>
        <text:changed-region text:id="ct143141584">
          <text:insertion>
            <office:change-info>
              <dc:creator>Richard Bowker</dc:creator>
              <dc:date>2007-02-18T11:09:00</dc:date>
            </office:change-info>
          </text:insertion>
        </text:changed-region>
        <text:changed-region text:id="ct142595976">
          <text:insertion>
            <office:change-info>
              <dc:creator>Jeffrey Kesselman</dc:creator>
              <dc:date>2007-02-09T14:40:00</dc:date>
            </office:change-info>
          </text:insertion>
        </text:changed-region>
        <text:changed-region text:id="ct142550784">
          <text:insertion>
            <office:change-info>
              <dc:creator>Jeffrey Kesselman</dc:creator>
              <dc:date>2007-02-09T14:40:00</dc:date>
            </office:change-info>
          </text:insertion>
        </text:changed-region>
        <text:changed-region text:id="ct143138832">
          <text:insertion>
            <office:change-info>
              <dc:creator>Jeffrey Kesselman</dc:creator>
              <dc:date>2007-02-09T14:40:00</dc:date>
            </office:change-info>
          </text:insertion>
        </text:changed-region>
        <text:changed-region text:id="ct143134480">
          <text:deletion>
            <office:change-info>
              <dc:creator>Richard Bowker</dc:creator>
              <dc:date>2007-02-18T11:09:00</dc:date>
            </office:change-info>
            <text:p text:style-name="Text_20_body"><text:s/></text:p>
          </text:deletion>
        </text:changed-region>
        <text:changed-region text:id="ct143133728">
          <text:insertion>
            <office:change-info>
              <dc:creator>Jeffrey Kesselman</dc:creator>
              <dc:date>2007-02-09T14:40:00</dc:date>
            </office:change-info>
          </text:insertion>
        </text:changed-region>
        <text:changed-region text:id="ct142599464">
          <text:deletion>
            <office:change-info>
              <dc:creator>unknown</dc:creator>
              <dc:date>2007-02-16T13:58:00</dc:date>
            </office:change-info>
            <text:p text:style-name="Text_20_body">n</text:p>
          </text:deletion>
        </text:changed-region>
        <text:changed-region text:id="ct143125128">
          <text:insertion>
            <office:change-info>
              <dc:creator>unknown</dc:creator>
              <dc:date>2007-02-16T13:58:00</dc:date>
            </office:change-info>
          </text:insertion>
        </text:changed-region>
        <text:changed-region text:id="ct142603456">
          <text:insertion>
            <office:change-info>
              <dc:creator>Jeffrey Kesselman</dc:creator>
              <dc:date>2007-02-09T14:40:00</dc:date>
            </office:change-info>
          </text:insertion>
        </text:changed-region>
        <text:changed-region text:id="ct142603968">
          <text:insertion>
            <office:change-info>
              <dc:creator>unknown</dc:creator>
              <dc:date>2007-02-16T13:58:00</dc:date>
            </office:change-info>
          </text:insertion>
        </text:changed-region>
        <text:changed-region text:id="ct142604552">
          <text:insertion>
            <office:change-info>
              <dc:creator>Jeffrey Kesselman</dc:creator>
              <dc:date>2007-02-09T14:40:00</dc:date>
            </office:change-info>
          </text:insertion>
        </text:changed-region>
        <text:changed-region text:id="ct142596744">
          <text:deletion>
            <office:change-info>
              <dc:creator>Richard Bowker</dc:creator>
              <dc:date>2007-02-18T11:09:00</dc:date>
            </office:change-info>
            <text:p text:style-name="Text_20_body"><text:s/></text:p>
          </text:deletion>
        </text:changed-region>
        <text:changed-region text:id="ct142607616">
          <text:insertion>
            <office:change-info>
              <dc:creator>Jeffrey Kesselman</dc:creator>
              <dc:date>2007-02-09T14:41:00</dc:date>
            </office:change-info>
          </text:insertion>
        </text:changed-region>
        <text:changed-region text:id="ct142605976">
          <text:deletion>
            <office:change-info>
              <dc:creator>Richard Bowker</dc:creator>
              <dc:date>2007-02-18T11:09:00</dc:date>
            </office:change-info>
            <text:p text:style-name="Text_20_body">C</text:p>
          </text:deletion>
        </text:changed-region>
        <text:changed-region text:id="ct142608104">
          <text:insertion>
            <office:change-info>
              <dc:creator>Richard Bowker</dc:creator>
              <dc:date>2007-02-18T11:09:00</dc:date>
            </office:change-info>
          </text:insertion>
        </text:changed-region>
        <text:changed-region text:id="ct142609000">
          <text:insertion>
            <office:change-info>
              <dc:creator>Jeffrey Kesselman</dc:creator>
              <dc:date>2007-02-09T14:41:00</dc:date>
            </office:change-info>
          </text:insertion>
        </text:changed-region>
        <text:changed-region text:id="ct142601680">
          <text:deletion>
            <office:change-info>
              <dc:creator>Richard Bowker</dc:creator>
              <dc:date>2007-02-18T11:09:00</dc:date>
            </office:change-info>
            <text:p text:style-name="Text_20_body">s</text:p>
          </text:deletion>
        </text:changed-region>
        <text:changed-region text:id="ct142592280">
          <text:deletion>
            <office:change-info>
              <dc:creator>Richard Bowker</dc:creator>
              <dc:date>2007-02-18T11:10:00</dc:date>
            </office:change-info>
            <text:p text:style-name="Text_20_body">e</text:p>
          </text:deletion>
        </text:changed-region>
        <text:changed-region text:id="ct142590440">
          <text:insertion>
            <office:change-info>
              <dc:creator>Jeffrey Kesselman</dc:creator>
              <dc:date>2007-02-09T14:42:00</dc:date>
            </office:change-info>
          </text:insertion>
        </text:changed-region>
        <text:changed-region text:id="ct142609232">
          <text:insertion>
            <office:change-info>
              <dc:creator>Jeffrey Kesselman</dc:creator>
              <dc:date>2007-02-09T14:42:00</dc:date>
            </office:change-info>
          </text:insertion>
        </text:changed-region>
        <text:changed-region text:id="ct142609688">
          <text:insertion>
            <office:change-info>
              <dc:creator>Jeffrey Kesselman</dc:creator>
              <dc:date>2007-02-09T14:43:00</dc:date>
            </office:change-info>
          </text:insertion>
        </text:changed-region>
        <text:changed-region text:id="ct142602816">
          <text:insertion>
            <office:change-info>
              <dc:creator>Jeffrey Kesselman</dc:creator>
              <dc:date>2007-02-09T14:43:00</dc:date>
            </office:change-info>
          </text:insertion>
        </text:changed-region>
        <text:changed-region text:id="ct142602576">
          <text:insertion>
            <office:change-info>
              <dc:creator>Jeffrey Kesselman</dc:creator>
              <dc:date>2007-02-09T14:43:00</dc:date>
            </office:change-info>
          </text:insertion>
        </text:changed-region>
        <text:changed-region text:id="ct142598784">
          <text:insertion>
            <office:change-info>
              <dc:creator>Jeffrey Kesselman</dc:creator>
              <dc:date>2007-02-09T14:43:00</dc:date>
            </office:change-info>
          </text:insertion>
        </text:changed-region>
        <text:changed-region text:id="ct142595800">
          <text:insertion>
            <office:change-info>
              <dc:creator>Jeffrey Kesselman</dc:creator>
              <dc:date>2007-02-09T14:43:00</dc:date>
            </office:change-info>
          </text:insertion>
        </text:changed-region>
        <text:changed-region text:id="ct143134120">
          <text:insertion>
            <office:change-info>
              <dc:creator>Jeffrey Kesselman</dc:creator>
              <dc:date>2007-02-09T14:43:00</dc:date>
            </office:change-info>
          </text:insertion>
        </text:changed-region>
        <text:changed-region text:id="ct142593120">
          <text:insertion>
            <office:change-info>
              <dc:creator>Jeffrey Kesselman</dc:creator>
              <dc:date>2007-02-09T14:43:00</dc:date>
            </office:change-info>
          </text:insertion>
        </text:changed-region>
        <text:changed-region text:id="ct143138632">
          <text:insertion>
            <office:change-info>
              <dc:creator>Jeffrey Kesselman</dc:creator>
              <dc:date>2007-02-09T14:43:00</dc:date>
            </office:change-info>
          </text:insertion>
        </text:changed-region>
        <text:changed-region text:id="ct143136472">
          <text:insertion>
            <office:change-info>
              <dc:creator>Jeffrey Kesselman</dc:creator>
              <dc:date>2007-02-09T14:43:00</dc:date>
            </office:change-info>
          </text:insertion>
        </text:changed-region>
        <text:changed-region text:id="ct142593416">
          <text:insertion>
            <office:change-info>
              <dc:creator>Jeffrey Kesselman</dc:creator>
              <dc:date>2007-02-09T14:43:00</dc:date>
            </office:change-info>
          </text:insertion>
        </text:changed-region>
        <text:changed-region text:id="ct142608560">
          <text:insertion>
            <office:change-info>
              <dc:creator>Jeffrey Kesselman</dc:creator>
              <dc:date>2007-02-09T14:44:00</dc:date>
            </office:change-info>
          </text:insertion>
        </text:changed-region>
        <text:changed-region text:id="ct143128136">
          <text:insertion>
            <office:change-info>
              <dc:creator>Jeffrey Kesselman</dc:creator>
              <dc:date>2007-02-09T14:44:00</dc:date>
            </office:change-info>
          </text:insertion>
        </text:changed-region>
        <text:changed-region text:id="ct142608256">
          <text:insertion>
            <office:change-info>
              <dc:creator>Jeffrey Kesselman</dc:creator>
              <dc:date>2007-02-09T14:44:00</dc:date>
            </office:change-info>
          </text:insertion>
        </text:changed-region>
        <text:changed-region text:id="ct142612448">
          <text:insertion>
            <office:change-info>
              <dc:creator>Jeffrey Kesselman</dc:creator>
              <dc:date>2007-02-09T15:24:00</dc:date>
            </office:change-info>
          </text:insertion>
        </text:changed-region>
        <text:changed-region text:id="ct142607904">
          <text:deletion>
            <office:change-info>
              <dc:creator>Jane Loizeaux</dc:creator>
              <dc:date>2008-04-22T16:33:00</dc:date>
            </office:change-info>
            <text:p text:style-name="Text_20_body">are intended to</text:p>
          </text:deletion>
        </text:changed-region>
        <text:changed-region text:id="ct142612688">
          <text:insertion>
            <office:change-info>
              <dc:creator>Jane Loizeaux</dc:creator>
              <dc:date>2008-04-22T16:33:00</dc:date>
            </office:change-info>
          </text:insertion>
        </text:changed-region>
        <text:changed-region text:id="ct142612928">
          <text:insertion>
            <office:change-info>
              <dc:creator>Jeffrey Kesselman</dc:creator>
              <dc:date>2007-02-09T15:24:00</dc:date>
            </office:change-info>
          </text:insertion>
        </text:changed-region>
        <text:changed-region text:id="ct142606856">
          <text:insertion>
            <office:change-info>
              <dc:creator>Jane Loizeaux</dc:creator>
              <dc:date>2008-04-22T17:51:14</dc:date>
            </office:change-info>
          </text:insertion>
        </text:changed-region>
        <text:changed-region text:id="ct142604832">
          <text:insertion>
            <office:change-info>
              <dc:creator>Jeffrey Kesselman</dc:creator>
              <dc:date>2007-02-09T15:24:00</dc:date>
            </office:change-info>
          </text:insertion>
        </text:changed-region>
        <text:changed-region text:id="ct142610000">
          <text:insertion>
            <office:change-info>
              <dc:creator>Jane Loizeaux</dc:creator>
              <dc:date>2008-04-22T17:51:14</dc:date>
            </office:change-info>
          </text:insertion>
        </text:changed-region>
        <text:changed-region text:id="ct142608712">
          <text:insertion>
            <office:change-info>
              <dc:creator>Jeffrey Kesselman</dc:creator>
              <dc:date>2007-02-09T15:25:00</dc:date>
            </office:change-info>
          </text:insertion>
        </text:changed-region>
        <text:changed-region text:id="ct142613136">
          <text:insertion>
            <office:change-info>
              <dc:creator>Jane Loizeaux</dc:creator>
              <dc:date>2008-04-22T17:51:14</dc:date>
            </office:change-info>
          </text:insertion>
        </text:changed-region>
        <text:changed-region text:id="ct142606616">
          <text:insertion>
            <office:change-info>
              <dc:creator>Jeffrey Kesselman</dc:creator>
              <dc:date>2007-02-09T15:25:00</dc:date>
            </office:change-info>
          </text:insertion>
        </text:changed-region>
        <text:changed-region text:id="ct142606184">
          <text:insertion>
            <office:change-info>
              <dc:creator>Jane Loizeaux</dc:creator>
              <dc:date>2008-04-22T17:51:14</dc:date>
            </office:change-info>
          </text:insertion>
        </text:changed-region>
        <text:changed-region text:id="ct142607416">
          <text:insertion>
            <office:change-info>
              <dc:creator>Jeffrey Kesselman</dc:creator>
              <dc:date>2007-02-09T15:25:00</dc:date>
            </office:change-info>
          </text:insertion>
        </text:changed-region>
        <text:changed-region text:id="ct142610200">
          <text:deletion>
            <office:change-info>
              <dc:creator>Jane Loizeaux</dc:creator>
              <dc:date>2008-04-22T16:33:00</dc:date>
            </office:change-info>
            <text:p text:style-name="Text_20_body">one minute</text:p>
          </text:deletion>
        </text:changed-region>
        <text:changed-region text:id="ct142615856">
          <text:insertion>
            <office:change-info>
              <dc:creator>Jane Loizeaux</dc:creator>
              <dc:date>2008-04-22T16:33:00</dc:date>
            </office:change-info>
          </text:insertion>
        </text:changed-region>
        <text:changed-region text:id="ct142610616">
          <text:insertion>
            <office:change-info>
              <dc:creator>Jeffrey Kesselman</dc:creator>
              <dc:date>2007-02-09T15:25:00</dc:date>
            </office:change-info>
          </text:insertion>
        </text:changed-region>
        <text:changed-region text:id="ct142615384">
          <text:insertion>
            <office:change-info>
              <dc:creator>Jeffrey Kesselman</dc:creator>
              <dc:date>2007-02-09T15:26:00</dc:date>
            </office:change-info>
          </text:insertion>
        </text:changed-region>
        <text:changed-region text:id="ct143139024">
          <text:insertion>
            <office:change-info>
              <dc:creator>Jeffrey Kesselman</dc:creator>
              <dc:date>2007-02-09T15:26:00</dc:date>
            </office:change-info>
          </text:insertion>
        </text:changed-region>
        <text:changed-region text:id="ct142617824">
          <text:insertion>
            <office:change-info>
              <dc:creator>Jeffrey Kesselman</dc:creator>
              <dc:date>2007-02-09T15:26:00</dc:date>
            </office:change-info>
          </text:insertion>
        </text:changed-region>
        <text:changed-region text:id="ct142613616">
          <text:insertion>
            <office:change-info>
              <dc:creator>Jeffrey Kesselman</dc:creator>
              <dc:date>2007-02-09T15:27:00</dc:date>
            </office:change-info>
          </text:insertion>
        </text:changed-region>
        <text:changed-region text:id="ct142615064">
          <text:insertion>
            <office:change-info>
              <dc:creator>Jeffrey Kesselman</dc:creator>
              <dc:date>2007-02-09T15:27:00</dc:date>
            </office:change-info>
          </text:insertion>
        </text:changed-region>
        <text:changed-region text:id="ct142617584">
          <text:insertion>
            <office:change-info>
              <dc:creator>Jeffrey Kesselman</dc:creator>
              <dc:date>2007-02-09T15:27:00</dc:date>
            </office:change-info>
          </text:insertion>
        </text:changed-region>
        <text:changed-region text:id="ct142611416">
          <text:insertion>
            <office:change-info>
              <dc:creator>Jeffrey Kesselman</dc:creator>
              <dc:date>2007-02-09T15:27:00</dc:date>
            </office:change-info>
          </text:insertion>
        </text:changed-region>
        <text:changed-region text:id="ct143132184">
          <text:insertion>
            <office:change-info>
              <dc:creator>Jeffrey Kesselman</dc:creator>
              <dc:date>2007-02-09T15:27:00</dc:date>
            </office:change-info>
          </text:insertion>
        </text:changed-region>
        <text:changed-region text:id="ct142612136">
          <text:insertion>
            <office:change-info>
              <dc:creator>Jeffrey Kesselman</dc:creator>
              <dc:date>2007-02-09T15:28:00</dc:date>
            </office:change-info>
          </text:insertion>
        </text:changed-region>
        <text:changed-region text:id="ct142611656">
          <text:insertion>
            <office:change-info>
              <dc:creator>Jeffrey Kesselman</dc:creator>
              <dc:date>2007-02-09T15:28:00</dc:date>
            </office:change-info>
          </text:insertion>
        </text:changed-region>
        <text:changed-region text:id="ct142611752">
          <text:insertion>
            <office:change-info>
              <dc:creator>unknown</dc:creator>
              <dc:date>2007-02-16T13:59:00</dc:date>
            </office:change-info>
          </text:insertion>
        </text:changed-region>
        <text:changed-region text:id="ct142611896">
          <text:insertion>
            <office:change-info>
              <dc:creator>Jeffrey Kesselman</dc:creator>
              <dc:date>2007-02-09T15:28:00</dc:date>
            </office:change-info>
          </text:insertion>
        </text:changed-region>
        <text:changed-region text:id="ct142611992">
          <text:deletion>
            <office:change-info>
              <dc:creator>unknown</dc:creator>
              <dc:date>2007-02-16T13:59:00</dc:date>
            </office:change-info>
            <text:p text:style-name="Text_20_body">cause</text:p>
          </text:deletion>
        </text:changed-region>
        <text:changed-region text:id="ct143142208">
          <text:insertion>
            <office:change-info>
              <dc:creator>unknown</dc:creator>
              <dc:date>2007-02-16T13:59:00</dc:date>
            </office:change-info>
          </text:insertion>
        </text:changed-region>
        <text:changed-region text:id="ct143142304">
          <text:insertion>
            <office:change-info>
              <dc:creator>Jeffrey Kesselman</dc:creator>
              <dc:date>2007-02-09T15:28:00</dc:date>
            </office:change-info>
          </text:insertion>
        </text:changed-region>
        <text:changed-region text:id="ct142610768">
          <text:insertion>
            <office:change-info>
              <dc:creator>Jeffrey Kesselman</dc:creator>
              <dc:date>2007-02-09T15:29:00</dc:date>
            </office:change-info>
          </text:insertion>
        </text:changed-region>
        <text:changed-region text:id="ct142610864">
          <text:insertion>
            <office:change-info>
              <dc:creator>Jeffrey Kesselman</dc:creator>
              <dc:date>2007-02-09T15:29:00</dc:date>
            </office:change-info>
          </text:insertion>
        </text:changed-region>
        <text:changed-region text:id="ct142596872">
          <text:insertion>
            <office:change-info>
              <dc:creator>Jeffrey Kesselman</dc:creator>
              <dc:date>2007-02-09T15:29:00</dc:date>
            </office:change-info>
          </text:insertion>
        </text:changed-region>
        <text:changed-region text:id="ct142596968">
          <text:insertion>
            <office:change-info>
              <dc:creator>Jeffrey Kesselman</dc:creator>
              <dc:date>2007-02-09T15:30:00</dc:date>
            </office:change-info>
          </text:insertion>
        </text:changed-region>
        <text:changed-region text:id="ct142603080">
          <text:insertion>
            <office:change-info>
              <dc:creator>Jeffrey Kesselman</dc:creator>
              <dc:date>2007-02-09T15:30:00</dc:date>
            </office:change-info>
          </text:insertion>
        </text:changed-region>
        <text:changed-region text:id="ct142617360">
          <text:insertion>
            <office:change-info>
              <dc:creator>Jeffrey Kesselman</dc:creator>
              <dc:date>2007-02-09T15:30:00</dc:date>
            </office:change-info>
          </text:insertion>
        </text:changed-region>
        <text:changed-region text:id="ct142619816">
          <text:insertion>
            <office:change-info>
              <dc:creator>Jeffrey Kesselman</dc:creator>
              <dc:date>2007-02-09T15:30:00</dc:date>
            </office:change-info>
          </text:insertion>
        </text:changed-region>
        <text:changed-region text:id="ct142621296">
          <text:deletion>
            <office:change-info>
              <dc:creator>Jane Loizeaux</dc:creator>
              <dc:date>2008-04-22T16:33:00</dc:date>
            </office:change-info>
            <text:p text:style-name="Text_20_body">,</text:p>
          </text:deletion>
        </text:changed-region>
        <text:changed-region text:id="ct142619024">
          <text:insertion>
            <office:change-info>
              <dc:creator>Jane Loizeaux</dc:creator>
              <dc:date>2008-04-22T16:33:00</dc:date>
            </office:change-info>
          </text:insertion>
        </text:changed-region>
        <text:changed-region text:id="ct142612232">
          <text:insertion>
            <office:change-info>
              <dc:creator>Jeffrey Kesselman</dc:creator>
              <dc:date>2007-02-09T15:30:00</dc:date>
            </office:change-info>
          </text:insertion>
        </text:changed-region>
        <text:changed-region text:id="ct142611512">
          <text:insertion>
            <office:change-info>
              <dc:creator>Jeffrey Kesselman</dc:creator>
              <dc:date>2007-02-09T15:30:00</dc:date>
            </office:change-info>
          </text:insertion>
        </text:changed-region>
        <text:changed-region text:id="ct142618856">
          <text:insertion>
            <office:change-info>
              <dc:creator>Jeffrey Kesselman</dc:creator>
              <dc:date>2007-02-09T15:31:00</dc:date>
            </office:change-info>
          </text:insertion>
        </text:changed-region>
        <text:changed-region text:id="ct142620048">
          <text:insertion>
            <office:change-info>
              <dc:creator>Jeffrey Kesselman</dc:creator>
              <dc:date>2007-02-09T15:31:00</dc:date>
            </office:change-info>
          </text:insertion>
        </text:changed-region>
        <text:changed-region text:id="ct142619576">
          <text:insertion>
            <office:change-info>
              <dc:creator>Jeffrey Kesselman</dc:creator>
              <dc:date>2007-02-09T15:31:00</dc:date>
            </office:change-info>
          </text:insertion>
        </text:changed-region>
        <text:changed-region text:id="ct142605208">
          <text:insertion>
            <office:change-info>
              <dc:creator>Jeffrey Kesselman</dc:creator>
              <dc:date>2007-02-09T15:31:00</dc:date>
            </office:change-info>
          </text:insertion>
        </text:changed-region>
        <text:changed-region text:id="ct142620216">
          <text:insertion>
            <office:change-info>
              <dc:creator>Jeffrey Kesselman</dc:creator>
              <dc:date>2007-02-09T15:32:00</dc:date>
            </office:change-info>
          </text:insertion>
        </text:changed-region>
        <text:changed-region text:id="ct142623896">
          <text:insertion>
            <office:change-info>
              <dc:creator>Jeffrey Kesselman</dc:creator>
              <dc:date>2007-02-09T15:32:00</dc:date>
            </office:change-info>
          </text:insertion>
        </text:changed-region>
        <text:changed-region text:id="ct142622288">
          <text:insertion>
            <office:change-info>
              <dc:creator>Jeffrey Kesselman</dc:creator>
              <dc:date>2007-02-09T15:32:00</dc:date>
            </office:change-info>
          </text:insertion>
        </text:changed-region>
        <text:changed-region text:id="ct142624256">
          <text:insertion>
            <office:change-info>
              <dc:creator>Jeffrey Kesselman</dc:creator>
              <dc:date>2007-02-09T15:33:00</dc:date>
            </office:change-info>
          </text:insertion>
        </text:changed-region>
        <text:changed-region text:id="ct142623016">
          <text:insertion>
            <office:change-info>
              <dc:creator>unknown</dc:creator>
              <dc:date>2007-02-16T14:00:00</dc:date>
            </office:change-info>
          </text:insertion>
        </text:changed-region>
        <text:changed-region text:id="ct142621736">
          <text:insertion>
            <office:change-info>
              <dc:creator>Jeffrey Kesselman</dc:creator>
              <dc:date>2007-02-09T15:33:00</dc:date>
            </office:change-info>
          </text:insertion>
        </text:changed-region>
        <text:changed-region text:id="ct143132496">
          <text:insertion>
            <office:change-info>
              <dc:creator>Jeffrey Kesselman</dc:creator>
              <dc:date>2007-02-09T15:34:00</dc:date>
            </office:change-info>
          </text:insertion>
        </text:changed-region>
        <text:changed-region text:id="ct143121672">
          <text:insertion>
            <office:change-info>
              <dc:creator>Jeffrey Kesselman</dc:creator>
              <dc:date>2007-02-09T15:34:00</dc:date>
            </office:change-info>
          </text:insertion>
        </text:changed-region>
        <text:changed-region text:id="ct143143152">
          <text:deletion>
            <office:change-info>
              <dc:creator>Jeffrey Kesselman</dc:creator>
              <dc:date>2007-02-09T14:29:00</dc:date>
            </office:change-info>
            <text:p text:style-name="P11"/>
            <text:p text:style-name="P11"/>
          </text:deletion>
        </text:changed-region>
        <text:changed-region text:id="ct142611112">
          <text:deletion>
            <office:change-info>
              <dc:creator>Jeffrey Kesselman</dc:creator>
              <dc:date>2007-02-09T14:12:00</dc:date>
            </office:change-info>
            <text:p text:style-name="P11">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1">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5">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1">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43125712">
          <text:insertion>
            <office:change-info>
              <dc:creator>Jeffrey Kesselman</dc:creator>
              <dc:date>2007-02-09T14:18:00</dc:date>
            </office:change-info>
          </text:insertion>
        </text:changed-region>
        <text:changed-region text:id="ct142608904">
          <text:insertion>
            <office:change-info>
              <dc:creator>Jeffrey Kesselman</dc:creator>
              <dc:date>2007-02-09T14:14:00</dc:date>
            </office:change-info>
          </text:insertion>
        </text:changed-region>
        <text:changed-region text:id="ct143121568">
          <text:insertion>
            <office:change-info>
              <dc:creator>Jeffrey Kesselman</dc:creator>
              <dc:date>2007-02-09T14:14:00</dc:date>
            </office:change-info>
          </text:insertion>
        </text:changed-region>
        <text:changed-region text:id="ct142625624">
          <text:insertion>
            <office:change-info>
              <dc:creator>Jeffrey Kesselman</dc:creator>
              <dc:date>2007-02-09T14:14:00</dc:date>
            </office:change-info>
          </text:insertion>
        </text:changed-region>
        <text:changed-region text:id="ct142621464">
          <text:insertion>
            <office:change-info>
              <dc:creator>Jeffrey Kesselman</dc:creator>
              <dc:date>2007-02-09T14:14:00</dc:date>
            </office:change-info>
          </text:insertion>
        </text:changed-region>
        <text:changed-region text:id="ct142624520">
          <text:deletion>
            <office:change-info>
              <dc:creator>Jeffrey Kesselman</dc:creator>
              <dc:date>2007-02-09T14:14:00</dc:date>
            </office:change-info>
            <text:p text:style-name="Text_20_body">. </text:p>
          </text:deletion>
        </text:changed-region>
        <text:changed-region text:id="ct142625384">
          <text:deletion>
            <office:change-info>
              <dc:creator>Jeffrey Kesselman</dc:creator>
              <dc:date>2007-02-09T14:15:00</dc:date>
            </office:change-info>
            <text:p text:style-name="Text_20_body">represents an entity in this world, and </text:p>
          </text:deletion>
        </text:changed-region>
        <text:changed-region text:id="ct142601520">
          <text:insertion>
            <office:change-info>
              <dc:creator>Jeffrey Kesselman</dc:creator>
              <dc:date>2007-02-09T14:15:00</dc:date>
            </office:change-info>
          </text:insertion>
        </text:changed-region>
        <text:changed-region text:id="ct143130920">
          <text:insertion>
            <office:change-info>
              <dc:creator>Jeffrey Kesselman</dc:creator>
              <dc:date>2007-02-09T14:15:00</dc:date>
            </office:change-info>
          </text:insertion>
        </text:changed-region>
        <text:changed-region text:id="ct143153280">
          <text:insertion>
            <office:change-info>
              <dc:creator>Jeffrey Kesselman</dc:creator>
              <dc:date>2007-02-09T14:15:00</dc:date>
            </office:change-info>
          </text:insertion>
        </text:changed-region>
        <text:changed-region text:id="ct143154456">
          <text:insertion>
            <office:change-info>
              <dc:creator>Jeffrey Kesselman</dc:creator>
              <dc:date>2007-02-09T14:15:00</dc:date>
            </office:change-info>
          </text:insertion>
        </text:changed-region>
        <text:changed-region text:id="ct143154968">
          <text:insertion>
            <office:change-info>
              <dc:creator>Jeffrey Kesselman</dc:creator>
              <dc:date>2007-02-09T14:16:00</dc:date>
            </office:change-info>
          </text:insertion>
        </text:changed-region>
        <text:changed-region text:id="ct143156784">
          <text:insertion>
            <office:change-info>
              <dc:creator>Jeffrey Kesselman</dc:creator>
              <dc:date>2007-02-09T14:16:00</dc:date>
            </office:change-info>
          </text:insertion>
        </text:changed-region>
        <text:changed-region text:id="ct143156880">
          <text:insertion>
            <office:change-info>
              <dc:creator>Jeffrey Kesselman</dc:creator>
              <dc:date>2007-02-09T14:16:00</dc:date>
            </office:change-info>
          </text:insertion>
        </text:changed-region>
        <text:changed-region text:id="ct143159256">
          <text:insertion>
            <office:change-info>
              <dc:creator>Jeffrey Kesselman</dc:creator>
              <dc:date>2007-02-09T14:16:00</dc:date>
            </office:change-info>
          </text:insertion>
        </text:changed-region>
        <text:changed-region text:id="ct143159896">
          <text:insertion>
            <office:change-info>
              <dc:creator>Jeffrey Kesselman</dc:creator>
              <dc:date>2007-02-09T14:16:00</dc:date>
            </office:change-info>
          </text:insertion>
        </text:changed-region>
        <text:changed-region text:id="ct142616712">
          <text:insertion>
            <office:change-info>
              <dc:creator>Jeffrey Kesselman</dc:creator>
              <dc:date>2007-02-09T14:31:00</dc:date>
            </office:change-info>
          </text:insertion>
        </text:changed-region>
        <text:changed-region text:id="ct143147872">
          <text:insertion>
            <office:change-info>
              <dc:creator>Jeffrey Kesselman</dc:creator>
              <dc:date>2007-02-09T14:31:00</dc:date>
            </office:change-info>
          </text:insertion>
        </text:changed-region>
        <text:changed-region text:id="ct143158144">
          <text:insertion>
            <office:change-info>
              <dc:creator>Jeffrey Kesselman</dc:creator>
              <dc:date>2007-02-09T14:31:00</dc:date>
            </office:change-info>
          </text:insertion>
        </text:changed-region>
        <text:changed-region text:id="ct142625480">
          <text:insertion>
            <office:change-info>
              <dc:creator>Jeffrey Kesselman</dc:creator>
              <dc:date>2007-02-09T14:31:00</dc:date>
            </office:change-info>
          </text:insertion>
        </text:changed-region>
        <text:changed-region text:id="ct142622832">
          <text:insertion>
            <office:change-info>
              <dc:creator>Jeffrey Kesselman</dc:creator>
              <dc:date>2007-02-09T14:31:00</dc:date>
            </office:change-info>
          </text:insertion>
        </text:changed-region>
        <text:changed-region text:id="ct142614888">
          <text:insertion>
            <office:change-info>
              <dc:creator>Jeffrey Kesselman</dc:creator>
              <dc:date>2007-02-09T14:31:00</dc:date>
            </office:change-info>
          </text:insertion>
        </text:changed-region>
        <text:changed-region text:id="ct143156240">
          <text:insertion>
            <office:change-info>
              <dc:creator>Jeffrey Kesselman</dc:creator>
              <dc:date>2007-02-09T14:31:00</dc:date>
            </office:change-info>
          </text:insertion>
        </text:changed-region>
        <text:changed-region text:id="ct142602288">
          <text:insertion>
            <office:change-info>
              <dc:creator>Jeffrey Kesselman</dc:creator>
              <dc:date>2007-02-09T14:31:00</dc:date>
            </office:change-info>
          </text:insertion>
        </text:changed-region>
        <text:changed-region text:id="ct143134824">
          <text:insertion>
            <office:change-info>
              <dc:creator>Jeffrey Kesselman</dc:creator>
              <dc:date>2007-02-09T14:31:00</dc:date>
            </office:change-info>
          </text:insertion>
        </text:changed-region>
        <text:changed-region text:id="ct143155160">
          <text:insertion>
            <office:change-info>
              <dc:creator>Jeffrey Kesselman</dc:creator>
              <dc:date>2007-02-09T14:31:00</dc:date>
            </office:change-info>
          </text:insertion>
        </text:changed-region>
        <text:changed-region text:id="ct143165160">
          <text:insertion>
            <office:change-info>
              <dc:creator>Jeffrey Kesselman</dc:creator>
              <dc:date>2007-02-09T14:31:00</dc:date>
            </office:change-info>
          </text:insertion>
        </text:changed-region>
        <text:changed-region text:id="ct143159152">
          <text:insertion>
            <office:change-info>
              <dc:creator>Jeffrey Kesselman</dc:creator>
              <dc:date>2007-02-09T14:31:00</dc:date>
            </office:change-info>
          </text:insertion>
        </text:changed-region>
        <text:changed-region text:id="ct143167560">
          <text:insertion>
            <office:change-info>
              <dc:creator>Jeffrey Kesselman</dc:creator>
              <dc:date>2007-02-09T14:31:00</dc:date>
            </office:change-info>
          </text:insertion>
        </text:changed-region>
        <text:changed-region text:id="ct143169144">
          <text:insertion>
            <office:change-info>
              <dc:creator>Jeffrey Kesselman</dc:creator>
              <dc:date>2007-02-09T14:31:00</dc:date>
            </office:change-info>
          </text:insertion>
        </text:changed-region>
        <text:changed-region text:id="ct143169400">
          <text:insertion>
            <office:change-info>
              <dc:creator>Jeffrey Kesselman</dc:creator>
              <dc:date>2007-02-09T14:31:00</dc:date>
            </office:change-info>
          </text:insertion>
        </text:changed-region>
        <text:changed-region text:id="ct143171240">
          <text:insertion>
            <office:change-info>
              <dc:creator>Jeffrey Kesselman</dc:creator>
              <dc:date>2007-02-09T14:31:00</dc:date>
            </office:change-info>
          </text:insertion>
        </text:changed-region>
        <text:changed-region text:id="ct143172872">
          <text:insertion>
            <office:change-info>
              <dc:creator>Jeffrey Kesselman</dc:creator>
              <dc:date>2007-02-09T14:31:00</dc:date>
            </office:change-info>
          </text:insertion>
        </text:changed-region>
        <text:changed-region text:id="ct143174480">
          <text:insertion>
            <office:change-info>
              <dc:creator>Jeffrey Kesselman</dc:creator>
              <dc:date>2007-02-09T14:31:00</dc:date>
            </office:change-info>
          </text:insertion>
        </text:changed-region>
        <text:changed-region text:id="ct143174920">
          <text:insertion>
            <office:change-info>
              <dc:creator>Jeffrey Kesselman</dc:creator>
              <dc:date>2007-02-09T14:31:00</dc:date>
            </office:change-info>
          </text:insertion>
        </text:changed-region>
        <text:changed-region text:id="ct143177200">
          <text:insertion>
            <office:change-info>
              <dc:creator>Jeffrey Kesselman</dc:creator>
              <dc:date>2007-02-09T14:31:00</dc:date>
            </office:change-info>
          </text:insertion>
        </text:changed-region>
        <text:changed-region text:id="ct143177424">
          <text:insertion>
            <office:change-info>
              <dc:creator>Jeffrey Kesselman</dc:creator>
              <dc:date>2007-02-09T14:31:00</dc:date>
            </office:change-info>
          </text:insertion>
        </text:changed-region>
        <text:changed-region text:id="ct143179224">
          <text:insertion>
            <office:change-info>
              <dc:creator>Jeffrey Kesselman</dc:creator>
              <dc:date>2007-02-09T14:31:00</dc:date>
            </office:change-info>
          </text:insertion>
        </text:changed-region>
        <text:changed-region text:id="ct143179664">
          <text:insertion>
            <office:change-info>
              <dc:creator>Jeffrey Kesselman</dc:creator>
              <dc:date>2007-02-09T14:31:00</dc:date>
            </office:change-info>
          </text:insertion>
        </text:changed-region>
        <text:changed-region text:id="ct143181504">
          <text:insertion>
            <office:change-info>
              <dc:creator>Jeffrey Kesselman</dc:creator>
              <dc:date>2007-02-09T14:31:00</dc:date>
            </office:change-info>
          </text:insertion>
        </text:changed-region>
        <text:changed-region text:id="ct143171336">
          <text:insertion>
            <office:change-info>
              <dc:creator>Jeffrey Kesselman</dc:creator>
              <dc:date>2007-02-09T14:31:00</dc:date>
            </office:change-info>
          </text:insertion>
        </text:changed-region>
        <text:changed-region text:id="ct143171592">
          <text:insertion>
            <office:change-info>
              <dc:creator>Jeffrey Kesselman</dc:creator>
              <dc:date>2007-02-09T14:31:00</dc:date>
            </office:change-info>
          </text:insertion>
        </text:changed-region>
        <text:changed-region text:id="ct142602192">
          <text:insertion>
            <office:change-info>
              <dc:creator>Jeffrey Kesselman</dc:creator>
              <dc:date>2007-02-09T14:31:00</dc:date>
            </office:change-info>
          </text:insertion>
        </text:changed-region>
        <text:changed-region text:id="ct143165064">
          <text:insertion>
            <office:change-info>
              <dc:creator>Jeffrey Kesselman</dc:creator>
              <dc:date>2007-02-09T14:31:00</dc:date>
            </office:change-info>
          </text:insertion>
        </text:changed-region>
        <text:changed-region text:id="ct142619120">
          <text:insertion>
            <office:change-info>
              <dc:creator>Jeffrey Kesselman</dc:creator>
              <dc:date>2007-02-09T14:31:00</dc:date>
            </office:change-info>
          </text:insertion>
        </text:changed-region>
        <text:changed-region text:id="ct142621832">
          <text:insertion>
            <office:change-info>
              <dc:creator>Jeffrey Kesselman</dc:creator>
              <dc:date>2007-02-09T14:31:00</dc:date>
            </office:change-info>
          </text:insertion>
        </text:changed-region>
        <text:changed-region text:id="ct143169008">
          <text:insertion>
            <office:change-info>
              <dc:creator>Jeffrey Kesselman</dc:creator>
              <dc:date>2007-02-09T14:31:00</dc:date>
            </office:change-info>
          </text:insertion>
        </text:changed-region>
        <text:changed-region text:id="ct142643752">
          <text:insertion>
            <office:change-info>
              <dc:creator>Jeffrey Kesselman</dc:creator>
              <dc:date>2007-02-09T14:31:00</dc:date>
            </office:change-info>
          </text:insertion>
        </text:changed-region>
        <text:changed-region text:id="ct143157744">
          <text:insertion>
            <office:change-info>
              <dc:creator>Jeffrey Kesselman</dc:creator>
              <dc:date>2007-02-09T14:31:00</dc:date>
            </office:change-info>
          </text:insertion>
        </text:changed-region>
        <text:changed-region text:id="ct143159752">
          <text:insertion>
            <office:change-info>
              <dc:creator>Jeffrey Kesselman</dc:creator>
              <dc:date>2007-02-09T14:31:00</dc:date>
            </office:change-info>
          </text:insertion>
        </text:changed-region>
        <text:changed-region text:id="ct142637504">
          <text:insertion>
            <office:change-info>
              <dc:creator>Jeffrey Kesselman</dc:creator>
              <dc:date>2007-02-09T14:31:00</dc:date>
            </office:change-info>
          </text:insertion>
        </text:changed-region>
        <text:changed-region text:id="ct142641832">
          <text:deletion>
            <office:change-info>
              <dc:creator>Jeffrey Kesselman</dc:creator>
              <dc:date>2007-02-09T14:23:00</dc:date>
            </office:change-info>
            <text:p text:style-name="P14"/>
            <text:p text:style-name="Text_20_body">Managed Objects typically fall into three general types of entity: </text:p>
            <text:list text:style-name="L2">
              <text:list-item>
                <text:p text:style-name="P15">Actual objects in your game's simulated environment, such as a sword, a monster, or an environment such as a room.</text:p>
              </text:list-item>
              <text:list-item>
                <text:p text:style-name="P15">Purely logical or data constructs such as a quad-tree for determining player-proximity or a walk-mesh to determine movement paths.</text:p>
              </text:list-item>
              <text:list-item>
                <text:p text:style-name="P15">Proxies for human players in a world of Managed Objects.</text:p>
              </text:list-item>
            </text:list>
            <text:p text:style-name="P16">Figure 1 below illustrates a very basic world consisting of a single room containing two players and a sword.</text:p>
            <text:p text:style-name="P17">Figure 1: Example of a Simple ManagedObject World</text:p>
          </text:deletion>
        </text:changed-region>
        <text:changed-region text:id="ct142638024">
          <text:deletion>
            <office:change-info>
              <dc:creator>unknown</dc:creator>
              <dc:date>2007-02-16T14:01:00</dc:date>
            </office:change-info>
            <text:p text:style-name="P14">Both calls return a task-local copy of the Managed Object. <text:s/></text:p>
          </text:deletion>
        </text:changed-region>
        <text:changed-region text:id="ct143155064">
          <text:insertion>
            <office:change-info>
              <dc:creator>Jeffrey Kesselman</dc:creator>
              <dc:date>2007-02-09T14:31:00</dc:date>
            </office:change-info>
          </text:insertion>
        </text:changed-region>
        <text:changed-region text:id="ct143176472">
          <text:insertion>
            <office:change-info>
              <dc:creator>Jeffrey Kesselman</dc:creator>
              <dc:date>2007-02-09T14:31:00</dc:date>
            </office:change-info>
          </text:insertion>
        </text:changed-region>
        <text:changed-region text:id="ct142640232">
          <text:insertion>
            <office:change-info>
              <dc:creator>Jeffrey Kesselman</dc:creator>
              <dc:date>2007-02-09T14:45:00</dc:date>
            </office:change-info>
          </text:insertion>
        </text:changed-region>
        <text:changed-region text:id="ct142622736">
          <text:insertion>
            <office:change-info>
              <dc:creator>unknown</dc:creator>
              <dc:date>2007-02-16T14:01:00</dc:date>
            </office:change-info>
          </text:insertion>
        </text:changed-region>
        <text:changed-region text:id="ct142656472">
          <text:insertion>
            <office:change-info>
              <dc:creator>unknown</dc:creator>
              <dc:date>2007-02-16T14:01:00</dc:date>
            </office:change-info>
          </text:insertion>
        </text:changed-region>
        <text:changed-region text:id="ct143177520">
          <text:insertion>
            <office:change-info>
              <dc:creator>unknown</dc:creator>
              <dc:date>2007-02-16T14:01:00</dc:date>
            </office:change-info>
          </text:insertion>
        </text:changed-region>
        <text:changed-region text:id="ct142611208">
          <text:insertion>
            <office:change-info>
              <dc:creator>Jeffrey Kesselman</dc:creator>
              <dc:date>2007-02-09T14:45:00</dc:date>
            </office:change-info>
          </text:insertion>
        </text:changed-region>
        <text:changed-region text:id="ct142643272">
          <text:insertion>
            <office:change-info>
              <dc:creator>Jeffrey Kesselman</dc:creator>
              <dc:date>2007-02-09T14:45:00</dc:date>
            </office:change-info>
          </text:insertion>
        </text:changed-region>
        <text:changed-region text:id="ct143171432">
          <text:insertion>
            <office:change-info>
              <dc:creator>unknown</dc:creator>
              <dc:date>2007-02-16T14:01:00</dc:date>
            </office:change-info>
          </text:insertion>
        </text:changed-region>
        <text:changed-region text:id="ct143154160">
          <text:insertion>
            <office:change-info>
              <dc:creator>unknown</dc:creator>
              <dc:date>2007-02-16T14:02:00</dc:date>
            </office:change-info>
          </text:insertion>
        </text:changed-region>
        <text:changed-region text:id="ct142643008">
          <text:insertion>
            <office:change-info>
              <dc:creator>Jeffrey Kesselman</dc:creator>
              <dc:date>2007-02-09T14:45:00</dc:date>
            </office:change-info>
          </text:insertion>
        </text:changed-region>
        <text:changed-region text:id="ct143131704">
          <text:insertion>
            <office:change-info>
              <dc:creator>Jeffrey Kesselman</dc:creator>
              <dc:date>2007-02-09T14:45:00</dc:date>
            </office:change-info>
          </text:insertion>
        </text:changed-region>
        <text:changed-region text:id="ct142646704">
          <text:deletion>
            <office:change-info>
              <dc:creator>unknown</dc:creator>
              <dc:date>2007-02-16T14:03:00</dc:date>
            </office:change-info>
            <text:p text:style-name="P14">call </text:p>
          </text:deletion>
        </text:changed-region>
        <text:changed-region text:id="ct142646608">
          <text:deletion>
            <office:change-info>
              <dc:creator>unknown</dc:creator>
              <dc:date>2007-02-16T14:02:00</dc:date>
            </office:change-info>
            <text:p text:style-name="P18"><text:span text:style-name="T2">the </text:span>removeObject<text:span text:style-name="T2"> call on the Data Manager </text:span></text:p>
          </text:deletion>
        </text:changed-region>
        <text:changed-region text:id="ct142646224">
          <text:deletion>
            <office:change-info>
              <dc:creator>unknown</dc:creator>
              <dc:date>2007-02-16T14:03:00</dc:date>
            </office:change-info>
            <text:p text:style-name="P14">when a Managed Object is no longer </text:p>
          </text:deletion>
        </text:changed-region>
        <text:changed-region text:id="ct142601264">
          <text:insertion>
            <office:change-info>
              <dc:creator>unknown</dc:creator>
              <dc:date>2007-02-16T14:03:00</dc:date>
            </office:change-info>
          </text:insertion>
        </text:changed-region>
        <text:changed-region text:id="ct143180016">
          <text:insertion>
            <office:change-info>
              <dc:creator>unknown</dc:creator>
              <dc:date>2007-02-16T14:03:00</dc:date>
            </office:change-info>
          </text:insertion>
        </text:changed-region>
        <text:changed-region text:id="ct143136104">
          <text:insertion>
            <office:change-info>
              <dc:creator>unknown</dc:creator>
              <dc:date>2007-02-16T14:03:00</dc:date>
            </office:change-info>
          </text:insertion>
        </text:changed-region>
        <text:changed-region text:id="ct142660232">
          <text:insertion>
            <office:change-info>
              <dc:creator>Jeffrey Kesselman</dc:creator>
              <dc:date>2007-02-09T14:45:00</dc:date>
            </office:change-info>
          </text:insertion>
        </text:changed-region>
        <text:changed-region text:id="ct142642768">
          <text:insertion>
            <office:change-info>
              <dc:creator>Jeffrey Kesselman</dc:creator>
              <dc:date>2007-02-09T14:23:00</dc:date>
            </office:change-info>
          </text:insertion>
        </text:changed-region>
        <text:changed-region text:id="ct142626408">
          <text:insertion>
            <office:change-info>
              <dc:creator>Jeffrey Kesselman</dc:creator>
              <dc:date>2007-02-09T14:23:00</dc:date>
            </office:change-info>
          </text:insertion>
        </text:changed-region>
        <text:changed-region text:id="ct142636480">
          <text:insertion>
            <office:change-info>
              <dc:creator>Jeffrey Kesselman</dc:creator>
              <dc:date>2007-02-09T14:23:00</dc:date>
            </office:change-info>
          </text:insertion>
        </text:changed-region>
        <text:changed-region text:id="ct142640424">
          <text:insertion>
            <office:change-info>
              <dc:creator>Jeffrey Kesselman</dc:creator>
              <dc:date>2007-02-09T14:23:00</dc:date>
            </office:change-info>
          </text:insertion>
        </text:changed-region>
        <text:changed-region text:id="ct143177296">
          <text:insertion>
            <office:change-info>
              <dc:creator>Jeffrey Kesselman</dc:creator>
              <dc:date>2007-02-09T14:23:00</dc:date>
            </office:change-info>
          </text:insertion>
        </text:changed-region>
        <text:changed-region text:id="ct143157488">
          <text:insertion>
            <office:change-info>
              <dc:creator>Jeffrey Kesselman</dc:creator>
              <dc:date>2007-02-09T14:23:00</dc:date>
            </office:change-info>
          </text:insertion>
        </text:changed-region>
        <text:changed-region text:id="ct141082800">
          <text:insertion>
            <office:change-info>
              <dc:creator>unknown</dc:creator>
              <dc:date>2007-02-16T14:09:00</dc:date>
            </office:change-info>
          </text:insertion>
        </text:changed-region>
        <text:changed-region text:id="ct143256544">
          <text:deletion>
            <office:change-info>
              <dc:creator>Jeffrey Kesselman</dc:creator>
              <dc:date>2007-02-09T14:30:00</dc:date>
            </office:change-info>
            <text:p text:style-name="P19"/>
            <text:h text:style-name="P20"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1">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1">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1">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1">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42638696">
          <text:deletion>
            <office:change-info>
              <dc:creator>Jeffrey Kesselman</dc:creator>
              <dc:date>2007-02-09T14:31:00</dc:date>
            </office:change-info>
            <text:h text:style-name="P10"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2"> informs the system that you intend to modify the state of the Managed Object where </text:span><text:span text:style-name="T12">get</text:span><text:span text:style-name="T2"> says you intend only to read the state but not write it.</text:span></text:p>
            <text:p text:style-name="P21"><text:span text:style-name="T2">Although all changes to any Managed Object are persistent, it is more efficient to use </text:span><text:span text:style-name="T12">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1"><text:span text:style-name="T2">Conversely it is better to use </text:span><text:span text:style-name="T12">get</text:span><text:span text:style-name="T2"> <text:s/>if the state of the Managed Object may not be modified. <text:s/>The </text:span><text:span text:style-name="T12">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2"> to </text:span><text:span text:style-name="T12">getForUpdate</text:span><text:span text:style-name="T2"> by calling the <text:s/></text:span><text:span text:style-name="T12">markForUpdate </text:span><text:span text:style-name="T2">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42662280">
          <text:deletion>
            <office:change-info>
              <dc:creator>Jeffrey Kesselman</dc:creator>
              <dc:date>2007-02-09T14:33:00</dc:date>
            </office:change-info>
            <text:h text:style-name="Heading_20_3" text:outline-level="3"/>
            <text:h text:style-name="P10" text:outline-level="3"/>
          </text:deletion>
        </text:changed-region>
        <text:changed-region text:id="ct142621976">
          <text:deletion>
            <office:change-info>
              <dc:creator>unknown</dc:creator>
              <dc:date>2007-02-16T14:09:00</dc:date>
            </office:change-info>
            <text:p text:style-name="Text_20_body">user.</text:p>
          </text:deletion>
        </text:changed-region>
        <text:changed-region text:id="ct142651424">
          <text:insertion>
            <office:change-info>
              <dc:creator>unknown</dc:creator>
              <dc:date>2007-02-16T14:09:00</dc:date>
            </office:change-info>
          </text:insertion>
        </text:changed-region>
        <text:changed-region text:id="ct142618304">
          <text:deletion>
            <office:change-info>
              <dc:creator>unknown</dc:creator>
              <dc:date>2007-02-16T14:10:00</dc:date>
            </office:change-info>
            <text:p text:style-name="Text_20_body">arsesp</text:p>
          </text:deletion>
        </text:changed-region>
        <text:changed-region text:id="ct143273016">
          <text:insertion>
            <office:change-info>
              <dc:creator>unknown</dc:creator>
              <dc:date>2007-02-16T14:10:00</dc:date>
            </office:change-info>
          </text:insertion>
        </text:changed-region>
        <text:changed-region text:id="ct143131160">
          <text:deletion>
            <office:change-info>
              <dc:creator>unknown</dc:creator>
              <dc:date>2007-02-16T14:10:00</dc:date>
            </office:change-info>
            <text:p text:style-name="Text_20_body">s</text:p>
          </text:deletion>
        </text:changed-region>
        <text:changed-region text:id="ct143236264">
          <text:insertion>
            <office:change-info>
              <dc:creator>Owen Kellett</dc:creator>
              <dc:date>2008-11-24T11:47:00</dc:date>
            </office:change-info>
          </text:insertion>
        </text:changed-region>
        <text:changed-region text:id="ct143365232">
          <text:deletion>
            <office:change-info>
              <dc:creator>unknown</dc:creator>
              <dc:date>2007-02-16T14:10:00</dc:date>
            </office:change-info>
            <text:p text:style-name="P22">To listen to the Game Clients, the Player Managed Objects are registered as <text:s/><text:span text:style-name="T12">ClientSessionListeners</text:span>.</text:p>
          </text:deletion>
        </text:changed-region>
        <text:changed-region text:id="ct143319408">
          <text:deletion>
            <office:change-info>
              <dc:creator>Owen Kellett</dc:creator>
              <dc:date>2008-11-24T11:47:00</dc:date>
            </office:change-info>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deletion>
        </text:changed-region>
        <text:changed-region text:id="ct143308472">
          <text:deletion>
            <office:change-info>
              <dc:creator>unknown</dc:creator>
              <dc:date>2007-02-16T14:11:00</dc:date>
            </office:change-info>
            <text:p text:style-name="P23">Boot</text:p>
          </text:deletion>
        </text:changed-region>
        <text:changed-region text:id="ct143359016">
          <text:insertion>
            <office:change-info>
              <dc:creator>unknown</dc:creator>
              <dc:date>2007-02-16T14:11:00</dc:date>
            </office:change-info>
          </text:insertion>
        </text:changed-region>
        <text:changed-region text:id="ct143343048">
          <text:insertion>
            <office:change-info>
              <dc:creator>unknown</dc:creator>
              <dc:date>2007-02-16T14:11:00</dc:date>
            </office:change-info>
          </text:insertion>
        </text:changed-region>
        <text:changed-region text:id="ct143341080">
          <text:insertion>
            <office:change-info>
              <dc:creator>Owen Kellett</dc:creator>
              <dc:date>2008-11-24T11:47:00</dc:date>
            </office:change-info>
          </text:insertion>
        </text:changed-region>
        <text:changed-region text:id="ct143305664">
          <text:insertion>
            <office:change-info>
              <dc:creator>Owen Kellett</dc:creator>
              <dc:date>2008-11-24T11:48:00</dc:date>
            </office:change-info>
          </text:insertion>
        </text:changed-region>
        <text:changed-region text:id="ct143404808">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43092400">
          <text:deletion>
            <office:change-info>
              <dc:creator>unknown</dc:creator>
              <dc:date>2007-02-16T14:15:00</dc:date>
            </office:change-info>
            <text:p text:style-name="Figure">Boot</text:p>
          </text:deletion>
        </text:changed-region>
        <text:changed-region text:id="ct143408856">
          <text:insertion>
            <office:change-info>
              <dc:creator>unknown</dc:creator>
              <dc:date>2007-02-16T14:15:00</dc:date>
            </office:change-info>
          </text:insertion>
        </text:changed-region>
        <text:changed-region text:id="ct143376880">
          <text:deletion>
            <office:change-info>
              <dc:creator>Jeffrey Kesselman</dc:creator>
              <dc:date>2007-02-09T14:35:00</dc:date>
            </office:change-info>
            <text:p text:style-name="Text_20_body"><text:s/>(in pseudo-code):</text:p>
          </text:deletion>
        </text:changed-region>
        <text:changed-region text:id="ct143301200">
          <text:insertion>
            <office:change-info>
              <dc:creator>Jeffrey Kesselman</dc:creator>
              <dc:date>2007-02-09T14:35:00</dc:date>
            </office:change-info>
          </text:insertion>
        </text:changed-region>
        <text:changed-region text:id="ct143202160">
          <text:insertion>
            <office:change-info>
              <dc:creator>Jeffrey Kesselman</dc:creator>
              <dc:date>2007-02-09T14:35:00</dc:date>
            </office:change-info>
          </text:insertion>
        </text:changed-region>
        <text:changed-region text:id="ct143357088">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43316896">
          <text:insertion>
            <office:change-info>
              <dc:creator>unknown</dc:creator>
              <dc:date>2007-02-16T14:16:00</dc:date>
            </office:change-info>
          </text:insertion>
        </text:changed-region>
        <text:changed-region text:id="ct143371408">
          <text:insertion>
            <office:change-info>
              <dc:creator>Jane Loizeaux</dc:creator>
              <dc:date>2008-04-22T16:34:00</dc:date>
            </office:change-info>
          </text:insertion>
        </text:changed-region>
        <text:changed-region text:id="ct143303728">
          <text:deletion>
            <office:change-info>
              <dc:creator>unknown</dc:creator>
              <dc:date>2007-02-16T14:16:00</dc:date>
            </office:change-info>
            <text:p text:style-name="Text_20_body"><text:span text:style-name="T12">Tasks</text:span> </text:p>
          </text:deletion>
        </text:changed-region>
        <text:changed-region text:id="ct141713760">
          <text:insertion>
            <office:change-info>
              <dc:creator>unknown</dc:creator>
              <dc:date>2007-02-16T14:16:00</dc:date>
            </office:change-info>
          </text:insertion>
        </text:changed-region>
        <text:changed-region text:id="ct143372744">
          <text:deletion>
            <office:change-info>
              <dc:creator>Owen Kellett</dc:creator>
              <dc:date>2008-11-24T11:48:00</dc:date>
            </office:change-info>
            <text:p text:style-name="P24"/>
            <text:p text:style-name="P25"/>
          </text:deletion>
        </text:changed-region>
        <text:changed-region text:id="ct143463112">
          <text:deletion>
            <office:change-info>
              <dc:creator>unknown</dc:creator>
              <dc:date>2007-02-16T14:17:00</dc:date>
            </office:change-info>
            <text:p text:style-name="Text_20_body">and is included in the SDK examples </text:p>
          </text:deletion>
        </text:changed-region>
        <text:changed-region text:id="ct143402216">
          <text:deletion>
            <office:change-info>
              <dc:creator>unknown</dc:creator>
              <dc:date>2007-02-16T14:17:00</dc:date>
            </office:change-info>
            <text:p text:style-name="Text_20_body">SwordWorld</text:p>
          </text:deletion>
        </text:changed-region>
        <text:changed-region text:id="ct143505504">
          <text:insertion>
            <office:change-info>
              <dc:creator>unknown</dc:creator>
              <dc:date>2007-02-16T14:17:00</dc:date>
            </office:change-info>
          </text:insertion>
        </text:changed-region>
        <text:changed-region text:id="ct143521392">
          <text:deletion>
            <office:change-info>
              <dc:creator>Jeffrey Kesselman</dc:creator>
              <dc:date>2007-02-09T14:39:00</dc:date>
            </office:change-info>
            <text:h text:style-name="P26" text:outline-level="2"/>
            <text:h text:style-name="P26" text:outline-level="2">Task </text:h>
          </text:deletion>
        </text:changed-region>
        <text:changed-region text:id="ct143494368">
          <text:deletion>
            <office:change-info>
              <dc:creator>Jeffrey Kesselman</dc:creator>
              <dc:date>2007-02-09T14:38:00</dc:date>
            </office:change-info>
            <text:h text:style-name="P26" text:outline-level="2">Execution Priorities</text:h>
          </text:deletion>
        </text:changed-region>
        <text:changed-region text:id="ct143464408">
          <text:deletion>
            <office:change-info>
              <dc:creator>Jeffrey Kesselman</dc:creator>
              <dc:date>2007-02-09T14:39:00</dc:date>
            </office:change-info>
            <text:p text:style-name="P27"/>
            <text:h text:style-name="P26" text:outline-level="2"/>
          </text:deletion>
        </text:changed-region>
        <text:changed-region text:id="ct143468304">
          <text:deletion>
            <office:change-info>
              <dc:creator>Jeffrey Kesselman</dc:creator>
              <dc:date>2007-02-09T14:38:00</dc:date>
            </office:change-info>
            <text:p text:style-name="P4">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1"><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1">Tasks are atomic <text:span text:style-name="T14">─</text:span> that is, you will never get just part of a task executed and visible to another task. The code within a task is guaranteed to execute in order (within the limits of Java's own in-order guarantees).</text:p>
            <text:p text:style-name="P11">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1">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1">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1">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7">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43419320">
          <text:deletion>
            <office:change-info>
              <dc:creator>Jeffrey Kesselman</dc:creator>
              <dc:date>2007-02-09T14:45:00</dc:date>
            </office:change-info>
            <text:p text:style-name="Text_20_body"/>
            <text:h text:style-name="P26" text:outline-level="2">Creating And Deleting Managed Objects</text:h>
            <text:p text:style-name="P4">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43356880">
          <text:deletion>
            <office:change-info>
              <dc:creator>Jeffrey Kesselman</dc:creator>
              <dc:date>2007-02-09T14:45:00</dc:date>
            </office:change-info>
            <text:p text:style-name="P19">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143485720">
          <text:deletion>
            <office:change-info>
              <dc:creator>Jane Loizeaux</dc:creator>
              <dc:date>2008-04-22T16:34:00</dc:date>
            </office:change-info>
            <text:p text:style-name="P28"><text:s/>Additionally, a server can specify a per-session listener (to be notified when messages are sent by an individual client session on a channel when joining a client session to a channel).</text:p>
          </text:deletion>
        </text:changed-region>
        <text:changed-region text:id="ct143543072">
          <text:deletion>
            <office:change-info>
              <dc:creator>Jeffrey Kesselman</dc:creator>
              <dc:date>2007-02-09T14:48:00</dc:date>
            </office:change-info>
            <text:p text:style-name="Text_20_body">ing</text:p>
          </text:deletion>
        </text:changed-region>
        <text:changed-region text:id="ct143479824">
          <text:deletion>
            <office:change-info>
              <dc:creator>Jeffrey Kesselman</dc:creator>
              <dc:date>2007-02-09T14:48:00</dc:date>
            </office:change-info>
            <text:p text:style-name="Text_20_body">the</text:p>
          </text:deletion>
        </text:changed-region>
        <text:changed-region text:id="ct143479920">
          <text:insertion>
            <office:change-info>
              <dc:creator>Jeffrey Kesselman</dc:creator>
              <dc:date>2007-02-09T14:49:00</dc:date>
            </office:change-info>
          </text:insertion>
        </text:changed-region>
        <text:changed-region text:id="ct143543472">
          <text:insertion>
            <office:change-info>
              <dc:creator>Jeffrey Kesselman</dc:creator>
              <dc:date>2007-02-09T14:49:00</dc:date>
            </office:change-info>
          </text:insertion>
        </text:changed-region>
        <text:changed-region text:id="ct143482448">
          <text:insertion>
            <office:change-info>
              <dc:creator>Jeffrey Kesselman</dc:creator>
              <dc:date>2007-02-09T14:51:00</dc:date>
            </office:change-info>
          </text:insertion>
        </text:changed-region>
        <text:changed-region text:id="ct143537920">
          <text:insertion>
            <office:change-info>
              <dc:creator>Jeffrey Kesselman</dc:creator>
              <dc:date>2007-02-09T14:51:00</dc:date>
            </office:change-info>
          </text:insertion>
        </text:changed-region>
        <text:changed-region text:id="ct143484976">
          <text:insertion>
            <office:change-info>
              <dc:creator>Jeffrey Kesselman</dc:creator>
              <dc:date>2007-02-09T14:52:00</dc:date>
            </office:change-info>
          </text:insertion>
        </text:changed-region>
        <text:changed-region text:id="ct143479696">
          <text:insertion>
            <office:change-info>
              <dc:creator>Jeffrey Kesselman</dc:creator>
              <dc:date>2007-02-09T14:52:00</dc:date>
            </office:change-info>
          </text:insertion>
        </text:changed-region>
        <text:changed-region text:id="ct143543168">
          <text:insertion>
            <office:change-info>
              <dc:creator>Jeffrey Kesselman</dc:creator>
              <dc:date>2007-02-09T14:52:00</dc:date>
            </office:change-info>
          </text:insertion>
        </text:changed-region>
        <text:changed-region text:id="ct143543264">
          <text:insertion>
            <office:change-info>
              <dc:creator>Jeffrey Kesselman</dc:creator>
              <dc:date>2007-02-09T14:52:00</dc:date>
            </office:change-info>
          </text:insertion>
        </text:changed-region>
        <text:changed-region text:id="ct143543360">
          <text:insertion>
            <office:change-info>
              <dc:creator>Jeffrey Kesselman</dc:creator>
              <dc:date>2007-02-09T14:52:00</dc:date>
            </office:change-info>
          </text:insertion>
        </text:changed-region>
        <text:changed-region text:id="ct143479600">
          <text:deletion>
            <office:change-info>
              <dc:creator>Jane Loizeaux</dc:creator>
              <dc:date>2008-04-22T17:11:00</dc:date>
            </office:change-info>
            <text:p text:style-name="P2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29"><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2815072">
          <text:insertion>
            <office:change-info>
              <dc:creator>Jane Loizeaux</dc:creator>
              <dc:date>2008-04-22T17:11:00</dc:date>
            </office:change-info>
          </text:insertion>
        </text:changed-region>
        <text:changed-region text:id="ct143549088">
          <text:deletion>
            <office:change-info>
              <dc:creator>Owen Kellett</dc:creator>
              <dc:date>2008-11-24T09:36:00</dc:date>
            </office:change-info>
            <text:p text:style-name="P11">Make sure that Darkstar is correctly installed, and that the required supporting libraries have also been installed in the correct locations (see the README file for details).</text:p>
          </text:deletion>
        </text:changed-region>
        <text:changed-region text:id="ct143548992">
          <text:deletion>
            <office:change-info>
              <dc:creator>Jane Loizeaux</dc:creator>
              <dc:date>2008-04-22T16:35:00</dc:date>
            </office:change-info>
            <text:p text:style-name="P11">Be sure to follow the directions in the README files to complete installation.</text:p>
          </text:deletion>
        </text:changed-region>
        <text:changed-region text:id="ct143548896">
          <text:deletion>
            <office:change-info>
              <dc:creator>Owen Kellett</dc:creator>
              <dc:date>2008-11-24T09:36:00</dc:date>
            </office:change-info>
            <text:p text:style-name="P11"><text:s text:c="2"/></text:p>
          </text:deletion>
        </text:changed-region>
        <text:changed-region text:id="ct143548448">
          <text:insertion>
            <office:change-info>
              <dc:creator>Owen Kellett</dc:creator>
              <dc:date>2008-11-24T09:16:00</dc:date>
            </office:change-info>
          </text:insertion>
        </text:changed-region>
        <text:changed-region text:id="ct143548096">
          <text:deletion>
            <office:change-info>
              <dc:creator>Owen Kellett</dc:creator>
              <dc:date>2008-11-24T09:15:00</dc:date>
            </office:change-info>
            <text:p text:style-name="P4">5</text:p>
          </text:deletion>
        </text:changed-region>
        <text:changed-region text:id="ct143548640">
          <text:deletion>
            <office:change-info>
              <dc:creator>unknown</dc:creator>
              <dc:date>2008-04-24T09:26:00</dc:date>
            </office:change-info>
            <text:p text:style-name="P4">, version 1.5.0_11 or better</text:p>
          </text:deletion>
        </text:changed-region>
        <text:changed-region text:id="ct143548320">
          <text:deletion>
            <office:change-info>
              <dc:creator>Owen Kellett</dc:creator>
              <dc:date>2008-11-24T09:20:00</dc:date>
            </office:change-info>
            <text:p text:style-name="P4"><text:note text:id="ftn0" text:note-class="footnote"><text:note-citation>0</text:note-citation><text:note-body><text:p text:style-name="Footnote">Network problems have been reported when running the PDS on VMs prior to 1.5.0_10 on certain platforms. <text:s/>The PDS is compatible with JDK<text:span text:style-name="T16">™ 6 as well, though this configuration is experimental.</text:span></text:p></text:note-body></text:note></text:p>
          </text:deletion>
        </text:changed-region>
        <text:changed-region text:id="ct143478384">
          <text:deletion>
            <office:change-info>
              <dc:creator>Owen Kellett</dc:creator>
              <dc:date>2008-11-24T09:52:00</dc:date>
            </office:change-info>
            <text:p text:style-name="P21">tutorial example </text:p>
          </text:deletion>
        </text:changed-region>
        <text:changed-region text:id="ct143555984">
          <text:deletion>
            <office:change-info>
              <dc:creator>Owen Kellett</dc:creator>
              <dc:date>2008-11-24T10:05:00</dc:date>
            </office:change-info>
            <text:p text:style-name="P21">You run a </text:p>
          </text:deletion>
        </text:changed-region>
        <text:changed-region text:id="ct142817936">
          <text:deletion>
            <office:change-info>
              <dc:creator>unknown</dc:creator>
              <dc:date>2008-04-24T10:02:00</dc:date>
            </office:change-info>
            <text:p text:style-name="P21"/>
            <text:p text:style-name="P21"/>
          </text:deletion>
        </text:changed-region>
        <text:changed-region text:id="ct143485960">
          <text:deletion>
            <office:change-info>
              <dc:creator>Owen Kellett</dc:creator>
              <dc:date>2008-12-09T17:09:00</dc:date>
            </office:change-info>
            <text:p text:style-name="P21"/>
            <text:p text:style-name="P21"/>
          </text:deletion>
        </text:changed-region>
        <text:changed-region text:id="ct142817072">
          <text:deletion>
            <office:change-info>
              <dc:creator>Owen Kellett</dc:creator>
              <dc:date>2008-11-24T09:40:00</dc:date>
            </office:change-info>
            <text:p text:style-name="P21">The <text:span text:style-name="T12">data</text:span> directory contains subdirectories for the object store data for all the different examples. <text:s/></text:p>
          </text:deletion>
        </text:changed-region>
        <text:changed-region text:id="ct143493648">
          <text:deletion>
            <office:change-info>
              <dc:creator>Owen Kellett</dc:creator>
              <dc:date>2008-12-09T17:09:00</dc:date>
            </office:change-info>
            <text:p text:style-name="P21">The <text:span text:style-name="T12">tutorial.jar</text:span> file in the <text:span text:style-name="T12">tutorial</text:span> folder contains pre-compiled <text:span text:style-name="T12">.class</text:span> files for all the tutorial examples. <text:s/></text:p>
          </text:deletion>
        </text:changed-region>
        <text:changed-region text:id="ct143504928">
          <text:insertion>
            <office:change-info>
              <dc:creator>Owen Kellett</dc:creator>
              <dc:date>2008-12-04T16:31:00</dc:date>
            </office:change-info>
          </text:insertion>
        </text:changed-region>
        <text:changed-region text:id="ct141719072">
          <text:insertion>
            <office:change-info>
              <dc:creator>Owen Kellett</dc:creator>
              <dc:date>2008-11-24T10:05:00</dc:date>
            </office:change-info>
          </text:insertion>
        </text:changed-region>
        <text:changed-region text:id="ct143550208">
          <text:insertion>
            <office:change-info>
              <dc:creator>Owen Kellett</dc:creator>
              <dc:date>2008-11-24T09:52:00</dc:date>
            </office:change-info>
          </text:insertion>
        </text:changed-region>
        <text:changed-region text:id="ct143558184">
          <text:insertion>
            <office:change-info>
              <dc:creator>Owen Kellett</dc:creator>
              <dc:date>2008-11-24T09:41:00</dc:date>
            </office:change-info>
          </text:insertion>
        </text:changed-region>
        <text:changed-region text:id="ct143558376">
          <text:deletion>
            <office:change-info>
              <dc:creator>Owen Kellett</dc:creator>
              <dc:date>2008-11-24T09:41:00</dc:date>
            </office:change-info>
            <text:p text:style-name="P21">script </text:p>
          </text:deletion>
        </text:changed-region>
        <text:changed-region text:id="ct143549280">
          <text:insertion>
            <office:change-info>
              <dc:creator>Owen Kellett</dc:creator>
              <dc:date>2008-11-24T09:41:00</dc:date>
            </office:change-info>
          </text:insertion>
        </text:changed-region>
        <text:changed-region text:id="ct143547312">
          <text:deletion>
            <office:change-info>
              <dc:creator>Owen Kellett</dc:creator>
              <dc:date>2008-11-24T09:41:00</dc:date>
            </office:change-info>
            <text:p text:style-name="P21"><text:s/>root</text:p>
          </text:deletion>
        </text:changed-region>
        <text:changed-region text:id="ct143559560">
          <text:insertion>
            <office:change-info>
              <dc:creator>Owen Kellett</dc:creator>
              <dc:date>2008-11-24T09:41:00</dc:date>
            </office:change-info>
          </text:insertion>
        </text:changed-region>
        <text:changed-region text:id="ct143547632">
          <text:deletion>
            <office:change-info>
              <dc:creator>Owen Kellett</dc:creator>
              <dc:date>2008-11-24T09:47:00</dc:date>
            </office:change-info>
            <text:p text:style-name="P21">has the following form:</text:p>
          </text:deletion>
        </text:changed-region>
        <text:changed-region text:id="ct143547504">
          <text:insertion>
            <office:change-info>
              <dc:creator>Owen Kellett</dc:creator>
              <dc:date>2008-11-24T09:47:00</dc:date>
            </office:change-info>
          </text:insertion>
        </text:changed-region>
        <text:changed-region text:id="ct142843000">
          <text:insertion>
            <office:change-info>
              <dc:creator>Owen Kellett</dc:creator>
              <dc:date>2008-11-24T09:48:00</dc:date>
            </office:change-info>
          </text:insertion>
        </text:changed-region>
        <text:changed-region text:id="ct143561064">
          <text:insertion>
            <office:change-info>
              <dc:creator>Owen Kellett</dc:creator>
              <dc:date>2008-11-24T09:49:00</dc:date>
            </office:change-info>
          </text:insertion>
        </text:changed-region>
        <text:changed-region text:id="ct143559784">
          <text:insertion>
            <office:change-info>
              <dc:creator>Owen Kellett</dc:creator>
              <dc:date>2008-11-24T09:50:00</dc:date>
            </office:change-info>
          </text:insertion>
        </text:changed-region>
        <text:changed-region text:id="ct143561688">
          <text:insertion>
            <office:change-info>
              <dc:creator>Owen Kellett</dc:creator>
              <dc:date>2008-11-24T09:54:00</dc:date>
            </office:change-info>
          </text:insertion>
        </text:changed-region>
        <text:changed-region text:id="ct143561784">
          <text:deletion>
            <office:change-info>
              <dc:creator>Owen Kellett</dc:creator>
              <dc:date>2008-11-24T09:54:00</dc:date>
            </office:change-info>
            <text:p text:style-name="P11"/>
            <text:list text:style-name="L3">
              <text:list-item>
                <text:p text:style-name="P30">For Unix:</text:p>
              </text:list-item>
            </text:list>
          </text:deletion>
        </text:changed-region>
        <text:changed-region text:id="ct143558280">
          <text:deletion>
            <office:change-info>
              <dc:creator>Owen Kellett</dc:creator>
              <dc:date>2008-11-24T09:55:00</dc:date>
            </office:change-info>
            <text:p text:style-name="P31">sgs.sh</text:p>
          </text:deletion>
        </text:changed-region>
        <text:changed-region text:id="ct143548544">
          <text:insertion>
            <office:change-info>
              <dc:creator>Owen Kellett</dc:creator>
              <dc:date>2008-11-24T09:55:00</dc:date>
            </office:change-info>
          </text:insertion>
        </text:changed-region>
        <text:changed-region text:id="ct143558088">
          <text:insertion>
            <office:change-info>
              <dc:creator>Owen Kellett</dc:creator>
              <dc:date>2008-11-24T09:55:00</dc:date>
            </office:change-info>
          </text:insertion>
        </text:changed-region>
        <text:changed-region text:id="ct142845960">
          <text:deletion>
            <office:change-info>
              <dc:creator>Owen Kellett</dc:creator>
              <dc:date>2008-11-24T09:55:00</dc:date>
            </office:change-info>
            <text:list text:style-name="L3">
              <text:list-item text:start-value="1">
                <text:p text:style-name="P32"/>
              </text:list-item>
              <text:list-item>
                <text:p text:style-name="P33"><text:span text:style-name="T2">sgs</text:span><text:span text:style-name="T12"> </text:span><text:span text:style-name="T17">app_classpath</text:span><text:span text:style-name="T12"> </text:span><text:span text:style-name="T17">app_config_file</text:span></text:p>
              </text:list-item>
            </text:list>
          </text:deletion>
        </text:changed-region>
        <text:changed-region text:id="ct143559464">
          <text:deletion>
            <office:change-info>
              <dc:creator>Owen Kellett</dc:creator>
              <dc:date>2008-11-24T09:54:00</dc:date>
            </office:change-info>
            <text:list text:style-name="L3">
              <text:list-item text:start-value="1">
                <text:p text:style-name="P34"/>
              </text:list-item>
              <text:list-item>
                <text:p text:style-name="P35">For Windows:</text:p>
              </text:list-item>
            </text:list>
          </text:deletion>
        </text:changed-region>
        <text:changed-region text:id="ct143547408">
          <text:deletion>
            <office:change-info>
              <dc:creator>Owen Kellett</dc:creator>
              <dc:date>2008-11-24T09:55:00</dc:date>
            </office:change-info>
            <text:p text:style-name="P31"><text:span text:style-name="T17">app_classpath</text:span><text:span text:style-name="T5"> </text:span><text:span text:style-name="T17">app_config_file</text:span></text:p>
          </text:deletion>
        </text:changed-region>
        <text:changed-region text:id="ct142844128">
          <text:insertion>
            <office:change-info>
              <dc:creator>Owen Kellett</dc:creator>
              <dc:date>2008-11-24T10:50:00</dc:date>
            </office:change-info>
          </text:insertion>
        </text:changed-region>
        <text:changed-region text:id="ct142846504">
          <text:insertion>
            <office:change-info>
              <dc:creator>Owen Kellett</dc:creator>
              <dc:date>2008-11-24T09:55:00</dc:date>
            </office:change-info>
          </text:insertion>
        </text:changed-region>
        <text:changed-region text:id="ct143559656">
          <text:deletion>
            <office:change-info>
              <dc:creator>Owen Kellett</dc:creator>
              <dc:date>2008-11-24T09:55:00</dc:date>
            </office:change-info>
            <text:p text:style-name="P12">app_classpath</text:p>
          </text:deletion>
        </text:changed-region>
        <text:changed-region text:id="ct142844568">
          <text:insertion>
            <office:change-info>
              <dc:creator>Owen Kellett</dc:creator>
              <dc:date>2008-11-24T09:55:00</dc:date>
            </office:change-info>
          </text:insertion>
        </text:changed-region>
        <text:changed-region text:id="ct143547136">
          <text:deletion>
            <office:change-info>
              <dc:creator>Owen Kellett</dc:creator>
              <dc:date>2008-11-24T09:55:00</dc:date>
            </office:change-info>
            <text:p text:style-name="P11">a default classpath in which to find the application classes, and <text:span text:style-name="T1">app_config_file <text:s/></text:span>is the configuration file for the application you want to launch. </text:p>
          </text:deletion>
        </text:changed-region>
        <text:changed-region text:id="ct143556752">
          <text:insertion>
            <office:change-info>
              <dc:creator>Owen Kellett</dc:creator>
              <dc:date>2008-11-24T09:55:00</dc:date>
            </office:change-info>
          </text:insertion>
        </text:changed-region>
        <text:changed-region text:id="ct143557528">
          <text:insertion>
            <office:change-info>
              <dc:creator>Owen Kellett</dc:creator>
              <dc:date>2008-11-24T09:56:00</dc:date>
            </office:change-info>
          </text:insertion>
        </text:changed-region>
        <text:changed-region text:id="ct143561880">
          <text:insertion>
            <office:change-info>
              <dc:creator>Owen Kellett</dc:creator>
              <dc:date>2008-11-24T09:57:00</dc:date>
            </office:change-info>
          </text:insertion>
        </text:changed-region>
        <text:changed-region text:id="ct143560920">
          <text:insertion>
            <office:change-info>
              <dc:creator>Owen Kellett</dc:creator>
              <dc:date>2008-11-24T09:58:00</dc:date>
            </office:change-info>
          </text:insertion>
        </text:changed-region>
        <text:changed-region text:id="ct143548000">
          <text:insertion>
            <office:change-info>
              <dc:creator>Owen Kellett</dc:creator>
              <dc:date>2008-11-24T09:59:00</dc:date>
            </office:change-info>
          </text:insertion>
        </text:changed-region>
        <text:changed-region text:id="ct143561528">
          <text:insertion>
            <office:change-info>
              <dc:creator>Owen Kellett</dc:creator>
              <dc:date>2008-11-24T10:00:00</dc:date>
            </office:change-info>
          </text:insertion>
        </text:changed-region>
        <text:changed-region text:id="ct142844408">
          <text:insertion>
            <office:change-info>
              <dc:creator>Owen Kellett</dc:creator>
              <dc:date>2008-11-24T10:01:00</dc:date>
            </office:change-info>
          </text:insertion>
        </text:changed-region>
        <text:changed-region text:id="ct142861768">
          <text:insertion>
            <office:change-info>
              <dc:creator>Owen Kellett</dc:creator>
              <dc:date>2008-11-24T10:05:00</dc:date>
            </office:change-info>
          </text:insertion>
        </text:changed-region>
        <text:changed-region text:id="ct142855264">
          <text:insertion>
            <office:change-info>
              <dc:creator>Owen Kellett</dc:creator>
              <dc:date>2008-11-24T10:06:00</dc:date>
            </office:change-info>
          </text:insertion>
        </text:changed-region>
        <text:changed-region text:id="ct143558472">
          <text:insertion>
            <office:change-info>
              <dc:creator>Owen Kellett</dc:creator>
              <dc:date>2008-11-24T10:07:00</dc:date>
            </office:change-info>
          </text:insertion>
        </text:changed-region>
        <text:changed-region text:id="ct142844808">
          <text:insertion>
            <office:change-info>
              <dc:creator>Owen Kellett</dc:creator>
              <dc:date>2008-11-24T10:08:00</dc:date>
            </office:change-info>
          </text:insertion>
        </text:changed-region>
        <text:changed-region text:id="ct143561160">
          <text:insertion>
            <office:change-info>
              <dc:creator>Owen Kellett</dc:creator>
              <dc:date>2008-11-24T10:09:00</dc:date>
            </office:change-info>
          </text:insertion>
        </text:changed-region>
        <text:changed-region text:id="ct143562072">
          <text:insertion>
            <office:change-info>
              <dc:creator>Owen Kellett</dc:creator>
              <dc:date>2008-11-24T10:12:00</dc:date>
            </office:change-info>
          </text:insertion>
        </text:changed-region>
        <text:changed-region text:id="ct143567288">
          <text:insertion>
            <office:change-info>
              <dc:creator>Owen Kellett</dc:creator>
              <dc:date>2008-11-24T10:13:00</dc:date>
            </office:change-info>
          </text:insertion>
        </text:changed-region>
        <text:changed-region text:id="ct143567160">
          <text:insertion>
            <office:change-info>
              <dc:creator>Owen Kellett</dc:creator>
              <dc:date>2008-12-09T17:08:00</dc:date>
            </office:change-info>
          </text:insertion>
        </text:changed-region>
        <text:changed-region text:id="ct143572408">
          <text:insertion>
            <office:change-info>
              <dc:creator>Owen Kellett</dc:creator>
              <dc:date>2008-12-09T17:09:00</dc:date>
            </office:change-info>
          </text:insertion>
        </text:changed-region>
        <text:changed-region text:id="ct143573272">
          <text:deletion>
            <office:change-info>
              <dc:creator>Owen Kellett</dc:creator>
              <dc:date>2008-11-24T10:16:00</dc:date>
            </office:change-info>
            <text:p text:style-name="P11">that use relative paths</text:p>
          </text:deletion>
        </text:changed-region>
        <text:changed-region text:id="ct143574056">
          <text:insertion>
            <office:change-info>
              <dc:creator>Owen Kellett</dc:creator>
              <dc:date>2008-11-24T10:16:00</dc:date>
            </office:change-info>
          </text:insertion>
        </text:changed-region>
        <text:changed-region text:id="ct143574752">
          <text:deletion>
            <office:change-info>
              <dc:creator>Owen Kellett</dc:creator>
              <dc:date>2008-11-24T10:16:00</dc:date>
            </office:change-info>
            <text:p text:style-name="Text_20_body"><text:span text:style-name="T11"><text:s/>These paths assume your working directory is the </text:span><text:span text:style-name="T3">tutorial</text:span><text:span text:style-name="T11"> folder in the SDK.</text:span></text:p>
          </text:deletion>
        </text:changed-region>
        <text:changed-region text:id="ct143576040">
          <text:insertion>
            <office:change-info>
              <dc:creator>Owen Kellett</dc:creator>
              <dc:date>2008-11-24T10:16:00</dc:date>
            </office:change-info>
          </text:insertion>
        </text:changed-region>
        <text:changed-region text:id="ct143576944">
          <text:insertion>
            <office:change-info>
              <dc:creator>Owen Kellett</dc:creator>
              <dc:date>2008-11-24T10:16:00</dc:date>
            </office:change-info>
          </text:insertion>
        </text:changed-region>
        <text:changed-region text:id="ct143575448">
          <text:insertion>
            <office:change-info>
              <dc:creator>Owen Kellett</dc:creator>
              <dc:date>2008-11-24T10:17:00</dc:date>
            </office:change-info>
          </text:insertion>
        </text:changed-region>
        <text:changed-region text:id="ct143575544">
          <text:deletion>
            <office:change-info>
              <dc:creator>Owen Kellett</dc:creator>
              <dc:date>2008-11-24T10:17:00</dc:date>
            </office:change-info>
            <text:p text:style-name="P11">So,</text:p>
          </text:deletion>
        </text:changed-region>
        <text:changed-region text:id="ct142872552">
          <text:insertion>
            <office:change-info>
              <dc:creator>Owen Kellett</dc:creator>
              <dc:date>2008-11-24T10:17:00</dc:date>
            </office:change-info>
          </text:insertion>
        </text:changed-region>
        <text:changed-region text:id="ct142866384">
          <text:deletion>
            <office:change-info>
              <dc:creator>Owen Kellett</dc:creator>
              <dc:date>2008-11-24T10:17:00</dc:date>
            </office:change-info>
            <text:list text:style-name="L4">
              <text:list-item text:start-value="1">
                <text:p text:style-name="P36">Add the environment variable SGSHOME to your environment and set it to the directory where you installed the Project Darkstar Server.</text:p>
              </text:list-item>
              <text:list-item>
                <text:p text:style-name="P36">Add SG<text:span text:style-name="T1">SHOME</text:span> to your execution path, where SG<text:span text:style-name="T1">SHOME</text:span> is your PDS install directory. </text:p>
              </text:list-item>
              <text:list-item>
                <text:p text:style-name="P36"/>
              </text:list-item>
            </text:list>
          </text:deletion>
        </text:changed-region>
        <text:changed-region text:id="ct143578336">
          <text:deletion>
            <office:change-info>
              <dc:creator>Owen Kellett</dc:creator>
              <dc:date>2008-11-24T10:18:00</dc:date>
            </office:change-info>
            <text:p text:style-name="Text_20_body">tutorial </text:p>
          </text:deletion>
        </text:changed-region>
        <text:changed-region text:id="ct143548192">
          <text:insertion>
            <office:change-info>
              <dc:creator>Owen Kellett</dc:creator>
              <dc:date>2008-11-24T10:18:00</dc:date>
            </office:change-info>
          </text:insertion>
        </text:changed-region>
        <text:changed-region text:id="ct143561976">
          <text:deletion>
            <office:change-info>
              <dc:creator>Owen Kellett</dc:creator>
              <dc:date>2008-11-24T10:18:00</dc:date>
            </office:change-info>
            <text:p text:style-name="P37">/tutorial</text:p>
          </text:deletion>
        </text:changed-region>
        <text:changed-region text:id="ct142861440">
          <text:insertion>
            <office:change-info>
              <dc:creator>Owen Kellett</dc:creator>
              <dc:date>2008-11-24T10:18:00</dc:date>
            </office:change-info>
          </text:insertion>
        </text:changed-region>
        <text:changed-region text:id="ct143573368">
          <text:insertion>
            <office:change-info>
              <dc:creator>Owen Kellett</dc:creator>
              <dc:date>2008-11-24T10:19:00</dc:date>
            </office:change-info>
          </text:insertion>
        </text:changed-region>
        <text:changed-region text:id="ct143571728">
          <text:deletion>
            <office:change-info>
              <dc:creator>Owen Kellett</dc:creator>
              <dc:date>2008-11-24T10:20:00</dc:date>
            </office:change-info>
            <text:list text:style-name="L5">
              <text:list-item>
                <text:p text:style-name="P38"/>
              </text:list-item>
            </text:list>
            <text:list text:style-name="L6">
              <text:list-item>
                <text:p text:style-name="P39">For Unix:</text:p>
              </text:list-item>
            </text:list>
          </text:deletion>
        </text:changed-region>
        <text:changed-region text:id="ct143577040">
          <text:deletion>
            <office:change-info>
              <dc:creator>Owen Kellett</dc:creator>
              <dc:date>2008-11-24T10:19:00</dc:date>
            </office:change-info>
            <text:p text:style-name="P31">sgs.sh</text:p>
          </text:deletion>
        </text:changed-region>
        <text:changed-region text:id="ct143575944">
          <text:insertion>
            <office:change-info>
              <dc:creator>Owen Kellett</dc:creator>
              <dc:date>2008-11-24T10:19:00</dc:date>
            </office:change-info>
          </text:insertion>
        </text:changed-region>
        <text:changed-region text:id="ct143577384">
          <text:insertion>
            <office:change-info>
              <dc:creator>Owen Kellett</dc:creator>
              <dc:date>2008-11-24T10:20:00</dc:date>
            </office:change-info>
          </text:insertion>
        </text:changed-region>
        <text:changed-region text:id="ct142850352">
          <text:deletion>
            <office:change-info>
              <dc:creator>Owen Kellett</dc:creator>
              <dc:date>2008-11-24T10:20:00</dc:date>
            </office:change-info>
            <text:list text:style-name="L6">
              <text:list-item text:start-value="1">
                <text:p text:style-name="P40"><text:s/>tutorial.jar HelloWorld.properties</text:p>
              </text:list-item>
            </text:list>
            <text:list text:style-name="L7">
              <text:list-item>
                <text:p text:style-name="P41">For Windows:</text:p>
              </text:list-item>
            </text:list>
            <text:list text:style-name="L4" text:continue-numbering="true">
              <text:list-item>
                <text:p text:style-name="P42">sgs tutorial.jar HelloWorld.properties</text:p>
              </text:list-item>
            </text:list>
          </text:deletion>
        </text:changed-region>
        <text:changed-region text:id="ct142869312">
          <text:insertion>
            <office:change-info>
              <dc:creator>Owen Kellett</dc:creator>
              <dc:date>2008-12-04T16:23:00</dc:date>
            </office:change-info>
          </text:insertion>
        </text:changed-region>
        <text:changed-region text:id="ct143567064">
          <text:insertion>
            <office:change-info>
              <dc:creator>Owen Kellett</dc:creator>
              <dc:date>2008-12-04T16:24:00</dc:date>
            </office:change-info>
          </text:insertion>
        </text:changed-region>
        <text:changed-region text:id="ct142864552">
          <text:deletion>
            <office:change-info>
              <dc:creator>Owen Kellett</dc:creator>
              <dc:date>2008-12-09T17:10:00</dc:date>
            </office:change-info>
            <text:p text:style-name="P43">t</text:p>
          </text:deletion>
        </text:changed-region>
        <text:changed-region text:id="ct142847520">
          <text:deletion>
            <office:change-info>
              <dc:creator>Owen Kellett</dc:creator>
              <dc:date>2008-12-04T16:24:00</dc:date>
            </office:change-info>
            <text:p text:style-name="P43">in Unix or Win32, just </text:p>
          </text:deletion>
        </text:changed-region>
        <text:changed-region text:id="ct142869152">
          <text:insertion>
            <office:change-info>
              <dc:creator>Owen Kellett</dc:creator>
              <dc:date>2008-12-09T17:10:00</dc:date>
            </office:change-info>
          </text:insertion>
        </text:changed-region>
        <text:changed-region text:id="ct143574152">
          <text:deletion>
            <office:change-info>
              <dc:creator>Owen Kellett</dc:creator>
              <dc:date>2008-12-09T17:11:00</dc:date>
            </office:change-info>
            <text:p text:style-name="P43">e</text:p>
          </text:deletion>
        </text:changed-region>
        <text:changed-region text:id="ct143575640">
          <text:insertion>
            <office:change-info>
              <dc:creator>Owen Kellett</dc:creator>
              <dc:date>2008-12-09T17:11:00</dc:date>
            </office:change-info>
          </text:insertion>
        </text:changed-region>
        <text:changed-region text:id="ct143512752">
          <text:deletion>
            <office:change-info>
              <dc:creator>Owen Kellett</dc:creator>
              <dc:date>2008-12-09T17:11:00</dc:date>
            </office:change-info>
            <text:p text:style-name="P43">to</text:p>
          </text:deletion>
        </text:changed-region>
        <text:changed-region text:id="ct142868312">
          <text:insertion>
            <office:change-info>
              <dc:creator>Owen Kellett</dc:creator>
              <dc:date>2008-12-09T17:11:00</dc:date>
            </office:change-info>
          </text:insertion>
        </text:changed-region>
        <text:changed-region text:id="ct143545256">
          <text:deletion>
            <office:change-info>
              <dc:creator>Owen Kellett</dc:creator>
              <dc:date>2008-11-24T10:21:00</dc:date>
            </office:change-info>
            <text:p text:style-name="P44">script files <text:span text:style-name="T12">sgs.bat</text:span> and <text:span text:style-name="T12">sgs.sh</text:span> to see how to run PDS applications</text:p>
          </text:deletion>
        </text:changed-region>
        <text:changed-region text:id="ct143570632">
          <text:insertion>
            <office:change-info>
              <dc:creator>Owen Kellett</dc:creator>
              <dc:date>2008-11-24T10:21:00</dc:date>
            </office:change-info>
          </text:insertion>
        </text:changed-region>
        <text:changed-region text:id="ct142847784">
          <text:deletion>
            <office:change-info>
              <dc:creator>Owen Kellett</dc:creator>
              <dc:date>2008-11-24T10:21:00</dc:date>
            </office:change-info>
            <text:p text:style-name="P45">,</text:p>
          </text:deletion>
        </text:changed-region>
        <text:changed-region text:id="ct143572240">
          <text:insertion>
            <office:change-info>
              <dc:creator>Owen Kellett</dc:creator>
              <dc:date>2008-11-24T10:21:00</dc:date>
            </office:change-info>
          </text:insertion>
        </text:changed-region>
        <text:changed-region text:id="ct142897656">
          <text:insertion>
            <office:change-info>
              <dc:creator>Owen Kellett</dc:creator>
              <dc:date>2008-11-24T10:22:00</dc:date>
            </office:change-info>
          </text:insertion>
        </text:changed-region>
        <text:changed-region text:id="ct143547728">
          <text:insertion>
            <office:change-info>
              <dc:creator>Owen Kellett</dc:creator>
              <dc:date>2008-11-24T10:21:00</dc:date>
            </office:change-info>
          </text:insertion>
        </text:changed-region>
        <text:changed-region text:id="ct143575792">
          <text:insertion>
            <office:change-info>
              <dc:creator>Owen Kellett</dc:creator>
              <dc:date>2008-11-24T10:23:00</dc:date>
            </office:change-info>
          </text:insertion>
        </text:changed-region>
        <text:changed-region text:id="ct143573000">
          <text:insertion>
            <office:change-info>
              <dc:creator>Owen Kellett</dc:creator>
              <dc:date>2008-11-24T10:23:00</dc:date>
            </office:change-info>
          </text:insertion>
        </text:changed-region>
        <text:changed-region text:id="ct143560128">
          <text:insertion>
            <office:change-info>
              <dc:creator>Owen Kellett</dc:creator>
              <dc:date>2008-11-24T10:23:00</dc:date>
            </office:change-info>
          </text:insertion>
        </text:changed-region>
        <text:changed-region text:id="ct143572904">
          <text:deletion>
            <office:change-info>
              <dc:creator>Jane Loizeaux</dc:creator>
              <dc:date>2008-04-22T17:11:00</dc:date>
            </office:change-info>
            <text:p text:style-name="P4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3573096">
          <text:insertion>
            <office:change-info>
              <dc:creator>Jane Loizeaux</dc:creator>
              <dc:date>2008-04-22T17:11:00</dc:date>
            </office:change-info>
          </text:insertion>
        </text:changed-region>
        <text:changed-region text:id="ct143592440">
          <text:insertion>
            <office:change-info>
              <dc:creator>Owen Kellett</dc:creator>
              <dc:date>2008-12-11T11:30:00</dc:date>
            </office:change-info>
          </text:insertion>
        </text:changed-region>
        <text:changed-region text:id="ct143592536">
          <text:deletion>
            <office:change-info>
              <dc:creator>Owen Kellett</dc:creator>
              <dc:date>2008-12-11T11:30:00</dc:date>
            </office:change-info>
            <text:p text:style-name="Text_20_body">script</text:p>
          </text:deletion>
        </text:changed-region>
        <text:changed-region text:id="ct143592728">
          <text:insertion>
            <office:change-info>
              <dc:creator>Owen Kellett</dc:creator>
              <dc:date>2008-12-11T11:30:00</dc:date>
            </office:change-info>
          </text:insertion>
        </text:changed-region>
        <text:changed-region text:id="ct142905944">
          <text:deletion>
            <office:change-info>
              <dc:creator>Owen Kellett</dc:creator>
              <dc:date>2008-12-11T11:30:00</dc:date>
            </office:change-info>
            <text:p text:style-name="P19">root</text:p>
          </text:deletion>
        </text:changed-region>
        <text:changed-region text:id="ct143593704">
          <text:insertion>
            <office:change-info>
              <dc:creator>Owen Kellett</dc:creator>
              <dc:date>2008-12-11T11:30:00</dc:date>
            </office:change-info>
          </text:insertion>
        </text:changed-region>
        <text:changed-region text:id="ct142903720">
          <text:insertion>
            <office:change-info>
              <dc:creator>Owen Kellett</dc:creator>
              <dc:date>2008-12-11T11:31:00</dc:date>
            </office:change-info>
          </text:insertion>
        </text:changed-region>
        <text:changed-region text:id="ct143594368">
          <text:deletion>
            <office:change-info>
              <dc:creator>Owen Kellett</dc:creator>
              <dc:date>2008-12-11T11:32:00</dc:date>
            </office:change-info>
            <text:p text:style-name="Text_20_body">.</text:p>
          </text:deletion>
        </text:changed-region>
        <text:changed-region text:id="ct143594464">
          <text:insertion>
            <office:change-info>
              <dc:creator>Owen Kellett</dc:creator>
              <dc:date>2008-12-11T11:32:00</dc:date>
            </office:change-info>
          </text:insertion>
        </text:changed-region>
        <text:changed-region text:id="ct143595272">
          <text:insertion>
            <office:change-info>
              <dc:creator>Owen Kellett</dc:creator>
              <dc:date>2008-12-11T11:33:00</dc:date>
            </office:change-info>
          </text:insertion>
        </text:changed-region>
        <text:changed-region text:id="ct142905816">
          <text:deletion>
            <office:change-info>
              <dc:creator>Owen Kellett</dc:creator>
              <dc:date>2008-12-11T11:31:00</dc:date>
            </office:change-info>
            <text:p text:style-name="Text_20_body">5</text:p>
          </text:deletion>
        </text:changed-region>
        <text:changed-region text:id="ct142904152">
          <text:insertion>
            <office:change-info>
              <dc:creator>Owen Kellett</dc:creator>
              <dc:date>2008-12-11T11:31:00</dc:date>
            </office:change-info>
          </text:insertion>
        </text:changed-region>
        <text:changed-region text:id="ct142901928">
          <text:deletion>
            <office:change-info>
              <dc:creator>Jeffrey Kesselman</dc:creator>
              <dc:date>2007-02-09T15:00:00</dc:date>
            </office:change-info>
            <text:p text:style-name="P47">When we say that tasks execute in an “apparently monothreaded manner,” what we really mean is that they are deadlock-proof and race-condition proof.</text:p>
          </text:deletion>
        </text:changed-region>
        <text:changed-region text:id="ct143592632">
          <text:insertion>
            <office:change-info>
              <dc:creator>Jeffrey Kesselman</dc:creator>
              <dc:date>2007-02-09T15:00:00</dc:date>
            </office:change-info>
          </text:insertion>
        </text:changed-region>
        <text:changed-region text:id="ct142904512">
          <text:insertion>
            <office:change-info>
              <dc:creator>Jeffrey Kesselman</dc:creator>
              <dc:date>2007-02-09T15:00:00</dc:date>
            </office:change-info>
          </text:insertion>
        </text:changed-region>
        <text:changed-region text:id="ct142906328">
          <text:deletion>
            <office:change-info>
              <dc:creator>Jeffrey Kesselman</dc:creator>
              <dc:date>2007-02-09T15:00:00</dc:date>
            </office:change-info>
            <text:p text:style-name="P47">really executed them in a monothreaded manner</text:p>
          </text:deletion>
        </text:changed-region>
        <text:changed-region text:id="ct142907288">
          <text:insertion>
            <office:change-info>
              <dc:creator>Jeffrey Kesselman</dc:creator>
              <dc:date>2007-02-09T15:00:00</dc:date>
            </office:change-info>
          </text:insertion>
        </text:changed-region>
        <text:changed-region text:id="ct142899904">
          <text:deletion>
            <office:change-info>
              <dc:creator>Jeffrey Kesselman</dc:creator>
              <dc:date>2007-02-09T15:00:00</dc:date>
            </office:change-info>
            <text:p text:style-name="P47">,</text:p>
          </text:deletion>
        </text:changed-region>
        <text:changed-region text:id="ct142907072">
          <text:deletion>
            <office:change-info>
              <dc:creator>Jeffrey Kesselman</dc:creator>
              <dc:date>2007-02-09T15:00:00</dc:date>
            </office:change-info>
            <text:p text:style-name="P47">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47">Although a <text:span text:style-name="T19">SGS</text:span> <text:span text:style-name="T19">application</text:span> will never </text:p>
          </text:deletion>
        </text:changed-region>
        <text:changed-region text:id="ct143591136">
          <text:insertion>
            <office:change-info>
              <dc:creator>Jeffrey Kesselman</dc:creator>
              <dc:date>2007-02-09T15:00:00</dc:date>
            </office:change-info>
          </text:insertion>
        </text:changed-region>
        <text:changed-region text:id="ct143594104">
          <text:insertion>
            <office:change-info>
              <dc:creator>Jeffrey Kesselman</dc:creator>
              <dc:date>2007-02-09T15:01:00</dc:date>
            </office:change-info>
          </text:insertion>
        </text:changed-region>
        <text:changed-region text:id="ct143590112">
          <text:insertion>
            <office:change-info>
              <dc:creator>Jeffrey Kesselman</dc:creator>
              <dc:date>2007-02-09T15:01:00</dc:date>
            </office:change-info>
          </text:insertion>
        </text:changed-region>
        <text:changed-region text:id="ct143597600">
          <text:insertion>
            <office:change-info>
              <dc:creator>Jeffrey Kesselman</dc:creator>
              <dc:date>2007-02-09T15:01:00</dc:date>
            </office:change-info>
          </text:insertion>
        </text:changed-region>
        <text:changed-region text:id="ct143592168">
          <text:insertion>
            <office:change-info>
              <dc:creator>Jeffrey Kesselman</dc:creator>
              <dc:date>2007-02-09T15:02:00</dc:date>
            </office:change-info>
          </text:insertion>
        </text:changed-region>
        <text:changed-region text:id="ct142906872">
          <text:insertion>
            <office:change-info>
              <dc:creator>Jeffrey Kesselman</dc:creator>
              <dc:date>2007-02-09T15:02:00</dc:date>
            </office:change-info>
          </text:insertion>
        </text:changed-region>
        <text:changed-region text:id="ct142910232">
          <text:insertion>
            <office:change-info>
              <dc:creator>Jeffrey Kesselman</dc:creator>
              <dc:date>2007-02-09T15:02:00</dc:date>
            </office:change-info>
          </text:insertion>
        </text:changed-region>
        <text:changed-region text:id="ct142915760">
          <text:deletion>
            <office:change-info>
              <dc:creator>Jeffrey Kesselman</dc:creator>
              <dc:date>2007-02-09T15:03:00</dc:date>
            </office:change-info>
            <text:p text:style-name="P47"><text:span text:style-name="Emphasis">deadlock or race, <text:s/>there is a cost in both latency and processor usage in aborting a Task. </text:span></text:p>
          </text:deletion>
        </text:changed-region>
        <text:changed-region text:id="ct142905656">
          <text:deletion>
            <office:change-info>
              <dc:creator>Jeffrey Kesselman</dc:creator>
              <dc:date>2007-02-09T15:05:00</dc:date>
            </office:change-info>
            <text:p text:style-name="P47"><text:span text:style-name="Emphasis">For that reason, if you wish to achieve optimal performance, <text:s/>it is </text:span></text:p>
          </text:deletion>
        </text:changed-region>
        <text:changed-region text:id="ct143592264">
          <text:deletion>
            <office:change-info>
              <dc:creator>Jeffrey Kesselman</dc:creator>
              <dc:date>2007-02-09T15:03:00</dc:date>
            </office:change-info>
            <text:p text:style-name="P47"><text:span text:style-name="Emphasis">still </text:span></text:p>
          </text:deletion>
        </text:changed-region>
        <text:changed-region text:id="ct142909008">
          <text:deletion>
            <office:change-info>
              <dc:creator>Jeffrey Kesselman</dc:creator>
              <dc:date>2007-02-09T15:05:00</dc:date>
            </office:change-info>
            <text:p text:style-name="P47"><text:span text:style-name="Emphasis">important to design your data structures and game logic with as little potential object-contention as possible.</text:span></text:p>
          </text:deletion>
        </text:changed-region>
        <text:changed-region text:id="ct143593520">
          <text:insertion>
            <office:change-info>
              <dc:creator>Jeffrey Kesselman</dc:creator>
              <dc:date>2007-02-09T15:03:00</dc:date>
            </office:change-info>
          </text:insertion>
        </text:changed-region>
        <text:changed-region text:id="ct143599968">
          <text:insertion>
            <office:change-info>
              <dc:creator>Jeffrey Kesselman</dc:creator>
              <dc:date>2007-02-09T15:03:00</dc:date>
            </office:change-info>
          </text:insertion>
        </text:changed-region>
        <text:changed-region text:id="ct143602384">
          <text:insertion>
            <office:change-info>
              <dc:creator>Jeffrey Kesselman</dc:creator>
              <dc:date>2007-02-09T15:03:00</dc:date>
            </office:change-info>
          </text:insertion>
        </text:changed-region>
        <text:changed-region text:id="ct143604480">
          <text:insertion>
            <office:change-info>
              <dc:creator>Jeffrey Kesselman</dc:creator>
              <dc:date>2007-02-09T15:03:00</dc:date>
            </office:change-info>
          </text:insertion>
        </text:changed-region>
        <text:changed-region text:id="ct143606016">
          <text:insertion>
            <office:change-info>
              <dc:creator>Jeffrey Kesselman</dc:creator>
              <dc:date>2007-02-09T15:04:00</dc:date>
            </office:change-info>
          </text:insertion>
        </text:changed-region>
        <text:changed-region text:id="ct143608368">
          <text:insertion>
            <office:change-info>
              <dc:creator>Jeffrey Kesselman</dc:creator>
              <dc:date>2007-02-09T15:04:00</dc:date>
            </office:change-info>
          </text:insertion>
        </text:changed-region>
        <text:changed-region text:id="ct143610936">
          <text:insertion>
            <office:change-info>
              <dc:creator>Jeffrey Kesselman</dc:creator>
              <dc:date>2007-02-09T15:04:00</dc:date>
            </office:change-info>
          </text:insertion>
        </text:changed-region>
        <text:changed-region text:id="ct143593392">
          <text:insertion>
            <office:change-info>
              <dc:creator>Jeffrey Kesselman</dc:creator>
              <dc:date>2007-02-09T15:05:00</dc:date>
            </office:change-info>
          </text:insertion>
        </text:changed-region>
        <text:changed-region text:id="ct142918904">
          <text:insertion>
            <office:change-info>
              <dc:creator>Jeffrey Kesselman</dc:creator>
              <dc:date>2007-02-09T15:05:00</dc:date>
            </office:change-info>
          </text:insertion>
        </text:changed-region>
        <text:changed-region text:id="ct142919544">
          <text:insertion>
            <office:change-info>
              <dc:creator>Jeffrey Kesselman</dc:creator>
              <dc:date>2007-02-09T15:06:00</dc:date>
            </office:change-info>
          </text:insertion>
        </text:changed-region>
        <text:changed-region text:id="ct143597416">
          <text:insertion>
            <office:change-info>
              <dc:creator>Jeffrey Kesselman</dc:creator>
              <dc:date>2007-02-09T15:06:00</dc:date>
            </office:change-info>
          </text:insertion>
        </text:changed-region>
        <text:changed-region text:id="ct143603744">
          <text:insertion>
            <office:change-info>
              <dc:creator>Jeffrey Kesselman</dc:creator>
              <dc:date>2007-02-09T15:06:00</dc:date>
            </office:change-info>
          </text:insertion>
        </text:changed-region>
        <text:changed-region text:id="ct143592016">
          <text:deletion>
            <office:change-info>
              <dc:creator>Jane Loizeaux</dc:creator>
              <dc:date>2008-04-22T17:12:00</dc:date>
            </office:change-info>
            <text:p text:style-name="P4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deletion>
        </text:changed-region>
        <text:changed-region text:id="ct143614760">
          <text:insertion>
            <office:change-info>
              <dc:creator>Jane Loizeaux</dc:creator>
              <dc:date>2008-04-22T17:12:00</dc:date>
            </office:change-info>
          </text:insertion>
        </text:changed-region>
        <text:changed-region text:id="ct143639312">
          <text:deletion>
            <office:change-info>
              <dc:creator>Jane Loizeaux</dc:creator>
              <dc:date>2008-04-22T17:13:00</dc:date>
            </office:change-info>
            <text:p text:style-name="P4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43637536">
          <text:insertion>
            <office:change-info>
              <dc:creator>Jane Loizeaux</dc:creator>
              <dc:date>2008-04-22T17:13:00</dc:date>
            </office:change-info>
          </text:insertion>
        </text:changed-region>
        <text:changed-region text:id="ct143650568">
          <text:deletion>
            <office:change-info>
              <dc:creator>Jane Loizeaux</dc:creator>
              <dc:date>2008-04-22T17:14:00</dc:date>
            </office:change-info>
            <text:p text:style-name="P4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3656944">
          <text:insertion>
            <office:change-info>
              <dc:creator>Jane Loizeaux</dc:creator>
              <dc:date>2008-04-22T17:14:00</dc:date>
            </office:change-info>
          </text:insertion>
        </text:changed-region>
        <text:changed-region text:id="ct143388440">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43388200">
          <text:insertion>
            <office:change-info>
              <dc:creator>Jane Loizeaux</dc:creator>
              <dc:date>2008-04-22T17:15:00</dc:date>
            </office:change-info>
          </text:insertion>
        </text:changed-region>
        <text:changed-region text:id="ct143394840">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p>
          </text:deletion>
        </text:changed-region>
        <text:changed-region text:id="ct143396280">
          <text:insertion>
            <office:change-info>
              <dc:creator>Jane Loizeaux</dc:creator>
              <dc:date>2008-04-22T17:15:00</dc:date>
            </office:change-info>
          </text:insertion>
        </text:changed-region>
        <text:changed-region text:id="ct143686432">
          <text:insertion>
            <office:change-info>
              <dc:creator>Owen Kellett</dc:creator>
              <dc:date>2009-02-06T08:42:00</dc:date>
            </office:change-info>
          </text:insertion>
        </text:changed-region>
        <text:changed-region text:id="ct143686624">
          <text:insertion>
            <office:change-info>
              <dc:creator>Owen Kellett</dc:creator>
              <dc:date>2009-02-06T08:42:00</dc:date>
            </office:change-info>
          </text:insertion>
        </text:changed-region>
        <text:changed-region text:id="ct143694064">
          <text:deletion>
            <office:change-info>
              <dc:creator>Jane Loizeaux</dc:creator>
              <dc:date>2008-04-22T18:27:00</dc:date>
            </office:change-info>
            <text:p text:style-name="P4">Attempts to bind a Managed Object to a string already in use as a name binding to another Managed Object will cause an exception to be thrown.</text:p>
          </text:deletion>
        </text:changed-region>
        <text:changed-region text:id="ct143696064">
          <text:deletion>
            <office:change-info>
              <dc:creator>Jeffrey Kesselman</dc:creator>
              <dc:date>2007-02-09T15:21:00</dc:date>
            </office:change-info>
            <text:p text:style-name="P4">o</text:p>
          </text:deletion>
        </text:changed-region>
        <text:changed-region text:id="ct143695424">
          <text:insertion>
            <office:change-info>
              <dc:creator>Jeffrey Kesselman</dc:creator>
              <dc:date>2007-02-09T15:21:00</dc:date>
            </office:change-info>
          </text:insertion>
        </text:changed-region>
        <text:changed-region text:id="ct143691200">
          <text:deletion>
            <office:change-info>
              <dc:creator>Jeffrey Kesselman</dc:creator>
              <dc:date>2007-02-09T15:21:00</dc:date>
            </office:change-info>
            <text:p text:style-name="P4">Some of these will be discussed later when the tutorial advances beyond “hello world” and into a real, though small, application.</text:p>
          </text:deletion>
        </text:changed-region>
        <text:changed-region text:id="ct143695520">
          <text:insertion>
            <office:change-info>
              <dc:creator>Jeffrey Kesselman</dc:creator>
              <dc:date>2007-02-09T15:21:00</dc:date>
            </office:change-info>
          </text:insertion>
        </text:changed-region>
        <text:changed-region text:id="ct143693944">
          <text:insertion>
            <office:change-info>
              <dc:creator>Jeffrey Kesselman</dc:creator>
              <dc:date>2007-02-09T15:22:00</dc:date>
            </office:change-info>
          </text:insertion>
        </text:changed-region>
        <text:changed-region text:id="ct143695168">
          <text:insertion>
            <office:change-info>
              <dc:creator>Jeffrey Kesselman</dc:creator>
              <dc:date>2007-02-09T15:22:00</dc:date>
            </office:change-info>
          </text:insertion>
        </text:changed-region>
        <text:changed-region text:id="ct143693392">
          <text:insertion>
            <office:change-info>
              <dc:creator>Jeffrey Kesselman</dc:creator>
              <dc:date>2007-02-09T15:23:00</dc:date>
            </office:change-info>
          </text:insertion>
        </text:changed-region>
        <text:changed-region text:id="ct142923576">
          <text:deletion>
            <office:change-info>
              <dc:creator>Jeffrey Kesselman</dc:creator>
              <dc:date>2007-02-09T15:23:00</dc:date>
            </office:change-info>
            <text:p text:style-name="Text_20_body">acknowledges</text:p>
          </text:deletion>
        </text:changed-region>
        <text:changed-region text:id="ct142961048">
          <text:insertion>
            <office:change-info>
              <dc:creator>Jeffrey Kesselman</dc:creator>
              <dc:date>2007-02-09T15:23:00</dc:date>
            </office:change-info>
          </text:insertion>
        </text:changed-region>
        <text:changed-region text:id="ct143703640">
          <text:deletion>
            <office:change-info>
              <dc:creator>Jane Loizeaux</dc:creator>
              <dc:date>2008-04-22T17:16:00</dc:date>
            </office:change-info>
            <text:p text:style-name="P4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p>
          </text:deletion>
        </text:changed-region>
        <text:changed-region text:id="ct142961200">
          <text:insertion>
            <office:change-info>
              <dc:creator>Jane Loizeaux</dc:creator>
              <dc:date>2008-04-22T17:16:00</dc:date>
            </office:change-info>
          </text:insertion>
        </text:changed-region>
        <text:changed-region text:id="ct143709824">
          <text:deletion>
            <office:change-info>
              <dc:creator>Jane Loizeaux</dc:creator>
              <dc:date>2008-04-22T17:17:00</dc:date>
            </office:change-info>
            <text:p text:style-name="P4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p>
          </text:deletion>
        </text:changed-region>
        <text:changed-region text:id="ct143710224">
          <text:insertion>
            <office:change-info>
              <dc:creator>Jane Loizeaux</dc:creator>
              <dc:date>2008-04-22T17:17:00</dc:date>
            </office:change-info>
          </text:insertion>
        </text:changed-region>
        <text:changed-region text:id="ct143716072">
          <text:deletion>
            <office:change-info>
              <dc:creator>Jane Loizeaux</dc:creator>
              <dc:date>2008-04-22T17:17:00</dc:date>
            </office:change-info>
            <text:p text:style-name="P4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716264">
          <text:insertion>
            <office:change-info>
              <dc:creator>Jane Loizeaux</dc:creator>
              <dc:date>2008-04-22T17:17:00</dc:date>
            </office:change-info>
          </text:insertion>
        </text:changed-region>
        <text:changed-region text:id="ct143726048">
          <text:insertion>
            <office:change-info>
              <dc:creator>Owen Kellett</dc:creator>
              <dc:date>2008-12-19T15:41:00</dc:date>
            </office:change-info>
          </text:insertion>
        </text:changed-region>
        <text:changed-region text:id="ct143726912">
          <text:insertion>
            <office:change-info>
              <dc:creator>Owen Kellett</dc:creator>
              <dc:date>2009-02-06T08:43:00</dc:date>
            </office:change-info>
          </text:insertion>
        </text:changed-region>
        <text:changed-region text:id="ct143727104">
          <text:insertion>
            <office:change-info>
              <dc:creator>Owen Kellett</dc:creator>
              <dc:date>2009-02-06T08:43:00</dc:date>
            </office:change-info>
          </text:insertion>
        </text:changed-region>
        <text:changed-region text:id="ct143727520">
          <text:insertion>
            <office:change-info>
              <dc:creator>Owen Kellett</dc:creator>
              <dc:date>2008-12-19T15:43:00</dc:date>
            </office:change-info>
          </text:insertion>
        </text:changed-region>
        <text:changed-region text:id="ct143729296">
          <text:deletion>
            <office:change-info>
              <dc:creator>Owen Kellett</dc:creator>
              <dc:date>2008-12-19T15:41:00</dc:date>
            </office:change-info>
            <text:p text:style-name="P48">getSession().getName()</text:p>
          </text:deletion>
        </text:changed-region>
        <text:changed-region text:id="ct143729488">
          <text:insertion>
            <office:change-info>
              <dc:creator>Owen Kellett</dc:creator>
              <dc:date>2008-12-19T15:41:00</dc:date>
            </office:change-info>
          </text:insertion>
        </text:changed-region>
        <text:changed-region text:id="ct143730032">
          <text:deletion>
            <office:change-info>
              <dc:creator>Owen Kellett</dc:creator>
              <dc:date>2008-12-19T15:42:00</dc:date>
            </office:change-info>
            <text:p text:style-name="P48">getSession().getName()</text:p>
          </text:deletion>
        </text:changed-region>
        <text:changed-region text:id="ct143730256">
          <text:insertion>
            <office:change-info>
              <dc:creator>Owen Kellett</dc:creator>
              <dc:date>2008-12-19T15:42:00</dc:date>
            </office:change-info>
          </text:insertion>
        </text:changed-region>
        <text:changed-region text:id="ct143725296">
          <text:deletion>
            <office:change-info>
              <dc:creator>Jane Loizeaux</dc:creator>
              <dc:date>2008-04-22T17:18: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730640">
          <text:insertion>
            <office:change-info>
              <dc:creator>Jane Loizeaux</dc:creator>
              <dc:date>2008-04-22T17:18:00</dc:date>
            </office:change-info>
          </text:insertion>
        </text:changed-region>
        <text:changed-region text:id="ct143743752">
          <text:insertion>
            <office:change-info>
              <dc:creator>Owen Kellett</dc:creator>
              <dc:date>2008-12-19T15:42:00</dc:date>
            </office:change-info>
          </text:insertion>
        </text:changed-region>
        <text:changed-region text:id="ct143744544">
          <text:insertion>
            <office:change-info>
              <dc:creator>Owen Kellett</dc:creator>
              <dc:date>2009-02-06T08:43:00</dc:date>
            </office:change-info>
          </text:insertion>
        </text:changed-region>
        <text:changed-region text:id="ct143744960">
          <text:insertion>
            <office:change-info>
              <dc:creator>Owen Kellett</dc:creator>
              <dc:date>2009-02-06T08:43:00</dc:date>
            </office:change-info>
          </text:insertion>
        </text:changed-region>
        <text:changed-region text:id="ct143745504">
          <text:insertion>
            <office:change-info>
              <dc:creator>Owen Kellett</dc:creator>
              <dc:date>2008-12-19T15:43:00</dc:date>
            </office:change-info>
          </text:insertion>
        </text:changed-region>
        <text:changed-region text:id="ct143746880">
          <text:deletion>
            <office:change-info>
              <dc:creator>Owen Kellett</dc:creator>
              <dc:date>2008-12-19T15:43:00</dc:date>
            </office:change-info>
            <text:p text:style-name="P49">session.get</text:p>
          </text:deletion>
        </text:changed-region>
        <text:changed-region text:id="ct143747104">
          <text:insertion>
            <office:change-info>
              <dc:creator>Owen Kellett</dc:creator>
              <dc:date>2008-12-19T15:43:00</dc:date>
            </office:change-info>
          </text:insertion>
        </text:changed-region>
        <text:changed-region text:id="ct143747296">
          <text:deletion>
            <office:change-info>
              <dc:creator>Owen Kellett</dc:creator>
              <dc:date>2008-12-19T15:43:00</dc:date>
            </office:change-info>
            <text:p text:style-name="P49">()</text:p>
          </text:deletion>
        </text:changed-region>
        <text:changed-region text:id="ct143747744">
          <text:deletion>
            <office:change-info>
              <dc:creator>Owen Kellett</dc:creator>
              <dc:date>2009-02-06T08:43:00</dc:date>
            </office:change-info>
            <text:p text:style-name="P49">ClientSession session = getSession();</text:p>
            <text:p text:style-name="P49"/>
            <text:p text:style-name="P49"><text:s text:c="8"/></text:p>
          </text:deletion>
        </text:changed-region>
        <text:changed-region text:id="ct143748160">
          <text:deletion>
            <office:change-info>
              <dc:creator>Owen Kellett</dc:creator>
              <dc:date>2008-12-19T15:43:00</dc:date>
            </office:change-info>
            <text:p text:style-name="P49">session.getName()</text:p>
          </text:deletion>
        </text:changed-region>
        <text:changed-region text:id="ct143748704">
          <text:insertion>
            <office:change-info>
              <dc:creator>Owen Kellett</dc:creator>
              <dc:date>2008-12-19T15:43:00</dc:date>
            </office:change-info>
          </text:insertion>
        </text:changed-region>
        <text:changed-region text:id="ct143750568">
          <text:deletion>
            <office:change-info>
              <dc:creator>Jane Loizeaux</dc:creator>
              <dc:date>2008-04-22T17:18:00</dc:date>
            </office:change-info>
            <text:p text:style-name="P4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p>
          </text:deletion>
        </text:changed-region>
        <text:changed-region text:id="ct143750040">
          <text:insertion>
            <office:change-info>
              <dc:creator>Jane Loizeaux</dc:creator>
              <dc:date>2008-04-22T17:19:00</dc:date>
            </office:change-info>
          </text:insertion>
        </text:changed-region>
        <text:changed-region text:id="ct143766832">
          <text:insertion>
            <office:change-info>
              <dc:creator>Jane Loizeaux</dc:creator>
              <dc:date>2008-04-22T16:37:00</dc:date>
            </office:change-info>
          </text:insertion>
        </text:changed-region>
        <text:changed-region text:id="ct143766928">
          <text:insertion>
            <office:change-info>
              <dc:creator>Jane Loizeaux</dc:creator>
              <dc:date>2008-04-22T16:38:00</dc:date>
            </office:change-info>
          </text:insertion>
        </text:changed-region>
        <text:changed-region text:id="ct143748608">
          <text:deletion>
            <office:change-info>
              <dc:creator>Jane Loizeaux</dc:creator>
              <dc:date>2008-04-22T17:19: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772464">
          <text:insertion>
            <office:change-info>
              <dc:creator>Jane Loizeaux</dc:creator>
              <dc:date>2008-04-22T17:19:00</dc:date>
            </office:change-info>
          </text:insertion>
        </text:changed-region>
        <text:changed-region text:id="ct143772952">
          <text:insertion>
            <office:change-info>
              <dc:creator>Owen Kellett</dc:creator>
              <dc:date>2008-12-19T15:44:00</dc:date>
            </office:change-info>
          </text:insertion>
        </text:changed-region>
        <text:changed-region text:id="ct143774096">
          <text:insertion>
            <office:change-info>
              <dc:creator>Jane Loizeaux</dc:creator>
              <dc:date>2008-04-22T17:19:00</dc:date>
            </office:change-info>
          </text:insertion>
        </text:changed-region>
        <text:changed-region text:id="ct143774288">
          <text:insertion>
            <office:change-info>
              <dc:creator>Owen Kellett</dc:creator>
              <dc:date>2009-02-06T08:44:00</dc:date>
            </office:change-info>
          </text:insertion>
        </text:changed-region>
        <text:changed-region text:id="ct143774608">
          <text:insertion>
            <office:change-info>
              <dc:creator>Jane Loizeaux</dc:creator>
              <dc:date>2008-04-22T17:19:00</dc:date>
            </office:change-info>
          </text:insertion>
        </text:changed-region>
        <text:changed-region text:id="ct143774704">
          <text:insertion>
            <office:change-info>
              <dc:creator>Owen Kellett</dc:creator>
              <dc:date>2009-02-06T08:44:00</dc:date>
            </office:change-info>
          </text:insertion>
        </text:changed-region>
        <text:changed-region text:id="ct143775064">
          <text:insertion>
            <office:change-info>
              <dc:creator>Jane Loizeaux</dc:creator>
              <dc:date>2008-04-22T17:19:00</dc:date>
            </office:change-info>
          </text:insertion>
        </text:changed-region>
        <text:changed-region text:id="ct143775256">
          <text:insertion>
            <office:change-info>
              <dc:creator>Owen Kellett</dc:creator>
              <dc:date>2008-12-19T15:44:00</dc:date>
            </office:change-info>
          </text:insertion>
        </text:changed-region>
        <text:changed-region text:id="ct143778328">
          <text:insertion>
            <office:change-info>
              <dc:creator>Jane Loizeaux</dc:creator>
              <dc:date>2008-04-22T17:19:00</dc:date>
            </office:change-info>
          </text:insertion>
        </text:changed-region>
        <text:changed-region text:id="ct143778424">
          <text:deletion>
            <office:change-info>
              <dc:creator>Owen Kellett</dc:creator>
              <dc:date>2008-12-19T15:45:00</dc:date>
            </office:change-info>
            <text:p text:style-name="Code"/>
            <text:p text:style-name="Code"><text:s text:c="8"/>String sessionName = session.getName();</text:p>
          </text:deletion>
        </text:changed-region>
        <text:changed-region text:id="ct143779072">
          <text:insertion>
            <office:change-info>
              <dc:creator>Jane Loizeaux</dc:creator>
              <dc:date>2008-04-22T17:19:00</dc:date>
            </office:change-info>
          </text:insertion>
        </text:changed-region>
        <text:changed-region text:id="ct143779520">
          <text:deletion>
            <office:change-info>
              <dc:creator>Owen Kellett</dc:creator>
              <dc:date>2008-12-19T15:45:00</dc:date>
            </office:change-info>
            <text:p text:style-name="Code"/>
            <text:p text:style-name="Code"><text:s text:c="8"/>ClientSession session = getSession();</text:p>
          </text:deletion>
        </text:changed-region>
        <text:changed-region text:id="ct143780160">
          <text:deletion>
            <office:change-info>
              <dc:creator>Owen Kellett</dc:creator>
              <dc:date>2008-12-19T15:45:00</dc:date>
            </office:change-info>
            <text:p text:style-name="Code">session.getName()</text:p>
          </text:deletion>
        </text:changed-region>
        <text:changed-region text:id="ct142977432">
          <text:insertion>
            <office:change-info>
              <dc:creator>Owen Kellett</dc:creator>
              <dc:date>2008-12-19T15:45:00</dc:date>
            </office:change-info>
          </text:insertion>
        </text:changed-region>
        <text:changed-region text:id="ct143186480">
          <text:deletion>
            <office:change-info>
              <dc:creator>Jane Loizeaux</dc:creator>
              <dc:date>2008-04-22T17:20:00</dc:date>
            </office:change-info>
            <text:p text:style-name="P4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p>
          </text:deletion>
        </text:changed-region>
        <text:changed-region text:id="ct143186600">
          <text:insertion>
            <office:change-info>
              <dc:creator>Jane Loizeaux</dc:creator>
              <dc:date>2008-04-22T17:20:00</dc:date>
            </office:change-info>
          </text:insertion>
        </text:changed-region>
        <text:changed-region text:id="ct143789112">
          <text:insertion>
            <office:change-info>
              <dc:creator>Jane Loizeaux</dc:creator>
              <dc:date>2008-04-22T16:39:00</dc:date>
            </office:change-info>
          </text:insertion>
        </text:changed-region>
        <text:changed-region text:id="ct143788992">
          <text:insertion>
            <office:change-info>
              <dc:creator>Jane Loizeaux</dc:creator>
              <dc:date>2008-04-22T17:51:14</dc:date>
            </office:change-info>
          </text:insertion>
        </text:changed-region>
        <text:changed-region text:id="ct143791392">
          <text:deletion>
            <office:change-info>
              <dc:creator>Jane Loizeaux</dc:creator>
              <dc:date>2008-04-22T16:39:00</dc:date>
            </office:change-info>
            <text:p text:style-name="Text_20_body">server stack</text:p>
          </text:deletion>
        </text:changed-region>
        <text:changed-region text:id="ct143789472">
          <text:insertion>
            <office:change-info>
              <dc:creator>Jane Loizeaux</dc:creator>
              <dc:date>2008-04-22T16:39:00</dc:date>
            </office:change-info>
          </text:insertion>
        </text:changed-region>
        <text:changed-region text:id="ct143791512">
          <text:insertion>
            <office:change-info>
              <dc:creator>Jane Loizeaux</dc:creator>
              <dc:date>2008-04-22T17:51:14</dc:date>
            </office:change-info>
          </text:insertion>
        </text:changed-region>
        <text:changed-region text:id="ct143791960">
          <text:deletion>
            <office:change-info>
              <dc:creator>Jane Loizeaux</dc:creator>
              <dc:date>2008-04-22T16:39:00</dc:date>
            </office:change-info>
            <text:p text:style-name="Text_20_body">stack</text:p>
          </text:deletion>
        </text:changed-region>
        <text:changed-region text:id="ct143792192">
          <text:insertion>
            <office:change-info>
              <dc:creator>Jane Loizeaux</dc:creator>
              <dc:date>2008-04-22T16:39:00</dc:date>
            </office:change-info>
          </text:insertion>
        </text:changed-region>
        <text:changed-region text:id="ct143824112">
          <text:deletion>
            <office:change-info>
              <dc:creator>Jane Loizeaux</dc:creator>
              <dc:date>2008-04-22T18:02:00</dc:date>
            </office:change-info>
            <text:p text:style-name="Text_20_body">.</text:p>
          </text:deletion>
        </text:changed-region>
        <text:changed-region text:id="ct143821712">
          <text:deletion>
            <office:change-info>
              <dc:creator>Jane Loizeaux</dc:creator>
              <dc:date>2008-04-22T17:21: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p>
          </text:deletion>
        </text:changed-region>
        <text:changed-region text:id="ct143822672">
          <text:insertion>
            <office:change-info>
              <dc:creator>Jane Loizeaux</dc:creator>
              <dc:date>2008-04-22T17:21:00</dc:date>
            </office:change-info>
          </text:insertion>
        </text:changed-region>
        <text:changed-region text:id="ct143846352">
          <text:deletion>
            <office:change-info>
              <dc:creator>Owen Kellett</dc:creator>
              <dc:date>2009-05-28T16:44:00</dc:date>
            </office:change-info>
            <text:p text:style-name="Code"/>
            <text:p text:style-name="Code"><text:s text:c="8"/>dataManager.markForUpdate(this);</text:p>
          </text:deletion>
        </text:changed-region>
        <text:changed-region text:id="ct143849648">
          <text:deletion>
            <office:change-info>
              <dc:creator>Jane Loizeaux</dc:creator>
              <dc:date>2008-04-22T17:22: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deletion>
        </text:changed-region>
        <text:changed-region text:id="ct143849944">
          <text:insertion>
            <office:change-info>
              <dc:creator>Jane Loizeaux</dc:creator>
              <dc:date>2008-04-22T17:22:00</dc:date>
            </office:change-info>
          </text:insertion>
        </text:changed-region>
        <text:changed-region text:id="ct143858976">
          <text:deletion>
            <office:change-info>
              <dc:creator>Jane Loizeaux</dc:creator>
              <dc:date>2008-04-22T17:22:00</dc:date>
            </office:change-info>
            <text:p text:style-name="P48">/*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p>
          </text:deletion>
        </text:changed-region>
        <text:changed-region text:id="ct143859168">
          <text:insertion>
            <office:change-info>
              <dc:creator>Jane Loizeaux</dc:creator>
              <dc:date>2008-04-22T17:22:00</dc:date>
            </office:change-info>
          </text:insertion>
        </text:changed-region>
        <text:changed-region text:id="ct143876656">
          <text:insertion>
            <office:change-info>
              <dc:creator>Owen Kellett</dc:creator>
              <dc:date>2009-02-06T08:45:00</dc:date>
            </office:change-info>
          </text:insertion>
        </text:changed-region>
        <text:changed-region text:id="ct143876848">
          <text:insertion>
            <office:change-info>
              <dc:creator>Owen Kellett</dc:creator>
              <dc:date>2009-02-06T08:45:00</dc:date>
            </office:change-info>
          </text:insertion>
        </text:changed-region>
        <text:changed-region text:id="ct143879920">
          <text:insertion>
            <office:change-info>
              <dc:creator>Owen Kellett</dc:creator>
              <dc:date>2009-02-06T08:45:00</dc:date>
            </office:change-info>
          </text:insertion>
        </text:changed-region>
        <text:changed-region text:id="ct143880016">
          <text:insertion>
            <office:change-info>
              <dc:creator>Owen Kellett</dc:creator>
              <dc:date>2009-02-06T08:45:00</dc:date>
            </office:change-info>
          </text:insertion>
        </text:changed-region>
        <text:changed-region text:id="ct143880656">
          <text:deletion>
            <office:change-info>
              <dc:creator>Owen Kellett</dc:creator>
              <dc:date>2009-02-06T08:46:00</dc:date>
            </office:change-info>
            <text:p text:style-name="P48"><text:s/></text:p>
          </text:deletion>
        </text:changed-region>
        <text:changed-region text:id="ct143880976">
          <text:insertion>
            <office:change-info>
              <dc:creator>Owen Kellett</dc:creator>
              <dc:date>2009-02-06T08:46:00</dc:date>
            </office:change-info>
          </text:insertion>
        </text:changed-region>
        <text:changed-region text:id="ct143881168">
          <text:insertion>
            <office:change-info>
              <dc:creator>Owen Kellett</dc:creator>
              <dc:date>2009-02-06T08:46:00</dc:date>
            </office:change-info>
          </text:insertion>
        </text:changed-region>
        <text:changed-region text:id="ct143881392">
          <text:deletion>
            <office:change-info>
              <dc:creator>Jane Loizeaux</dc:creator>
              <dc:date>2008-04-22T17:23: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p>
          </text:deletion>
        </text:changed-region>
        <text:changed-region text:id="ct143881488">
          <text:insertion>
            <office:change-info>
              <dc:creator>Jane Loizeaux</dc:creator>
              <dc:date>2008-04-22T17:23:00</dc:date>
            </office:change-info>
          </text:insertion>
        </text:changed-region>
        <text:changed-region text:id="ct143896776">
          <text:insertion>
            <office:change-info>
              <dc:creator>Owen Kellett</dc:creator>
              <dc:date>2009-02-06T08:46:00</dc:date>
            </office:change-info>
          </text:insertion>
        </text:changed-region>
        <text:changed-region text:id="ct143897000">
          <text:insertion>
            <office:change-info>
              <dc:creator>Owen Kellett</dc:creator>
              <dc:date>2009-02-06T08:46:00</dc:date>
            </office:change-info>
          </text:insertion>
        </text:changed-region>
        <text:changed-region text:id="ct143903776">
          <text:insertion>
            <office:change-info>
              <dc:creator>Owen Kellett</dc:creator>
              <dc:date>2009-02-06T08:46:00</dc:date>
            </office:change-info>
          </text:insertion>
        </text:changed-region>
        <text:changed-region text:id="ct143903872">
          <text:insertion>
            <office:change-info>
              <dc:creator>Owen Kellett</dc:creator>
              <dc:date>2009-02-06T08:46:00</dc:date>
            </office:change-info>
          </text:insertion>
        </text:changed-region>
        <text:changed-region text:id="ct143904064">
          <text:insertion>
            <office:change-info>
              <dc:creator>Owen Kellett</dc:creator>
              <dc:date>2009-02-06T08: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
      <text:p text:style-name="P99"/>
      <text:p text:style-name="P99"/>
      <text:p text:style-name="P99"/>
      <text:p text:style-name="P99"/>
      <text:p text:style-name="P99"/>
      <text:p text:style-name="P99"/>
      <text:p text:style-name="P100"/>
      <text:p text:style-name="P100"/>
      <text:p text:style-name="P100"/>
      <text:p text:style-name="P100"/>
      <text:p text:style-name="P101">Project Darkstar Server</text:p>
      <text:p text:style-name="P101">Application Tutorial</text:p>
      <text:p text:style-name="P1"/>
      <text:p text:style-name="Text_20_body">Copyright © 200<text:change text:change-id="ct143034160"/><text:change text:change-id="ct143034064"/><text:change-start text:change-id="ct143034504"/>9<text:change-end text:change-id="ct143034504"/> Sun Microsystems, Inc., 4150 Network Circle, Santa Clara, California 95054, U.S.A. All rights reserved.</text:p>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143038176"/><text:change text:change-id="ct143022648"/><text:change-start text:change-id="ct143038272"/>9<text:change-end text:change-id="ct143038272"/> Sun Microsystems, Inc., 4150 Network Circle, Santa Clara, California 95054, Etats-Unis. Tous droits réservés.</text:p>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
      <text:p text:style-name="Text_20_body"><text:soft-page-break/>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114">Introduction <text:s/>vi</text:p>
          <text:p text:style-name="P114">Coding Project Darkstar Server Applications <text:s/>1</text:p>
          <text:p text:style-name="P115">Goals and Philosophy <text:s/>1</text:p>
          <text:p text:style-name="P115">Approach to Execution <text:s/>1</text:p>
          <text:p text:style-name="P116">Tasks and Managers <text:s/>1</text:p>
          <text:p text:style-name="P116">Task Ordering <text:s/>2</text:p>
          <text:p text:style-name="P116">Task Lifetime <text:s/>2</text:p>
          <text:p text:style-name="P115">Managed Objects and Managed References <text:s/>3</text:p>
          <text:p text:style-name="P116">Accessing Managed Objects through Managed References <text:s/>3</text:p>
          <text:p text:style-name="P116">Designing Your Managed Objects <text:s/>4</text:p>
          <text:p text:style-name="P116">The Player Managed Object <text:s/>5</text:p>
          <text:p text:style-name="P116">The AppListener <text:s/>6</text:p>
          <text:p text:style-name="P115">Locating the Server API Classes <text:s/>9</text:p>
          <text:p text:style-name="P116">System Classes and Interfaces <text:s/>9</text:p>
          <text:p text:style-name="P116">Task Manager Classes and Interfaces <text:s/>10</text:p>
          <text:p text:style-name="P116">Data Manager Classes and Interfaces <text:s/>10</text:p>
          <text:p text:style-name="P116">Channel Manager Classes and Interfaces <text:s/>11</text:p>
          <text:p text:style-name="P114">Lesson One: Hello World! <text:s/>12</text:p>
          <text:p text:style-name="P115">Coding HelloWorld <text:s/>12</text:p>
          <text:p text:style-name="P116">HelloWorld <text:s/>12</text:p>
          <text:p text:style-name="P115">Running HelloWorld <text:s/>13</text:p>
          <text:p text:style-name="P116">Rerunning HelloWorld <text:s/>14</text:p>
          <text:p text:style-name="P114">Lesson Two: Hello Logger! <text:s/>17</text:p>
          <text:p text:style-name="P115">Coding HelloLogger <text:s/>17</text:p>
          <text:p text:style-name="P116">HelloLogger <text:s/>17</text:p>
          <text:p text:style-name="P115">The Logging Properties File <text:s/>18</text:p>
          <text:p text:style-name="P114">Lesson 3: Tasks, Managers, and Hello Timer! <text:s/>19</text:p>
          <text:p text:style-name="P115">Tasks <text:s/>19</text:p>
          <text:p text:style-name="P115">Managers <text:s/>19</text:p>
          <text:p text:style-name="P115">Coding HelloTimer <text:s/>20</text:p>
          <text:p text:style-name="P116">HelloTimer <text:s/>20</text:p>
          <text:p text:style-name="P114"><text:soft-page-break/>Lesson 4: Hello Persistence! <text:s/>23</text:p>
          <text:p text:style-name="P115">Coding HelloPersistence <text:s/>23</text:p>
          <text:p text:style-name="P116">HelloPersistence <text:s/>23</text:p>
          <text:p text:style-name="P115">Coding HelloPersistence2 <text:s/>25</text:p>
          <text:p text:style-name="P116">HelloPersistence2 <text:s/>26</text:p>
          <text:p text:style-name="P116">TrivialTimedTask <text:s/>27</text:p>
          <text:p text:style-name="P115">Coding HelloPersistence3 <text:s/>28</text:p>
          <text:p text:style-name="P116">HelloPersistence3 <text:s/>29</text:p>
          <text:p text:style-name="P114">Lesson 5: Hello User! <text:s/>32</text:p>
          <text:p text:style-name="P115">Knowing When a User Logs In <text:s/>32</text:p>
          <text:p text:style-name="P116">HelloUser <text:s/>32</text:p>
          <text:p text:style-name="P115">Direct Communication <text:s/>33</text:p>
          <text:p text:style-name="P116">HelloUser2 <text:s/>33</text:p>
          <text:p text:style-name="P116">HelloUserSessionListener <text:s/>34</text:p>
          <text:p text:style-name="P116">HelloEchoSessionListener <text:s/>36</text:p>
          <text:p text:style-name="P115">Running the Examples <text:s/>38</text:p>
          <text:p text:style-name="P114">Lesson 6: Hello Channels! <text:s/>39</text:p>
          <text:p text:style-name="P115">Coding HelloChannels <text:s/>39</text:p>
          <text:p text:style-name="P116">HelloChannels <text:s/>39</text:p>
          <text:p text:style-name="P116">HelloChannelsSessionListener <text:s/>41</text:p>
          <text:p text:style-name="P116">HelloChannelsChannelListener <text:s/>43</text:p>
          <text:p text:style-name="P115">Running HelloChannels <text:s/>44</text:p>
          <text:p text:style-name="P114">Conclusion <text:s/>45</text:p>
          <text:p text:style-name="P115">Best Practices <text:s/>45</text:p>
          <text:p text:style-name="P115">Things Not Covered in This Tutorial <text:s/>47</text:p>
          <text:p text:style-name="P114">Appendix A: SwordWorld Example Code <text:s/>49</text:p>
          <text:p text:style-name="P116">Sword World <text:s/>49</text:p>
          <text:p text:style-name="P116">SwordWorldObject <text:s/>52</text:p>
          <text:p text:style-name="P116">SwordWorldRoom <text:s/>54</text:p>
          <text:p text:style-name="P116">SwordWorldPlayer <text:s/>58</text:p>
        </text:index-body>
      </text:table-of-content>
      <text:h text:style-name="Heading_20_1" text:outline-level="1">Introduction</text:h>
      <text:p text:style-name="Text_20_body">Welcome to the Project Darkstar<text:span text:style-name="T19"> Server (PDS)</text:span> application tutorial. This document is designed to teach you everything you need to know to start writing game servers that run on top of the Project Darkstar Server. We call such programs <text:span text:style-name="T48">PDS</text:span><text:span text:style-name="T1"> </text:span><text:span text:style-name="T48">application</text:span><text:span text:style-name="T1">s</text:span>, and you will see that term used in this and other <text:span text:style-name="T19">PDS</text:span> documents.</text:p>
      <text:p text:style-name="Text_20_body">This tutorial begins with an overview of how to code a PDS application, then steps through the development of a very simple application.<text:change text:change-id="ct140011896"/></text:p>
      <text:h text:style-name="P8" text:outline-level="1"><text:change text:change-id="ct143115168"/><text:change text:change-id="ct142460592"/><text:change text:change-id="ct143075096"/><text:change text:change-id="ct143114472"/><text:change text:change-id="ct140013104"/><text:change text:change-id="ct143114112"/><text:change text:change-id="ct143114352"/>Coding <text:change text:change-id="ct143117352"/>Project Darkstar Server<text:change-start text:change-id="ct140017096"/> Applications<text:change-end text:change-id="ct140017096"/></text:h>
      <text:p text:style-name="Text_20_body">This chapter presents the fundamental concepts of how to code <text:change text:change-id="ct143116144"/><text:change-start text:change-id="ct143115968"/>game server applications in the <text:change-end text:change-id="ct143115968"/>Project Darkstar Server (PDS)<text:change-start text:change-id="ct143113400"/> environment<text:change-end text:change-id="ct143113400"/>.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43115384"/>Server (<text:change-end text:change-id="ct143115384"/>PDS<text:change-start text:change-id="ct143114712"/>)<text:change-end text:change-id="ct143114712"/> coding model, it is useful to understand the system's goals. The fundamental goals are as follows:</text:p>
      <text:list text:style-name="L8">
        <text:list-item>
          <text:p text:style-name="P135">Make server-side game code reliable, scalable, persistent, and fault-tolerant in a manner that is transparent to the game developer.</text:p>
        </text:list-item>
        <text:list-item>
          <text:p text:style-name="P135">Present a simple single-threaded event-driven programming model to the developer. The developer should never have his or her code fail due to interactions between code handling different events.<text:change-start text:change-id="ct143120944"/></text:p>
        </text:list-item>
      </text:list>
      <text:p text:style-name="P70"><text:change-end text:change-id="ct143120944"/><text:change-start text:change-id="ct143120136"/>Applications coded to run in the <text:change-end text:change-id="ct143120136"/>PDS<text:change-start text:change-id="ct143122352"/> environment are called <text:change-end text:change-id="ct143122352"/><text:span text:style-name="T1">PDS</text:span><text:change-start text:change-id="ct143123680"/><text:span text:style-name="T1"> </text:span><text:change-end text:change-id="ct143123680"/><text:change text:change-id="ct143123776"/><text:change-start text:change-id="ct143124416"/><text:span text:style-name="T1">a</text:span><text:change-end text:change-id="ct143124416"/><text:change-start text:change-id="ct143124912"/><text:span text:style-name="T1">pplications</text:span>.<text:change-end text:change-id="ct143124912"/></text:p>
      <text:h text:style-name="Heading_20_2" text:outline-level="2">Approach to Execution</text:h>
      <text:h text:style-name="Heading_20_3" text:outline-level="3"><text:change text:change-id="ct143123048"/><text:change-start text:change-id="ct143124688"/>Tasks and Managers<text:change-end text:change-id="ct143124688"/><text:change-start text:change-id="ct143123872"/></text:h>
      <text:p text:style-name="P11"><text:change-end text:change-id="ct143123872"/>From the point of view of the PDS application programmer, PDS<text:change-start text:change-id="ct143118432"/> applications execute in a<text:change-end text:change-id="ct143118432"/>n apparently<text:change-start text:change-id="ct143120752"/> m<text:change-end text:change-id="ct143120752"/><text:change-start text:change-id="ct143120848"/>onothreaded, event-driven model.<text:change-end text:change-id="ct143120848"/><text:change text:change-id="ct143119912"/><text:change-start text:change-id="ct143120008"/> <text:change-end text:change-id="ct143120008"/>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1">In actuality, the system has many threads of control all simultaneously processing their own events. <text:s/>These threads of control are called <text:span text:style-name="T1">tasks</text:span>. The system keeps track of what data each task accesses. <text:s/>Should a conflict arise, <text:change text:change-id="ct143122920"/><text:change-start text:change-id="ct142578696"/>one<text:change-end text:change-id="ct142578696"/><text:change-start text:change-id="ct142571864"/> task is aborted and scheduled for retry at a later date so that the <text:change-end text:change-id="ct142571864"/><text:change text:change-id="ct142587976"/><text:change-start text:change-id="ct142580424"/>other<text:change-end text:change-id="ct142580424"/><text:change-start text:change-id="ct143113960"/> task can complete and get out of the way.<text:change-end text:change-id="ct143113960"/><text:change text:change-id="ct142581520"/></text:p>
      <text:p text:style-name="P11">T<text:change-start text:change-id="ct143124784"/>asks are created by <text:change-end text:change-id="ct143124784"/>PDS<text:change-start text:change-id="ct143121040"/> <text:span text:style-name="T1">managers</text:span><text:change-end text:change-id="ct143121040"/><text:change text:change-id="ct143123968"/><text:change-start text:change-id="ct143122544"/><text:span text:style-name="T1">.</text:span><text:change-end text:change-id="ct143122544"/><text:change-start text:change-id="ct143125232"/><text:span text:style-name="T1"> </text:span><text:change-end text:change-id="ct143125232"/>a PDS<text:change-start text:change-id="ct143124296"/> application uses these managers to effect actions in the <text:change-end text:change-id="ct143124296"/>PDS<text:change-start text:change-id="ct143122448"/> environment and the outside world.</text:p>
      <text:p text:style-name="P11">There are three sta<text:change-end text:change-id="ct143122448"/><text:change-start text:change-id="ct142585488"/>ndard managers in the system.<text:change-end text:change-id="ct142585488"/><text:change text:change-id="ct143114856"/><text:change-start text:change-id="ct143123552"/> In addition, arbitrary managers may be coded and added to the <text:change-end text:change-id="ct143123552"/>PDS<text:change-start text:change-id="ct143125008"/> environment.<text:change-end text:change-id="ct143125008"/><text:change text:change-id="ct143118528"/><text:change-start text:change-id="ct142587720"/> The standar<text:change-end text:change-id="ct142587720"/><text:change-start text:change-id="ct143125616"/>d managers are:<text:change-end text:change-id="ct143125616"/> <text:change-start text:change-id="ct143130040"/></text:p>
      <text:list text:style-name="L9">
        <text:list-item>
          <text:p text:style-name="P119">Task Manager<text:line-break/><text:change-end text:change-id="ct143130040"/><text:span text:style-name="T42">A PDS</text:span><text:change-start text:change-id="ct143131512"/><text:span text:style-name="T42"> application can use the </text:span><text:span text:style-name="T25">Task Manager</text:span><text:span text:style-name="T42"> to queue tasks of its own. </text:span><text:change-end text:change-id="ct143131512"/><text:change text:change-id="ct143131608"/><text:change-start text:change-id="ct143132280"/><text:span text:style-name="T42">Tasks can be queued for immediate ex</text:span><text:change-end text:change-id="ct143132280"/><text:change-start text:change-id="ct143132376"/><text:span text:style-name="T42">ecution, delayed execution, or periodic execution. </text:span><text:change-end text:change-id="ct143132376"/><text:change text:change-id="ct143132856"/><text:change-start text:change-id="ct143133832"/><text:span text:style-name="T42">T</text:span><text:change-end text:change-id="ct143133832"/><text:change text:change-id="ct143134024"/><text:change-start text:change-id="ct143134576"/><text:span text:style-name="T42">a</text:span><text:change-end text:change-id="ct143134576"/><text:change-start text:change-id="ct143135608"/><text:span text:style-name="T42">sks created from within other tasks are called </text:span><text:span text:style-name="T25">child tasks.</text:span><text:change-end text:change-id="ct143135608"/><text:change text:change-id="ct143135704"/><text:change-start text:change-id="ct143133928"/><text:span text:style-name="T42"> The task that queued the child task is called the </text:span><text:span text:style-name="T25">parent task. </text:span><text:span text:style-name="T42">Multiple child tasks queued by the same parent task are called </text:span><text:span text:style-name="T25">sibling tasks.</text:span></text:p>
        </text:list-item>
        <text:list-item>
          <text:p text:style-name="P124">Data Manager<text:span text:style-name="T2"><text:line-break/></text:span><text:change-end text:change-id="ct143133928"/><text:span text:style-name="T2">A PDS</text:span><text:change-start text:change-id="ct142597144"/><text:span text:style-name="T2"> application can use the </text:span><text:span text:style-name="T10">Data Manager</text:span><text:change-end text:change-id="ct142597144"/><text:change text:change-id="ct143136680"/><text:change-start text:change-id="ct143128264"/><text:span text:style-name="T2"> </text:span><text:change-end text:change-id="ct143128264"/><text:change-start text:change-id="ct142589592"/><text:span text:style-name="T2">to create and access persist</text:span><text:change-end text:change-id="ct142589592"/><text:change text:change-id="ct142599696"/><text:change-start text:change-id="ct143131384"/><text:span text:style-name="T2">e</text:span><text:change-end text:change-id="ct143131384"/><text:change-start text:change-id="ct143138928"/><text:span text:style-name="T2">nt, distributed Java objects called </text:span><text:change-end text:change-id="ct143138928"/><text:span text:style-name="T10">M</text:span><text:change-start text:change-id="ct143130136"/><text:span text:style-name="T10">anaged </text:span><text:change-end text:change-id="ct143130136"/><text:span text:style-name="T10">O</text:span><text:change-start text:change-id="ct143140328"/><text:span text:style-name="T10">bjects</text:span><text:change-end text:change-id="ct143140328"/><text:change-start text:change-id="ct143141208"/><text:span text:style-name="T10">.</text:span><text:span text:style-name="T2"> The </text:span><text:change-end text:change-id="ct143141208"/><text:span text:style-name="T2">PDS</text:span><text:change-start text:change-id="ct142600640"/><text:span text:style-name="T2"> application is itself composed of </text:span><text:change-end text:change-id="ct142600640"/><text:span text:style-name="T2">M</text:span><text:change-start text:change-id="ct143142808"/><text:span text:style-name="T2">anaged </text:span><text:change-end text:change-id="ct143142808"/><text:span text:style-name="T2">O</text:span><text:change-start text:change-id="ct143136008"/><text:span text:style-name="T2">bjects.</text:span></text:p>
        </text:list-item>
        <text:list-item>
          <text:p text:style-name="P124"><text:soft-page-break/>Channel Manager<text:span text:style-name="T2"><text:line-break/></text:span><text:change-end text:change-id="ct143136008"/><text:span text:style-name="T2">A PDS</text:span><text:change-start text:change-id="ct143135104"/><text:span text:style-name="T2"> application can use the </text:span><text:span text:style-name="T10">Channel Manager </text:span><text:span text:style-name="T2">to </text:span><text:change-end text:change-id="ct143135104"/><text:change-start text:change-id="ct142599896"/><text:span text:style-name="T2">create and control publish/subscribe data channels. </text:span><text:change-end text:change-id="ct142599896"/><text:change text:change-id="ct142601088"/><text:change-start text:change-id="ct142598088"/><text:span text:style-name="T2">These data channels are used to communicate between </text:span><text:change-end text:change-id="ct142598088"/><text:change text:change-id="ct142589984"/><text:change-start text:change-id="ct142600072"/><text:span text:style-name="T2">groups of</text:span><text:change-end text:change-id="ct142600072"/><text:change-start text:change-id="ct143142416"/><text:span text:style-name="T2"> clients and the server.</text:span><text:change-end text:change-id="ct143142416"/></text:p>
        </text:list-item>
      </text:list>
      <text:p text:style-name="P13">A PDS application gets access to core PDS functionality through the <text:span text:style-name="T12">AppContext</text:span> class, which provides methods to obtain references to the various managers.<text:change-start text:change-id="ct143143712"/></text:p>
      <text:h text:style-name="Heading_20_3" text:outline-level="3"><text:change-end text:change-id="ct143143712"/><text:change-start text:change-id="ct143137016"/>Task <text:change-end text:change-id="ct143137016"/><text:change text:change-id="ct142590760"/><text:change-start text:change-id="ct143141584"/>O<text:change-end text:change-id="ct143141584"/><text:change-start text:change-id="ct142595976"/>rdering</text:h>
      <text:p text:style-name="Text_20_body">Tasks that handle events created by <text:change-end text:change-id="ct142595976"/>a client<text:change-start text:change-id="ct142550784"/> are guaranteed to execute in<text:change-end text:change-id="ct142550784"/> <text:change-start text:change-id="ct143138832"/>order. <text:change-end text:change-id="ct143138832"/><text:change text:change-id="ct143134480"/><text:change-start text:change-id="ct143133728"/>A task to handle a<text:change-end text:change-id="ct143133728"/><text:change text:change-id="ct142599464"/><text:change-start text:change-id="ct143125128"/> client<text:change-end text:change-id="ct143125128"/><text:change-start text:change-id="ct142603456"/> event that occurred later in time will not start executing until the tasks to handle all earlier events<text:change-end text:change-id="ct142603456"/><text:change-start text:change-id="ct142603968"/> generated by the same client<text:change-end text:change-id="ct142603968"/><text:change-start text:change-id="ct142604552"/> have finished.<text:change-end text:change-id="ct142604552"/><text:change text:change-id="ct142596744"/><text:change-start text:change-id="ct142607616"/> <text:change-end text:change-id="ct142607616"/><text:change text:change-id="ct142605976"/><text:change-start text:change-id="ct142608104"/>A c<text:change-end text:change-id="ct142608104"/><text:change-start text:change-id="ct142609000"/>hild task<text:change-end text:change-id="ct142609000"/><text:change text:change-id="ct142601680"/><text:change text:change-id="ct142592280"/> is<text:change-start text:change-id="ct142590440"/> ordered with regard to <text:change-end text:change-id="ct142590440"/>its<text:change-start text:change-id="ct142609232"/> parent task, but not with regard to its siblings.<text:change-end text:change-id="ct142609232"/><text:change-start text:change-id="ct142609688"/> <text:span text:style-name="T19">This</text:span> means that <text:change-end text:change-id="ct142609688"/>execution of <text:change-start text:change-id="ct142602816"/>a <text:change-end text:change-id="ct142602816"/>c<text:change-start text:change-id="ct142602576"/>hild task <text:change-end text:change-id="ct142602576"/>will not begin until<text:change-start text:change-id="ct142598784"/> executi<text:change-end text:change-id="ct142598784"/>on of<text:change-start text:change-id="ct142595800"/> the parent has completed<text:change-end text:change-id="ct142595800"/>.<text:change-start text:change-id="ct143134120"/> <text:change-end text:change-id="ct143134120"/>T<text:change-start text:change-id="ct142593120"/>here are<text:change-end text:change-id="ct142593120"/>, however,<text:change-start text:change-id="ct143138632"/> no guarantees among <text:change-end text:change-id="ct143138632"/>sibling tasks<text:change-start text:change-id="ct143136472"/> as to order of execution<text:change-end text:change-id="ct143136472"/>.<text:change-start text:change-id="ct142593416"/></text:p>
      <text:p text:style-name="P19"><text:change-end text:change-id="ct142593416"/><text:change-start text:change-id="ct142608560"/>Important: There are no other order guarantees <text:change-end text:change-id="ct142608560"/><text:s/><text:change-start text:change-id="ct143128136"/>in the system. In particular<text:change-end text:change-id="ct143128136"/>,<text:change-start text:change-id="ct142608256"/> execution of tasks to handle events of different users are not guaranteed to start executing relative to each other in the order they arrived at the server.<text:change-end text:change-id="ct142608256"/><text:note text:id="ftn2" text:note-class="footnote"><text:note-citation>2</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42612448"/></text:p>
      <text:h text:style-name="Heading_20_3" text:outline-level="3">Task Lifetime</text:h>
      <text:p text:style-name="Text_20_body">Tasks <text:change-end text:change-id="ct142612448"/><text:change text:change-id="ct142607904"/><text:change-start text:change-id="ct142612688"/>must<text:change-end text:change-id="ct142612688"/><text:change-start text:change-id="ct142612928"/> be short<text:change-end text:change-id="ct142612928"/><text:change-start text:change-id="ct142606856"/>-<text:change-end text:change-id="ct142606856"/><text:change-start text:change-id="ct142604832"/>lived so that they do not block<text:change-end text:change-id="ct142604832"/><text:change-start text:change-id="ct142610000"/> access for an inordinate amount of time to resources that might be needed by other tasks<text:change-end text:change-id="ct142610000"/><text:change-start text:change-id="ct142608712"/>. The <text:change-end text:change-id="ct142608712"/><text:change-start text:change-id="ct142613136"/>PDS<text:change-end text:change-id="ct142613136"/><text:change-start text:change-id="ct142606616"/> is configured by its operator with a maximum task execution time<text:change-end text:change-id="ct142606616"/><text:change-start text:change-id="ct142606184"/> (<text:change-end text:change-id="ct142606184"/><text:change-start text:change-id="ct142607416"/>the default is <text:change-end text:change-id="ct142607416"/><text:change text:change-id="ct142610200"/><text:change-start text:change-id="ct142615856"/>100 milliseconds<text:change-end text:change-id="ct142615856"/>).<text:change-start text:change-id="ct142610616"/> Any task that <text:change-end text:change-id="ct142610616"/><text:change-start text:change-id="ct142615384"/>does not <text:change-end text:change-id="ct142615384"/>finish<text:change-start text:change-id="ct143139024"/> within that time will be <text:change-end text:change-id="ct143139024"/>forcibly<text:change-start text:change-id="ct142617824"/> terminated by the system.</text:p>
      <text:p text:style-name="Text_20_body">If you have a task that runs to<text:change-end text:change-id="ct142617824"/><text:change-start text:change-id="ct142613616"/>o long<text:change-end text:change-id="ct142613616"/>,<text:change-start text:change-id="ct142615064"/> there are two approaches to <text:change-end text:change-id="ct142615064"/>reducing <text:change-start text:change-id="ct142617584"/>its execution<text:change-end text:change-id="ct142617584"/> time:<text:change-start text:change-id="ct142611416"/></text:p>
      <text:list text:style-name="L10">
        <text:list-item>
          <text:p text:style-name="P136">Split it up into a chain of child<text:change-end text:change-id="ct142611416"/> <text:change-start text:change-id="ct143132184"/>tasks, each of which handles one discrete portion of the problem<text:change-end text:change-id="ct143132184"/>, and then queues the next task in sequence<text:change-start text:change-id="ct142612136"/>.<text:change-end text:change-id="ct142612136"/> This is known as <text:span text:style-name="T1">continuation-passing</text:span> style.<text:change-start text:change-id="ct142611656"/></text:p>
        </text:list-item>
        <text:list-item>
          <text:p text:style-name="P136">Move the time-consuming calculations into a custom manage<text:change-end text:change-id="ct142611656"/><text:change-start text:change-id="ct142611752"/>r<text:change-end text:change-id="ct142611752"/><text:change-start text:change-id="ct142611896"/> that <text:change-end text:change-id="ct142611896"/><text:change text:change-id="ct142611992"/><text:change-start text:change-id="ct143142208"/>queues<text:change-end text:change-id="ct143142208"/><text:change-start text:change-id="ct143142304"/> a result-task when the calculations are complete.</text:p>
        </text:list-item>
      </text:list>
      <text:p text:style-name="Text_20_body"><text:change-end text:change-id="ct143142304"/><text:change-start text:change-id="ct142610768"/>Each approach has its advantages and disadvantages. The first is easier for simple problems that lend themselves to serial decomposition<text:change-end text:change-id="ct142610768"/>.<text:change-start text:change-id="ct142610864"/> <text:change-end text:change-id="ct142610864"/>C<text:change-start text:change-id="ct142596872"/>are must be taken that each task ends with the data<text:change-end text:change-id="ct142596872"/><text:change-start text:change-id="ct142596968"/> in a sensible and usable state<text:change-end text:change-id="ct142596968"/>,<text:change-start text:change-id="ct142603080"/> because there is no guarantee <text:change-end text:change-id="ct142603080"/>as to exactly <text:change-start text:change-id="ct142617360"/>when the next step will <text:change-end text:change-id="ct142617360"/>be<text:change-start text:change-id="ct142619816"/> executed.</text:p>
      <text:p text:style-name="Text_20_body"><text:change-end text:change-id="ct142619816"/>A special case of this approach is where parts of the problem are separable and handleable in parallel. In this case, <text:span text:style-name="T19">the</text:span> time to complete may be reduced by launching parallel chains of tasks. These parallel chains, however, have no guaranteed ordering in relation to each other, so the work they perform must really be <text:span text:style-name="T19">independent</text:span> of each other<text:change text:change-id="ct142621296"/><text:change-start text:change-id="ct142619024"/>.<text:change-end text:change-id="ct142619024"/></text:p>
      <text:p text:style-name="Text_20_body"><text:change-start text:change-id="ct142612232"/>The second<text:change-end text:change-id="ct142612232"/> approach<text:change-start text:change-id="ct142611512"/> is easier for problems that don't dec<text:change-end text:change-id="ct142611512"/><text:change-start text:change-id="ct142618856"/>ompose well into small, discrete components<text:change-end text:change-id="ct142618856"/>; however,<text:change-start text:change-id="ct142620048"/> <text:change-end text:change-id="ct142620048"/>it<text:change-start text:change-id="ct142619576"/> requires the writing and installation of a custom <text:change-end text:change-id="ct142619576"/>PDS<text:change-start text:change-id="ct142605208"/> manager.<text:change-end text:change-id="ct142605208"/><text:change-start text:change-id="ct142620216"/> <text:change-end text:change-id="ct142620216"/>(Writing custom PDS managers<text:change-start text:change-id="ct142623896"/> will be covered by a separate document explaining how to extend the <text:change-end text:change-id="ct142623896"/>PDS<text:change-start text:change-id="ct142622288"/> environment.<text:change-end text:change-id="ct142622288"/>)<text:change-start text:change-id="ct142624256"/></text:p>
      <text:p text:style-name="Text_20_body">A particular<text:change-end text:change-id="ct142624256"/><text:change-start text:change-id="ct142623016"/>ly important<text:change-end text:change-id="ct142623016"/><text:change-start text:change-id="ct142621736"/> case is code that has to go into system calls that <text:span text:style-name="T19">can</text:span> block for more then the t<text:change-end text:change-id="ct142621736"/><text:change-start text:change-id="ct143132496"/>ask execution lifetime. These <text:span text:style-name="T10">must</text:span><text:span text:style-name="T2"> be implemented through a custom manager in order to produce a robust </text:span><text:change-end text:change-id="ct143132496"/><text:span text:style-name="T2">PDS</text:span><text:change-start text:change-id="ct143121672"/><text:span text:style-name="T2"> application.</text:span><text:change-end text:change-id="ct143121672"/><text:change text:change-id="ct143143152"/><text:change text:change-id="ct142611112"/></text:p>
      <text:h text:style-name="Heading_20_2" text:outline-level="2"><text:soft-page-break/>Managed Objects<text:change-start text:change-id="ct143125712"/> and Managed References<text:change-end text:change-id="ct143125712"/></text:h>
      <text:p text:style-name="Text_20_body">The Data Manager maintains a persistent set of Managed Objects<text:change-start text:change-id="ct142608904"/> stored <text:change-end text:change-id="ct142608904"/><text:s/><text:change-start text:change-id="ct143121568"/>in a pool of objects called the <text:change-end text:change-id="ct143121568"/>O<text:change-start text:change-id="ct142625624"/><text:span text:style-name="T1">bject </text:span><text:change-end text:change-id="ct142625624"/><text:span text:style-name="T1">S</text:span><text:change-start text:change-id="ct142621464"/><text:span text:style-name="T1">tore</text:span>. <text:change-end text:change-id="ct142621464"/><text:change text:change-id="ct142624520"/>Like a normal Java object, each Managed Object <text:change text:change-id="ct142625384"/>contains both data and the methods to act upon that data. <text:span text:style-name="T60">In order to be a Managed Object, the object must implement both the </text:span><text:span text:style-name="T61">ManagedObject</text:span><text:span text:style-name="T60"> and </text:span><text:span text:style-name="T61">Serializable</text:span><text:span text:style-name="T60"> interfaces.</text:span><text:change-start text:change-id="ct142601520"/><text:span text:style-name="T60"> A </text:span><text:change-end text:change-id="ct142601520"/><text:span text:style-name="T60">M</text:span><text:change-start text:change-id="ct143130920"/><text:span text:style-name="T60">anaged </text:span><text:change-end text:change-id="ct143130920"/><text:span text:style-name="T60">O</text:span><text:change-start text:change-id="ct143153280"/><text:span text:style-name="T60">bject does not become part of the </text:span><text:change-end text:change-id="ct143153280"/><text:span text:style-name="T60">Object Store's </text:span><text:change-start text:change-id="ct143154456"/><text:span text:style-name="T60">pool </text:span><text:change-end text:change-id="ct143154456"/><text:change-start text:change-id="ct143154968"/><text:span text:style-name="T60">until the pool is made aware of the object</text:span><text:change-end text:change-id="ct143154968"/><text:span text:style-name="T60">. T</text:span><text:change-start text:change-id="ct143156784"/><text:span text:style-name="T60">his is done by using the Data Manager </text:span><text:change-end text:change-id="ct143156784"/><text:span text:style-name="T60">either </text:span><text:change-start text:change-id="ct143156880"/><text:span text:style-name="T60">to request a </text:span><text:change-end text:change-id="ct143156880"/><text:span text:style-name="T62">M</text:span><text:change-start text:change-id="ct143159256"/><text:span text:style-name="T62">anaged </text:span><text:change-end text:change-id="ct143159256"/><text:span text:style-name="T62">R</text:span><text:change-start text:change-id="ct143159896"/><text:span text:style-name="T62">eference</text:span><text:span text:style-name="T60"> to the object</text:span><text:change-end text:change-id="ct143159896"/><text:span text:style-name="T60"> or to bind a name to the object.</text:span><text:span text:style-name="T60"><text:note text:id="ftn3" text:note-class="footnote"><text:note-citation>3</text:note-citation><text:note-body><text:list text:style-name="L11"><text:list-item><text:p text:style-name="P169">Be aware that this may happen in library code or in the PDS APIs themselves. See the best practices section at the end of this document for more information.</text:p></text:list-item></text:list></text:note-body></text:note></text:span><text:change-start text:change-id="ct142616712"/></text:p>
      <text:p text:style-name="P59">A <text:change-end text:change-id="ct142616712"/><text:span text:style-name="T8">M</text:span><text:change-start text:change-id="ct143147872"/><text:span text:style-name="T8">anaged </text:span><text:change-end text:change-id="ct143147872"/><text:span text:style-name="T8">R</text:span><text:change-start text:change-id="ct143158144"/><text:span text:style-name="T8">eference is a reference object that looks much like the J2SE</text:span><text:change-end text:change-id="ct143158144"/><text:span text:style-name="T8">(tm)</text:span><text:change-start text:change-id="ct142625480"/><text:span text:style-name="T8"> reference objects (</text:span><text:change-end text:change-id="ct142625480"/><text:span text:style-name="T8">for example,</text:span><text:change-start text:change-id="ct142622832"/><text:span text:style-name="T8"> </text:span><text:span text:style-name="T3">SoftReference</text:span><text:span text:style-name="T8">, </text:span><text:span text:style-name="T3">WeakReference</text:span><text:span text:style-name="T8">). Managed </text:span><text:change-end text:change-id="ct142622832"/><text:span text:style-name="T8">O</text:span><text:change-start text:change-id="ct142614888"/><text:span text:style-name="T8">bject</text:span><text:change-end text:change-id="ct142614888"/><text:span text:style-name="T8">s</text:span><text:change-start text:change-id="ct143156240"/><text:span text:style-name="T8"> must refer to other </text:span><text:change-end text:change-id="ct143156240"/><text:span text:style-name="T8">M</text:span><text:change-start text:change-id="ct142602288"/><text:span text:style-name="T8">anaged </text:span><text:change-end text:change-id="ct142602288"/><text:span text:style-name="T8">O</text:span><text:change-start text:change-id="ct143134824"/><text:span text:style-name="T8">bjects through </text:span><text:change-end text:change-id="ct143134824"/><text:span text:style-name="T8">M</text:span><text:change-start text:change-id="ct143155160"/><text:span text:style-name="T8">anaged </text:span><text:change-end text:change-id="ct143155160"/><text:span text:style-name="T8">R</text:span><text:change-start text:change-id="ct143165160"/><text:span text:style-name="T8">eferences. This is how the Data Manager can tell the difference between a reference to a component object of the </text:span><text:change-end text:change-id="ct143165160"/><text:span text:style-name="T8">M</text:span><text:change-start text:change-id="ct143159152"/><text:span text:style-name="T8">an</text:span><text:change-end text:change-id="ct143159152"/><text:span text:style-name="T8">a</text:span><text:change-start text:change-id="ct143167560"/><text:span text:style-name="T8">ged </text:span><text:change-end text:change-id="ct143167560"/><text:span text:style-name="T8">O</text:span><text:change-start text:change-id="ct143169144"/><text:span text:style-name="T8">bject </text:span><text:change-end text:change-id="ct143169144"/><text:span text:style-name="T8">(</text:span><text:change-start text:change-id="ct143169400"/><text:span text:style-name="T8">for instance</text:span><text:change-end text:change-id="ct143169400"/><text:span text:style-name="T8">,</text:span><text:change-start text:change-id="ct143171240"/><text:span text:style-name="T8"> a </text:span><text:change-end text:change-id="ct143171240"/><text:span text:style-name="T8">l</text:span><text:change-start text:change-id="ct143172872"/><text:span text:style-name="T8">ist</text:span><text:change-end text:change-id="ct143172872"/><text:span text:style-name="T8">)</text:span><text:change-start text:change-id="ct143174480"/><text:span text:style-name="T8"> that is part of that </text:span><text:change-end text:change-id="ct143174480"/><text:span text:style-name="T8">M</text:span><text:change-start text:change-id="ct143174920"/><text:span text:style-name="T8">anaged </text:span><text:change-end text:change-id="ct143174920"/><text:span text:style-name="T8">O</text:span><text:change-start text:change-id="ct143177200"/><text:span text:style-name="T8">bject's state</text:span><text:change-end text:change-id="ct143177200"/><text:span text:style-name="T8">,</text:span><text:change-start text:change-id="ct143177424"/><text:span text:style-name="T8"> and a reference to a separate </text:span><text:change-end text:change-id="ct143177424"/><text:span text:style-name="T8">M</text:span><text:change-start text:change-id="ct143179224"/><text:span text:style-name="T8">anaged </text:span><text:change-end text:change-id="ct143179224"/><text:span text:style-name="T8">O</text:span><text:change-start text:change-id="ct143179664"/><text:span text:style-name="T8">bject with</text:span><text:change-end text:change-id="ct143179664"/><text:span text:style-name="T8"> a </text:span><text:change-start text:change-id="ct143181504"/><text:span text:style-name="T8">state</text:span><text:change-end text:change-id="ct143181504"/><text:span text:style-name="T8"> of its own.</text:span></text:p>
      <text:p text:style-name="P60">A name binding associates a string with the Managed Object such that the object may be retrieved from the Object Store by other tasks using the <text:span text:style-name="T12">getBinding</text:span><text:span text:style-name="T2"> call on the Data Manager. </text:span><text:change-start text:change-id="ct143171336"/></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43171336"/> between the two methods <text:change-start text:change-id="ct143171592"/>is<text:change-end text:change-id="ct143171592"/>:<text:change-start text:change-id="ct142602192"/> </text:p>
      <text:list text:style-name="L12">
        <text:list-item>
          <text:p text:style-name="P137"><text:span text:style-name="T12">getForUpdate</text:span><text:span text:style-name="T2"> informs the system that you intend to modify the state of the Managed Object</text:span><text:change-end text:change-id="ct142602192"/><text:span text:style-name="T2">.</text:span><text:change-start text:change-id="ct143165064"/></text:p>
        </text:list-item>
        <text:list-item>
          <text:p text:style-name="P137"><text:span text:style-name="T12">get</text:span><text:span text:style-name="T2"> says you intend only to read the state but not write it</text:span><text:change-end text:change-id="ct143165064"/><text:span text:style-name="T2">.</text:span><text:change-start text:change-id="ct142619120"/></text:p>
        </text:list-item>
      </text:list>
      <text:p text:style-name="P21"><text:span text:style-name="T2">Although all changes to any Managed Object are persistent</text:span><text:change-end text:change-id="ct142619120"/><text:span text:style-name="T2"> (even those accessed via </text:span><text:span text:style-name="T12">get</text:span><text:span text:style-name="T2">)</text:span><text:change-start text:change-id="ct142621832"/><text:span text:style-name="T2">, it is more efficient to use </text:span><text:span text:style-name="T12">getForUpdate </text:span><text:span text:style-name="T2">if you know at that time that you are going to want to modify the Managed Object's state. This allows the system to detect conflicts between tasks and handle them earlier and with greater efficiency.</text:span></text:p>
      <text:p text:style-name="P21"><text:span text:style-name="T2">Conversely</text:span><text:change-end text:change-id="ct142621832"/><text:span text:style-name="T2">,</text:span><text:change-start text:change-id="ct143169008"/><text:span text:style-name="T2"> it is better to use </text:span><text:span text:style-name="T12">get</text:span><text:span text:style-name="T2"> <text:s/>if the state of the Managed Object may not be modified. The </text:span><text:span text:style-name="T12">get</text:span><text:span text:style-name="T2"> call can allow for more parallel access to the Managed Object from multiple tasks. If</text:span><text:change-end text:change-id="ct143169008"/><text:span text:style-name="T2"> you reach a point</text:span><text:change-start text:change-id="ct142643752"/><text:span text:style-name="T2"> later in the execution </text:span><text:change-end text:change-id="ct142643752"/><text:span text:style-name="T2">where </text:span><text:change-start text:change-id="ct143157744"/><text:span text:style-name="T2">you </text:span><text:change-end text:change-id="ct143157744"/><text:span text:style-name="T2">know you </text:span><text:change-start text:change-id="ct143159752"/><text:span text:style-name="T2">are going to modify the object's state, you can upgrade your access from </text:span><text:span text:style-name="T12">get</text:span><text:span text:style-name="T2"> to </text:span><text:span text:style-name="T12">getForUpdate</text:span><text:span text:style-name="T2"> by calling the </text:span><text:span text:style-name="T12">markForUpdate </text:span><text:span text:style-name="T2">method on the Data Manager</text:span><text:span text:style-name="T12">.</text:span><text:change-end text:change-id="ct143159752"/><text:span text:style-name="T12"> <text:s/>(</text:span><text:span text:style-name="T2">Multiple calls to mark the same Managed Object for update are harmless.)</text:span><text:change-start text:change-id="ct142637504"/></text:p>
      <text:p text:style-name="P60"><text:change-end text:change-id="ct142637504"/><text:change text:change-id="ct142641832"/><text:change text:change-id="ct142638024"/><text:change-start text:change-id="ct143155064"/><text:span text:style-name="T2">Subsequent calls to </text:span><text:span text:style-name="T12">get</text:span><text:span text:style-name="T2"> or </text:span><text:span text:style-name="T12">getForUpdate</text:span><text:span text:style-name="T2"> on equivalent Managed References </text:span><text:change-end text:change-id="ct143155064"/><text:span text:style-name="T2">in the same task </text:span><text:change-start text:change-id="ct143176472"/><text:span text:style-name="T2">will return the same task-local copy.</text:span><text:change-end text:change-id="ct143176472"/></text:p>
      <text:p text:style-name="P14">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42640232"/></text:p>
      <text:p text:style-name="P18"><text:span text:style-name="T10">Managed Objects </text:span><text:change-end text:change-id="ct142640232"/><text:change-start text:change-id="ct142622736"/><text:span text:style-name="T10">in the </text:span><text:change-end text:change-id="ct142622736"/><text:span text:style-name="T10">O</text:span><text:change-start text:change-id="ct142656472"/><text:span text:style-name="T10">bject </text:span><text:change-end text:change-id="ct142656472"/><text:span text:style-name="T10">S</text:span><text:change-start text:change-id="ct143177520"/><text:span text:style-name="T10">tore </text:span><text:change-end text:change-id="ct143177520"/><text:change-start text:change-id="ct142611208"/><text:span text:style-name="T10">are not garbage</text:span><text:change-end text:change-id="ct142611208"/><text:span text:style-name="T10">-</text:span><text:change-start text:change-id="ct142643272"/><text:span text:style-name="T10">collected. </text:span><text:change-end text:change-id="ct142643272"/><text:change-start text:change-id="ct143171432"/><text:span text:style-name="T2">Once the store is made aware of a </text:span><text:change-end text:change-id="ct143171432"/><text:change-start text:change-id="ct143154160"/><text:span text:style-name="T2">Managed Object, it keeps the state of that object until it is explicitly removed from the object store with a call to the </text:span>removeObject<text:span text:style-name="T2"> call on the Data Manager. </text:span><text:change-end text:change-id="ct143154160"/><text:change-start text:change-id="ct142643008"/><text:span text:style-name="T2">It is up to the application to manage the </text:span><text:change-end text:change-id="ct142643008"/><text:span text:style-name="T2">life cycle</text:span><text:change-start text:change-id="ct143131704"/><text:span text:style-name="T2"> of Managed Objects and to </text:span><text:change-end text:change-id="ct143131704"/><text:change text:change-id="ct142646704"/><text:change text:change-id="ct142646608"/><text:change text:change-id="ct142646224"/><text:change-start text:change-id="ct142601264"/><text:span text:style-name="T2">remove them from the </text:span><text:change-end text:change-id="ct142601264"/><text:span text:style-name="T2">O</text:span><text:change-start text:change-id="ct143180016"/><text:span text:style-name="T2">bject </text:span><text:change-end text:change-id="ct143180016"/><text:span text:style-name="T2">S</text:span><text:change-start text:change-id="ct143136104"/><text:span text:style-name="T2">tore when they are no longer </text:span><text:change-end text:change-id="ct143136104"/><text:change-start text:change-id="ct142660232"/><text:span text:style-name="T2">needed. Failure to do so may result in garbage building up in your Object Store and impacting its performance.</text:span><text:change-end text:change-id="ct142660232"/><text:span text:style-name="T2"> Likewise, name bindings are stored until explicitly destroyed with </text:span>removeBinding. <text:s/><text:span text:style-name="T2">A name binding is not removed when the object it refers to is removed.</text:span></text:p>
      <text:h text:style-name="Heading_20_3" text:outline-level="3"><text:soft-page-break/>Designing Your Managed Objects<text:change-start text:change-id="ct142642768"/></text:h>
      <text:p text:style-name="Text_20_body">Managed Objects typically fall into three general types of entity: </text:p>
      <text:list text:style-name="L13">
        <text:list-item>
          <text:p text:style-name="P138">Actual objects in your game's simulated environment, such as a sword, a monster, or a <text:change-end text:change-id="ct142642768"/>play-space<text:change-start text:change-id="ct142626408"/> <text:change-end text:change-id="ct142626408"/>(<text:change-start text:change-id="ct142636480"/>such as a room<text:change-end text:change-id="ct142636480"/>)<text:change-start text:change-id="ct142640424"/>.</text:p>
        </text:list-item>
        <text:list-item>
          <text:p text:style-name="P138">Purely logical or data constructs such as a quad-tree for determining player-proximity or a walk-mesh to determine movement paths.</text:p>
        </text:list-item>
        <text:list-item>
          <text:p text:style-name="P138">Proxies for human players in <text:change-end text:change-id="ct142640424"/>the<text:change-start text:change-id="ct143177296"/> world of Managed Objects.</text:p>
        </text:list-item>
      </text:list>
      <text:p text:style-name="P16">Figure 1 below illustrates a very basic world consisting of a single room <text:change-end text:change-id="ct143177296"/>that contains<text:change-start text:change-id="ct143157488"/> two players and a sword.</text:p>
      <text:p text:style-name="Figure"/>
      <text:p text:style-name="P102"><draw:rect text:anchor-type="paragraph" draw:z-index="19" draw:style-name="gr14" draw:text-style-name="P176" svg:width="3.5295in" svg:height="3.3795in" svg:x="1.4783in" svg:y="-0.0965in"><text:p/></draw:rect><draw:line text:anchor-type="paragraph" draw:z-index="18" draw:style-name="gr13" draw:text-style-name="P176" svg:x1="2.8563in" svg:y1="0.528in" svg:x2="3.6736in" svg:y2="0.528in"><text:p/></draw:line><draw:line text:anchor-type="paragraph" draw:z-index="17" draw:style-name="gr13" draw:text-style-name="P176" svg:x1="3.7827in" svg:y1="1.8193in" svg:x2="2.5638in" svg:y2="0.8437in"><text:p/></draw:line><draw:line text:anchor-type="paragraph" draw:z-index="16" draw:style-name="gr13" draw:text-style-name="P176" svg:x1="2.6492in" svg:y1="1.0846in" svg:x2="3.3992in" svg:y2="2.0638in"><text:p/></draw:line><draw:line text:anchor-type="paragraph" draw:z-index="15" draw:style-name="gr13" draw:text-style-name="P176" svg:x1="2.4909in" svg:y1="1.0866in" svg:x2="2.3555in" svg:y2="1.8783in"><text:p/></draw:line><draw:line text:anchor-type="paragraph" draw:z-index="14" draw:style-name="gr13" draw:text-style-name="P176" svg:x1="2.0638in" svg:y1="1.9512in" svg:x2="2.0638in" svg:y2="1.0866in"><text:p/></draw:line><draw:frame text:anchor-type="paragraph" draw:z-index="13" draw:style-name="gr12" draw:text-style-name="P178" svg:width="2.6886in" svg:height="0.2996in" svg:x="1.9429in" svg:y="2.9138in"><draw:text-box><text:p text:style-name="P177"><text:span text:style-name="T73">Arrows denote ManagedReferences</text:span></text:p></draw:text-box></draw:frame><draw:g text:anchor-type="paragraph" draw:z-index="12" draw:style-name="gr10"><draw:ellipse draw:style-name="gr3" draw:text-style-name="P176" svg:width="1.3232in" svg:height="1.0476in" svg:x="3.252in" svg:y="1.7646in"><text:p/></draw:ellipse><draw:frame draw:style-name="gr11" draw:text-style-name="P179" svg:width="1.1717in" svg:height="0.3949in" svg:x="3.3992in" svg:y="2.0638in"><draw:text-box><text:p text:style-name="P177"><text:span text:style-name="T72">Player 2</text:span></text:p><text:p text:style-name="P177"><text:span text:style-name="T72">ManagedObject</text:span></text:p></draw:text-box></draw:frame></draw:g><draw:g text:anchor-type="paragraph" draw:z-index="11" draw:style-name="gr10"><draw:ellipse draw:style-name="gr3" draw:text-style-name="P176" svg:width="1.324in" svg:height="1.0476in" svg:x="1.6681in" svg:y="0.1146in"><text:p/></draw:ellipse><draw:frame draw:style-name="gr4" draw:text-style-name="P179" svg:width="1.1717in" svg:height="0.3953in" svg:x="1.8744in" svg:y="0.4319in"><draw:text-box><text:p text:style-name="P177"><text:span text:style-name="T72">Room</text:span></text:p><text:p text:style-name="P177"><text:span text:style-name="T72">ManagedObject</text:span></text:p></draw:text-box></draw:frame></draw:g><draw:g text:anchor-type="paragraph" draw:z-index="10" draw:style-name="gr10"><draw:ellipse draw:style-name="gr3" draw:text-style-name="P176" svg:width="1.324in" svg:height="1.0476in" svg:x="1.6028in" svg:y="1.8193in"><text:p/></draw:ellipse><draw:frame draw:style-name="gr11" draw:text-style-name="P179" svg:width="1.1717in" svg:height="0.3949in" svg:x="1.7547in" svg:y="2.0693in"><draw:text-box><text:p text:style-name="P177"><text:span text:style-name="T72">Player 1</text:span></text:p><text:p text:style-name="P177"><text:span text:style-name="T72">ManagedObject</text:span></text:p></draw:text-box></draw:frame></draw:g><draw:g text:anchor-type="paragraph" draw:z-index="9" draw:style-name="gr10"><draw:ellipse draw:style-name="gr3" draw:text-style-name="P176" svg:width="1.324in" svg:height="1.0476in" svg:x="3.5264in" svg:y="-0.0453in"><text:p/></draw:ellipse><draw:frame draw:style-name="gr4" draw:text-style-name="P179" svg:width="1.1717in" svg:height="0.3953in" svg:x="3.6736in" svg:y="0.2567in"><draw:text-box><text:p text:style-name="P177"><text:span text:style-name="T72">Sword</text:span></text:p><text:p text:style-name="P177"><text:span text:style-name="T72">ManagedObject</text:span></text:p></draw:text-box></draw:frame></draw:g></text:p>
      <text:p text:style-name="P103"><text:change-end text:change-id="ct143157488"/>Figure 1: Example of a s<text:span text:style-name="T52">imple</text:span> ManagedObject world</text:p>
      <text:p text:style-name="Text_20_body">When deciding where to break data up into multiple Managed Objects, consider these questions:</text:p>
      <text:list text:style-name="L14">
        <text:list-item>
          <text:p text:style-name="P139"><text:span text:style-name="T1">How big is the data?</text:span> The more data a single Managed Object encompasses in its state, the more time it takes to load and save.</text:p>
        </text:list-item>
        <text:list-item>
          <text:p text:style-name="P139"><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141"><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50">change</text:span><text:span text:style-name="T12"> the state of the same ManagedObject can be expensive. </text:span></text:p>
        </text:list-item>
      </text:list>
      <text:p text:style-name="P104">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41082800"/> few<text:change-end text:change-id="ct141082800"/> bottleneck Managed Objects as possible.</text:p>
      <text:p text:style-name="P19"><text:soft-page-break/>Of all these considerations, the third is the most critical to a well-running PDS application.<text:change text:change-id="ct143256544"/></text:p>
      <text:h text:style-name="Heading_20_3" text:outline-level="3"><text:change text:change-id="ct142638696"/><text:change text:change-id="ct142662280"/>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42621976"/><text:change-start text:change-id="ct142651424"/>player.<text:change-end text:change-id="ct142651424"/></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42618304"/><text:change-start text:change-id="ct143273016"/>should parse<text:change-end text:change-id="ct143273016"/> the packet to find out what it is supposed to do, and then act<text:change text:change-id="ct143131160"/> on itself and other Managed Objects in order to accomplish the requested task.</text:p>
      <text:p text:style-name="P102">Figure 2 shows our simple Managed Object world, with two players connected to the PDS as clients. <text:change-start text:change-id="ct143236264"/><text:s text:c="2"/>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change-end text:change-id="ct143236264"/></text:p>
      <text:p text:style-name="Figure"><draw:frame text:anchor-type="paragraph" draw:z-index="24" draw:style-name="gr16" draw:text-style-name="P179" svg:width="1.1717in" svg:height="0.3913in" svg:x="3.3in" svg:y="2.5043in"><draw:text-box><text:p text:style-name="P177"><text:span text:style-name="T72">Player 2</text:span></text:p><text:p text:style-name="P177"><text:span text:style-name="T72">ManagedObject</text:span></text:p></draw:text-box></draw:frame><draw:ellipse text:anchor-type="paragraph" draw:z-index="23" draw:style-name="gr7" draw:text-style-name="P176" svg:width="1.3232in" svg:height="0.9512in" svg:x="3.1484in" svg:y="2.2126in"><text:p/></draw:ellipse><draw:custom-shape text:anchor-type="paragraph" draw:z-index="59" draw:style-name="gr19" draw:text-style-name="P180"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8" draw:style-name="gr6" draw:text-style-name="P176" svg:x1="3.5374in" svg:y1="2.1965in" svg:x2="3.0055in" svg:y2="1.6681in"><text:p/></draw:line><draw:line text:anchor-type="paragraph" draw:z-index="26" draw:style-name="gr6" draw:text-style-name="P176" svg:x1="2.4744in" svg:y1="1.889in" svg:x2="2.3417in" svg:y2="2.3492in"><text:p/></draw:line><draw:g text:anchor-type="paragraph" draw:z-index="22" draw:style-name="gr2"><draw:ellipse draw:style-name="gr3" draw:text-style-name="P176" svg:width="1.324in" svg:height="1.0476in" svg:x="1.7728in" svg:y="0.8417in"><text:p/></draw:ellipse><draw:frame draw:style-name="gr4" draw:text-style-name="P179" svg:width="1.1717in" svg:height="0.3953in" svg:x="1.9791in" svg:y="1.1591in"><draw:text-box><text:p text:style-name="P177"><text:span text:style-name="T72">Room</text:span></text:p><text:p text:style-name="P177"><text:span text:style-name="T72">ManagedObject</text:span></text:p></draw:text-box></draw:frame></draw:g><draw:g text:anchor-type="paragraph" draw:z-index="21" draw:style-name="gr10"><draw:ellipse draw:style-name="gr3" draw:text-style-name="P176" svg:width="1.324in" svg:height="0.8858in" svg:x="1.7807in" svg:y="2.278in"><text:p/></draw:ellipse><draw:frame draw:style-name="gr15" draw:text-style-name="P179" svg:width="1.1717in" svg:height="0.3913in" svg:x="1.9327in" svg:y="2.4898in"><draw:text-box><text:p text:style-name="P177"><text:span text:style-name="T72">Player 1</text:span></text:p><text:p text:style-name="P177"><text:span text:style-name="T72">ManagedObject</text:span></text:p></draw:text-box></draw:frame></draw:g><draw:g text:anchor-type="paragraph" draw:z-index="20" draw:style-name="gr2"><draw:ellipse draw:style-name="gr3" draw:text-style-name="P176" svg:width="1.324in" svg:height="1.0476in" svg:x="3.5374in" svg:y="0.3925in"><text:p/></draw:ellipse><draw:frame draw:style-name="gr4" draw:text-style-name="P179" svg:width="1.1717in" svg:height="0.3953in" svg:x="3.6846in" svg:y="0.6945in"><draw:text-box><text:p text:style-name="P177"><text:span text:style-name="T72">Sword ManagedObject</text:span></text:p></draw:text-box></draw:frame></draw:g><draw:frame draw:style-name="fr2" draw:name="Frame7" text:anchor-type="paragraph" svg:x="1.3799in" svg:y="0.1701in" svg:width="3.6in" draw:z-index="1"><draw:text-box fo:min-height="3.8638in"><text:p text:style-name="Text_20_body"/></draw:text-box></draw:frame></text:p>
      <text:p text:style-name="P22"><draw:frame text:anchor-type="paragraph" draw:z-index="34" draw:style-name="gr18" draw:text-style-name="P179" svg:width="0.6362in" svg:height="0.3913in" svg:x="3.4693in" svg:y="3.0457in"><draw:text-box><text:p text:style-name="P177"><text:span text:style-name="T72">Game </text:span></text:p><text:p text:style-name="P177"><text:span text:style-name="T72">Client 2</text:span></text:p></draw:text-box></draw:frame><draw:rect text:anchor-type="paragraph" draw:z-index="32" draw:style-name="gr7" draw:text-style-name="P176" svg:width="1.0004in" svg:height="0.4669in" svg:x="3.3543in" svg:y="2.9835in"><text:p/></draw:rect><draw:custom-shape text:anchor-type="paragraph" draw:z-index="35" draw:style-name="gr19" draw:text-style-name="P180"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5" draw:style-name="gr6" draw:text-style-name="P176" svg:x1="2.1516in" svg:y1="1.95in" svg:x2="2.3417in" svg:y2="1.561in"><text:p/></draw:line><draw:line text:anchor-type="paragraph" draw:z-index="27" draw:style-name="gr6" draw:text-style-name="P176" svg:x1="2.8028in" svg:y1="1.411in" svg:x2="3.3598in" svg:y2="2.0402in"><text:p/></draw:line><draw:line text:anchor-type="paragraph" draw:z-index="29" draw:style-name="gr6" draw:text-style-name="P176" svg:x1="3.0161in" svg:y1="0.8843in" svg:x2="3.5378in" svg:y2="0.6634in"><text:p/></draw:line><draw:rect text:anchor-type="paragraph" draw:z-index="30" draw:style-name="gr17" draw:text-style-name="P176" svg:width="3.5295in" svg:height="2.8752in" svg:x="1.45in" svg:y="0.0091in"><text:p/></draw:rect><draw:frame text:anchor-type="paragraph" draw:z-index="33" draw:style-name="gr18" draw:text-style-name="P179" svg:width="0.6362in" svg:height="0.3913in" svg:x="2.1673in" svg:y="3.0382in"><draw:text-box><text:p text:style-name="P177"><text:span text:style-name="T72">Game </text:span></text:p><text:p text:style-name="P177"><text:span text:style-name="T72">Client 1</text:span></text:p></draw:text-box></draw:frame><draw:frame text:anchor-type="paragraph" draw:z-index="36" draw:style-name="gr18" draw:text-style-name="P179" svg:width="2.1157in" svg:height="0.2453in" svg:x="2.1807in" svg:y="3.45in"><draw:text-box><text:p text:style-name="P177"><text:span text:style-name="T72">Big arrows denote PDS Client API</text:span></text:p></draw:text-box></draw:frame><draw:rect text:anchor-type="paragraph" draw:z-index="31" draw:style-name="gr7" draw:text-style-name="P176" svg:width="1.0004in" svg:height="0.485in" svg:x="1.9689in" svg:y="2.9654in"><text:p/></draw:rect><text:change text:change-id="ct143365232"/>Figure 2: Client <text:span text:style-name="T52">connections</text:span> to the simple ManagedObject world</text:p>
      <text:p text:style-name="Text_20_body"><text:change text:change-id="ct143319408"/></text:p>
      <text:h text:style-name="Heading_20_3" text:outline-level="3"><text:soft-page-break/>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7693in" style:rel-width="40%" svg:height="2.1102in" style:rel-height="scale-min" draw:z-index="60"><draw:text-box><text:p text:style-name="Figure"><draw:rect text:anchor-type="paragraph" draw:z-index="61" draw:style-name="gr7" draw:text-style-name="P176" svg:width="2.6362in" svg:height="1.9862in" svg:x="0.0626in" svg:y="0.0693in"><text:p/></draw:rect></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5">
        <text:list-item>
          <text:p text:style-name="P144">It implements the <text:span text:style-name="T12">AppListener</text:span> interface. This interface defines two methods: <text:s/></text:p>
        </text:list-item>
      </text:list>
      <text:list text:style-name="L16">
        <text:list-item>
          <text:p text:style-name="P159">initialize</text:p>
        </text:list-item>
        <text:list-item>
          <text:p text:style-name="P159">loggedIn</text:p>
        </text:list-item>
        <text:list-item>
          <text:p text:style-name="P145">It has been specified as the <text:span text:style-name="T12">AppListener</text:span> class for this application.</text:p>
        </text:list-item>
      </text:list>
      <text:p text:style-name="Text_20_body">These two properties combine in the following way:</text:p>
      <text:list text:style-name="L17">
        <text:list-item>
          <text:p text:style-name="P153">Upon the boot of the PDS (or the installation of a new application into the PDS), the PDS attempts to locate the <text:span text:style-name="T12">AppListener</text:span> for that application in the Object Store. <text:s/></text:p>
        </text:list-item>
        <text:list-item>
          <text:p text:style-name="P153">If the application has never been booted before, then its Object Store in the PDS is blank (as in Figure 3), and the PD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53">If, on the other hand, the application has been booted at least once, the Object Store will contain the <text:change text:change-id="ct143308472"/><text:change-start text:change-id="ct143359016"/><text:span text:style-name="T12">AppListener</text:span><text:change-end text:change-id="ct143359016"/> Managed Object<text:change-start text:change-id="ct143343048"/> already<text:change-end text:change-id="ct143343048"/>.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4" text:note-class="footnote"><text:note-citation>4</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79"><text:soft-page-break/>initialize {<text:line-break/><text:tab/>CREATE ROOM MANAGED OBJECT<text:line-break/><text:tab/>CREATE SWORD MANAGED OBJECT<text:line-break/><text:tab/>ADD REF TO SWORD MANAGED OBJECT TO ROOM'S INVENTORY<text:line-break/><text:tab/>SAVE A MANAGED OBJECT REF TO ROOM FOR LATER<text:line-break/>}</text:p>
      <text:p text:style-name="P105"/>
      <text:p text:style-name="Text_20_body">In general, it is the responsibility of the <text:span text:style-name="T12">AppListener</text:span> to create the initial world of Managed Objects during the first startup.<text:change-start text:change-id="ct143341080"/></text:p>
      <text:p text:style-name="Text_20_body"><text:change-end text:change-id="ct143341080"/><text:change-start text:change-id="ct143305664"/></text:p>
      <text:p text:style-name="Text_20_body"/>
      <text:p text:style-name="Text_20_body"/>
      <text:p text:style-name="Text_20_body"><text:change-end text:change-id="ct143305664"/></text:p>
      <text:p text:style-name="Figure"><draw:g text:anchor-type="paragraph" draw:z-index="2" draw:style-name="gr2"><draw:ellipse draw:style-name="gr3" draw:text-style-name="P176" svg:width="1.324in" svg:height="1.0476in" svg:x="3.7173in" svg:y="0.2327in"><text:p/></draw:ellipse><draw:frame draw:style-name="gr4" draw:text-style-name="P178" svg:width="1.1717in" svg:height="0.3953in" svg:x="3.8646in" svg:y="0.5346in"><draw:text-box><text:p text:style-name="P177"><text:span text:style-name="T72">Sword ManagedObject</text:span></text:p></draw:text-box></draw:frame></draw:g><draw:g text:anchor-type="paragraph" draw:z-index="3" draw:style-name="gr2"><draw:ellipse draw:style-name="gr3" draw:text-style-name="P176" svg:width="1.324in" svg:height="1.0476in" svg:x="1.9528in" svg:y="0.6819in"><text:p/></draw:ellipse><draw:frame draw:style-name="gr4" draw:text-style-name="P179" svg:width="1.1717in" svg:height="0.3953in" svg:x="2.1591in" svg:y="0.9992in"><draw:text-box><text:p text:style-name="P177"><text:span text:style-name="T72">Room</text:span></text:p><text:p text:style-name="P177"><text:span text:style-name="T72">ManagedObject</text:span></text:p></draw:text-box></draw:frame></draw:g><draw:frame text:anchor-type="paragraph" draw:z-index="4" draw:style-name="gr5" draw:text-style-name="P178" svg:width="2.7504in" svg:height="0.2996in" svg:x="2.3571in" svg:y="3.3327in"><draw:text-box><text:p text:style-name="P177"><text:span text:style-name="T73">Arrows denote ManagedReferences</text:span></text:p></draw:text-box></draw:frame><draw:line text:anchor-type="paragraph" draw:z-index="5" draw:style-name="gr6" draw:text-style-name="P176" svg:x1="2.4283in" svg:y1="2.2409in" svg:x2="2.6591in" svg:y2="1.6319in"><text:p/></draw:line><draw:line text:anchor-type="paragraph" draw:z-index="6" draw:style-name="gr6" draw:text-style-name="P176" svg:x1="3.2764in" svg:y1="0.9811in" svg:x2="3.7173in" svg:y2="0.8311in"><text:p/></draw:line><draw:rect text:anchor-type="paragraph" draw:z-index="7" draw:style-name="gr7" draw:text-style-name="P176" svg:width="3.5295in" svg:height="3.5488in" svg:x="1.6591in" svg:y="0.0835in"><text:p/></draw:rect><draw:g text:anchor-type="paragraph" draw:z-index="8" draw:style-name="gr2"><draw:custom-shape draw:style-name="gr8" draw:text-style-name="P180"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79" svg:width="1.0949in" svg:height="0.3913in" svg:x="2.0646in" svg:y="2.4756in"><draw:text-box><text:p text:style-name="P177"><text:span text:style-name="T72">AppListener </text:span></text:p><text:p text:style-name="P177"><text:span text:style-name="T72">ManagedObject</text:span></text:p></draw:text-box></draw:frame></draw:g><draw:frame draw:style-name="fr4" draw:name="Frame4" text:anchor-type="paragraph" svg:width="4.0862in" draw:z-index="0"><draw:text-box fo:min-height="3.7291in"><text:p text:style-name="Text_20_body"/></draw:text-box></draw:frame><text:change text:change-id="ct143404808"/>Figure 4: <text:change text:change-id="ct143092400"/><text:change-start text:change-id="ct143408856"/>AppListener<text:change-end text:change-id="ct143408856"/>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2">: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43376880"/><text:change-start text:change-id="ct143301200"/> code, presented as pse<text:change-end text:change-id="ct143301200"/>u<text:change-start text:change-id="ct143202160"/>do-code. <text:change-end text:change-id="ct143202160"/><text:change text:change-id="ct143357088"/><text:change-start text:change-id="ct143316896"/><text:s text:c="2"/><text:change-end text:change-id="ct143316896"/></text:p>
      <text:p text:style-name="P108"><text:soft-page-break/>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107"><text:tab/><text:tab/>TO SAVED MANAGED OBJECT REF TO ROOM<text:line-break/><text:tab/>GET ROOM MANAGED OBJECT <text:line-break/><text:tab/>ADD PLAYER REF TO ROOM MANAGED OBJECT'S PLAYERS LIST<text:line-break/><text:tab/>REGISTER PLAYER MANAGED OBJECT AS SessionListener(SESSION);</text:p>
      <text:p text:style-name="P107">}</text:p>
      <text:p text:style-name="P106"/>
      <text:p text:style-name="Text_20_body"><text:change-start text:change-id="ct143371408"/><text:span text:style-name="T12">Client</text:span><text:change-end text:change-id="ct143371408"/><text:span text:style-name="T12">SessionListener</text:span> is another event interface. It defines methods that get called on <text:change text:change-id="ct143303728"/><text:change-start text:change-id="ct141713760"/>tasks <text:change-end text:change-id="ct141713760"/>to respond to actions the client takes with the client API, such as the client sending data to the server for processing and the client logging out. </text:p>
      <text:p text:style-name="Text_20_body"><draw:g text:anchor-type="paragraph" draw:z-index="55" draw:style-name="gr2"><draw:custom-shape draw:style-name="gr8" draw:text-style-name="P180"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79" svg:width="1.0949in" svg:height="0.3913in" svg:x="0.7618in" svg:y="2.4945in"><draw:text-box><text:p text:style-name="P177"><text:span text:style-name="T72">AppListener </text:span></text:p><text:p text:style-name="P177"><text:span text:style-name="T72">ManagedObject</text:span></text:p></draw:text-box></draw:frame></draw:g><draw:line text:anchor-type="paragraph" draw:z-index="56" draw:style-name="gr6" draw:text-style-name="P176" svg:x1="1.5429in" svg:y1="2.2598in" svg:x2="2.0012in" svg:y2="1.489in"><text:p/></draw:line><draw:frame draw:style-name="fr2" draw:name="Frame6" text:anchor-type="paragraph" svg:x="0.4181in" svg:y="0.0807in" svg:width="5.5819in" draw:z-index="62"><draw:text-box fo:min-height="4.6591in"><text:p text:style-name="Text_20_body"><draw:g text:anchor-type="paragraph" draw:z-index="73" draw:style-name="gr2"><draw:ellipse draw:style-name="gr3" draw:text-style-name="P176" svg:width="1.324in" svg:height="1.0476in" svg:x="3.1in" svg:y="0.3244in"><text:p/></draw:ellipse><draw:frame draw:style-name="gr4" draw:text-style-name="P179" svg:width="1.1717in" svg:height="0.3953in" svg:x="3.2472in" svg:y="0.6264in"><draw:text-box><text:p text:style-name="P177"><text:span text:style-name="T72">Sword ManagedObject</text:span></text:p></draw:text-box></draw:frame></draw:g><draw:g text:anchor-type="paragraph" draw:z-index="72" draw:style-name="gr10"><draw:ellipse draw:style-name="gr3" draw:text-style-name="P176" svg:width="1.324in" svg:height="1.0476in" svg:x="1.5319in" svg:y="2.1165in"><text:p/></draw:ellipse><draw:frame draw:style-name="gr11" draw:text-style-name="P179" svg:width="1.1717in" svg:height="0.3949in" svg:x="1.6839in" svg:y="2.3665in"><draw:text-box><text:p text:style-name="P177"><text:span text:style-name="T72">Player 1</text:span></text:p><text:p text:style-name="P177"><text:span text:style-name="T72">ManagedObject</text:span></text:p></draw:text-box></draw:frame></draw:g><draw:g text:anchor-type="paragraph" draw:z-index="71" draw:style-name="gr2"><draw:ellipse draw:style-name="gr3" draw:text-style-name="P176" svg:width="1.324in" svg:height="1.0476in" svg:x="1.3354in" svg:y="0.4862in"><text:p/></draw:ellipse><draw:frame draw:style-name="gr4" draw:text-style-name="P179" svg:width="1.1717in" svg:height="0.3953in" svg:x="1.5417in" svg:y="0.8035in"><draw:text-box><text:p text:style-name="P177"><text:span text:style-name="T72">Room</text:span></text:p><text:p text:style-name="P177"><text:span text:style-name="T72">ManagedObject</text:span></text:p></draw:text-box></draw:frame></draw:g><draw:line text:anchor-type="paragraph" draw:z-index="70" draw:style-name="gr6" draw:text-style-name="P176" svg:x1="2.2181in" svg:y1="1.5335in" svg:x2="2.3437in" svg:y2="2.0126in"><text:p/></draw:line><draw:line text:anchor-type="paragraph" draw:z-index="69" draw:style-name="gr6" draw:text-style-name="P176" svg:x1="2.7134in" svg:y1="0.9535in" svg:x2="3.1543in" svg:y2="0.8035in"><text:p/></draw:line><draw:rect text:anchor-type="paragraph" draw:z-index="68" draw:style-name="gr7" draw:text-style-name="P176" svg:width="1.0004in" svg:height="0.7504in" svg:x="1.8126in" svg:y="3.5362in"><text:p/></draw:rect><draw:frame text:anchor-type="paragraph" draw:z-index="67" draw:style-name="gr18" draw:text-style-name="P179" svg:width="0.6362in" svg:height="0.3913in" svg:x="2in" svg:y="3.702in"><draw:text-box><text:p text:style-name="P177"><text:span text:style-name="T72">Game </text:span></text:p><text:p text:style-name="P177"><text:span text:style-name="T72">Client 1</text:span></text:p></draw:text-box></draw:frame><draw:custom-shape text:anchor-type="paragraph" draw:z-index="66" draw:style-name="gr19" draw:text-style-name="P180"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18" draw:text-style-name="P179" svg:width="2.1157in" svg:height="0.2453in" svg:x="1.3783in" svg:y="4.3508in"><draw:text-box><text:p text:style-name="P177"><text:span text:style-name="T72">Big arrows denote PDS Client API</text:span></text:p></draw:text-box></draw:frame><draw:line text:anchor-type="paragraph" draw:z-index="64" draw:style-name="gr6" draw:text-style-name="P176" svg:x1="2.1146in" svg:y1="2.0646in" svg:x2="1.9957in" svg:y2="1.5335in"><text:p/></draw:line><draw:rect text:anchor-type="paragraph" draw:z-index="63" draw:style-name="gr17" draw:text-style-name="P176" svg:width="4.8386in" svg:height="3.2988in" svg:x="0.0516in" svg:y="0.1701in"><text:p/></draw:rect></text:p></draw:text-box></draw:frame>Figure 5 illustrates that our Managed Object world is starting to look the way we want it to.<text:change text:change-id="ct143372744"/><text:span text:style-name="T52">Figure</text:span> 5: Client sends data to server</text:p>
      <text:p text:style-name="P81">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37"><draw:text-box fo:min-height="4.6744in"><text:p text:style-name="Text_20_body"><draw:rect text:anchor-type="paragraph" draw:z-index="38" draw:style-name="gr17" draw:text-style-name="P176" svg:width="4.6232in" svg:height="3.0551in" svg:x="0.1252in" svg:y="0.3201in"><text:p/></draw:rect><draw:g text:anchor-type="paragraph" draw:z-index="39" draw:style-name="gr10"><draw:ellipse draw:style-name="gr3" draw:text-style-name="P176" svg:width="1.324in" svg:height="1.0476in" svg:x="1.75in" svg:y="2.2083in"><text:p/></draw:ellipse><draw:frame draw:style-name="gr11" draw:text-style-name="P179" svg:width="1.1717in" svg:height="0.3949in" svg:x="1.902in" svg:y="2.4583in"><draw:text-box><text:p text:style-name="P177"><text:span text:style-name="T72">Player 1</text:span></text:p><text:p text:style-name="P177"><text:span text:style-name="T72">ManagedObject</text:span></text:p></draw:text-box></draw:frame></draw:g><draw:g text:anchor-type="paragraph" draw:z-index="40" draw:style-name="gr2"><draw:ellipse draw:style-name="gr3" draw:text-style-name="P176" svg:width="1.324in" svg:height="1.0476in" svg:x="0.9689in" svg:y="0.5319in"><text:p/></draw:ellipse><draw:frame draw:style-name="gr4" draw:text-style-name="P179" svg:width="1.1717in" svg:height="0.3953in" svg:x="1.1752in" svg:y="0.8492in"><draw:text-box><text:p text:style-name="P177"><text:span text:style-name="T72">Room</text:span></text:p><text:p text:style-name="P177"><text:span text:style-name="T72">ManagedObject</text:span></text:p></draw:text-box></draw:frame></draw:g><draw:g text:anchor-type="paragraph" draw:z-index="41" draw:style-name="gr2"><draw:ellipse draw:style-name="gr3" draw:text-style-name="P176" svg:width="1.3232in" svg:height="1.0476in" svg:x="3.1354in" svg:y="2.1665in"><text:p/></draw:ellipse><draw:frame draw:style-name="gr11" draw:text-style-name="P179" svg:width="1.1717in" svg:height="0.3949in" svg:x="3.2827in" svg:y="2.4657in"><draw:text-box><text:p text:style-name="P177"><text:span text:style-name="T72">Player 2</text:span></text:p><text:p text:style-name="P177"><text:span text:style-name="T72">ManagedObject</text:span></text:p></draw:text-box></draw:frame></draw:g><draw:line text:anchor-type="paragraph" draw:z-index="42" draw:style-name="gr6" draw:text-style-name="P176" svg:x1="2in" svg:y1="2.2083in" svg:x2="1.5728in" svg:y2="1.5791in"><text:p/></draw:line><draw:line text:anchor-type="paragraph" draw:z-index="43" draw:style-name="gr6" draw:text-style-name="P176" svg:x1="1.8126in" svg:y1="1.5791in" svg:x2="2.3228in" svg:y2="2.2083in"><text:p/></draw:line><draw:line text:anchor-type="paragraph" draw:z-index="44" draw:style-name="gr6" draw:text-style-name="P176" svg:x1="2.0429in" svg:y1="1.4291in" svg:x2="3.1354in" svg:y2="2.2917in"><text:p/></draw:line><draw:line text:anchor-type="paragraph" draw:z-index="45" draw:style-name="gr6" draw:text-style-name="P176" svg:x1="3.3437in" svg:y1="2.1669in" svg:x2="2.1583in" svg:y2="1.3398in"><text:p/></draw:line><draw:line text:anchor-type="paragraph" draw:z-index="46" draw:style-name="gr6" draw:text-style-name="P176" svg:x1="2.2764in" svg:y1="0.95in" svg:x2="2.9335in" svg:y2="0.9063in"><text:p/></draw:line><draw:rect text:anchor-type="paragraph" draw:z-index="47" draw:style-name="gr7" draw:text-style-name="P176" svg:width="1.0004in" svg:height="0.7496in" svg:x="1.9484in" svg:y="3.6689in"><text:p/></draw:rect><draw:rect text:anchor-type="paragraph" draw:z-index="48" draw:style-name="gr7" draw:text-style-name="P176" svg:width="1.0004in" svg:height="0.7504in" svg:x="3.428in" svg:y="3.6681in"><text:p/></draw:rect><draw:frame text:anchor-type="paragraph" draw:z-index="49" draw:style-name="gr18" draw:text-style-name="P179" svg:width="0.6362in" svg:height="0.3913in" svg:x="2.1874in" svg:y="3.8398in"><draw:text-box><text:p text:style-name="P177"><text:span text:style-name="T72">Game </text:span></text:p><text:p text:style-name="P177"><text:span text:style-name="T72">Client 1</text:span></text:p></draw:text-box></draw:frame><draw:frame text:anchor-type="paragraph" draw:z-index="50" draw:style-name="gr18" draw:text-style-name="P179" svg:width="0.6362in" svg:height="0.3913in" svg:x="3.6063in" svg:y="3.7874in"><draw:text-box><text:p text:style-name="P177"><text:span text:style-name="T72">Game </text:span></text:p><text:p text:style-name="P177"><text:span text:style-name="T72">Client 2</text:span></text:p></draw:text-box></draw:frame><draw:custom-shape text:anchor-type="paragraph" draw:z-index="51" draw:style-name="gr19" draw:text-style-name="P180"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2" draw:style-name="gr19" draw:text-style-name="P180"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3" draw:style-name="gr18" draw:text-style-name="P179" svg:width="2.1157in" svg:height="0.2453in" svg:x="1.7126in" svg:y="4.4181in"><draw:text-box><text:p text:style-name="P177"><text:span text:style-name="T72">Big arrows denote PDS Client API</text:span></text:p></draw:text-box></draw:frame><draw:g text:anchor-type="paragraph" draw:z-index="54" draw:style-name="gr2"><draw:ellipse draw:style-name="gr3" draw:text-style-name="P176" svg:width="1.324in" svg:height="1.0476in" svg:x="2.9335in" svg:y="0.4756in"><text:p/></draw:ellipse><draw:frame draw:style-name="gr4" draw:text-style-name="P179" svg:width="1.1717in" svg:height="0.3953in" svg:x="3.0807in" svg:y="0.7776in"><draw:text-box><text:p text:style-name="P177"><text:span text:style-name="T72">Sword ManagedObject</text:span></text:p></draw:text-box></draw:frame></draw:g><draw:g text:anchor-type="paragraph" draw:z-index="57" draw:style-name="gr2"><draw:custom-shape draw:style-name="gr8" draw:text-style-name="P180"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79" svg:width="1.0949in" svg:height="0.3913in" svg:x="0.3654in" svg:y="2.4945in"><draw:text-box><text:p text:style-name="P177"><text:span text:style-name="T72">AppListener </text:span></text:p><text:p text:style-name="P177"><text:span text:style-name="T72">ManagedObject</text:span></text:p></draw:text-box></draw:frame></draw:g><draw:line text:anchor-type="paragraph" draw:z-index="58" draw:style-name="gr6" draw:text-style-name="P176" svg:x1="0.8854in" svg:y1="2.1768in" svg:x2="1.3543in" svg:y2="1.4957in"><text:p/></draw:line></text:p></draw:text-box></draw:frame><text:soft-page-break/></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43463112"/>as the <text:span text:style-name="T12">SwordWorld</text:span> application. <text:change text:change-id="ct143402216"/><text:change-start text:change-id="ct143505504"/>The actual application code<text:change-end text:change-id="ct143505504"/> goes a bit further in that it also implements a <text:span text:style-name="T12">look</text:span> command, to show you how the Player Managed Object actually handles commands being sent from the client.<text:change text:change-id="ct143521392"/><text:change text:change-id="ct143494368"/><text:change text:change-id="ct143464408"/><text:change text:change-id="ct143468304"/><text:change text:change-id="ct143419320"/></text:p>
      <text:p text:style-name="P4"><text:change text:change-id="ct143356880"/></text:p>
      <text:h text:style-name="Heading_20_2" text:outline-level="2">Locating the Server API Classes</text:h>
      <text:p text:style-name="P23">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109">AppContext</text:p>
          </table:table-cell>
          <table:table-cell table:style-name="Table2.B2" office:value-type="string">
            <text:p text:style-name="P28"><text:span text:style-name="T63">Provides access to facilities available in the current application. Primarily</text:span><text:span text:style-name="T70"> </text:span><text:span text:style-name="T63">used to find references to</text:span><text:span text:style-name="T70"> </text:span><text:span text:style-name="T60">m</text:span><text:span text:style-name="T63">anagers. This is the starting point for the application code to talk to the system.</text:span></text:p>
          </table:table-cell>
        </table:table-row>
        <table:table-row>
          <table:table-cell table:style-name="Table2.A2" office:value-type="string">
            <text:p text:style-name="P109">AppListener</text:p>
          </table:table-cell>
          <table:table-cell table:style-name="Table2.B2" office:value-type="string">
            <text:p text:style-name="P28">Interface representing a listener for application-level <text:soft-page-break/>events. This listener is called when the application is started for the first time, and when client sessions log in.</text:p>
          </table:table-cell>
        </table:table-row>
        <table:table-row>
          <table:table-cell table:style-name="Table2.A2" office:value-type="string">
            <text:p text:style-name="P109">ManagerNotFoundException</text:p>
          </table:table-cell>
          <table:table-cell table:style-name="Table2.B2" office:value-type="string">
            <text:p text:style-name="P64">Thrown when a requested manager is not found.</text:p>
          </table:table-cell>
        </table:table-row>
        <table:table-row>
          <table:table-cell table:style-name="Table2.A2" office:value-type="string">
            <text:p text:style-name="P109">ClientSession</text:p>
          </table:table-cell>
          <table:table-cell table:style-name="Table2.B2" office:value-type="string">
            <text:p text:style-name="P28">Interface representing a single, connected login session between a client and the server. </text:p>
          </table:table-cell>
        </table:table-row>
        <table:table-row>
          <table:table-cell table:style-name="Table2.A2" office:value-type="string">
            <text:p text:style-name="P109">ClientSessionListener</text:p>
          </table:table-cell>
          <table:table-cell table:style-name="Table2.B2" office:value-type="string">
            <text:p text:style-name="P28">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109">TaskManager</text:p>
          </table:table-cell>
          <table:table-cell table:style-name="Table3.B2" office:value-type="string">
            <text:p text:style-name="P67">Provides facilities for scheduling tasks.</text:p>
          </table:table-cell>
        </table:table-row>
        <table:table-row>
          <table:table-cell table:style-name="Table3.A2" office:value-type="string">
            <text:p text:style-name="P109">Task</text:p>
          </table:table-cell>
          <table:table-cell table:style-name="Table3.B2" office:value-type="string">
            <text:p text:style-name="P68">Defines an application operation that will be run by the Task Manager.</text:p>
          </table:table-cell>
        </table:table-row>
        <table:table-row>
          <table:table-cell table:style-name="Table3.A2" office:value-type="string">
            <text:p text:style-name="P69">PeriodicTaskHandle</text:p>
          </table:table-cell>
          <table:table-cell table:style-name="Table3.B2" office:value-type="string">
            <text:p text:style-name="P68">Provides facilities for managing a task scheduled with the Task Manager to run periodically. </text:p>
          </table:table-cell>
        </table:table-row>
        <table:table-row>
          <table:table-cell table:style-name="Table3.A2" office:value-type="string">
            <text:p text:style-name="P69">TaskRejectedException</text:p>
          </table:table-cell>
          <table:table-cell table:style-name="Table3.B2" office:value-type="string">
            <text:p text:style-name="P68">Thrown when an attempt to schedule a task fails because the Task Manager refuses to accept the task due to resource limitations.</text:p>
          </table:table-cell>
        </table:table-row>
        <table:table-row>
          <table:table-cell table:style-name="Table3.A2" office:value-type="string">
            <text:p text:style-name="P109">ExceptionRetryStatus</text:p>
          </table:table-cell>
          <table:table-cell table:style-name="Table3.B2" office:value-type="string">
            <text:p text:style-name="P65">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109">DataManager</text:p>
          </table:table-cell>
          <table:table-cell table:style-name="Table1.B2" office:value-type="string">
            <text:p text:style-name="P66">Provides facilities for managing access to shared, persistent objects.</text:p>
          </table:table-cell>
        </table:table-row>
        <table:table-row>
          <table:table-cell table:style-name="Table1.A2" office:value-type="string">
            <text:p text:style-name="P109">ManagedObject</text:p>
          </table:table-cell>
          <table:table-cell table:style-name="Table1.B2" office:value-type="string">
            <text:p text:style-name="P67">A marker interface implemented by shared, persistent objects managed by the <text:span text:style-name="T71">Data Manager.</text:span></text:p>
          </table:table-cell>
        </table:table-row>
        <table:table-row>
          <table:table-cell table:style-name="Table1.A2" office:value-type="string">
            <text:p text:style-name="P109">ManagedReference</text:p>
          </table:table-cell>
          <table:table-cell table:style-name="Table1.B2" office:value-type="string">
            <text:p text:style-name="P64">Represents a reference to a managed object.</text:p>
          </table:table-cell>
        </table:table-row>
        <table:table-row>
          <table:table-cell table:style-name="Table1.A2" office:value-type="string">
            <text:p text:style-name="P109">ObjectIOException</text:p>
          </table:table-cell>
          <table:table-cell table:style-name="Table1.B2" office:value-type="string">
            <text:p text:style-name="P68">Thrown when an operation fails because of an I/O failure when attempting to access a Managed Object. </text:p>
          </table:table-cell>
        </table:table-row>
        <table:table-row>
          <table:table-cell table:style-name="Table1.A2" office:value-type="string">
            <text:p text:style-name="P109">ObjectNotFoundException</text:p>
          </table:table-cell>
          <table:table-cell table:style-name="Table1.B2" office:value-type="string">
            <text:p text:style-name="P67">Thrown when an operation fails because it attempted to refer to a Managed Object that was not found.</text:p>
          </table:table-cell>
        </table:table-row>
        <text:soft-page-break/>
        <table:table-row>
          <table:table-cell table:style-name="Table1.A2" office:value-type="string">
            <text:p text:style-name="P109">TransactionAbortedException</text:p>
          </table:table-cell>
          <table:table-cell table:style-name="Table1.B2" office:value-type="string">
            <text:p text:style-name="P68">Thrown when an operation fails because the system aborted the current transaction during the operation.</text:p>
          </table:table-cell>
        </table:table-row>
        <table:table-row>
          <table:table-cell table:style-name="Table1.A2" office:value-type="string">
            <text:p text:style-name="P109">TransactionConflictException</text:p>
          </table:table-cell>
          <table:table-cell table:style-name="Table1.B2" office:value-type="string">
            <text:p text:style-name="P68">Thrown when an operation fails because the system aborted the current transaction when it detected a conflict with another transaction.</text:p>
          </table:table-cell>
        </table:table-row>
        <table:table-row>
          <table:table-cell table:style-name="Table1.A2" office:value-type="string">
            <text:p text:style-name="P109">TransactionException</text:p>
          </table:table-cell>
          <table:table-cell table:style-name="Table1.B2" office:value-type="string">
            <text:p text:style-name="P110">Thrown when an operation fails because of a problem with the current transaction.</text:p>
          </table:table-cell>
        </table:table-row>
        <table:table-row>
          <table:table-cell table:style-name="Table1.A2" office:value-type="string">
            <text:p text:style-name="P109">TransactionNotActiveException</text:p>
            <text:p text:style-name="P109"/>
          </table:table-cell>
          <table:table-cell table:style-name="Table1.B2" office:value-type="string">
            <text:p text:style-name="P73">Thrown when an operation fails because there is no current, active transaction.</text:p>
          </table:table-cell>
        </table:table-row>
        <table:table-row>
          <table:table-cell table:style-name="Table1.A2" office:value-type="string">
            <text:p text:style-name="P109">TransactionTimeoutException</text:p>
          </table:table-cell>
          <table:table-cell table:style-name="Table1.B2" office:value-type="string">
            <text:p text:style-name="P73">Thrown when an operation fails because the system aborted the current transaction when it exceeded the maximum permitted duration.</text:p>
          </table:table-cell>
        </table:table-row>
        <table:table-row>
          <table:table-cell table:style-name="Table1.A2" office:value-type="string">
            <text:p text:style-name="P109">NameNotBoundException</text:p>
          </table:table-cell>
          <table:table-cell table:style-name="Table1.B2" office:value-type="string">
            <text:p text:style-name="P66">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109">ChannelManager</text:p>
          </table:table-cell>
          <table:table-cell table:style-name="Table4.B2" office:value-type="string">
            <text:p text:style-name="P66">Manager for creating and obtaining channels. <text:s/></text:p>
          </table:table-cell>
        </table:table-row>
        <table:table-row>
          <table:table-cell table:style-name="Table4.A2" office:value-type="string">
            <text:p text:style-name="P69">Channel</text:p>
          </table:table-cell>
          <table:table-cell table:style-name="Table4.B2" office:value-type="string">
            <text:p text:style-name="P66">Interface representing a communication group, a channel consisting of multiple client sessions and the server. </text:p>
          </table:table-cell>
        </table:table-row>
        <table:table-row>
          <table:table-cell table:style-name="Table4.A2" office:value-type="string">
            <text:p text:style-name="P109">ChannelListener</text:p>
          </table:table-cell>
          <table:table-cell table:style-name="Table4.B2" office:value-type="string">
            <text:p text:style-name="P28">A channel can be created with a <text:span text:style-name="T12">ChannelListener</text:span>, which is notified when any client session sends a message on that channel.<text:change text:change-id="ct143485720"/></text:p>
          </table:table-cell>
        </table:table-row>
        <table:table-row>
          <table:table-cell table:style-name="Table4.A2" office:value-type="string">
            <text:p text:style-name="P109">Delivery</text:p>
          </table:table-cell>
          <table:table-cell table:style-name="Table4.B2" office:value-type="string">
            <text:p text:style-name="P66">Representation for message delivery requirements. <text:s/>A channel is created with a delivery requirement.</text:p>
          </table:table-cell>
        </table:table-row>
        <table:table-row>
          <table:table-cell table:style-name="Table4.A2" office:value-type="string">
            <text:p text:style-name="P109">NameExistsException</text:p>
          </table:table-cell>
          <table:table-cell table:style-name="Table4.B2" office:value-type="string">
            <text:p text:style-name="P66">Thrown when an operation fails because it referred to a name that is currently bound to an object.</text:p>
          </table:table-cell>
        </table:table-row>
        <table:table-row>
          <table:table-cell table:style-name="Table4.A2" office:value-type="string">
            <text:p text:style-name="P109">NameNotBoundException</text:p>
          </table:table-cell>
          <table:table-cell table:style-name="Table4.B2" office:value-type="string">
            <text:p text:style-name="P66">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143543072"/> that prints “Hello World” to <text:change text:change-id="ct143479824"/>the console. This lets a programmer see the plumbing required to start even a basic application before diving into real-world application logic.<text:change-start text:change-id="ct143479920"/> <text:s/></text:p>
      <text:p text:style-name="Text_20_body"><text:change-end text:change-id="ct143479920"/>For simplicity, t<text:change-start text:change-id="ct143543472"/>his lesson and the two that follow it print their output on the server console<text:change-end text:change-id="ct143543472"/>, rather than starting off with client-server networking.<text:change-start text:change-id="ct143482448"/> <text:change-end text:change-id="ct143482448"/>E<text:change-start text:change-id="ct143537920"/>ven wh<text:change-end text:change-id="ct143537920"/><text:change-start text:change-id="ct143484976"/>en a client is connected, server<text:change-end text:change-id="ct143484976"/>-<text:change-start text:change-id="ct143479696"/>side <text:change-end text:change-id="ct143479696"/>log messages<text:change-start text:change-id="ct143543168"/> <text:change-end text:change-id="ct143543168"/>are<text:change-start text:change-id="ct143543264"/> <text:change-end text:change-id="ct143543264"/>in<text:change-start text:change-id="ct143543360"/>valuable<text:change-end text:change-id="ct143543360"/> for debugging and monitoring the application.</text:p>
      <text:h text:style-name="Heading_20_2" text:outline-level="2">Coding HelloWorld</text:h>
      <text:p text:style-name="Text_20_body">All <text:span text:style-name="T19">PDS</text:span> <text:span text:style-name="T19">application</text:span>s start with an <text:span text:style-name="T3">AppListener</text:span>. An <text:span text:style-name="T12">AppListener</text:span> is the object that handles an application's startup and client login events. An <text:span text:style-name="T19">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2">As mentioned above, </text:span><text:span text:style-name="T12">AppListener</text:span> contains two methods: <text:span text:style-name="T3">initialize</text:span> and <text:span text:style-name="T3">loggedIn</text:span>. <text:span text:style-name="T2">The</text:span><text:span text:style-name="T12"> initialize </text:span><text:span text:style-name="T2">method gets called on the startup of the </text:span><text:span text:style-name="T47">application</text:span><text:span text:style-name="T2"> </text:span><text:span text:style-name="T10">if and only if</text:span><text:span text:style-name="T2"> the Object Store for this application is empty.</text:span><text:span text:style-name="T12"> </text:span><text:span text:style-name="T2">The </text:span><text:span text:style-name="T12">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5" text:note-class="footnote"><text:note-citation>5</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29"><text:change text:change-id="ct143479600"/><text:change-start text:change-id="ct142815072"/>/*</text:p>
      <text:p text:style-name="P29"><text:s/>* Copyright 2007-2008 Sun Microsystems, Inc.</text:p>
      <text:p text:style-name="P29"><text:change-end text:change-id="ct142815072"/><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1;</text:p>
      <text:p text:style-name="P29"/>
      <text:p text:style-name="P29">import java.io.Serializable;</text:p>
      <text:p text:style-name="P29">import java.util.Properties;</text:p>
      <text:p text:style-name="P29"/>
      <text:p text:style-name="P29">import com.sun.sgs.app.AppListener;</text:p>
      <text:p text:style-name="P29">import com.sun.sgs.app.ClientSession;</text:p>
      <text:p text:style-name="P29">import com.sun.sgs.app.ClientSessionListener;</text:p>
      <text:p text:style-name="P29"><text:soft-page-break/></text:p>
      <text:p text:style-name="P29">/**</text:p>
      <text:p text:style-name="P29"><text:s/>* Hello World example for the Project Darkstar Server.</text:p>
      <text:p text:style-name="P29"><text:s/>* Prints {@code "Hello World!"} to the console the first time it is started.</text:p>
      <text:p text:style-name="P29"><text:s/>*/</text:p>
      <text:p text:style-name="P29">public class HelloWorld</text:p>
      <text:p text:style-name="P29"><text:s text:c="4"/>implements AppListener, // to get called during application startup.</text:p>
      <text:p text:style-name="P29"><text:s text:c="15"/>Serializable // since all AppListeners are ManagedObjects.</text:p>
      <text:p text:style-name="P29">{</text:p>
      <text:p text:style-name="P29"><text:s text:c="4"/>/** The version of the serialized form of this class. */</text:p>
      <text:p text:style-name="P29"><text:s text:c="4"/>private static final long serialVersionUID = 1L;</text:p>
      <text:p text:style-name="P29"/>
      <text:p text:style-name="P29"><text:s text:c="4"/>/**</text:p>
      <text:p text:style-name="P29"><text:s text:c="5"/>* {@inheritDoc}</text:p>
      <text:p text:style-name="P29"><text:s text:c="5"/>* &lt;p&gt;</text:p>
      <text:p text:style-name="P29"><text:s text:c="5"/>* Prints our well-known greeting during application startup.</text:p>
      <text:p text:style-name="P29"><text:s text:c="5"/>*/</text:p>
      <text:p text:style-name="P29"><text:s text:c="4"/>public void initialize(Properties props) {</text:p>
      <text:p text:style-name="P29"><text:s text:c="8"/>System.out.println("Hello World!");</text:p>
      <text:p text:style-name="P29"><text:s text:c="4"/>}</text:p>
      <text:p text:style-name="P29"/>
      <text:p text:style-name="P29"><text:s text:c="4"/>/**</text:p>
      <text:p text:style-name="P29"><text:s text:c="5"/>* {@inheritDoc}</text:p>
      <text:p text:style-name="P29"><text:s text:c="5"/>* &lt;p&gt;</text:p>
      <text:p text:style-name="P29"><text:s text:c="5"/>* Prevents client logins by returning {@code null}.</text:p>
      <text:p text:style-name="P29"><text:s text:c="5"/>*/</text:p>
      <text:p text:style-name="P29"><text:s text:c="4"/>public ClientSessionListener loggedIn(ClientSession session) {</text:p>
      <text:p text:style-name="P29"><text:s text:c="8"/>return null;</text:p>
      <text:p text:style-name="P29"><text:s text:c="4"/>}</text:p>
      <text:p text:style-name="P29">}<text:line-break/></text:p>
      <text:h text:style-name="Heading_20_2" text:outline-level="2">Running HelloWorld</text:h>
      <text:p text:style-name="Text_20_body">To run <text:span text:style-name="T3">HelloWorld</text:span> you need the following:</text:p>
      <text:list text:style-name="L18">
        <text:list-item>
          <text:p text:style-name="P146">The <text:span text:style-name="T3">Project Darkstar Server </text:span><text:span text:style-name="T11">installed on your system.</text:span><text:change text:change-id="ct143549088"/><text:change text:change-id="ct143548992"/><text:change text:change-id="ct143548896"/></text:p>
        </text:list-item>
        <text:list-item>
          <text:p text:style-name="P142">A JDK<text:span text:style-name="T14">™</text:span> <text:change-start text:change-id="ct143548448"/>6<text:change-end text:change-id="ct143548448"/><text:change text:change-id="ct143548096"/> installation<text:change text:change-id="ct143548640"/>.<text:change text:change-id="ct143548320"/> The <text:span text:style-name="T14">version can be found with:</text:span></text:p>
        </text:list-item>
      </text:list>
      <text:p text:style-name="Code_20_list">java -version</text:p>
      <text:list text:style-name="L18">
        <text:list-header>
          <text:p text:style-name="P142">If <text:span text:style-name="T54">java</text:span> is not in your default execution path, you will need to set <text:span text:style-name="T12">JAVA_HOME </text:span>to point to the root of its installation on your system.</text:p>
        </text:list-header>
      </text:list>
      <text:p text:style-name="P111">Path Conventions</text:p>
      <text:p text:style-name="P47">Unix and many Unix-derived systems use a forward slash (/) to show subdirectories in a file path. Win32, however, uses a backslash (\) for this purpose. Throughout this document we use the Unix convention for file paths unless it is in a Windows-specific example.</text:p>
      <text:p text:style-name="P47">Please remember that you may have to substitute backslashes for forward slashes in the generic examples if you are working in Windows.</text:p>
      <text:p text:style-name="P21"><text:change text:change-id="ct143478384"/><text:change text:change-id="ct143555984"/><text:change text:change-id="ct142817936"/><text:change text:change-id="ct143485960"/><text:change text:change-id="ct142817072"/><text:change text:change-id="ct143493648"/><text:change-start text:change-id="ct143504928"/>The<text:change-end text:change-id="ct143504928"/><text:change-start text:change-id="ct141719072"/> PDS server is started<text:change-end text:change-id="ct141719072"/><text:change-start text:change-id="ct143550208"/> <text:change-end text:change-id="ct143550208"/>by using the <text:span text:style-name="T12">sgs</text:span><text:change-start text:change-id="ct143558184"/><text:span text:style-name="T12">-boot.jar</text:span><text:change-end text:change-id="ct143558184"/> <text:change text:change-id="ct143558376"/><text:change-start text:change-id="ct143549280"/>executable jar file <text:change-end text:change-id="ct143549280"/>in the<text:change text:change-id="ct143547312"/><text:change-start text:change-id="ct143559560"/> <text:span text:style-name="T12">bin</text:span> folder<text:change-end text:change-id="ct143559560"/> of the PDS installation on your computer. It <text:change text:change-id="ct143547632"/><text:change-start text:change-id="ct143547504"/>requires a configuration file in order to <text:change-end text:change-id="ct143547504"/><text:change-start text:change-id="ct142843000"/>configure the classpath and JVM environment that will be used to boot up the server. <text:s/>By default, this configuration <text:change-end text:change-id="ct142843000"/><text:change-start text:change-id="ct143561064"/>is provided by the <text:span text:style-name="T12">sgs-boot.properties</text:span><text:span text:style-name="T2"> file in the </text:span><text:span text:style-name="T12">conf</text:span><text:span text:style-name="T2"> folder.</text:span><text:change-end text:change-id="ct143561064"/><text:change-start text:change-id="ct143559784"/><text:span text:style-name="T2"> <text:s/>However, if a filename is given on the command line, it will be used as the configuration file instead.</text:span><text:change-end text:change-id="ct143559784"/><text:change-start text:change-id="ct143561688"/><text:span text:style-name="T2"> <text:s/>Booting up the PDS server, therefore, is done in the following manner (assuming the current working directory is the root directory of the PDS installation):</text:span><text:change-end text:change-id="ct143561688"/><text:change text:change-id="ct143561784"/></text:p>
      <text:list text:style-name="L3">
        <text:list-header>
          <text:p text:style-name="P33"><text:change text:change-id="ct143558280"/><text:change-start text:change-id="ct143548544"/>java -jar bin/sgs-boot.jar<text:change-end text:change-id="ct143548544"/> <text:change-start text:change-id="ct143558088"/><text:span text:style-name="T1">[</text:span><text:change-end text:change-id="ct143558088"/><text:change text:change-id="ct142845960"/><text:change text:change-id="ct143559464"/><text:change text:change-id="ct143547408"/><text:change-start text:change-id="ct142844128"/><text:span text:style-name="T1">b</text:span><text:change-end text:change-id="ct142844128"/><text:change-start text:change-id="ct142846504"/><text:span text:style-name="T17">oot_config_file]</text:span><text:change-end text:change-id="ct142846504"/></text:p>
        </text:list-header>
      </text:list>
      <text:p text:style-name="P11"><text:soft-page-break/>Where <text:change text:change-id="ct143559656"/><text:change-start text:change-id="ct142844568"/><text:span text:style-name="T1">boot_config_file</text:span><text:change-end text:change-id="ct142844568"/> is <text:change text:change-id="ct143547136"/><text:change-start text:change-id="ct143556752"/>an optional configuration file<text:change-end text:change-id="ct143556752"/><text:change-start text:change-id="ct143557528"/>. <text:s/>If you are interested, you may examine the <text:span text:style-name="T12">sgs-boot.properties</text:span> file in the <text:span text:style-name="T12">conf</text:span> folder <text:change-end text:change-id="ct143557528"/><text:change-start text:change-id="ct143561880"/>to see <text:change-end text:change-id="ct143561880"/><text:change-start text:change-id="ct143560920"/>what configuration options are available.<text:change-end text:change-id="ct143560920"/><text:change-start text:change-id="ct143548000"/></text:p>
      <text:p text:style-name="P11">In addition to the boot environment properties, a PDS application also needs a set of <text:change-end text:change-id="ct143548000"/><text:change-start text:change-id="ct143561528"/>application properties that are to be passed to the <text:change-end text:change-id="ct143561528"/><text:change-start text:change-id="ct142844408"/><text:span text:style-name="T12">initialize</text:span> method of the <text:span text:style-name="T12">AppListener</text:span>.<text:change-end text:change-id="ct142844408"/><text:change-start text:change-id="ct142861768"/> <text:s/>These properties <text:change-end text:change-id="ct142861768"/><text:change-start text:change-id="ct142855264"/>are combined from the following sources. <text:s/>If a property appears in more than one source, the value is taken from the <text:change-end text:change-id="ct142855264"/><text:change-start text:change-id="ct143558472"/>source higher on the list below:</text:p>
      <text:list text:style-name="L19">
        <text:list-item>
          <text:p text:style-name="P121"><text:change-end text:change-id="ct143558472"/><text:change-start text:change-id="ct142844808"/>Properties specified on the command line with the -D flag.</text:p>
        </text:list-item>
        <text:list-item>
          <text:p text:style-name="P121">The properties file with the filename <text:span text:style-name="T12">.sgs.properties</text:span> in the user's home directory.</text:p>
        </text:list-item>
        <text:list-item>
          <text:p text:style-name="P121">The properties file specified by name with the<text:change-end text:change-id="ct142844808"/><text:change-start text:change-id="ct143561160"/> <text:span text:style-name="T12">SGS_DEPLOY</text:span> property in the <text:span text:style-name="T1">boot_config_file.</text:span></text:p>
        </text:list-item>
        <text:list-item>
          <text:p text:style-name="P121">The properties file <text:change-end text:change-id="ct143561160"/><text:change-start text:change-id="ct143562072"/>with the resource name <text:span text:style-name="T12">META-INF/app.properties</text:span><text:change-end text:change-id="ct143562072"/><text:change-start text:change-id="ct143567288"/>. <text:s/>This file is typically included in the <text:span text:style-name="T12">META-INF</text:span> directory of one of the application jars copied into the <text:span text:style-name="T12">deploy</text:span> folder of the PDS installation.<text:change-end text:change-id="ct143567288"/></text:p>
        </text:list-item>
      </text:list>
      <text:p text:style-name="Text_20_body"><text:span text:style-name="T11">We have provided </text:span><text:change-start text:change-id="ct143567160"/><text:span text:style-name="T11">a </text:span><text:change-end text:change-id="ct143567160"/><text:change-start text:change-id="ct143572408"/><text:span text:style-name="T3">tutorial.jar</text:span><text:span text:style-name="T11"> file in the </text:span><text:span text:style-name="T3">tutorial</text:span><text:span text:style-name="T11"> folder that contains pre-compiled </text:span><text:span text:style-name="T3">.class</text:span><text:span text:style-name="T11"> files for all the tutorial examples. <text:s/>Additionally, we have included </text:span><text:change-end text:change-id="ct143572408"/><text:span text:style-name="T11">default configuration files </text:span><text:change text:change-id="ct143573272"/><text:change-start text:change-id="ct143574056"/><text:span text:style-name="T11">for each of the tutorial examples</text:span><text:change-end text:change-id="ct143574056"/><text:span text:style-name="T11">.</text:span><text:change text:change-id="ct143574752"/><text:change-start text:change-id="ct143576040"/><text:span text:style-name="T11"> <text:s/>These files are located in the </text:span><text:span text:style-name="T3">tutorial/conf</text:span><text:change-end text:change-id="ct143576040"/><text:span text:style-name="T11"> </text:span><text:change-start text:change-id="ct143576944"/><text:span text:style-name="T11">folder of the PDS installation</text:span><text:change-end text:change-id="ct143576944"/><text:change-start text:change-id="ct143575448"/><text:span text:style-name="T11">. <text:s/></text:span><text:change-end text:change-id="ct143575448"/><text:change text:change-id="ct143575544"/><text:change-start text:change-id="ct142872552"/><text:span text:style-name="T11">In order</text:span><text:change-end text:change-id="ct142872552"/><text:span text:style-name="T11"> t</text:span>o run <text:span text:style-name="T12">HelloWorld</text:span> as it is shipped to you in the <text:span text:style-name="T12">tutorial</text:span> directories, do the following:</text:p>
      <text:list text:style-name="L4">
        <text:list-item text:start-value="1">
          <text:p text:style-name="P36"><text:change text:change-id="ct142866384"/>Open a Unix shell, a Windows command window, or whatever you do to get a command line on your development system.</text:p>
        </text:list-item>
        <text:list-item>
          <text:p text:style-name="P36">Change your working directory to <text:s/>the <text:change text:change-id="ct143578336"/>directory of your PDS<text:change-start text:change-id="ct143548192"/> installation<text:change-end text:change-id="ct143548192"/>. In Unix, the command might be something like this: <text:span text:style-name="T56"><text:s/></text:span></text:p>
        </text:list-item>
      </text:list>
      <text:p text:style-name="Code_20_list"><text:span text:style-name="T58">cd ~/sgs</text:span><text:change text:change-id="ct143561976"/><text:change-start text:change-id="ct142861440"/><text:span text:style-name="T57">-server</text:span><text:change-end text:change-id="ct142861440"/><text:change-start text:change-id="ct143573368"/><text:span text:style-name="T57">-VERSION</text:span><text:change-end text:change-id="ct143573368"/></text:p>
      <text:list text:style-name="L5">
        <text:list-item text:start-value="5">
          <text:p text:style-name="P38">Type the following: <text:change text:change-id="ct143571728"/></text:p>
        </text:list-item>
      </text:list>
      <text:list text:style-name="L6">
        <text:list-header>
          <text:p text:style-name="P40"><text:change text:change-id="ct143577040"/><text:change-start text:change-id="ct143575944"/>java -jar bin/sgs-boot.jar tutorial/conf<text:change-end text:change-id="ct143575944"/><text:change-start text:change-id="ct143577384"/>/HelloWorld.boot<text:change-end text:change-id="ct143577384"/><text:change text:change-id="ct142850352"/></text:p>
        </text:list-header>
      </text:list>
      <text:list text:style-name="L5" text:continue-numbering="true">
        <text:list-header>
          <text:p text:style-name="P162">You should see the <text:span text:style-name="T19">application</text:span> print out “Hello World!” to standard output (as well as a couple of PDS startup log messages) and then sit doing nothing. At this point you can kill the application; <text:change-start text:change-id="ct142869312"/>there are two ways of doing this:<text:change-end text:change-id="ct142869312"/><text:change-start text:change-id="ct143567064"/></text:p>
          <text:list>
            <text:list-item>
              <text:list>
                <text:list-item>
                  <text:p text:style-name="P162">The preferred method is by using the shipped executable shutdown jar file by issuing the following command<text:span text:style-name="T8">:</text:span></text:p>
                </text:list-item>
              </text:list>
            </text:list-item>
          </text:list>
        </text:list-header>
      </text:list>
      <text:p text:style-name="P98">java -jar bin/sgs-stop.jar tutorial/conf/HelloWorld.boot<text:tab/><text:tab/><text:tab/></text:p>
      <text:list text:style-name="L5" text:continue-numbering="true">
        <text:list-item>
          <text:list text:continue-numbering="true">
            <text:list-item>
              <text:list text:continue-numbering="true">
                <text:list-item>
                  <text:p text:style-name="P162"><text:change-end text:change-id="ct143567064"/><text:change text:change-id="ct142864552"/><text:change text:change-id="ct142847520"/><text:change-start text:change-id="ct142869152"/>T<text:change-end text:change-id="ct142869152"/>yp<text:change text:change-id="ct143574152"/><text:change-start text:change-id="ct143575640"/>ing<text:change-end text:change-id="ct143575640"/> <text:span text:style-name="T12">Ctrl-c</text:span> in the shell window <text:change text:change-id="ct143512752"/><text:change-start text:change-id="ct142868312"/>will also<text:change-end text:change-id="ct142868312"/> stop the server and get the prompt back. </text:p>
                </text:list-item>
              </text:list>
            </text:list-item>
          </text:list>
        </text:list-item>
      </text:list>
      <text:p text:style-name="P44">If you are interested, you can examine the <text:change text:change-id="ct143545256"/><text:change-start text:change-id="ct143570632"/><text:span text:style-name="T12">HelloWorld.boot</text:span><text:change-end text:change-id="ct143570632"/><text:change text:change-id="ct142847784"/> and the <text:span text:style-name="T12">HelloWorld.properties </text:span>file<text:change-start text:change-id="ct143572240"/>s<text:change-end text:change-id="ct143572240"/> to see the details of how you set up an application configuration to run in the PDS.</text:p>
      <text:h text:style-name="Heading_20_3" text:outline-level="3">Rerunning HelloWorld</text:h>
      <text:p text:style-name="Text_20_body">If you stop the <text:span text:style-name="T19">PDS</text:span> and then run the <text:span text:style-name="T12">HelloWorld</text:span><text:span text:style-name="T2">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text:change-start text:change-id="ct142897656"/>The location of the Object Store is specified by the <text:span text:style-name="T1">com.sun.sgs.app.root</text:span> property in the<text:change-end text:change-id="ct142897656"/><text:change-start text:change-id="ct143547728"/> <text:span text:style-name="T12">HelloWorld.properties</text:span> file.<text:change-end text:change-id="ct143547728"/><text:change-start text:change-id="ct143575792"/> <text:s/><text:change-end text:change-id="ct143575792"/>If you want to see “Hello World” again, you can do it by clearing the Object Store with the following commands:</text:p>
      <text:list text:style-name="L20">
        <text:list-item>
          <text:p text:style-name="P147">For Unix:</text:p>
        </text:list-item>
      </text:list>
      <text:p text:style-name="P97">rm -r <text:change-start text:change-id="ct143573000"/>tutorial/<text:change-end text:change-id="ct143573000"/><text:span text:style-name="T64">data/HelloWorld/dsdb/*</text:span></text:p>
      <text:list text:style-name="L20">
        <text:list-item text:start-value="1">
          <text:p text:style-name="P148"><text:soft-page-break/>For Windows:</text:p>
        </text:list-item>
      </text:list>
      <text:p text:style-name="P97">del /s <text:change-start text:change-id="ct143560128"/>tutorial\<text:change-end text:change-id="ct143560128"/><text:span text:style-name="T21">data\HelloWorld\dsdb\*.* </text:span></text:p>
      <text:h text:style-name="P166" text:outline-level="1">Lesson Two: Hello Logger!</text:h>
      <text:h text:style-name="Heading_20_2" text:outline-level="2">Coding HelloLogger</text:h>
      <text:p text:style-name="Text_20_body"><text:span text:style-name="T19">The PDS</text:span> supports the standard Java logging mechanisms in the <text:span text:style-name="T12">java.util.logging.*</text:span> package. This is a flexible and configurable logging API used by most servers written in Java. The <text:span text:style-name="T19">PDS</text:span> server itself uses the logger to report various internal states and events. <text:span text:style-name="Emphasis"><text:span text:style-name="T2">It is highly recommended that </text:span></text:span><text:span text:style-name="Emphasis"><text:span text:style-name="T49">application</text:span></text:span><text:span text:style-name="Emphasis"><text:span text:style-name="T2">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46"><text:change text:change-id="ct143572904"/><text:change-start text:change-id="ct143573096"/>/*</text:p>
      <text:p text:style-name="P46"><text:change-end text:change-id="ct143573096"/><text:s/>* Copyright 2007-2008 Sun Microsystems, Inc.</text:p>
      <text:p text:style-name="P46"><text:s/>*</text:p>
      <text:p text:style-name="P46"><text:s/>* This file is part of Project Darkstar Server.</text:p>
      <text:p text:style-name="P46"><text:s/>*</text:p>
      <text:p text:style-name="P46"><text:s/>* Project Darkstar Server is free software: you can redistribute it</text:p>
      <text:p text:style-name="P46"><text:s/>* and/or modify it under the terms of the GNU General Public License</text:p>
      <text:p text:style-name="P46"><text:s/>* version 2 as published by the Free Software Foundation and</text:p>
      <text:p text:style-name="P46"><text:s/>* distributed hereunder to you.</text:p>
      <text:p text:style-name="P46"><text:s/>*</text:p>
      <text:p text:style-name="P46"><text:s/>* Project Darkstar Server is distributed in the hope that it will be useful,</text:p>
      <text:p text:style-name="P46"><text:s/>* but WITHOUT ANY WARRANTY; without even the implied warranty of</text:p>
      <text:p text:style-name="P46"><text:s/>* MERCHANTABILITY or FITNESS FOR A PARTICULAR PURPOSE. <text:s/>See the</text:p>
      <text:p text:style-name="P46"><text:s/>* GNU General Public License for more details.</text:p>
      <text:p text:style-name="P46"><text:s/>*</text:p>
      <text:p text:style-name="P46"><text:s/>* You should have received a copy of the GNU General Public License</text:p>
      <text:p text:style-name="P46"><text:s/>* along with this program. <text:s/>If not, see &lt;http://www.gnu.org/licenses/&gt;.</text:p>
      <text:p text:style-name="P46"><text:s/>*/</text:p>
      <text:p text:style-name="P46"/>
      <text:p text:style-name="P46">package com.sun.sgs.tutorial.server.lesson2;</text:p>
      <text:p text:style-name="P46"/>
      <text:p text:style-name="P46">import java.io.Serializable;</text:p>
      <text:p text:style-name="P46">import java.util.Properties;</text:p>
      <text:p text:style-name="P46">import java.util.logging.Level;</text:p>
      <text:p text:style-name="P46">import java.util.logging.Logger;</text:p>
      <text:p text:style-name="P46"/>
      <text:p text:style-name="P46">import com.sun.sgs.app.AppListener;</text:p>
      <text:p text:style-name="P46">import com.sun.sgs.app.ClientSession;</text:p>
      <text:p text:style-name="P46">import com.sun.sgs.app.ClientSessionListener;</text:p>
      <text:p text:style-name="P46"/>
      <text:p text:style-name="P46">/**</text:p>
      <text:p text:style-name="P46"><text:s/>* Hello World with Logging example for the Project Darkstar Server.</text:p>
      <text:p text:style-name="P46"><text:s/>* It logs {@code "Hello World!"} at level {@link Level#INFO INFO}</text:p>
      <text:p text:style-name="P46"><text:s/>* when first started.</text:p>
      <text:p text:style-name="P46"><text:s/>*/</text:p>
      <text:p text:style-name="P46">public class HelloLogger</text:p>
      <text:p text:style-name="P46"><text:s text:c="4"/>implements AppListener, // to get called during application startup.</text:p>
      <text:p text:style-name="P46"><text:s text:c="15"/>Serializable // since all AppListeners are ManagedObjects.</text:p>
      <text:p text:style-name="P46">{</text:p>
      <text:p text:style-name="P46"><text:s text:c="4"/>/** The version of the serialized form of this class. */</text:p>
      <text:p text:style-name="P46"><text:s text:c="4"/>private static final long serialVersionUID = 1L;</text:p>
      <text:p text:style-name="P46"/>
      <text:p text:style-name="P46"><text:s text:c="4"/>/** The {@link Logger} for this class. */</text:p>
      <text:p text:style-name="P46"><text:s text:c="4"/>private static final Logger logger =</text:p>
      <text:p text:style-name="P46"><text:s text:c="8"/>Logger.getLogger(HelloLogger.class.getName());</text:p>
      <text:p text:style-name="P46"><text:soft-page-break/></text:p>
      <text:p text:style-name="P46"><text:s text:c="4"/>/**</text:p>
      <text:p text:style-name="P46"><text:s text:c="5"/>* {@inheritDoc}</text:p>
      <text:p text:style-name="P46"><text:s text:c="5"/>* &lt;p&gt;</text:p>
      <text:p text:style-name="P46"><text:s text:c="5"/>* Logs our well-known greeting during application startup.</text:p>
      <text:p text:style-name="P46"><text:s text:c="5"/>*/</text:p>
      <text:p text:style-name="P46"><text:s text:c="4"/>public void initialize(Properties props) {</text:p>
      <text:p text:style-name="P46"><text:s text:c="8"/>logger.log(Level.INFO, "Hello World!");</text:p>
      <text:p text:style-name="P46"><text:s text:c="4"/>}</text:p>
      <text:p text:style-name="P46"/>
      <text:p text:style-name="P46"><text:s text:c="4"/>/**</text:p>
      <text:p text:style-name="P46"><text:s text:c="5"/>* {@inheritDoc}</text:p>
      <text:p text:style-name="P46"><text:s text:c="5"/>* &lt;p&gt;</text:p>
      <text:p text:style-name="P46"><text:s text:c="5"/>* Prevents client logins by returning {@code null}.</text:p>
      <text:p text:style-name="P46"><text:s text:c="5"/>*/</text:p>
      <text:p text:style-name="P46"><text:s text:c="4"/>public ClientSessionListener loggedIn(ClientSession session) {</text:p>
      <text:p text:style-name="P46"><text:s text:c="8"/>return null;</text:p>
      <text:p text:style-name="P46"><text:s text:c="4"/>}</text:p>
      <text:p text:style-name="P46">}<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54">sgs</text:span><text:change-start text:change-id="ct143592440"/><text:span text:style-name="T54">-boot.jar</text:span><text:change-end text:change-id="ct143592440"/> <text:change text:change-id="ct143592536"/><text:change-start text:change-id="ct143592728"/>file<text:change-end text:change-id="ct143592728"/> you use to run your applications uses the file <text:span text:style-name="T12">sgs-logging.properties</text:span> that is present in the <text:change text:change-id="ct142905944"/><text:change-start text:change-id="ct143593704"/><text:span text:style-name="T12">conf</text:span><text:change-end text:change-id="ct143593704"/> <text:change-start text:change-id="ct142903720"/>directory <text:change-end text:change-id="ct142903720"/>of your PDS installation. This is accomplished by setting the <text:span text:style-name="T12">java.util.logging.config.file</text:span> property on the <text:span text:style-name="T54">java</text:span> command line<text:change text:change-id="ct143594368"/><text:change-start text:change-id="ct143594464"/> o<text:change-end text:change-id="ct143594464"/><text:change-start text:change-id="ct143595272"/>f the PDS process.<text:change-end text:change-id="ct143595272"/></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16">™</text:span> <text:change text:change-id="ct142905816"/><text:change-start text:change-id="ct142904152"/>6<text:change-end text:change-id="ct142904152"/> API documentation.</text:p>
      <text:h text:style-name="P166"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9">PDS</text:span> environment. <text:s/></text:p>
      <text:p text:style-name="Text_20_body">All code run in the <text:span text:style-name="T19">PDS</text:span> environment must be part of a <text:span text:style-name="T1">task</text:span>. From the point of view of the <text:span text:style-name="T19">application</text:span> coder, a task is a piece of monothreaded, transactional, event-driven code. This means that the task runs as if it were the only task executing at that moment, and all actions done by the task to change data occur in an all-or-nothing manner.</text:p>
      <text:p text:style-name="P111">The realities of task execution</text:p>
      <text:p text:style-name="P47"><text:change text:change-id="ct142901928"/><text:change-start text:change-id="ct143592632"/>Each <text:change-end text:change-id="ct143592632"/>individual<text:change-start text:change-id="ct142904512"/> task executes in a monothreaded manner. <text:change-end text:change-id="ct142904512"/>However, if we <text:change text:change-id="ct142906328"/><text:change-start text:change-id="ct142907288"/>executed them serially, waiting for each one to finish before the next one started,<text:change-end text:change-id="ct142907288"/><text:change text:change-id="ct142899904"/> it would not be possible to get the kind of scaling the <text:span text:style-name="T19">PDS</text:span> provides.</text:p>
      <text:p text:style-name="P47">Instead, the <text:span text:style-name="T19">PDS</text:span> <text:change text:change-id="ct142907072"/><text:change-start text:change-id="ct143591136"/>execute<text:change-end text:change-id="ct143591136"/><text:change-start text:change-id="ct143594104"/>s many of these monothreaded tasks simultaneously and watches for contention on the individual <text:change-end text:change-id="ct143594104"/>M<text:change-start text:change-id="ct143590112"/>anaged <text:change-end text:change-id="ct143590112"/>O<text:change-start text:change-id="ct143597600"/>bjects. If two tasks contend for c<text:change-end text:change-id="ct143597600"/><text:change-start text:change-id="ct143592168"/>ontrol over a <text:change-end text:change-id="ct143592168"/>M<text:change-start text:change-id="ct142906872"/>anaged <text:change-end text:change-id="ct142906872"/>O<text:change-start text:change-id="ct142910232"/>bject, one task will be held up and will wait for the other to finish before it can proceed.<text:change-end text:change-id="ct142910232"/><text:change text:change-id="ct142915760"/><text:change text:change-id="ct142905656"/><text:change text:change-id="ct143592264"/><text:change text:change-id="ct142909008"/><text:change-start text:change-id="ct143593520"/></text:p>
      <text:p text:style-name="P47"><text:span text:style-name="Emphasis"><text:span text:style-name="T11">Many tasks can read the state of the same </text:span></text:span><text:change-end text:change-id="ct143593520"/><text:span text:style-name="Emphasis"><text:span text:style-name="T11">M</text:span></text:span><text:change-start text:change-id="ct143599968"/><text:span text:style-name="Emphasis"><text:span text:style-name="T11">anaged </text:span></text:span><text:change-end text:change-id="ct143599968"/><text:span text:style-name="Emphasis"><text:span text:style-name="T11">O</text:span></text:span><text:change-start text:change-id="ct143602384"/><text:span text:style-name="Emphasis"><text:span text:style-name="T11">bject at the same time without causing contention. If any of them wants to write to it</text:span></text:span><text:change-end text:change-id="ct143602384"/><text:span text:style-name="Emphasis"><text:span text:style-name="T11">,</text:span></text:span><text:change-start text:change-id="ct143604480"/><text:span text:style-name="Emphasis"><text:span text:style-name="T11"> however, that can</text:span></text:span><text:change-end text:change-id="ct143604480"/><text:change-start text:change-id="ct143606016"/><text:span text:style-name="Emphasis"><text:span text:style-name="T11"> cause contention with tasks that read from or write to the same </text:span></text:span><text:change-end text:change-id="ct143606016"/><text:span text:style-name="Emphasis"><text:span text:style-name="T11">M</text:span></text:span><text:change-start text:change-id="ct143608368"/><text:span text:style-name="Emphasis"><text:span text:style-name="T11">anaged </text:span></text:span><text:change-end text:change-id="ct143608368"/><text:span text:style-name="Emphasis"><text:span text:style-name="T11">O</text:span></text:span><text:change-start text:change-id="ct143610936"/><text:span text:style-name="Emphasis"><text:span text:style-name="T11">bject</text:span></text:span><text:change-end text:change-id="ct143610936"/><text:change-start text:change-id="ct143593392"/><text:span text:style-name="Emphasis"><text:span text:style-name="T11">.</text:span></text:span></text:p>
      <text:p text:style-name="P47"><text:change-end text:change-id="ct143593392"/><text:span text:style-name="Emphasis"><text:span text:style-name="T32">T</text:span></text:span><text:change-start text:change-id="ct142918904"/><text:span text:style-name="Emphasis"><text:span text:style-name="T32">o achieve optimal performance, it is important to design your data structures and game logic with as little potential object-contention as possible.</text:span></text:span><text:span text:style-name="Emphasis"><text:span text:style-name="T34"> <text:s/>Be especially wary of places where multiple t</text:span></text:span><text:change-end text:change-id="ct142918904"/><text:change-start text:change-id="ct142919544"/><text:span text:style-name="Emphasis"><text:span text:style-name="T34">asks that are likely to occur simultaneously might have to write to the same </text:span></text:span><text:change-end text:change-id="ct142919544"/><text:span text:style-name="Emphasis"><text:span text:style-name="T34">M</text:span></text:span><text:change-start text:change-id="ct143597416"/><text:span text:style-name="Emphasis"><text:span text:style-name="T34">anaged </text:span></text:span><text:change-end text:change-id="ct143597416"/><text:span text:style-name="Emphasis"><text:span text:style-name="T34">O</text:span></text:span><text:change-start text:change-id="ct143603744"/><text:span text:style-name="Emphasis"><text:span text:style-name="T34">bject.</text:span></text:span><text:change-end text:change-id="ct143603744"/></text:p>
      <text:p text:style-name="Text_20_body">All tasks registered with the <text:span text:style-name="T19">PDS</text:span> scheduler implement the interface <text:span text:style-name="T3">Task</text:span><text:span text:style-name="T11">,</text:span> which has one method on it <text:span text:style-name="T14">—</text:span> <text:span text:style-name="T12">run</text:span>.<text:note text:id="ftn6" text:note-class="footnote"><text:note-citation>6</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1">
        <text:list-item>
          <text:p text:style-name="P149">Task Manager </text:p>
        </text:list-item>
        <text:list-item>
          <text:p text:style-name="P149">Data Manager </text:p>
        </text:list-item>
        <text:list-item>
          <text:p text:style-name="P149">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2">
        <text:list-item>
          <text:p text:style-name="P160"><text:soft-page-break/>getTaskManager()</text:p>
        </text:list-item>
        <text:list-item>
          <text:p text:style-name="P160">getDataManager()</text:p>
        </text:list-item>
        <text:list-item>
          <text:p text:style-name="P161"><text:span text:style-name="T12">getChannelManager</text:span>()</text:p>
        </text:list-item>
        <text:list-item>
          <text:p text:style-name="P160">getManager(managerClass)</text:p>
        </text:list-item>
      </text:list>
      <text:p text:style-name="P70">The first three are covered in this tutorial. The last is a generic call to get an installation-specific manager; it will be covered in the forthcoming <text:span text:style-name="T1">Project Darkstar Server Extension Manual</text:span>.</text:p>
      <text:p text:style-name="P19">IMPORTANT: <text:s/><text:span text:style-name="T2">A Manager Reference is valid only for the life of the task within which the get manager call was invoked. Therefore, you should not try to cache manager references for use outside of that one invocation chain; get them from the </text:span>AppContext<text:span text:style-name="T2">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7" text:note-class="footnote"><text:note-citation>7</text:note-citation><text:note-body><text:p text:style-name="Footnote">You might wonder why the <text:span text:style-name="T12">Task</text:span> and <text:span text:style-name="T12">ManagedObject</text:span> interfaces don't just extend <text:span text:style-name="T12">Serializable</text:span><text:span text:style-name="T2">.</text:span><text:span text:style-name="T12"> </text:span><text:span text:style-name="T2">The answer has to do with a subtlety of </text:span><text:span text:style-name="T12">Serialization</text:span><text:span text:style-name="T2"> version control on interfaces. </text:span><text:span text:style-name="T65">To guard against </text:span><text:span text:style-name="T66">serialVersionUID</text:span><text:span text:style-name="T65">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4"><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2"> logic.</text:span></text:p>
      <text:h text:style-name="Heading_20_2" text:outline-level="2">Coding HelloTimer</text:h>
      <text:p text:style-name="Text_20_body"><text:span text:style-name="T2">The</text:span><text:span text:style-name="T12"> HelloTimer</text:span> application below uses the <text:span text:style-name="T12">TaskManager </text:span><text:span text:style-name="T2">to </text:span>schedule a repeating task. The task will run after a delay of 5000ms at a frequency of once every 500ms.</text:p>
      <text:h text:style-name="Heading_20_3" text:outline-level="3">HelloTimer</text:h>
      <text:p text:style-name="P48"><text:change text:change-id="ct143592016"/><text:change-start text:change-id="ct143614760"/>/*</text:p>
      <text:p text:style-name="P48"><text:change-end text:change-id="ct143614760"/><text:s/>* Copyright 2007-2008 Sun Microsystems, Inc.</text:p>
      <text:p text:style-name="P48"><text:s/>*</text:p>
      <text:p text:style-name="P48"><text:s/>* This file is part of Project Darkstar Server.</text:p>
      <text:p text:style-name="P48"><text:s/>*</text:p>
      <text:p text:style-name="P48"><text:s/>* Project Darkstar Server is free software: you can redistribute it</text:p>
      <text:p text:style-name="P48"><text:s/>* and/or modify it under the terms of the GNU General Public License</text:p>
      <text:p text:style-name="P48"><text:s/>* version 2 as published by the Free Software Foundation and</text:p>
      <text:p text:style-name="P48"><text:s/>* distributed hereunder to you.</text:p>
      <text:p text:style-name="P48"><text:s/>*</text:p>
      <text:p text:style-name="P48"><text:s/>* Project Darkstar Server is distributed in the hope that it will be useful,</text:p>
      <text:p text:style-name="P48"><text:s/>* but WITHOUT ANY WARRANTY; without even the implied warranty of</text:p>
      <text:p text:style-name="P48"><text:s/>* MERCHANTABILITY or FITNESS FOR A PARTICULAR PURPOSE. <text:s/>See the</text:p>
      <text:p text:style-name="P48"><text:s/>* GNU General Public License for more details.</text:p>
      <text:p text:style-name="P48"><text:s/>*</text:p>
      <text:p text:style-name="P48"><text:s/>* You should have received a copy of the GNU General Public License</text:p>
      <text:p text:style-name="P48"><text:s/>* along with this program. <text:s/>If not, see &lt;http://www.gnu.org/licenses/&gt;.</text:p>
      <text:p text:style-name="P48"><text:s/>*/</text:p>
      <text:p text:style-name="P48"><text:soft-page-break/></text:p>
      <text:p text:style-name="P48">package com.sun.sgs.tutorial.server.lesson3;</text:p>
      <text:p text:style-name="P48"/>
      <text:p text:style-name="P48">import java.io.Serializable;</text:p>
      <text:p text:style-name="P48">import java.util.Properties;</text:p>
      <text:p text:style-name="P48">import java.util.logging.Level;</text:p>
      <text:p text:style-name="P48">import java.util.logging.Logger;</text:p>
      <text:p text:style-name="P48"/>
      <text:p text:style-name="P48">import com.sun.sgs.app.AppContext;</text:p>
      <text:p text:style-name="P48">import com.sun.sgs.app.AppListener;</text:p>
      <text:p text:style-name="P48">import com.sun.sgs.app.ClientSession;</text:p>
      <text:p text:style-name="P48">import com.sun.sgs.app.ClientSessionListener;</text:p>
      <text:p text:style-name="P48">import com.sun.sgs.app.Task;</text:p>
      <text:p text:style-name="P48">import com.sun.sgs.app.TaskManager;</text:p>
      <text:p text:style-name="P48"/>
      <text:p text:style-name="P48">/**</text:p>
      <text:p text:style-name="P48"><text:s/>* A simple timed-task example for the Project Darkstar Server.</text:p>
      <text:p text:style-name="P48"><text:s/>* It uses the {@link TaskManager} to schedule itself as a periodic task</text:p>
      <text:p text:style-name="P48"><text:s/>* that logs the current timestamp on each execution.</text:p>
      <text:p text:style-name="P48"><text:s/>*/</text:p>
      <text:p text:style-name="P48">public class HelloTimer</text:p>
      <text:p text:style-name="P48"><text:s text:c="4"/>implements AppListener, <text:s/>// to get called during application startup.</text:p>
      <text:p text:style-name="P48"><text:s text:c="15"/>Serializable, // since all AppListeners are ManagedObjects.</text:p>
      <text:p text:style-name="P48"><text:s text:c="15"/>Task <text:s text:c="9"/>// to schedule future calls to our run() method.</text:p>
      <text:p text:style-name="P48">{</text:p>
      <text:p text:style-name="P48"><text:s text:c="4"/>/** The version of the serialized form of this class. */</text:p>
      <text:p text:style-name="P48"><text:s text:c="4"/>private static final long serialVersionUID = 1L;</text:p>
      <text:p text:style-name="P48"/>
      <text:p text:style-name="P48"><text:s text:c="4"/>/** The {@link Logger} for this class. */</text:p>
      <text:p text:style-name="P48"><text:s text:c="4"/>private static final Logger logger =</text:p>
      <text:p text:style-name="P48"><text:s text:c="8"/>Logger.getLogger(HelloTimer.class.getName());</text:p>
      <text:p text:style-name="P48"/>
      <text:p text:style-name="P48"><text:s text:c="4"/>/** The delay before the first run of the task. */</text:p>
      <text:p text:style-name="P48"><text:s text:c="4"/>public static final int DELAY_MS = 5000;</text:p>
      <text:p text:style-name="P48"/>
      <text:p text:style-name="P48"><text:s text:c="4"/>/** The time to wait before repeating the task. */</text:p>
      <text:p text:style-name="P48"><text:s text:c="4"/>public static final int PERIOD_MS = 500;</text:p>
      <text:p text:style-name="P48"/>
      <text:p text:style-name="P48"><text:s text:c="4"/>// implement AppListener</text:p>
      <text:p text:style-name="P48"/>
      <text:p text:style-name="P48"><text:s text:c="4"/>/**</text:p>
      <text:p text:style-name="P48"><text:s text:c="5"/>* {@inheritDoc}</text:p>
      <text:p text:style-name="P48"><text:s text:c="5"/>* &lt;p&gt;</text:p>
      <text:p text:style-name="P48"><text:s text:c="5"/>* Schedules the {@code run()} method to be called periodically.</text:p>
      <text:p text:style-name="P48"><text:s text:c="5"/>* Since SGS tasks are persistent, the scheduling only needs to</text:p>
      <text:p text:style-name="P48"><text:s text:c="5"/>* be done the first time the application is started. <text:s/>When the</text:p>
      <text:p text:style-name="P48"><text:s text:c="5"/>* server is killed and restarted, the scheduled timer task will</text:p>
      <text:p text:style-name="P48"><text:s text:c="5"/>* continue ticking.</text:p>
      <text:p text:style-name="P48"><text:s text:c="5"/>* &lt;p&gt;</text:p>
      <text:p text:style-name="P48"><text:s text:c="5"/>* Runs the task {@value #DELAY_MS} ms from now,</text:p>
      <text:p text:style-name="P48"><text:s text:c="5"/>* repeating every {@value #PERIOD_MS} ms.</text:p>
      <text:p text:style-name="P48"><text:s text:c="5"/>*/</text:p>
      <text:p text:style-name="P48"><text:s text:c="4"/>public void initialize(Properties props) {</text:p>
      <text:p text:style-name="P48"><text:s text:c="8"/>TaskManager taskManager = AppContext.getTaskManager();</text:p>
      <text:p text:style-name="P48"><text:s text:c="8"/>taskManager.schedulePeriodicTask(this, DELAY_MS, PERIOD_MS);</text:p>
      <text:p text:style-name="P48"><text:s text:c="4"/>}</text:p>
      <text:p text:style-name="P48"/>
      <text:p text:style-name="P48"><text:s text:c="4"/>/**</text:p>
      <text:p text:style-name="P48"><text:s text:c="5"/>* {@inheritDoc}</text:p>
      <text:p text:style-name="P48"><text:s text:c="5"/>* &lt;p&gt;</text:p>
      <text:p text:style-name="P48"><text:s text:c="5"/>* Prevents client logins by returning {@code null}.</text:p>
      <text:p text:style-name="P48"><text:s text:c="5"/>*/</text:p>
      <text:p text:style-name="P48"><text:s text:c="4"/>public ClientSessionListener loggedIn(ClientSession session) {</text:p>
      <text:p text:style-name="P48"><text:soft-page-break/><text:s text:c="8"/>return null;</text:p>
      <text:p text:style-name="P48"><text:s text:c="4"/>}</text:p>
      <text:p text:style-name="P48"/>
      <text:p text:style-name="P48"><text:s text:c="4"/>// implement Task</text:p>
      <text:p text:style-name="P48"/>
      <text:p text:style-name="P48"><text:s text:c="4"/>/**</text:p>
      <text:p text:style-name="P48"><text:s text:c="5"/>* {@inheritDoc}</text:p>
      <text:p text:style-name="P48"><text:s text:c="5"/>* &lt;p&gt;</text:p>
      <text:p text:style-name="P48"><text:s text:c="5"/>* Logs the current timestamp whenever this {@code Task} gets run.</text:p>
      <text:p text:style-name="P48"><text:s text:c="5"/>*/</text:p>
      <text:p text:style-name="P48"><text:s text:c="4"/>public void run() throws Exception {</text:p>
      <text:p text:style-name="P48"><text:s text:c="8"/>logger.log(Level.INFO,</text:p>
      <text:p text:style-name="P48"><text:s text:c="12"/>"HelloTimer task: running at timestamp {0,number,#}",</text:p>
      <text:p text:style-name="P48"><text:s text:c="12"/>System.currentTimeMillis());</text:p>
      <text:p text:style-name="P48"><text:s text:c="4"/>}</text:p>
      <text:p text:style-name="P48">}</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8" text:note-class="footnote"><text:note-citation>8</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50">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9">forward</text:span> even when the PDS wasn't running.<text:note text:id="ftn9" text:note-class="footnote"><text:note-citation>9</text:note-citation><text:note-body><text:p text:style-name="P112">Depending on your operating system, you may see the elapsed time reported by <text:span text:style-name="T12">Hello</text:span><text:span text:style-name="T51">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55">™</text:span> SE platforms.</text:p></text:note-body></text:note> </text:p>
      <text:p text:style-name="P19"><text:span text:style-name="T19">Persistence</text:span> is that simple and automatic in the PDS. Any non-transient field on a registered Managed Object will be persisted.<text:note text:id="ftn10" text:note-class="footnote"><text:note-citation>10</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2">– for example,</text:span><text:span text:style-name="T12"> </text:span>a field that caches a <text:span text:style-name="T12">Manager</text:span> during the current task.</text:p></text:note-body></text:note></text:p>
      <text:h text:style-name="Heading_20_3" text:outline-level="3">HelloPersistence</text:h>
      <text:p text:style-name="P48"/>
      <text:p text:style-name="P48"><text:change text:change-id="ct143639312"/><text:change-start text:change-id="ct143637536"/>/*</text:p>
      <text:p text:style-name="P48"><text:change-end text:change-id="ct143637536"/><text:s/>* Copyright 2007-2008 Sun Microsystems, Inc.</text:p>
      <text:p text:style-name="P48"><text:s/>*</text:p>
      <text:p text:style-name="P48"><text:s/>* This file is part of Project Darkstar Server.</text:p>
      <text:p text:style-name="P48"><text:s/>*</text:p>
      <text:p text:style-name="P48"><text:s/>* Project Darkstar Server is free software: you can redistribute it</text:p>
      <text:p text:style-name="P48"><text:s/>* and/or modify it under the terms of the GNU General Public License</text:p>
      <text:p text:style-name="P48"><text:s/>* version 2 as published by the Free Software Foundation and</text:p>
      <text:p text:style-name="P48"><text:s/>* distributed hereunder to you.</text:p>
      <text:p text:style-name="P48"><text:s/>*</text:p>
      <text:p text:style-name="P48"><text:s/>* Project Darkstar Server is distributed in the hope that it will be useful,</text:p>
      <text:p text:style-name="P48"><text:s/>* but WITHOUT ANY WARRANTY; without even the implied warranty of</text:p>
      <text:p text:style-name="P48"><text:s/>* MERCHANTABILITY or FITNESS FOR A PARTICULAR PURPOSE. <text:s/>See the</text:p>
      <text:p text:style-name="P48"><text:s/>* GNU General Public License for more details.</text:p>
      <text:p text:style-name="P48"><text:s/>*</text:p>
      <text:p text:style-name="P48"><text:soft-page-break/><text:s/>* You should have received a copy of the GNU General Public License</text:p>
      <text:p text:style-name="P48"><text:s/>* along with this program. <text:s/>If not, see &lt;http://www.gnu.org/licenses/&gt;.</text:p>
      <text:p text:style-name="P48"><text:s/>*/</text:p>
      <text:p text:style-name="P48"/>
      <text:p text:style-name="P48">package com.sun.sgs.tutorial.server.lesson4;</text:p>
      <text:p text:style-name="P48"/>
      <text:p text:style-name="P48">import java.io.Serializable;</text:p>
      <text:p text:style-name="P48">import java.util.Properties;</text:p>
      <text:p text:style-name="P48">import java.util.logging.Level;</text:p>
      <text:p text:style-name="P48">import java.util.logging.Logger;</text:p>
      <text:p text:style-name="P48"/>
      <text:p text:style-name="P48">import com.sun.sgs.app.AppContext;</text:p>
      <text:p text:style-name="P48">import com.sun.sgs.app.AppListener;</text:p>
      <text:p text:style-name="P48">import com.sun.sgs.app.ClientSession;</text:p>
      <text:p text:style-name="P48">import com.sun.sgs.app.ClientSessionListener;</text:p>
      <text:p text:style-name="P48">import com.sun.sgs.app.ManagedObject;</text:p>
      <text:p text:style-name="P48">import com.sun.sgs.app.Task;</text:p>
      <text:p text:style-name="P48">import com.sun.sgs.app.TaskManager;</text:p>
      <text:p text:style-name="P48"/>
      <text:p text:style-name="P48">/**</text:p>
      <text:p text:style-name="P48"><text:s/>* A simple persistence example for the Project Darkstar Server.</text:p>
      <text:p text:style-name="P48"><text:s/>* As a {@link ManagedObject}, it is able to modify instance fields,</text:p>
      <text:p text:style-name="P48"><text:s/>* demonstrated here by tracking the last timestamp at which a task</text:p>
      <text:p text:style-name="P48"><text:s/>* was run and displaying the time delta.</text:p>
      <text:p text:style-name="P48"><text:s/>*/</text:p>
      <text:p text:style-name="P48">public class HelloPersistence</text:p>
      <text:p text:style-name="P48"><text:s text:c="4"/>implements AppListener, <text:s/>// to get called during application startup.</text:p>
      <text:p text:style-name="P48"><text:s text:c="15"/>Serializable, // since all AppListeners are ManagedObjects.</text:p>
      <text:p text:style-name="P48"><text:s text:c="15"/>Task <text:s text:c="9"/>// to schedule future calls to our run() method.</text:p>
      <text:p text:style-name="P48">{</text:p>
      <text:p text:style-name="P48"><text:s text:c="4"/>/** The version of the serialized form of this class. */</text:p>
      <text:p text:style-name="P48"><text:s text:c="4"/>private static final long serialVersionUID = 1L;</text:p>
      <text:p text:style-name="P48"/>
      <text:p text:style-name="P48"><text:s text:c="4"/>/** The {@link Logger} for this class. */</text:p>
      <text:p text:style-name="P48"><text:s text:c="4"/>private static final Logger logger =</text:p>
      <text:p text:style-name="P48"><text:s text:c="8"/>Logger.getLogger(HelloPersistence.class.getName());</text:p>
      <text:p text:style-name="P48"/>
      <text:p text:style-name="P48"><text:s text:c="4"/>/** The delay before the first run of the task. */</text:p>
      <text:p text:style-name="P48"><text:s text:c="4"/>public static final int DELAY_MS = 5000;</text:p>
      <text:p text:style-name="P48"/>
      <text:p text:style-name="P48"><text:s text:c="4"/>/** The time to wait before repeating the task. */</text:p>
      <text:p text:style-name="P48"><text:s text:c="4"/>public static final int PERIOD_MS = 500;</text:p>
      <text:p text:style-name="P48"/>
      <text:p text:style-name="P48"><text:s text:c="4"/>/** <text:s/>The timestamp when this task was last run. */</text:p>
      <text:p text:style-name="P48"><text:s text:c="4"/>private long lastTimestamp = System.currentTimeMillis();</text:p>
      <text:p text:style-name="P48"/>
      <text:p text:style-name="P48"><text:s text:c="4"/>// implement AppListener</text:p>
      <text:p text:style-name="P48"/>
      <text:p text:style-name="P48"><text:s text:c="4"/>/**</text:p>
      <text:p text:style-name="P48"><text:s text:c="5"/>* {@inheritDoc}</text:p>
      <text:p text:style-name="P48"><text:s text:c="5"/>* &lt;p&gt;</text:p>
      <text:p text:style-name="P48"><text:s text:c="5"/>* Schedules the {@code run()} method to be called periodically.</text:p>
      <text:p text:style-name="P48"><text:s text:c="5"/>* Since SGS tasks are persistent, the scheduling only needs to</text:p>
      <text:p text:style-name="P48"><text:s text:c="5"/>* be done the first time the application is started. <text:s/>When the</text:p>
      <text:p text:style-name="P48"><text:s text:c="5"/>* server is killed and restarted, the scheduled timer task will</text:p>
      <text:p text:style-name="P48"><text:s text:c="5"/>* continue ticking.</text:p>
      <text:p text:style-name="P48"><text:s text:c="5"/>* &lt;p&gt;</text:p>
      <text:p text:style-name="P48"><text:s text:c="5"/>* Runs the task {@value #DELAY_MS} ms from now,</text:p>
      <text:p text:style-name="P48"><text:s text:c="5"/>* repeating every {@value #PERIOD_MS} ms.</text:p>
      <text:p text:style-name="P48"><text:s text:c="5"/>*/</text:p>
      <text:p text:style-name="P48"><text:s text:c="4"/>public void initialize(Properties props) {</text:p>
      <text:p text:style-name="P48"><text:s text:c="8"/>TaskManager taskManager = AppContext.getTaskManager();</text:p>
      <text:p text:style-name="P48"><text:s text:c="8"/>taskManager.schedulePeriodicTask(this, DELAY_MS, PERIOD_MS);</text:p>
      <text:p text:style-name="P48"><text:soft-page-break/><text:s text:c="4"/>}</text:p>
      <text:p text:style-name="P48"/>
      <text:p text:style-name="P48"><text:s text:c="4"/>/**</text:p>
      <text:p text:style-name="P48"><text:s text:c="5"/>* {@inheritDoc}</text:p>
      <text:p text:style-name="P48"><text:s text:c="5"/>* &lt;p&gt;</text:p>
      <text:p text:style-name="P48"><text:s text:c="5"/>* Prevents client logins by returning {@code null}.</text:p>
      <text:p text:style-name="P48"><text:s text:c="5"/>*/</text:p>
      <text:p text:style-name="P48"><text:s text:c="4"/>public ClientSessionListener loggedIn(ClientSession session) {</text:p>
      <text:p text:style-name="P48"><text:s text:c="8"/>return null;</text:p>
      <text:p text:style-name="P48"><text:s text:c="4"/>}</text:p>
      <text:p text:style-name="P48"/>
      <text:p text:style-name="P48"><text:s text:c="4"/>// implement Task</text:p>
      <text:p text:style-name="P48"/>
      <text:p text:style-name="P48"><text:s text:c="4"/>/**</text:p>
      <text:p text:style-name="P48"><text:s text:c="5"/>* {@inheritDoc}</text:p>
      <text:p text:style-name="P48"><text:s text:c="5"/>* &lt;p&gt;</text:p>
      <text:p text:style-name="P48"><text:s text:c="5"/>* Each time this {@code Task} is run, logs the current timestamp and</text:p>
      <text:p text:style-name="P48"><text:s text:c="5"/>* the delta from the timestamp of the previous run.</text:p>
      <text:p text:style-name="P48"><text:s text:c="5"/>*/</text:p>
      <text:p text:style-name="P48"><text:s text:c="4"/>public void run() throws Exception {</text:p>
      <text:p text:style-name="P48"><text:s text:c="8"/>long timestamp = System.currentTimeMillis();</text:p>
      <text:p text:style-name="P48"><text:s text:c="8"/>long delta = timestamp - lastTimestamp;</text:p>
      <text:p text:style-name="P48"/>
      <text:p text:style-name="P48"><text:s text:c="8"/>// Update the field holding the most recent timestamp.</text:p>
      <text:p text:style-name="P48"><text:s text:c="8"/>lastTimestamp = timestamp;</text:p>
      <text:p text:style-name="P48"/>
      <text:p text:style-name="P48"><text:s text:c="8"/>logger.log(Level.INFO,</text:p>
      <text:p text:style-name="P48"><text:s text:c="12"/>"timestamp = {0,number,#}, delta = {1,number,#}",</text:p>
      <text:p text:style-name="P48"><text:s text:c="12"/>new Object[] { timestamp, delta }</text:p>
      <text:p text:style-name="P48"><text:s text:c="8"/>);</text:p>
      <text:p text:style-name="P48"><text:s text:c="4"/>}</text:p>
      <text:p text:style-name="P48">}<text:line-break/></text:p>
      <text:h text:style-name="Heading_20_2" text:outline-level="2">Coding HelloPersistence2</text:h>
      <text:p text:style-name="Text_20_body"><text:span text:style-name="T2">While we could put all the fields of our application on the </text:span><text:span text:style-name="T12">AppListener</text:span><text:span text:style-name="T2">,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3">
        <text:list-item>
          <text:p text:style-name="P150">They must be <text:span text:style-name="T12">Serializable</text:span>. </text:p>
        </text:list-item>
        <text:list-item>
          <text:p text:style-name="P150">They must implement the <text:span text:style-name="T12">ManagedObject</text:span> marker interface. (<text:span text:style-name="T12">AppListener</text:span> actually inherits the <text:span text:style-name="T12">ManagedObject</text:span> marker interface for you.)</text:p>
        </text:list-item>
      </text:list>
      <text:p text:style-name="P72">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text:soft-page-break/>HelloPersistence2</text:h>
      <text:p text:style-name="P48"><text:change text:change-id="ct143650568"/><text:change-start text:change-id="ct143656944"/>/*</text:p>
      <text:p text:style-name="P48"><text:change-end text:change-id="ct143656944"/><text:s/>* Copyright 2007-2008 Sun Microsystems, Inc.</text:p>
      <text:p text:style-name="P48"><text:s/>*</text:p>
      <text:p text:style-name="P48"><text:s/>* This file is part of Project Darkstar Server.</text:p>
      <text:p text:style-name="P48"><text:s/>*</text:p>
      <text:p text:style-name="P48"><text:s/>* Project Darkstar Server is free software: you can redistribute it</text:p>
      <text:p text:style-name="P48"><text:s/>* and/or modify it under the terms of the GNU General Public License</text:p>
      <text:p text:style-name="P48"><text:s/>* version 2 as published by the Free Software Foundation and</text:p>
      <text:p text:style-name="P48"><text:s/>* distributed hereunder to you.</text:p>
      <text:p text:style-name="P48"><text:s/>*</text:p>
      <text:p text:style-name="P48"><text:s/>* Project Darkstar Server is distributed in the hope that it will be useful,</text:p>
      <text:p text:style-name="P48"><text:s/>* but WITHOUT ANY WARRANTY; without even the implied warranty of</text:p>
      <text:p text:style-name="P48"><text:s/>* MERCHANTABILITY or FITNESS FOR A PARTICULAR PURPOSE. <text:s/>See the</text:p>
      <text:p text:style-name="P48"><text:s/>* GNU General Public License for more details.</text:p>
      <text:p text:style-name="P48"><text:s/>*</text:p>
      <text:p text:style-name="P48"><text:s/>* You should have received a copy of the GNU General Public License</text:p>
      <text:p text:style-name="P48"><text:s/>* along with this program. <text:s/>If not, see &lt;http://www.gnu.org/licenses/&gt;.</text:p>
      <text:p text:style-name="P48"><text:s/>*/</text:p>
      <text:p text:style-name="P48"/>
      <text:p text:style-name="P48">package com.sun.sgs.tutorial.server.lesson4;</text:p>
      <text:p text:style-name="P48"/>
      <text:p text:style-name="P48">import java.io.Serializable;</text:p>
      <text:p text:style-name="P48">import java.util.Properties;</text:p>
      <text:p text:style-name="P48">import java.util.logging.Level;</text:p>
      <text:p text:style-name="P48">import java.util.logging.Logger;</text:p>
      <text:p text:style-name="P48"/>
      <text:p text:style-name="P48">import com.sun.sgs.app.AppContext;</text:p>
      <text:p text:style-name="P48">import com.sun.sgs.app.AppListener;</text:p>
      <text:p text:style-name="P48">import com.sun.sgs.app.ClientSession;</text:p>
      <text:p text:style-name="P48">import com.sun.sgs.app.ClientSessionListener;</text:p>
      <text:p text:style-name="P48">import com.sun.sgs.app.TaskManager;</text:p>
      <text:p text:style-name="P48"/>
      <text:p text:style-name="P48">/**</text:p>
      <text:p text:style-name="P48"><text:s/>* A simple persistence example for the Project Darkstar Server.</text:p>
      <text:p text:style-name="P48"><text:s/>*/</text:p>
      <text:p text:style-name="P48">public class HelloPersistence2</text:p>
      <text:p text:style-name="P48"><text:s text:c="4"/>implements AppListener, Serializable</text:p>
      <text:p text:style-name="P48">{</text:p>
      <text:p text:style-name="P48"><text:s text:c="4"/>/** The version of the serialized form of this class. */</text:p>
      <text:p text:style-name="P48"><text:s text:c="4"/>private static final long serialVersionUID = 1L;</text:p>
      <text:p text:style-name="P48"/>
      <text:p text:style-name="P48"><text:s text:c="4"/>/** The {@link Logger} for this class. */</text:p>
      <text:p text:style-name="P48"><text:s text:c="4"/>private static final Logger logger =</text:p>
      <text:p text:style-name="P48"><text:s text:c="8"/>Logger.getLogger(HelloPersistence2.class.getName());</text:p>
      <text:p text:style-name="P48"/>
      <text:p text:style-name="P48"><text:s text:c="4"/>/** The delay before the first run of the task. */</text:p>
      <text:p text:style-name="P48"><text:s text:c="4"/>public static final int DELAY_MS = 5000;</text:p>
      <text:p text:style-name="P48"/>
      <text:p text:style-name="P48"><text:s text:c="4"/>/** The time to wait before repeating the task. */</text:p>
      <text:p text:style-name="P48"><text:s text:c="4"/>public static final int PERIOD_MS = 500;</text:p>
      <text:p text:style-name="P48"/>
      <text:p text:style-name="P48"><text:s text:c="4"/>// implement AppListener</text:p>
      <text:p text:style-name="P48"/>
      <text:p text:style-name="P48"><text:s text:c="4"/>/**</text:p>
      <text:p text:style-name="P48"><text:s text:c="5"/>* {@inheritDoc}</text:p>
      <text:p text:style-name="P48"><text:s text:c="5"/>* &lt;p&gt;</text:p>
      <text:p text:style-name="P48"><text:s text:c="5"/>* Creates a {@link TrivialTimedTask} and schedules its {@code run()}</text:p>
      <text:p text:style-name="P48"><text:s text:c="5"/>* method to be called periodically.</text:p>
      <text:p text:style-name="P48"><text:s text:c="5"/>* &lt;p&gt;</text:p>
      <text:p text:style-name="P48"><text:s text:c="5"/>* Since SGS tasks are persistent, the scheduling only needs to</text:p>
      <text:p text:style-name="P48"><text:s text:c="5"/>* be done the first time the application is started. <text:s/>When the</text:p>
      <text:p text:style-name="P48"><text:soft-page-break/><text:s text:c="5"/>* server is killed and restarted, the scheduled timer task will</text:p>
      <text:p text:style-name="P48"><text:s text:c="5"/>* continue ticking.</text:p>
      <text:p text:style-name="P48"><text:s text:c="5"/>* &lt;p&gt;</text:p>
      <text:p text:style-name="P48"><text:s text:c="5"/>* Runs the task {@value #DELAY_MS} ms from now,</text:p>
      <text:p text:style-name="P48"><text:s text:c="5"/>* repeating every {@value #PERIOD_MS} ms.</text:p>
      <text:p text:style-name="P48"><text:s text:c="5"/>*/</text:p>
      <text:p text:style-name="P48"><text:s text:c="4"/>public void initialize(Properties props) {</text:p>
      <text:p text:style-name="P48"><text:s text:c="8"/>TrivialTimedTask task = new TrivialTimedTask();</text:p>
      <text:p text:style-name="P48"/>
      <text:p text:style-name="P48"><text:s text:c="8"/>logger.log(Level.INFO, "Created task: {0}", task);</text:p>
      <text:p text:style-name="P48"/>
      <text:p text:style-name="P48"><text:s text:c="8"/>TaskManager taskManager = AppContext.getTaskManager();</text:p>
      <text:p text:style-name="P48"><text:s text:c="8"/>taskManager.schedulePeriodicTask(task, DELAY_MS, PERIOD_MS);</text:p>
      <text:p text:style-name="P48"><text:s text:c="4"/>}</text:p>
      <text:p text:style-name="P48"/>
      <text:p text:style-name="P48"><text:s text:c="4"/>/**</text:p>
      <text:p text:style-name="P48"><text:s text:c="5"/>* {@inheritDoc}</text:p>
      <text:p text:style-name="P48"><text:s text:c="5"/>* &lt;p&gt;</text:p>
      <text:p text:style-name="P48"><text:s text:c="5"/>* Prevents client logins by returning {@code null}.</text:p>
      <text:p text:style-name="P48"><text:s text:c="5"/>*/</text:p>
      <text:p text:style-name="P48"><text:s text:c="4"/>public ClientSessionListener loggedIn(ClientSession session) {</text:p>
      <text:p text:style-name="P48"><text:s text:c="8"/>return null;</text:p>
      <text:p text:style-name="P48"><text:s text:c="4"/>}</text:p>
      <text:p text:style-name="P48">}<text:line-break/></text:p>
      <text:p text:style-name="P48"/>
      <text:h text:style-name="Heading_20_3" text:outline-level="3">TrivialTimedTask</text:h>
      <text:p text:style-name="Text_20_body">This is the Managed Object we are going to have respond to the repeating task.</text:p>
      <text:p text:style-name="Code"><text:change text:change-id="ct143388440"/><text:change-start text:change-id="ct143388200"/>/*</text:p>
      <text:p text:style-name="Code"><text:change-end text:change-id="ct143388200"/><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com.sun.sgs.app.AppContext;</text:p>
      <text:p text:style-name="Code">import java.io.Serializable;</text:p>
      <text:p text:style-name="Code">import java.util.logging.Level;</text:p>
      <text:p text:style-name="Code">import java.util.logging.Logger;</text:p>
      <text:p text:style-name="Code"/>
      <text:p text:style-name="Code">import com.sun.sgs.app.ManagedObject;</text:p>
      <text:p text:style-name="Code">import com.sun.sgs.app.Task;</text:p>
      <text:p text:style-name="Code"/>
      <text:p text:style-name="Code">/**</text:p>
      <text:p text:style-name="Code"><text:s/>* A simple repeating Task that tracks and prints the time since it was</text:p>
      <text:p text:style-name="Code"><text:s/>* last run.</text:p>
      <text:p text:style-name="Code"><text:soft-page-break/><text:s/>*/</text:p>
      <text:p text:style-name="Code">public class TrivialTimedTask</text:p>
      <text:p text:style-name="Code"><text:s text:c="4"/>implements Serializable, <text:s/>// for persistence, as required by ManagedObject.</text:p>
      <text:p text:style-name="Code"><text:s text:c="15"/>ManagedObject, // to let the SGS manage our persistence.</text:p>
      <text:p text:style-name="Code"><text:s text:c="15"/>Task <text:s text:c="10"/>// to schedule future calls to our run() method.</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TrivialTimedTask.class.getName());</text:p>
      <text:p text:style-name="Code"/>
      <text:p text:style-name="Code"><text:s text:c="4"/>/** <text:s/>The timestamp when this task was last run. */</text:p>
      <text:p text:style-name="Code"><text:s text:c="4"/>private long lastTimestamp = System.currentTimeMillis();</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Each time this {@code Task} is run, logs the current timestamp and</text:p>
      <text:p text:style-name="Code"><text:s text:c="5"/>* the delta from the timestamp of the previous run.</text:p>
      <text:p text:style-name="Code"><text:s text:c="5"/>*/</text:p>
      <text:p text:style-name="Code"><text:s text:c="4"/>public void run() throws Exception {</text:p>
      <text:p text:style-name="Code"><text:s text:c="8"/>// We will be modifying this object.</text:p>
      <text:p text:style-name="Code"><text:s text:c="8"/>AppContext.getDataManager().markForUpdate(this);</text:p>
      <text:p text:style-name="Code"><text:s text:c="8"/>long timestamp = System.currentTimeMillis();</text:p>
      <text:p text:style-name="Code"><text:s text:c="8"/>long delta = timestamp - lastTimestamp;</text:p>
      <text:p text:style-name="Code"/>
      <text:p text:style-name="Code"><text:s text:c="8"/>// Update the field holding the most recent timestamp.</text:p>
      <text:p text:style-name="Code"><text:s text:c="8"/>lastTimestamp = timestamp;</text:p>
      <text:p text:style-name="Code"/>
      <text:p text:style-name="Code"><text:s text:c="8"/>logger.log(Level.INFO,</text:p>
      <text:p text:style-name="Code"><text:s text:c="12"/>"timestamp = {0,number,#}, delta = {1,number,#}",</text:p>
      <text:p text:style-name="Code"><text:s text:c="12"/>new Object[] { timestamp, delta }</text:p>
      <text:p text:style-name="Code"><text:s text:c="8"/>);</text:p>
      <text:p text:style-name="Code"><text:s text:c="4"/>}</text:p>
      <text:p text:style-name="Code">}<text:line-break/></text:p>
      <text:h text:style-name="Heading_20_2" text:outline-level="2">Coding HelloPersistence3</text:h>
      <text:p text:style-name="P4">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7">will</text:span><text:span text:style-name="T2"> get its own local copy and not the real second Managed Object. <text:s/></text:span></text:p>
      <text:p text:style-name="P19">HelloPersistence3 <text:span text:style-name="T2">below illustrates this by creating a second persistent object that is called from the </text:span>TrivialTimedTask<text:span text:style-name="T2"> and that keeps the last-called time as part of its persistent state.</text:span></text:p>
      <text:h text:style-name="P77" text:outline-level="3"><text:soft-page-break/>HelloPersistence3</text:h>
      <text:p text:style-name="P4"><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change text:change-id="ct143394840"/><text:change-start text:change-id="ct143396280"/>/*</text:p>
      <text:p text:style-name="Code"><text:s/>* Copyright 2007-2008 Sun Microsystems, Inc.</text:p>
      <text:p text:style-name="Code"><text:change-end text:change-id="ct143396280"/><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Task;</text:p>
      <text:p text:style-name="Code">import com.sun.sgs.app.TaskManager;</text:p>
      <text:p text:style-name="Code"/>
      <text:p text:style-name="Code">/**</text:p>
      <text:p text:style-name="Code"><text:s/>* A simple persistence example for the Project Darkstar Server.</text:p>
      <text:p text:style-name="Code"><text:s/>*/</text:p>
      <text:p text:style-name="Code">public class HelloPersistence3</text:p>
      <text:p text:style-name="Code"><text:s text:c="4"/>implements AppListener, Serializable, Task</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Persistence3.class.getName());</text:p>
      <text:p text:style-name="Code"/>
      <text:p text:style-name="Code"><text:s text:c="4"/>/** The delay before the first run of the task. */</text:p>
      <text:p text:style-name="Code"><text:s text:c="4"/>public static final int DELAY_MS = 5000;</text:p>
      <text:p text:style-name="Code"/>
      <text:p text:style-name="Code"><text:s text:c="4"/>/** The time to wait before repeating the task. */</text:p>
      <text:p text:style-name="Code"><text:s text:c="4"/>public static final int PERIOD_MS = 500;</text:p>
      <text:p text:style-name="Code"/>
      <text:p text:style-name="Code"><text:s text:c="4"/>/** A reference to our subtask, a {@link TrivialTimedTask}. <text:s/>*/</text:p>
      <text:p text:style-name="Code"><text:s text:c="4"/>private ManagedReference&lt;TrivialTimedTask&gt; subTaskRef = null;</text:p>
      <text:p text:style-name="Code"/>
      <text:p text:style-name="Code"><text:s text:c="4"/>/**</text:p>
      <text:p text:style-name="Code"><text:soft-page-break/><text:s text:c="5"/>* Gets the subtask this task delegates to. <text:s/>Dereferences a</text:p>
      <text:p text:style-name="Code"><text:s text:c="5"/>* {@link ManagedReference} in this object that holds the subtask.</text:p>
      <text:p text:style-name="Code"><text:s text:c="5"/>* &lt;p&gt;</text:p>
      <text:p text:style-name="Code"><text:s text:c="5"/>* This null-check idiom is common when getting a ManagedReference.</text:p>
      <text:p text:style-name="Code"><text:s text:c="5"/>*</text:p>
      <text:p text:style-name="Code"><text:s text:c="5"/>* @return the subtask this task delegates to, or null if none is set</text:p>
      <text:p text:style-name="Code"><text:s text:c="5"/>*/</text:p>
      <text:p text:style-name="Code"><text:s text:c="4"/>public TrivialTimedTask getSubTask() {</text:p>
      <text:p text:style-name="Code"><text:s text:c="8"/>if (subTaskRef == null)<text:change-start text:change-id="ct143686432"/> {<text:change-end text:change-id="ct143686432"/></text:p>
      <text:p text:style-name="Code"><text:s text:c="12"/>return null;<text:change-start text:change-id="ct143686624"/></text:p>
      <text:p text:style-name="Code"><text:s text:c="8"/>}<text:change-end text:change-id="ct143686624"/></text:p>
      <text:p text:style-name="Code"/>
      <text:p text:style-name="Code"><text:s text:c="8"/>return subTaskRef.get();</text:p>
      <text:p text:style-name="Code"><text:s text:c="4"/>}</text:p>
      <text:p text:style-name="Code"/>
      <text:p text:style-name="Code"><text:s text:c="4"/>/**</text:p>
      <text:p text:style-name="Code"><text:s text:c="5"/>* Sets the subtask this task delegates to. <text:s/>Stores the subtask</text:p>
      <text:p text:style-name="Code"><text:s text:c="5"/>* as a {@link ManagedReference} in this object.</text:p>
      <text:p text:style-name="Code"><text:s text:c="5"/>* &lt;p&gt;</text:p>
      <text:p text:style-name="Code"><text:s text:c="5"/>* This null-check idiom is common when setting a ManagedReference,</text:p>
      <text:p text:style-name="Code"><text:s text:c="5"/>* since {@link DataManager#createReference createReference} does</text:p>
      <text:p text:style-name="Code"><text:s text:c="5"/>* not accept null parameters.</text:p>
      <text:p text:style-name="Code"><text:s text:c="5"/>*</text:p>
      <text:p text:style-name="Code"><text:s text:c="5"/>* @param subTask the subtask this task should delegate to,</text:p>
      <text:p text:style-name="Code"><text:s text:c="5"/>* <text:s text:c="7"/>or null to clear the subtask</text:p>
      <text:p text:style-name="Code"><text:s text:c="5"/>*/</text:p>
      <text:p text:style-name="Code"><text:s text:c="4"/>public void setSubTask(TrivialTimedTask subTask) {</text:p>
      <text:p text:style-name="Code"><text:s text:c="8"/>if (subTask == null) {</text:p>
      <text:p text:style-name="Code"><text:s text:c="12"/>subTaskRef = null;</text:p>
      <text:p text:style-name="Code"><text:s text:c="12"/>return;</text:p>
      <text:p text:style-name="Code"><text:s text:c="8"/>}</text:p>
      <text:p text:style-name="Code"><text:s text:c="8"/>DataManager dataManager = AppContext.getDataManager();</text:p>
      <text:p text:style-name="Code"><text:s text:c="8"/>subTaskRef = dataManager.createReference(subTask);</text:p>
      <text:p text:style-name="Code"><text:s text:c="4"/>}</text:p>
      <text:p text:style-name="Code"/>
      <text:p text:style-name="Code"><text:s text:c="4"/>// implement AppListener</text:p>
      <text:p text:style-name="Code"/>
      <text:p text:style-name="Code"><text:s text:c="4"/>/**</text:p>
      <text:p text:style-name="Code"><text:s text:c="5"/>* {@inheritDoc}</text:p>
      <text:p text:style-name="Code"><text:s text:c="5"/>* &lt;p&gt;</text:p>
      <text:p text:style-name="Code"><text:s text:c="5"/>* Schedules the {@code run()} method of this object to be called</text:p>
      <text:p text:style-name="Code"><text:s text:c="5"/>* periodically.</text:p>
      <text:p text:style-name="Code"><text:s text:c="5"/>* &lt;p&gt;</text:p>
      <text:p text:style-name="Code"><text:s text:c="5"/>* Since SGS tasks are persistent, the scheduling only needs to</text:p>
      <text:p text:style-name="Code"><text:s text:c="5"/>* be done the first time the application is started. <text:s/>When the</text:p>
      <text:p text:style-name="Code"><text:s text:c="5"/>* server is killed and restarted, the scheduled timer task will</text:p>
      <text:p text:style-name="Code"><text:s text:c="5"/>* continue ticking.</text:p>
      <text:p text:style-name="Code"><text:s text:c="5"/>* &lt;p&gt;</text:p>
      <text:p text:style-name="Code"><text:s text:c="5"/>* Runs the task {@value #DELAY_MS} ms from now,</text:p>
      <text:p text:style-name="Code"><text:s text:c="5"/>* repeating every {@value #PERIOD_MS} ms.</text:p>
      <text:p text:style-name="Code"><text:s text:c="5"/>*/</text:p>
      <text:p text:style-name="Code"><text:s text:c="4"/>public void initialize(Properties props) {</text:p>
      <text:p text:style-name="Code"><text:s text:c="8"/>// Hold onto the task (as a managed reference)</text:p>
      <text:p text:style-name="Code"><text:s text:c="8"/>setSubTask(new TrivialTimedTask());</text:p>
      <text:p text:style-name="Code"/>
      <text:p text:style-name="Code"><text:s text:c="8"/>TaskManager taskManager = AppContext.getTaskManager();</text:p>
      <text:p text:style-name="Code"><text:s text:c="8"/>taskManager.schedulePeriodicTask(this, DELAY_MS, PERIOD_MS);</text:p>
      <text:p text:style-name="Code"><text:s text:c="4"/>}</text:p>
      <text:p text:style-name="Code"/>
      <text:p text:style-name="Code"><text:s text:c="4"/>/**</text:p>
      <text:p text:style-name="Code"><text:s text:c="5"/>* {@inheritDoc}</text:p>
      <text:p text:style-name="Code"><text:s text:c="5"/>* &lt;p&gt;</text:p>
      <text:p text:style-name="Code"><text:s text:c="5"/>* Prevents client logins by returning {@code null}.</text:p>
      <text:p text:style-name="Code"><text:soft-page-break/><text:s text:c="5"/>*/</text:p>
      <text:p text:style-name="Code"><text:s text:c="4"/>public ClientSessionListener loggedIn(ClientSession session) {</text:p>
      <text:p text:style-name="Code"><text:s text:c="8"/>return null;</text:p>
      <text:p text:style-name="Code"><text:s text:c="4"/>}</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Calls the run() method of the subtask set on this object.</text:p>
      <text:p text:style-name="Code"><text:s text:c="5"/>*/</text:p>
      <text:p text:style-name="Code"><text:s text:c="4"/>public void run() throws Exception {</text:p>
      <text:p text:style-name="Code"><text:s text:c="8"/>// Get the subTask (from the ManagedReference that holds it)</text:p>
      <text:p text:style-name="Code"><text:s text:c="8"/>TrivialTimedTask subTask = getSubTask();</text:p>
      <text:p text:style-name="Code"/>
      <text:p text:style-name="Code"><text:s text:c="8"/>if (subTask == null) {</text:p>
      <text:p text:style-name="Code"><text:s text:c="12"/>logger.log(Level.WARNING, "subTask is null");</text:p>
      <text:p text:style-name="Code"><text:s text:c="12"/>return;</text:p>
      <text:p text:style-name="Code"><text:s text:c="8"/>}</text:p>
      <text:p text:style-name="Code"/>
      <text:p text:style-name="Code"><text:s text:c="8"/>// Delegate to the subTask's run() method</text:p>
      <text:p text:style-name="Code"><text:s text:c="8"/>subTask.run();</text:p>
      <text:p text:style-name="Code"><text:s text:c="4"/>}</text:p>
      <text:p text:style-name="Code">}<text:line-break/></text:p>
      <text:p text:style-name="P4">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text:span text:style-name="T2"> </text:span><text:change text:change-id="ct143694064"/></text:p>
      <text:p text:style-name="P4">Retrieving a Managed Object by its binding has some additional overhead, so it's better to keep Managed References to Managed Objects <text:change text:change-id="ct143696064"/><text:change-start text:change-id="ct143695424"/>i<text:change-end text:change-id="ct143695424"/>n the other Managed Objects that need to call them. There are, however, some problems that are best solved with a name-binding convention<text:change text:change-id="ct143691200"/>; o<text:change-start text:change-id="ct143695520"/>ne <text:change-end text:change-id="ct143695520"/><text:change-start text:change-id="ct143693944"/>common example is finding the player object for a particular player at the start of <text:change-end text:change-id="ct143693944"/>his or <text:change-start text:change-id="ct143695168"/>her session.<text:change-end text:change-id="ct143695168"/></text:p>
      <text:p text:style-name="Text_20_body"><text:span text:style-name="T2">There are a number of other interesting methods on the Data Manager. You might want to look at the Javadoc now, but discussion of them will be put off until required by the tutorial application</text:span><text:change-start text:change-id="ct143693392"/><text:span text:style-name="T2">s</text:span><text:change-end text:change-id="ct143693392"/><text:span text:style-name="T2">.</text:span></text:p>
      <text:h text:style-name="Heading_20_1"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67">loggedIn</text:span><text:span text:style-name="T69">. </text:span><text:span text:style-name="T68">The </text:span><text:span text:style-name="T67">loggedIn</text:span><text:span text:style-name="T68"> method gets passed an object that describes the user; this object is called a </text:span><text:span text:style-name="T67">ClientSession</text:span><text:span text:style-name="T68">.</text:span><text:span text:style-name="T68"><text:note text:id="ftn11" text:note-class="footnote"><text:note-citation>11</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42923576"/><text:change-start text:change-id="ct142961048"/>logs<text:change-end text:change-id="ct142961048"/> the login of a user.</text:p>
      <text:h text:style-name="Heading_20_3" text:outline-level="3">HelloUser</text:h>
      <text:p text:style-name="P48"><text:change text:change-id="ct143703640"/><text:change-start text:change-id="ct142961200"/>/*</text:p>
      <text:p text:style-name="P48"><text:change-end text:change-id="ct142961200"/><text:s/>* Copyright 2007-2008 Sun Microsystems, Inc.</text:p>
      <text:p text:style-name="P48"><text:s/>*</text:p>
      <text:p text:style-name="P48"><text:s/>* This file is part of Project Darkstar Server.</text:p>
      <text:p text:style-name="P48"><text:s/>*</text:p>
      <text:p text:style-name="P48"><text:s/>* Project Darkstar Server is free software: you can redistribute it</text:p>
      <text:p text:style-name="P48"><text:s/>* and/or modify it under the terms of the GNU General Public License</text:p>
      <text:p text:style-name="P48"><text:s/>* version 2 as published by the Free Software Foundation and</text:p>
      <text:p text:style-name="P48"><text:s/>* distributed hereunder to you.</text:p>
      <text:p text:style-name="P48"><text:s/>*</text:p>
      <text:p text:style-name="P48"><text:s/>* Project Darkstar Server is distributed in the hope that it will be useful,</text:p>
      <text:p text:style-name="P48"><text:s/>* but WITHOUT ANY WARRANTY; without even the implied warranty of</text:p>
      <text:p text:style-name="P48"><text:s/>* MERCHANTABILITY or FITNESS FOR A PARTICULAR PURPOSE. <text:s/>See the</text:p>
      <text:p text:style-name="P48"><text:s/>* GNU General Public License for more details.</text:p>
      <text:p text:style-name="P48"><text:s/>*</text:p>
      <text:p text:style-name="P48"><text:s/>* You should have received a copy of the GNU General Public License</text:p>
      <text:p text:style-name="P48"><text:s/>* along with this program. <text:s/>If not, see &lt;http://www.gnu.org/licenses/&gt;.</text:p>
      <text:p text:style-name="P48"><text:s/>*/</text:p>
      <text:p text:style-name="P48"/>
      <text:p text:style-name="P48">package com.sun.sgs.tutorial.server.lesson5;</text:p>
      <text:p text:style-name="P48"/>
      <text:p text:style-name="P48">import java.io.Serializable;</text:p>
      <text:p text:style-name="P48">import java.util.Properties;</text:p>
      <text:p text:style-name="P48">import java.util.logging.Level;</text:p>
      <text:p text:style-name="P48">import java.util.logging.Logger;</text:p>
      <text:p text:style-name="P48"/>
      <text:p text:style-name="P48">import com.sun.sgs.app.AppListener;</text:p>
      <text:p text:style-name="P48">import com.sun.sgs.app.ClientSession;</text:p>
      <text:p text:style-name="P48">import com.sun.sgs.app.ClientSessionListener;</text:p>
      <text:p text:style-name="P48"/>
      <text:p text:style-name="P48">/**</text:p>
      <text:p text:style-name="P48"><text:s/>* Simple example of listening for user {@linkplain AppListener#loggedIn login}</text:p>
      <text:p text:style-name="P48"><text:s/>* in the Project Darkstar Server.</text:p>
      <text:p text:style-name="P48"><text:s/>* &lt;p&gt;</text:p>
      <text:p text:style-name="P48"><text:s/>* Logs each time a user logs in, then kicks them off immediately.</text:p>
      <text:p text:style-name="P48"><text:soft-page-break/><text:s/>*/</text:p>
      <text:p text:style-name="P48">public class HelloUser</text:p>
      <text:p text:style-name="P48"><text:s text:c="4"/>implements AppListener, // to get called during startup and login.</text:p>
      <text:p text:style-name="P48"><text:s text:c="15"/>Serializable // since all AppListeners are ManagedObjects.</text:p>
      <text:p text:style-name="P48">{</text:p>
      <text:p text:style-name="P48"><text:s text:c="4"/>/** The version of the serialized form of this class. */</text:p>
      <text:p text:style-name="P48"><text:s text:c="4"/>private static final long serialVersionUID = 1L;</text:p>
      <text:p text:style-name="P48"/>
      <text:p text:style-name="P48"><text:s text:c="4"/>/** The {@link Logger} for this class. */</text:p>
      <text:p text:style-name="P48"><text:s text:c="4"/>private static final Logger logger =</text:p>
      <text:p text:style-name="P48"><text:s text:c="8"/>Logger.getLogger(HelloUser.class.getName());</text:p>
      <text:p text:style-name="P48"/>
      <text:p text:style-name="P48"><text:s text:c="4"/>// <text:s/>implement AppListener</text:p>
      <text:p text:style-name="P48"/>
      <text:p text:style-name="P48"><text:s text:c="4"/>/** {@inheritDoc} */</text:p>
      <text:p text:style-name="P48"><text:s text:c="4"/>public void initialize(Properties props) {</text:p>
      <text:p text:style-name="P48"><text:s text:c="8"/>// empty</text:p>
      <text:p text:style-name="P48"><text:s text:c="4"/>}</text:p>
      <text:p text:style-name="P48"/>
      <text:p text:style-name="P48"><text:s text:c="4"/>/**</text:p>
      <text:p text:style-name="P48"><text:s text:c="5"/>* {@inheritDoc}</text:p>
      <text:p text:style-name="P48"><text:s text:c="5"/>* &lt;p&gt;</text:p>
      <text:p text:style-name="P48"><text:s text:c="5"/>* Logs a message each time a new session tries to login, then</text:p>
      <text:p text:style-name="P48"><text:s text:c="5"/>* kicks them out by returning {@code null}.</text:p>
      <text:p text:style-name="P48"><text:s text:c="5"/>*/</text:p>
      <text:p text:style-name="P48"><text:s text:c="4"/>public ClientSessionListener loggedIn(ClientSession session) {</text:p>
      <text:p text:style-name="P48"><text:s text:c="8"/>// User has logged in</text:p>
      <text:p text:style-name="P48"><text:s text:c="8"/>logger.log(Level.INFO, "User {0} almost logged in", session.getName());</text:p>
      <text:p text:style-name="P48"/>
      <text:p text:style-name="P48"><text:s text:c="8"/>// Kick the user out immediately by returning a null listener</text:p>
      <text:p text:style-name="P48"><text:s text:c="8"/>return null;</text:p>
      <text:p text:style-name="P48"><text:s text:c="4"/>}</text:p>
      <text:p text:style-name="P48">}<text:line-break/></text:p>
      <text:p text:style-name="Code"/>
      <text:p text:style-name="Standard"/>
      <text:h text:style-name="Heading_20_2" text:outline-level="2">Direct Communication</text:h>
      <text:p text:style-name="P82">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48"><text:change text:change-id="ct143709824"/><text:change-start text:change-id="ct143710224"/>/*</text:p>
      <text:p text:style-name="P48"><text:change-end text:change-id="ct143710224"/><text:s/>* Copyright 2007-2008 Sun Microsystems, Inc.</text:p>
      <text:p text:style-name="P48"><text:s/>*</text:p>
      <text:p text:style-name="P48"><text:s/>* This file is part of Project Darkstar Server.</text:p>
      <text:p text:style-name="P48"><text:s/>*</text:p>
      <text:p text:style-name="P48"><text:s/>* Project Darkstar Server is free software: you can redistribute it</text:p>
      <text:p text:style-name="P48"><text:s/>* and/or modify it under the terms of the GNU General Public License</text:p>
      <text:p text:style-name="P48"><text:s/>* version 2 as published by the Free Software Foundation and</text:p>
      <text:p text:style-name="P48"><text:s/>* distributed hereunder to you.</text:p>
      <text:p text:style-name="P48"><text:s/>*</text:p>
      <text:p text:style-name="P48"><text:s/>* Project Darkstar Server is distributed in the hope that it will be useful,</text:p>
      <text:p text:style-name="P48"><text:soft-page-break/><text:s/>* but WITHOUT ANY WARRANTY; without even the implied warranty of</text:p>
      <text:p text:style-name="P48"><text:s/>* MERCHANTABILITY or FITNESS FOR A PARTICULAR PURPOSE. <text:s/>See the</text:p>
      <text:p text:style-name="P48"><text:s/>* GNU General Public License for more details.</text:p>
      <text:p text:style-name="P48"><text:s/>*</text:p>
      <text:p text:style-name="P48"><text:s/>* You should have received a copy of the GNU General Public License</text:p>
      <text:p text:style-name="P48"><text:s/>* along with this program. <text:s/>If not, see &lt;http://www.gnu.org/licenses/&gt;.</text:p>
      <text:p text:style-name="P48"><text:s/>*/</text:p>
      <text:p text:style-name="P48"/>
      <text:p text:style-name="P48">package com.sun.sgs.tutorial.server.lesson5;</text:p>
      <text:p text:style-name="P48"/>
      <text:p text:style-name="P48">import java.io.Serializable;</text:p>
      <text:p text:style-name="P48">import java.util.Properties;</text:p>
      <text:p text:style-name="P48">import java.util.logging.Level;</text:p>
      <text:p text:style-name="P48">import java.util.logging.Logger;</text:p>
      <text:p text:style-name="P48"/>
      <text:p text:style-name="P48">import com.sun.sgs.app.AppListener;</text:p>
      <text:p text:style-name="P48">import com.sun.sgs.app.ClientSession;</text:p>
      <text:p text:style-name="P48">import com.sun.sgs.app.ClientSessionListener;</text:p>
      <text:p text:style-name="P48"/>
      <text:p text:style-name="P48">/**</text:p>
      <text:p text:style-name="P48"><text:s/>* Simple example of listening for user {@linkplain AppListener#loggedIn login}</text:p>
      <text:p text:style-name="P48"><text:s/>* in the Project Darkstar Server.</text:p>
      <text:p text:style-name="P48"><text:s/>* &lt;p&gt;</text:p>
      <text:p text:style-name="P48"><text:s/>* Logs each time a user logs in, and sets their listener to a</text:p>
      <text:p text:style-name="P48"><text:s/>* new {@link HelloUserSessionListener}.</text:p>
      <text:p text:style-name="P48"><text:s/>*/</text:p>
      <text:p text:style-name="P48">public class HelloUser2</text:p>
      <text:p text:style-name="P48"><text:s text:c="4"/>implements AppListener, // to get called during startup and login.</text:p>
      <text:p text:style-name="P48"><text:s text:c="15"/>Serializable // since all AppListeners are ManagedObjects.</text:p>
      <text:p text:style-name="P48">{</text:p>
      <text:p text:style-name="P48"><text:s text:c="4"/>/** The version of the serialized form of this class. */</text:p>
      <text:p text:style-name="P48"><text:s text:c="4"/>private static final long serialVersionUID = 1L;</text:p>
      <text:p text:style-name="P48"/>
      <text:p text:style-name="P48"><text:s text:c="4"/>/** The {@link Logger} for this class. */</text:p>
      <text:p text:style-name="P48"><text:s text:c="4"/>private static final Logger logger =</text:p>
      <text:p text:style-name="P48"><text:s text:c="8"/>Logger.getLogger(HelloUser2.class.getName());</text:p>
      <text:p text:style-name="P48"/>
      <text:p text:style-name="P48"><text:s text:c="4"/>// <text:s/>implement AppListener</text:p>
      <text:p text:style-name="P48"/>
      <text:p text:style-name="P48"><text:s text:c="4"/>/** {@inheritDoc} */</text:p>
      <text:p text:style-name="P48"><text:s text:c="4"/>public void initialize(Properties props) {</text:p>
      <text:p text:style-name="P48"><text:s text:c="8"/>// empty</text:p>
      <text:p text:style-name="P48"><text:s text:c="4"/>}</text:p>
      <text:p text:style-name="P48"/>
      <text:p text:style-name="P48"><text:s text:c="4"/>/**</text:p>
      <text:p text:style-name="P48"><text:s text:c="5"/>* {@inheritDoc}</text:p>
      <text:p text:style-name="P48"><text:s text:c="5"/>* &lt;p&gt;</text:p>
      <text:p text:style-name="P48"><text:s text:c="5"/>* Logs a message each time a new session logs in.</text:p>
      <text:p text:style-name="P48"><text:s text:c="5"/>*/</text:p>
      <text:p text:style-name="P48"><text:s text:c="4"/>public ClientSessionListener loggedIn(ClientSession session) {</text:p>
      <text:p text:style-name="P48"><text:s text:c="8"/>// User has logged in</text:p>
      <text:p text:style-name="P48"><text:s text:c="8"/>logger.log(Level.INFO, "User {0} has logged in", session.getName());</text:p>
      <text:p text:style-name="P48"/>
      <text:p text:style-name="P48"><text:s text:c="8"/>// Return a valid listener</text:p>
      <text:p text:style-name="P48"><text:s text:c="8"/>return new HelloUserSessionListener(session);</text:p>
      <text:p text:style-name="P48"><text:s text:c="4"/>}</text:p>
      <text:p text:style-name="P48">}<text:line-break/></text:p>
      <text:h text:style-name="Heading_20_3" text:outline-level="3">HelloUserSessionListener</text:h>
      <text:p text:style-name="P48"><text:change text:change-id="ct143716072"/><text:change-start text:change-id="ct143716264"/>/*</text:p>
      <text:p text:style-name="P48"><text:change-end text:change-id="ct143716264"/><text:s/>* Copyright 2007-2008 Sun Microsystems, Inc.</text:p>
      <text:p text:style-name="P48"><text:soft-page-break/><text:s/>*</text:p>
      <text:p text:style-name="P48"><text:s/>* This file is part of Project Darkstar Server.</text:p>
      <text:p text:style-name="P48"><text:s/>*</text:p>
      <text:p text:style-name="P48"><text:s/>* Project Darkstar Server is free software: you can redistribute it</text:p>
      <text:p text:style-name="P48"><text:s/>* and/or modify it under the terms of the GNU General Public License</text:p>
      <text:p text:style-name="P48"><text:s/>* version 2 as published by the Free Software Foundation and</text:p>
      <text:p text:style-name="P48"><text:s/>* distributed hereunder to you.</text:p>
      <text:p text:style-name="P48"><text:s/>*</text:p>
      <text:p text:style-name="P48"><text:s/>* Project Darkstar Server is distributed in the hope that it will be useful,</text:p>
      <text:p text:style-name="P48"><text:s/>* but WITHOUT ANY WARRANTY; without even the implied warranty of</text:p>
      <text:p text:style-name="P48"><text:s/>* MERCHANTABILITY or FITNESS FOR A PARTICULAR PURPOSE. <text:s/>See the</text:p>
      <text:p text:style-name="P48"><text:s/>* GNU General Public License for more details.</text:p>
      <text:p text:style-name="P48"><text:s/>*</text:p>
      <text:p text:style-name="P48"><text:s/>* You should have received a copy of the GNU General Public License</text:p>
      <text:p text:style-name="P48"><text:s/>* along with this program. <text:s/>If not, see &lt;http://www.gnu.org/licenses/&gt;.</text:p>
      <text:p text:style-name="P48"><text:s/>*/</text:p>
      <text:p text:style-name="P48"/>
      <text:p text:style-name="P48">package com.sun.sgs.tutorial.server.lesson5;</text:p>
      <text:p text:style-name="P48"/>
      <text:p text:style-name="P48">import java.io.Serializable;</text:p>
      <text:p text:style-name="P48">import java.nio.ByteBuffer;</text:p>
      <text:p text:style-name="P48">import java.util.logging.Level;</text:p>
      <text:p text:style-name="P48">import java.util.logging.Logger;</text:p>
      <text:p text:style-name="P48"/>
      <text:p text:style-name="P48">import com.sun.sgs.app.AppContext;</text:p>
      <text:p text:style-name="P48">import com.sun.sgs.app.ClientSession;</text:p>
      <text:p text:style-name="P48">import com.sun.sgs.app.ClientSessionListener;</text:p>
      <text:p text:style-name="P48">import com.sun.sgs.app.ManagedReference;</text:p>
      <text:p text:style-name="P48"/>
      <text:p text:style-name="P48">/**</text:p>
      <text:p text:style-name="P48"><text:s/>* Simple example {@link ClientSessionListener} for the Project Darkstar</text:p>
      <text:p text:style-name="P48"><text:s/>* Server.</text:p>
      <text:p text:style-name="P48"><text:s/>* &lt;p&gt;</text:p>
      <text:p text:style-name="P48"><text:s/>* Logs each time a session receives data or logs out.</text:p>
      <text:p text:style-name="P48"><text:s/>*/</text:p>
      <text:p text:style-name="P48">class HelloUserSessionListener</text:p>
      <text:p text:style-name="P48"><text:s text:c="4"/>implements Serializable, ClientSessionListener</text:p>
      <text:p text:style-name="P48">{</text:p>
      <text:p text:style-name="P48"><text:s text:c="4"/>/** The version of the serialized form of this class. */</text:p>
      <text:p text:style-name="P48"><text:s text:c="4"/>private static final long serialVersionUID = 1L;</text:p>
      <text:p text:style-name="P48"/>
      <text:p text:style-name="P48"><text:s text:c="4"/>/** The {@link Logger} for this class. */</text:p>
      <text:p text:style-name="P48"><text:s text:c="4"/>private static final Logger logger =</text:p>
      <text:p text:style-name="P48"><text:s text:c="8"/>Logger.getLogger(HelloUserSessionListener.class.getName());</text:p>
      <text:p text:style-name="P48"/>
      <text:p text:style-name="P48"><text:s text:c="4"/>/** The session this {@code ClientSessionListener} is listening to. */</text:p>
      <text:p text:style-name="P48"><text:s text:c="4"/>private final ManagedReference&lt;ClientSession&gt; sessionRef;<text:change-start text:change-id="ct143726048"/></text:p>
      <text:p text:style-name="P48"/>
      <text:p text:style-name="P48"><text:s text:c="4"/>/** The name of the {@code ClientSession} for this listener. */</text:p>
      <text:p text:style-name="P48"><text:s text:c="4"/>private final String sessionName;<text:change-end text:change-id="ct143726048"/></text:p>
      <text:p text:style-name="P48"/>
      <text:p text:style-name="P48"><text:s text:c="4"/>/**</text:p>
      <text:p text:style-name="P48"><text:s text:c="5"/>* Creates a new {@code HelloUserSessionListener} for the given session.</text:p>
      <text:p text:style-name="P48"><text:s text:c="5"/>*</text:p>
      <text:p text:style-name="P48"><text:s text:c="5"/>* @param session the session this listener is associated with</text:p>
      <text:p text:style-name="P48"><text:s text:c="5"/>*/</text:p>
      <text:p text:style-name="P48"><text:s text:c="4"/>public HelloUserSessionListener(ClientSession session) {</text:p>
      <text:p text:style-name="P48"><text:s text:c="8"/>if (session == null)<text:change-start text:change-id="ct143726912"/> {<text:change-end text:change-id="ct143726912"/></text:p>
      <text:p text:style-name="P48"><text:s text:c="12"/>throw new NullPointerException("null session");<text:change-start text:change-id="ct143727104"/></text:p>
      <text:p text:style-name="P48"><text:s text:c="8"/>}<text:change-end text:change-id="ct143727104"/></text:p>
      <text:p text:style-name="P48"/>
      <text:p text:style-name="P48"><text:s text:c="8"/>sessionRef = AppContext.getDataManager().createReference(session);<text:change-start text:change-id="ct143727520"/></text:p>
      <text:p text:style-name="P48"><text:s text:c="8"/>sessionName = session.getName();<text:change-end text:change-id="ct143727520"/></text:p>
      <text:p text:style-name="P48"><text:soft-page-break/><text:s text:c="4"/>}</text:p>
      <text:p text:style-name="P48"/>
      <text:p text:style-name="P48"><text:s text:c="4"/>/**</text:p>
      <text:p text:style-name="P48"><text:s text:c="5"/>* Returns the session for this listener.</text:p>
      <text:p text:style-name="P48"><text:s text:c="5"/>* </text:p>
      <text:p text:style-name="P48"><text:s text:c="5"/>* @return the session for this listener</text:p>
      <text:p text:style-name="P48"><text:s text:c="5"/>*/</text:p>
      <text:p text:style-name="P48"><text:s text:c="4"/>protected ClientSession getSession() {</text:p>
      <text:p text:style-name="P48"><text:s text:c="8"/>// We created the ref with a non-null session, so no need to check it.</text:p>
      <text:p text:style-name="P48"><text:s text:c="8"/>return sessionRef.get();</text:p>
      <text:p text:style-name="P48"><text:s text:c="4"/>}</text:p>
      <text:p text:style-name="P48"/>
      <text:p text:style-name="P48"><text:s text:c="4"/>/**</text:p>
      <text:p text:style-name="P48"><text:s text:c="5"/>* {@inheritDoc}</text:p>
      <text:p text:style-name="P48"><text:s text:c="5"/>* &lt;p&gt;</text:p>
      <text:p text:style-name="P48"><text:s text:c="5"/>* Logs when data arrives from the client.</text:p>
      <text:p text:style-name="P48"><text:s text:c="5"/>*/</text:p>
      <text:p text:style-name="P48"><text:s text:c="4"/>public void receivedMessage(ByteBuffer message) {</text:p>
      <text:p text:style-name="P48"><text:s text:c="8"/>logger.log(Level.INFO, "Message from {0}", <text:change text:change-id="ct143729296"/><text:change-start text:change-id="ct143729488"/>sessionName<text:change-end text:change-id="ct143729488"/>);</text:p>
      <text:p text:style-name="P48"><text:s text:c="4"/>}</text:p>
      <text:p text:style-name="P48"/>
      <text:p text:style-name="P48"><text:s text:c="4"/>/**</text:p>
      <text:p text:style-name="P48"><text:s text:c="5"/>* {@inheritDoc}</text:p>
      <text:p text:style-name="P48"><text:s text:c="5"/>* &lt;p&gt;</text:p>
      <text:p text:style-name="P48"><text:s text:c="5"/>* Logs when the client disconnects.</text:p>
      <text:p text:style-name="P48"><text:s text:c="5"/>*/</text:p>
      <text:p text:style-name="P48"><text:s text:c="4"/>public void disconnected(boolean graceful) {</text:p>
      <text:p text:style-name="P48"><text:s text:c="8"/>String grace = graceful ? "graceful" : "forced";</text:p>
      <text:p text:style-name="P48"><text:s text:c="8"/>logger.log(Level.INFO,</text:p>
      <text:p text:style-name="P48"><text:s text:c="19"/>"User {0} has logged out {1}",</text:p>
      <text:p text:style-name="P48"><text:s text:c="19"/>new Object[] { <text:change text:change-id="ct143730032"/><text:change-start text:change-id="ct143730256"/>sessionName<text:change-end text:change-id="ct143730256"/>, grace }</text:p>
      <text:p text:style-name="P48"><text:s text:c="8"/>);</text:p>
      <text:p text:style-name="P48"><text:s text:c="4"/>}</text:p>
      <text:p text:style-name="P48">}<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4">
        <text:list-item>
          <text:p text:style-name="P151">Direct Communication </text:p>
        </text:list-item>
        <text:list-item>
          <text:p text:style-name="P151">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49"><text:change text:change-id="ct143725296"/><text:change-start text:change-id="ct143730640"/>/*</text:p>
      <text:p text:style-name="P49"><text:change-end text:change-id="ct143730640"/><text:s/>* Copyright 2007-2008 Sun Microsystems, Inc.</text:p>
      <text:p text:style-name="P49"><text:soft-page-break/><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nio.ByteBuffer;</text:p>
      <text:p text:style-name="P49">import java.util.logging.Level;</text:p>
      <text:p text:style-name="P49">import java.util.logging.Logger;</text:p>
      <text:p text:style-name="P49"/>
      <text:p text:style-name="P49">import com.sun.sgs.app.AppContext;</text:p>
      <text:p text:style-name="P49">import com.sun.sgs.app.ClientSession;</text:p>
      <text:p text:style-name="P49">import com.sun.sgs.app.ClientSessionListener;</text:p>
      <text:p text:style-name="P49">import com.sun.sgs.app.ManagedReference;</text:p>
      <text:p text:style-name="P49"/>
      <text:p text:style-name="P49">/**</text:p>
      <text:p text:style-name="P49"><text:s/>* Simple example {@link ClientSessionListener} for the Project Darkstar</text:p>
      <text:p text:style-name="P49"><text:s/>* Server.</text:p>
      <text:p text:style-name="P49"><text:s/>* &lt;p&gt;</text:p>
      <text:p text:style-name="P49"><text:s/>* Logs each time a session receives data or logs out, and echoes</text:p>
      <text:p text:style-name="P49"><text:s/>* any data received back to the sender.</text:p>
      <text:p text:style-name="P49"><text:s/>*/</text:p>
      <text:p text:style-name="P49">class HelloEchoSessionListener</text:p>
      <text:p text:style-name="P49"><text:s text:c="4"/>implements Serializable, ClientSession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EchoSessionListener.class.getName());</text:p>
      <text:p text:style-name="P49"/>
      <text:p text:style-name="P49"><text:s text:c="4"/>/** The session this {@code ClientSessionListener} is listening to. */</text:p>
      <text:p text:style-name="P49"><text:s text:c="4"/>private final ManagedReference&lt;ClientSession&gt; sessionRef;<text:change-start text:change-id="ct143743752"/></text:p>
      <text:p text:style-name="P49"/>
      <text:p text:style-name="P49"><text:s text:c="4"/>/** The name of the {@code ClientSession} for this listener. */</text:p>
      <text:p text:style-name="P49"><text:s text:c="4"/>private final String sessionName;<text:change-end text:change-id="ct143743752"/></text:p>
      <text:p text:style-name="P49"/>
      <text:p text:style-name="P49"><text:s text:c="4"/>/**</text:p>
      <text:p text:style-name="P49"><text:s text:c="5"/>* Creates a new {@code HelloEchoSessionListener} for the given session.</text:p>
      <text:p text:style-name="P49"><text:s text:c="5"/>*</text:p>
      <text:p text:style-name="P49"><text:s text:c="5"/>* @param session the session this listener is associated with</text:p>
      <text:p text:style-name="P49"><text:s text:c="5"/>*/</text:p>
      <text:p text:style-name="P49"><text:s text:c="4"/>public HelloEchoSessionListener(ClientSession session) {</text:p>
      <text:p text:style-name="P49"><text:s text:c="8"/>if (session == null)<text:change-start text:change-id="ct143744544"/> {<text:change-end text:change-id="ct143744544"/></text:p>
      <text:p text:style-name="P49"><text:s text:c="12"/>throw new NullPointerException("null session");<text:change-start text:change-id="ct143744960"/></text:p>
      <text:p text:style-name="P49"><text:s text:c="8"/>}<text:change-end text:change-id="ct143744960"/></text:p>
      <text:p text:style-name="P49"/>
      <text:p text:style-name="P49"><text:s text:c="8"/>sessionRef = AppContext.getDataManager().createReference(session);<text:change-start text:change-id="ct143745504"/></text:p>
      <text:p text:style-name="P49"><text:soft-page-break/><text:s text:c="8"/>sessionName = session.getName();<text:change-end text:change-id="ct143745504"/></text:p>
      <text:p text:style-name="P49"><text:s text:c="4"/>}</text:p>
      <text:p text:style-name="P49"/>
      <text:p text:style-name="P49"><text:s text:c="4"/>/**</text:p>
      <text:p text:style-name="P49"><text:s text:c="5"/>* Returns the session for this listener.</text:p>
      <text:p text:style-name="P49"><text:s text:c="5"/>* </text:p>
      <text:p text:style-name="P49"><text:s text:c="5"/>* @return the session for this listener</text:p>
      <text:p text:style-name="P49"><text:s text:c="5"/>*/</text:p>
      <text:p text:style-name="P49"><text:s text:c="4"/>protected ClientSession getSession() {</text:p>
      <text:p text:style-name="P49"><text:s text:c="8"/>// We created the ref with a non-null session, so no need to check it.</text:p>
      <text:p text:style-name="P49"><text:s text:c="8"/>return sessionRef.get();</text:p>
      <text:p text:style-name="P49"><text:s text:c="4"/>}</text:p>
      <text:p text:style-name="P49"/>
      <text:p text:style-name="P49"><text:s text:c="4"/>/**</text:p>
      <text:p text:style-name="P49"><text:s text:c="5"/>* {@inheritDoc}</text:p>
      <text:p text:style-name="P49"><text:s text:c="5"/>* &lt;p&gt;</text:p>
      <text:p text:style-name="P49"><text:s text:c="5"/>* Logs when data arrives from the client, and echoes the message back.</text:p>
      <text:p text:style-name="P49"><text:s text:c="5"/>*/</text:p>
      <text:p text:style-name="P49"><text:s text:c="4"/>public void receivedMessage(ByteBuffer message) {</text:p>
      <text:p text:style-name="P49"><text:s text:c="8"/>ClientSession session = getSession();</text:p>
      <text:p text:style-name="P49"/>
      <text:p text:style-name="P49"><text:s text:c="8"/>logger.log(Level.INFO, "Message from {0}", <text:change text:change-id="ct143746880"/><text:change-start text:change-id="ct143747104"/>session<text:change-end text:change-id="ct143747104"/>Name<text:change text:change-id="ct143747296"/>);</text:p>
      <text:p text:style-name="P49"/>
      <text:p text:style-name="P49"><text:s text:c="8"/>// Echo message back to sender</text:p>
      <text:p text:style-name="P49"><text:s text:c="8"/>session.send(message);</text:p>
      <text:p text:style-name="P49"><text:s text:c="4"/>}</text:p>
      <text:p text:style-name="P49"/>
      <text:p text:style-name="P49"><text:s text:c="4"/>/**</text:p>
      <text:p text:style-name="P49"><text:s text:c="5"/>* {@inheritDoc}</text:p>
      <text:p text:style-name="P49"><text:s text:c="5"/>* &lt;p&gt;</text:p>
      <text:p text:style-name="P49"><text:s text:c="5"/>* Logs when the client disconnects.</text:p>
      <text:p text:style-name="P49"><text:s text:c="5"/>*/</text:p>
      <text:p text:style-name="P49"><text:s text:c="4"/>public void disconnected(boolean graceful) {</text:p>
      <text:p text:style-name="P49"><text:s text:c="8"/><text:change text:change-id="ct143747744"/>String grace = graceful ? "graceful" : "forced";</text:p>
      <text:p text:style-name="P49"/>
      <text:p text:style-name="P49"><text:s text:c="8"/>logger.log(Level.INFO,</text:p>
      <text:p text:style-name="P49"><text:s text:c="19"/>"User {0} has logged out {1}",</text:p>
      <text:p text:style-name="P49"><text:s text:c="19"/>new Object[] { <text:change text:change-id="ct143748160"/><text:change-start text:change-id="ct143748704"/>sessionName<text:change-end text:change-id="ct143748704"/>, grace }</text:p>
      <text:p text:style-name="P49"><text:s text:c="8"/>);</text:p>
      <text:p text:style-name="P49"><text:s text:c="4"/>}</text:p>
      <text:p text:style-name="P49">}<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2">in the </text:span><text:span text:style-name="T12">tutorial-client.jar</text:span><text:span text:style-name="T2"> file</text:span>).</text:p>
      <text:h text:style-name="P52"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48"><text:change text:change-id="ct143750568"/><text:change-start text:change-id="ct143750040"/>/*</text:p>
      <text:p text:style-name="P48"><text:change-end text:change-id="ct143750040"/><text:s/>* Copyright 2007-2008 Sun Microsystems, Inc.</text:p>
      <text:p text:style-name="P48"><text:s/>*</text:p>
      <text:p text:style-name="P48"><text:s/>* This file is part of Project Darkstar Server.</text:p>
      <text:p text:style-name="P48"><text:s/>*</text:p>
      <text:p text:style-name="P48"><text:s/>* Project Darkstar Server is free software: you can redistribute it</text:p>
      <text:p text:style-name="P48"><text:s/>* and/or modify it under the terms of the GNU General Public License</text:p>
      <text:p text:style-name="P48"><text:s/>* version 2 as published by the Free Software Foundation and</text:p>
      <text:p text:style-name="P48"><text:s/>* distributed hereunder to you.</text:p>
      <text:p text:style-name="P48"><text:s/>*</text:p>
      <text:p text:style-name="P48"><text:s/>* Project Darkstar Server is distributed in the hope that it will be useful,</text:p>
      <text:p text:style-name="P48"><text:s/>* but WITHOUT ANY WARRANTY; without even the implied warranty of</text:p>
      <text:p text:style-name="P48"><text:s/>* MERCHANTABILITY or FITNESS FOR A PARTICULAR PURPOSE. <text:s/>See the</text:p>
      <text:p text:style-name="P48"><text:s/>* GNU General Public License for more details.</text:p>
      <text:p text:style-name="P48"><text:s/>*</text:p>
      <text:p text:style-name="P48"><text:s/>* You should have received a copy of the GNU General Public License</text:p>
      <text:p text:style-name="P48"><text:s/>* along with this program. <text:s/>If not, see &lt;http://www.gnu.org/licenses/&gt;.</text:p>
      <text:p text:style-name="P48"><text:s/>*/</text:p>
      <text:p text:style-name="P48"/>
      <text:p text:style-name="P48">package com.sun.sgs.tutorial.server.lesson6;</text:p>
      <text:p text:style-name="P48"/>
      <text:p text:style-name="P48">import java.io.Serializable;</text:p>
      <text:p text:style-name="P48">import java.util.Properties;</text:p>
      <text:p text:style-name="P48">import java.util.logging.Level;</text:p>
      <text:p text:style-name="P48">import java.util.logging.Logger;</text:p>
      <text:p text:style-name="P48"/>
      <text:p text:style-name="P48">import com.sun.sgs.app.AppContext;</text:p>
      <text:p text:style-name="P48">import com.sun.sgs.app.AppListener;</text:p>
      <text:p text:style-name="P48">import com.sun.sgs.app.Channel;</text:p>
      <text:p text:style-name="P48">import com.sun.sgs.app.ChannelManager;</text:p>
      <text:p text:style-name="P48">import com.sun.sgs.app.ClientSession;</text:p>
      <text:p text:style-name="P48">import com.sun.sgs.app.ClientSessionListener;</text:p>
      <text:p text:style-name="P48">import com.sun.sgs.app.Delivery;</text:p>
      <text:p text:style-name="P48">import com.sun.sgs.app.ManagedReference;</text:p>
      <text:p text:style-name="P48"/>
      <text:p text:style-name="P48">/**</text:p>
      <text:p text:style-name="P48"><text:s/>* Simple example of channel operations in the Project Darkstar Server.</text:p>
      <text:p text:style-name="P48"><text:soft-page-break/><text:s/>* &lt;p&gt;</text:p>
      <text:p text:style-name="P48"><text:s/>* Extends the {@code HelloEcho} example by joining clients to two</text:p>
      <text:p text:style-name="P48"><text:s/>* channels.</text:p>
      <text:p text:style-name="P48"><text:s/>*/</text:p>
      <text:p text:style-name="P48">public class HelloChannels</text:p>
      <text:p text:style-name="P48"><text:s text:c="4"/>implements Serializable, AppListener</text:p>
      <text:p text:style-name="P48">{</text:p>
      <text:p text:style-name="P48"><text:s text:c="4"/>/** The version of the serialized form of this class. */</text:p>
      <text:p text:style-name="P48"><text:s text:c="4"/>private static final long serialVersionUID = 1L;</text:p>
      <text:p text:style-name="P48"/>
      <text:p text:style-name="P48"><text:s text:c="4"/>/** The {@link Logger} for this class. */</text:p>
      <text:p text:style-name="P48"><text:s text:c="4"/>private static final Logger logger =</text:p>
      <text:p text:style-name="P48"><text:s text:c="8"/>Logger.getLogger(HelloChannels.class.getName());</text:p>
      <text:p text:style-name="P48"/>
      <text:p text:style-name="P48"><text:s text:c="4"/>/* The name of the first channel {@value #CHANNEL_1_NAME} */</text:p>
      <text:p text:style-name="P48"><text:s text:c="4"/>static final String CHANNEL_1_NAME = "Foo";</text:p>
      <text:p text:style-name="P48"><text:s text:c="4"/>/* The name of the second channel {@value #CHANNEL_2_NAME} */</text:p>
      <text:p text:style-name="P48"><text:s text:c="4"/>static final String CHANNEL_2_NAME = "Bar";</text:p>
      <text:p text:style-name="P48"><text:s text:c="4"/></text:p>
      <text:p text:style-name="P48"><text:s text:c="4"/>/** </text:p>
      <text:p text:style-name="P48"><text:s text:c="5"/>* The first {@link Channel}. <text:s/>The second channel is looked up</text:p>
      <text:p text:style-name="P48"><text:s text:c="5"/>* by name.</text:p>
      <text:p text:style-name="P48"><text:s text:c="5"/>*/</text:p>
      <text:p text:style-name="P48"><text:s text:c="4"/>private ManagedReference&lt;Channel&gt; channel1 = null;</text:p>
      <text:p text:style-name="P48"/>
      <text:p text:style-name="P48"><text:s text:c="4"/>/**</text:p>
      <text:p text:style-name="P48"><text:s text:c="5"/>* {@inheritDoc}</text:p>
      <text:p text:style-name="P48"><text:s text:c="5"/>* &lt;p&gt;</text:p>
      <text:p text:style-name="P48"><text:s text:c="5"/>* Creates the channels. <text:s/>Channels persist across server restarts,</text:p>
      <text:p text:style-name="P48"><text:s text:c="5"/>* so they only need to be created here in {@code initialize}.</text:p>
      <text:p text:style-name="P48"><text:s text:c="5"/>*/</text:p>
      <text:p text:style-name="P48"><text:s text:c="4"/>public void initialize(Properties props) {</text:p>
      <text:p text:style-name="P48"><text:s text:c="8"/>ChannelManager channelMgr = AppContext.getChannelManager();</text:p>
      <text:p text:style-name="P48"><text:s text:c="8"/></text:p>
      <text:p text:style-name="P48"><text:s text:c="8"/>// Create and keep a reference to the first channel.</text:p>
      <text:p text:style-name="P48"><text:s text:c="8"/>Channel c1 = channelMgr.createChannel(CHANNEL_1_NAME, </text:p>
      <text:p text:style-name="P48"><text:s text:c="46"/>null, </text:p>
      <text:p text:style-name="P48"><text:s text:c="46"/>Delivery.RELIABLE);</text:p>
      <text:p text:style-name="P48"><text:s text:c="8"/>channel1 = AppContext.getDataManager().createReference(c1);</text:p>
      <text:p text:style-name="P48"><text:s text:c="8"/></text:p>
      <text:p text:style-name="P48"><text:s text:c="8"/>// We don't keep a reference to the second channel, to demonstrate</text:p>
      <text:p text:style-name="P48"><text:s text:c="8"/>// looking it up by name when needed. <text:s/>Also, this channel uses a</text:p>
      <text:p text:style-name="P48"><text:s text:c="8"/>// {@link ChannelListener} to filter messages.</text:p>
      <text:p text:style-name="P48"><text:s text:c="8"/>channelMgr.createChannel(CHANNEL_2_NAME, </text:p>
      <text:p text:style-name="P48"><text:s text:c="33"/>new HelloChannelsChannelListener(), </text:p>
      <text:p text:style-name="P48"><text:s text:c="33"/>Delivery.RELIABLE);</text:p>
      <text:p text:style-name="P48"><text:s text:c="4"/>}</text:p>
      <text:p text:style-name="P48"/>
      <text:p text:style-name="P48"><text:s text:c="4"/>/**</text:p>
      <text:p text:style-name="P48"><text:s text:c="5"/>* {@inheritDoc}</text:p>
      <text:p text:style-name="P48"><text:s text:c="5"/>* &lt;p&gt;</text:p>
      <text:p text:style-name="P48"><text:s text:c="5"/>* Returns a {@link HelloChannelsSessionListener} for the</text:p>
      <text:p text:style-name="P48"><text:s text:c="5"/>* logged-in session.</text:p>
      <text:p text:style-name="P48"><text:s text:c="5"/>*/</text:p>
      <text:p text:style-name="P48"><text:s text:c="4"/>public ClientSessionListener loggedIn(ClientSession session) {</text:p>
      <text:p text:style-name="P48"><text:s text:c="8"/>logger.log(Level.INFO, "User {0} has logged in", session.getName());</text:p>
      <text:p text:style-name="P48"><text:s text:c="8"/>return new HelloChannelsSessionListener(session, channel1);</text:p>
      <text:p text:style-name="P48"><text:s text:c="4"/>}</text:p>
      <text:p text:style-name="P48">}<text:line-break/></text:p>
      <text:p text:style-name="P48"/>
      <text:p text:style-name="Text_20_body"><text:soft-page-break/>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2">channel.join</text:span> is passed null for a <text:span text:style-name="T12">ChannelListener</text:span>, so all communication on it is only received by clients. The <text:span text:style-name="T2">second</text:span> channel joined however is given a channel listener. This will be called back whenever a message from this session is posted to that channel. <text:change-start text:change-id="ct143766832"/>The listener can examine the message and sender and decide<text:change-end text:change-id="ct143766832"/><text:change-start text:change-id="ct143766928"/> to discard the message, send a different message to the channel, or send the original, unmodified message to the channel.<text:change-end text:change-id="ct143766928"/></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text:change text:change-id="ct143748608"/><text:change-start text:change-id="ct143772464"/>/*</text:p>
      <text:p text:style-name="Code"><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6;</text:p>
      <text:p text:style-name="Code"/>
      <text:p text:style-name="Code">import java.io.Serializable;</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hannel;</text:p>
      <text:p text:style-name="Code">import com.sun.sgs.app.ChannelManag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Simple example {@link ClientSessionListener} for the Project Darkstar</text:p>
      <text:p text:style-name="Code"><text:s/>* Server.</text:p>
      <text:p text:style-name="Code"><text:s/>* &lt;p&gt;</text:p>
      <text:p text:style-name="Code"><text:s/>* Logs each time a session receives data or logs out, and echoes</text:p>
      <text:p text:style-name="Code"><text:s/>* any data received back to the sender.</text:p>
      <text:p text:style-name="Code"><text:s/>*/</text:p>
      <text:p text:style-name="Code">class HelloChannelsSessionListener</text:p>
      <text:p text:style-name="Code"><text:s text:c="4"/>implements Serializable, ClientSessionListener</text:p>
      <text:p text:style-name="Code">{</text:p>
      <text:p text:style-name="Code"><text:soft-page-break/><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ChannelsSessionListener.class.getName());</text:p>
      <text:p text:style-name="Code"/>
      <text:p text:style-name="Code"><text:s text:c="4"/>/** The session this {@code ClientSessionListener} is listening to. */</text:p>
      <text:p text:style-name="Code"><text:s text:c="4"/>private final ManagedReference&lt;ClientSession&gt; sessionRef;<text:change-end text:change-id="ct143772464"/><text:change-start text:change-id="ct143772952"/></text:p>
      <text:p text:style-name="Code"/>
      <text:p text:style-name="Code"><text:s text:c="4"/>/** The name of the {@code ClientSession} for this listener. */</text:p>
      <text:p text:style-name="Code"><text:s text:c="4"/>private final String sessionName;<text:change-end text:change-id="ct143772952"/><text:change-start text:change-id="ct143774096"/></text:p>
      <text:p text:style-name="Code"/>
      <text:p text:style-name="Code"><text:s text:c="4"/>/**</text:p>
      <text:p text:style-name="Code"><text:s text:c="5"/>* Creates a new {@code HelloChannelsSessionListener} for the session.</text:p>
      <text:p text:style-name="Code"><text:s text:c="5"/>*</text:p>
      <text:p text:style-name="Code"><text:s text:c="5"/>* @param session the session this listener is associated with</text:p>
      <text:p text:style-name="Code"><text:s text:c="5"/>* @param channel1 a reference to a channel to join</text:p>
      <text:p text:style-name="Code"><text:s text:c="5"/>*/</text:p>
      <text:p text:style-name="Code"><text:s text:c="4"/>public HelloChannelsSessionListener(ClientSession session,</text:p>
      <text:p text:style-name="Code"><text:s text:c="40"/>ManagedReference&lt;Channel&gt; channel1)</text:p>
      <text:p text:style-name="Code"><text:s text:c="4"/>{</text:p>
      <text:p text:style-name="Code"><text:s text:c="8"/>if (session == null)<text:change-end text:change-id="ct143774096"/><text:change-start text:change-id="ct143774288"/> {<text:change-end text:change-id="ct143774288"/><text:change-start text:change-id="ct143774608"/></text:p>
      <text:p text:style-name="Code"><text:s text:c="12"/>throw new NullPointerException("null session");<text:change-end text:change-id="ct143774608"/><text:change-start text:change-id="ct143774704"/></text:p>
      <text:p text:style-name="Code"><text:s text:c="8"/>}<text:change-end text:change-id="ct143774704"/><text:change-start text:change-id="ct143775064"/></text:p>
      <text:p text:style-name="Code"/>
      <text:p text:style-name="Code"><text:s text:c="8"/>DataManager dataMgr = AppContext.getDataManager();</text:p>
      <text:p text:style-name="Code"><text:s text:c="8"/>sessionRef = dataMgr.createReference(session);<text:change-end text:change-id="ct143775064"/><text:change-start text:change-id="ct143775256"/></text:p>
      <text:p text:style-name="Code"><text:s text:c="8"/>sessionName = session.getName();<text:change-end text:change-id="ct143775256"/><text:change-start text:change-id="ct143778328"/></text:p>
      <text:p text:style-name="Code"><text:s text:c="8"/></text:p>
      <text:p text:style-name="Code"><text:s text:c="8"/>// Join the session to all channels. <text:s/>We obtain the channel</text:p>
      <text:p text:style-name="Code"><text:s text:c="8"/>// in two different ways, by reference and by name.</text:p>
      <text:p text:style-name="Code"><text:s text:c="8"/>ChannelManager channelMgr = AppContext.getChannelManager();</text:p>
      <text:p text:style-name="Code"><text:s text:c="8"/></text:p>
      <text:p text:style-name="Code"><text:s text:c="8"/>// We were passed a reference to the first channel.</text:p>
      <text:p text:style-name="Code"><text:s text:c="8"/>channel1.get().join(session);</text:p>
      <text:p text:style-name="Code"><text:s text:c="8"/></text:p>
      <text:p text:style-name="Code"><text:s text:c="8"/>// We look up the second channel by name.</text:p>
      <text:p text:style-name="Code"><text:s text:c="8"/>Channel channel2 = channelMgr.getChannel(HelloChannels.CHANNEL_2_NAME);</text:p>
      <text:p text:style-name="Code"><text:s text:c="8"/>channel2.join(session);</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 We created the ref with a non-null session, so no need to check it.</text:p>
      <text:p text:style-name="Code"><text:s text:c="8"/>return sessionRef.get();</text:p>
      <text:p text:style-name="Code"><text:s text:c="4"/>}</text:p>
      <text:p text:style-name="Code"/>
      <text:p text:style-name="Code"><text:s text:c="4"/>/**</text:p>
      <text:p text:style-name="Code"><text:s text:c="5"/>* {@inheritDoc}</text:p>
      <text:p text:style-name="Code"><text:s text:c="5"/>* &lt;p&gt;</text:p>
      <text:p text:style-name="Code"><text:s text:c="5"/>* Logs when data arrives from the client, and echoes the message back.</text:p>
      <text:p text:style-name="Code"><text:s text:c="5"/>*/</text:p>
      <text:p text:style-name="Code"><text:s text:c="4"/>public void receivedMessage(ByteBuffer message) {</text:p>
      <text:p text:style-name="Code"><text:s text:c="8"/>ClientSession session = getSession();<text:change-end text:change-id="ct143778328"/><text:change text:change-id="ct143778424"/><text:change-start text:change-id="ct143779072"/></text:p>
      <text:p text:style-name="Code"/>
      <text:p text:style-name="Code"><text:s text:c="8"/>if (logger.isLoggable(Level.FINE)) {</text:p>
      <text:p text:style-name="Code"><text:s text:c="12"/>logger.log(Level.FINE, "Message from {0}", sessionName);</text:p>
      <text:p text:style-name="Code"><text:s text:c="8"/>}</text:p>
      <text:p text:style-name="Code"><text:soft-page-break/><text:s text:c="8"/>session.send(message);</text:p>
      <text:p text:style-name="Code"><text:s text:c="4"/>}</text:p>
      <text:p text:style-name="Code"><text:s text:c="4"/></text:p>
      <text:p text:style-name="Code"><text:change-end text:change-id="ct143779072"/><text:s text:c="4"/>/**</text:p>
      <text:p text:style-name="Code"><text:s text:c="5"/>* {@inheritDoc}</text:p>
      <text:p text:style-name="Code"><text:s text:c="5"/>* &lt;p&gt;</text:p>
      <text:p text:style-name="Code"><text:s text:c="5"/>* Logs when the client disconnects.</text:p>
      <text:p text:style-name="Code"><text:s text:c="5"/>*/</text:p>
      <text:p text:style-name="Code"><text:s text:c="4"/>public void disconnected(boolean graceful) {<text:change text:change-id="ct143779520"/></text:p>
      <text:p text:style-name="Code"><text:s text:c="8"/>String grace = graceful ? "graceful" : "forced";</text:p>
      <text:p text:style-name="Code"><text:s text:c="8"/>logger.log(Level.INFO,</text:p>
      <text:p text:style-name="Code"><text:s text:c="12"/>"User {0} has logged out {1}",</text:p>
      <text:p text:style-name="Code"><text:s text:c="12"/>new Object[] { <text:change text:change-id="ct143780160"/><text:change-start text:change-id="ct142977432"/>sessionName<text:change-end text:change-id="ct142977432"/>, grace }</text:p>
      <text:p text:style-name="Code"><text:s text:c="8"/>);</text:p>
      <text:p text:style-name="Code"><text:s text:c="4"/>}</text:p>
      <text:p text:style-name="Code">}<text:line-break/></text:p>
      <text:p text:style-name="P92"><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48"><text:change text:change-id="ct143186480"/><text:change-start text:change-id="ct143186600"/>/*</text:p>
      <text:p text:style-name="P48"><text:change-end text:change-id="ct143186600"/><text:s/>* Copyright 2007-2008 Sun Microsystems, Inc.</text:p>
      <text:p text:style-name="P48"><text:s/>*</text:p>
      <text:p text:style-name="P48"><text:s/>* This file is part of Project Darkstar Server.</text:p>
      <text:p text:style-name="P48"><text:s/>*</text:p>
      <text:p text:style-name="P48"><text:s/>* Project Darkstar Server is free software: you can redistribute it</text:p>
      <text:p text:style-name="P48"><text:s/>* and/or modify it under the terms of the GNU General Public License</text:p>
      <text:p text:style-name="P48"><text:s/>* version 2 as published by the Free Software Foundation and</text:p>
      <text:p text:style-name="P48"><text:s/>* distributed hereunder to you.</text:p>
      <text:p text:style-name="P48"><text:s/>*</text:p>
      <text:p text:style-name="P48"><text:s/>* Project Darkstar Server is distributed in the hope that it will be useful,</text:p>
      <text:p text:style-name="P48"><text:s/>* but WITHOUT ANY WARRANTY; without even the implied warranty of</text:p>
      <text:p text:style-name="P48"><text:s/>* MERCHANTABILITY or FITNESS FOR A PARTICULAR PURPOSE. <text:s/>See the</text:p>
      <text:p text:style-name="P48"><text:s/>* GNU General Public License for more details.</text:p>
      <text:p text:style-name="P48"><text:s/>*</text:p>
      <text:p text:style-name="P48"><text:s/>* You should have received a copy of the GNU General Public License</text:p>
      <text:p text:style-name="P48"><text:s/>* along with this program. <text:s/>If not, see &lt;http://www.gnu.org/licenses/&gt;.</text:p>
      <text:p text:style-name="P48"><text:s/>*/</text:p>
      <text:p text:style-name="P48"/>
      <text:p text:style-name="P48">package com.sun.sgs.tutorial.server.lesson6;</text:p>
      <text:p text:style-name="P48"/>
      <text:p text:style-name="P48">import java.io.Serializable;</text:p>
      <text:p text:style-name="P48">import java.util.logging.Level;</text:p>
      <text:p text:style-name="P48">import java.util.logging.Logger;</text:p>
      <text:p text:style-name="P48"/>
      <text:p text:style-name="P48">import com.sun.sgs.app.Channel;</text:p>
      <text:p text:style-name="P48">import com.sun.sgs.app.ChannelListener;</text:p>
      <text:p text:style-name="P48">import com.sun.sgs.app.ClientSession;</text:p>
      <text:p text:style-name="P48">import java.nio.ByteBuffer;</text:p>
      <text:p text:style-name="P48"/>
      <text:p text:style-name="P48">/**</text:p>
      <text:p text:style-name="P48"><text:s/>* Simple example {@link ChannelListener} for the Project Darkstar Server.</text:p>
      <text:p text:style-name="P48"><text:s/>* &lt;p&gt;</text:p>
      <text:p text:style-name="P48"><text:s/>* Logs when a channel receives data.</text:p>
      <text:p text:style-name="P48"><text:s/>*/</text:p>
      <text:p text:style-name="P48">class HelloChannelsChannelListener</text:p>
      <text:p text:style-name="P48"><text:s text:c="4"/>implements Serializable, ChannelListener</text:p>
      <text:p text:style-name="P48">{</text:p>
      <text:p text:style-name="P48"><text:s text:c="4"/>/** The version of the serialized form of this class. */</text:p>
      <text:p text:style-name="P48"><text:s text:c="4"/>private static final long serialVersionUID = 1L;</text:p>
      <text:p text:style-name="P48"><text:soft-page-break/></text:p>
      <text:p text:style-name="P48"><text:s text:c="4"/>/** The {@link Logger} for this class. */</text:p>
      <text:p text:style-name="P48"><text:s text:c="4"/>private static final Logger logger =</text:p>
      <text:p text:style-name="P48"><text:s text:c="8"/>Logger.getLogger(HelloChannelsChannelListener.class.getName());</text:p>
      <text:p text:style-name="P48"/>
      <text:p text:style-name="P48"><text:s text:c="4"/>/**</text:p>
      <text:p text:style-name="P48"><text:s text:c="5"/>* {@inheritDoc}</text:p>
      <text:p text:style-name="P48"><text:s text:c="5"/>* &lt;p&gt;</text:p>
      <text:p text:style-name="P48"><text:s text:c="5"/>* Logs when data arrives on a channel. A typical listener would </text:p>
      <text:p text:style-name="P48"><text:s text:c="5"/>* examine the message to decide whether it should be discarded, </text:p>
      <text:p text:style-name="P48"><text:s text:c="5"/>* modified, or sent unchanged.</text:p>
      <text:p text:style-name="P48"><text:s text:c="5"/>*/</text:p>
      <text:p text:style-name="P48"><text:s text:c="4"/>public void receivedMessage(Channel channel, </text:p>
      <text:p text:style-name="P48"><text:s text:c="32"/>ClientSession session, </text:p>
      <text:p text:style-name="P48"><text:s text:c="32"/>ByteBuffer message)</text:p>
      <text:p text:style-name="P48"><text:s text:c="4"/>{</text:p>
      <text:p text:style-name="P48"><text:s text:c="8"/>if (logger.isLoggable(Level.INFO)) {</text:p>
      <text:p text:style-name="P48"><text:s text:c="12"/>logger.log(Level.INFO,</text:p>
      <text:p text:style-name="P48"><text:s text:c="16"/>"Channel message from {0} on channel {1}",</text:p>
      <text:p text:style-name="P48"><text:s text:c="16"/>new Object[] { session.getName(), channel.getName() }</text:p>
      <text:p text:style-name="P48"><text:s text:c="12"/>);</text:p>
      <text:p text:style-name="P48"><text:s text:c="8"/>}</text:p>
      <text:p text:style-name="P48"><text:s text:c="8"/>channel.send(session, message);</text:p>
      <text:p text:style-name="P48"><text:s text:c="4"/>}</text:p>
      <text:p text:style-name="P48">}<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166" text:outline-level="1">Conclusion</text:h>
      <text:p text:style-name="Text_20_body">At this point you know all the basics of writing PDS applications. The applications you write using the <text:change-start text:change-id="ct143789112"/>PDS API on a <text:change-end text:change-id="ct143789112"/><text:change-start text:change-id="ct143788992"/>single-<text:change-end text:change-id="ct143788992"/><text:change text:change-id="ct143791392"/><text:change-start text:change-id="ct143789472"/>node system<text:change-end text:change-id="ct143789472"/><text:change-start text:change-id="ct143791512"/> will operate unmodified in exactly the same way on a large-scale multiple-<text:change-end text:change-id="ct143791512"/><text:change text:change-id="ct143791960"/><text:change-start text:change-id="ct143792192"/>node<text:change-end text:change-id="ct143792192"/>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5">
        <text:list-item>
          <text:p text:style-name="P129">Do not design with bottleneck Managed Objects.<text:span text:style-name="T2"><text:line-break/>You can think of each Managed Object as an independent worker who can only do one task at a time. When one task is </text:span><text:span text:style-name="T36">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113">In the worst case, multiple lockers of the same objects will cause potential deadlock situations that are computationally more expensive to resolve and can result in processing delays (additional latency).</text:p>
      <text:list text:style-name="L25">
        <text:list-item text:start-value="1">
          <text:p text:style-name="P129">Avoid contending for object access.<text:line-break/><text:span text:style-name="T2">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113">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113">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113">Not all contention situations are this easy to spot and design around. The PDS gives you feedback at runtime as to what objects are deadlocking. Use this to tune your application.</text:p>
      <text:list text:style-name="L25">
        <text:list-item text:start-value="1">
          <text:p text:style-name="P129">Give all serializable objects a fixed serialVersionUID.<text:line-break/><text:span text:style-name="T2">The PDS uses Serialization internally. If you don't give your </text:span>Serializable<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16">™</text:span><text:span text:style-name="T2"> documents on Serialization.)</text:span></text:p>
        </text:list-item>
        <text:list-item>
          <text:p text:style-name="P129">Avoid inner classes in Serializable objects.<text:line-break/><text:span text:style-name="T2">Serialization of objects whose classes contain non-static inner classes gets complicated. It is best to avoid inner classes, including anonymous inner classes. <text:s/>If you must use them, the safest thing is to declare them as static inner classes.</text:span><text:span text:style-name="T2"><text:note text:id="ftn12" text:note-class="footnote"><text:note-citation>12</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6">
        <text:list-item>
          <text:p text:style-name="P163"><text:soft-page-break/><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64"><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94">Any task that locks up for too long will be forced by the PDS to yield its control of Managed Objects back to the system, but this is a last-ditch safety feature and will result in significant delays in code execution.</text:p>
      <text:list text:style-name="L26">
        <text:list-item text:start-value="1">
          <text:p text:style-name="P143"><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26"> Server Extension Manual.</text:span><text:span text:style-name="T37">)</text:span></text:p>
        </text:list-item>
        <text:list-item>
          <text:p text:style-name="P143"><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43"><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1">This means that, while you may set two Java references on two different Managed Objects to the same Java object during a task, they will each end up with their own copy of that object at the termination of the task.</text:span></text:p>
        </text:list-item>
        <text:list-item>
          <text:p text:style-name="P143"><text:span text:style-name="T38">Never try to save a Manager Instance on a non-transient field of a Managed Object</text:span><text:span text:style-name="T37">. <text:line-break/>This is because Manager References are only valid for the life of the task that fetched them. Manager instances are </text:span><text:span text:style-name="T26">not</text:span><text:span text:style-name="T37"> serializable objects. Any attempt to save a reference to one in your Managed Object will cause the Data Manager to throw a non-retriable exception and the entire task to be abandoned.</text:span></text:p>
        </text:list-item>
        <text:list-item>
          <text:p text:style-name="P125">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23">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43"/>
        </text:list-item>
      </text:list>
      <text:h text:style-name="Heading_20_2" text:outline-level="2"><text:soft-page-break/>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change text:change-id="ct143824112"/></text:p>
      <text:h text:style-name="P166" text:outline-level="1">Appendix A: SwordWorld Example Code</text:h>
      <text:p text:style-name="Text_20_body"/>
      <text:h text:style-name="Heading_20_3" text:outline-level="3">Sword World</text:h>
      <text:p text:style-name="Code"><text:change text:change-id="ct143821712"/><text:change-start text:change-id="ct143822672"/>/*</text:p>
      <text:p text:style-name="Code"><text:change-end text:change-id="ct143822672"/><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A tiny sample MUD application for the Project Darkstar Server.</text:p>
      <text:p text:style-name="Code"><text:s/>* &lt;p&gt;</text:p>
      <text:p text:style-name="Code"><text:s/>* There is a Room. <text:s/>In the Room there is a Sword...</text:p>
      <text:p text:style-name="Code"><text:s/>*/</text:p>
      <text:p text:style-name="Code">public class SwordWorld</text:p>
      <text:p text:style-name="Code"><text:s text:c="4"/>implements Serializable, App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class.getName());</text:p>
      <text:p text:style-name="Code"/>
      <text:p text:style-name="Code"><text:s text:c="4"/>/** A reference to the one-and-only {@linkplain SwordWorldRoom room}. */</text:p>
      <text:p text:style-name="Code"><text:s text:c="4"/>private ManagedReference&lt;SwordWorldRoom&gt; roomRef = null;</text:p>
      <text:p text:style-name="Code"/>
      <text:p text:style-name="Code"><text:s text:c="4"/>/**</text:p>
      <text:p text:style-name="Code"><text:s text:c="5"/>* {@inheritDoc}</text:p>
      <text:p text:style-name="Code"><text:s text:c="5"/>* &lt;p&gt;</text:p>
      <text:p text:style-name="Code"><text:soft-page-break/><text:s text:c="5"/>* Creates the world within the MUD.</text:p>
      <text:p text:style-name="Code"><text:s text:c="5"/>*/</text:p>
      <text:p text:style-name="Code"><text:s text:c="4"/>public void initialize(Properties props) {</text:p>
      <text:p text:style-name="Code"><text:s text:c="8"/>logger.info("Initializing SwordWorld");</text:p>
      <text:p text:style-name="Code"/>
      <text:p text:style-name="Code"><text:s text:c="8"/>// Create the Room</text:p>
      <text:p text:style-name="Code"><text:s text:c="8"/>SwordWorldRoom room =</text:p>
      <text:p text:style-name="Code"><text:s text:c="12"/>new SwordWorldRoom("Plain Room", "a nondescript room");</text:p>
      <text:p text:style-name="Code"/>
      <text:p text:style-name="Code"><text:s text:c="8"/>// Create the Sword</text:p>
      <text:p text:style-name="Code"><text:s text:c="8"/>SwordWorldObject sword =</text:p>
      <text:p text:style-name="Code"><text:s text:c="12"/>new SwordWorldObject("Shiny Sword", "a shiny sword.");</text:p>
      <text:p text:style-name="Code"/>
      <text:p text:style-name="Code"><text:s text:c="8"/>// Put the Sword to the Room</text:p>
      <text:p text:style-name="Code"><text:s text:c="8"/>room.addItem(sword);</text:p>
      <text:p text:style-name="Code"/>
      <text:p text:style-name="Code"><text:s text:c="8"/>// Keep a reference to the Room</text:p>
      <text:p text:style-name="Code"><text:s text:c="8"/>setRoom(room);</text:p>
      <text:p text:style-name="Code"/>
      <text:p text:style-name="Code"><text:s text:c="8"/>logger.info("SwordWorld Initialized");</text:p>
      <text:p text:style-name="Code"><text:s text:c="4"/>}</text:p>
      <text:p text:style-name="Code"/>
      <text:p text:style-name="Code"><text:s text:c="4"/>/**</text:p>
      <text:p text:style-name="Code"><text:s text:c="5"/>* Gets the SwordWorld's One True Room.</text:p>
      <text:p text:style-name="Code"><text:s text:c="5"/>* &lt;p&gt;</text:p>
      <text:p text:style-name="Code"><text:s text:c="5"/>* @return the room for this {@code SwordWorld}</text:p>
      <text:p text:style-name="Code"><text:s text:c="5"/>*/</text:p>
      <text:p text:style-name="Code"><text:s text:c="4"/>public SwordWorldRoom getRoom() {</text:p>
      <text:p text:style-name="Code"><text:s text:c="8"/>if (roomRef == null)</text:p>
      <text:p text:style-name="Code"><text:s text:c="12"/>return null;</text:p>
      <text:p text:style-name="Code"/>
      <text:p text:style-name="Code"><text:s text:c="8"/>return roomRef.get();</text:p>
      <text:p text:style-name="Code"><text:s text:c="4"/>}</text:p>
      <text:p text:style-name="Code"/>
      <text:p text:style-name="Code"><text:s text:c="4"/>/**</text:p>
      <text:p text:style-name="Code"><text:s text:c="5"/>* Sets the SwordWorld's One True Room to the given room.</text:p>
      <text:p text:style-name="Code"><text:s text:c="5"/>* &lt;p&gt;</text:p>
      <text:p text:style-name="Code"><text:s text:c="5"/>* @param room the room to set</text:p>
      <text:p text:style-name="Code"><text:s text:c="5"/>*/</text:p>
      <text:p text:style-name="Code"><text:s text:c="4"/>public void setRoom(SwordWorldRoom room) {</text:p>
      <text:p text:style-name="Code"><text:s text:c="8"/>DataManager dataManager = AppContext.getDataManager();<text:change text:change-id="ct143846352"/></text:p>
      <text:p text:style-name="Code"/>
      <text:p text:style-name="Code"><text:s text:c="8"/>if (room == null) {</text:p>
      <text:p text:style-name="Code"><text:s text:c="12"/>roomRef = null;</text:p>
      <text:p text:style-name="Code"><text:s text:c="12"/>return;</text:p>
      <text:p text:style-name="Code"><text:s text:c="8"/>}</text:p>
      <text:p text:style-name="Code"/>
      <text:p text:style-name="Code"><text:s text:c="8"/>roomRef = dataManager.createReference(room);</text:p>
      <text:p text:style-name="Code"><text:s text:c="4"/>}</text:p>
      <text:p text:style-name="Code"/>
      <text:p text:style-name="Code"><text:s text:c="4"/>/**</text:p>
      <text:p text:style-name="Code"><text:s text:c="5"/>* {@inheritDoc}</text:p>
      <text:p text:style-name="Code"><text:s text:c="5"/>* &lt;p&gt;</text:p>
      <text:p text:style-name="Code"><text:s text:c="5"/>* Obtains the {@linkplain SwordWorldPlayer player} for this</text:p>
      <text:p text:style-name="Code"><text:s text:c="5"/>* {@linkplain ClientSession session}'s user, and puts the</text:p>
      <text:p text:style-name="Code"><text:s text:c="5"/>* player into the One True Room for this {@code SwordWorld}.</text:p>
      <text:p text:style-name="Code"><text:s text:c="5"/>*/</text:p>
      <text:p text:style-name="Code"><text:s text:c="4"/>public ClientSessionListener loggedIn(ClientSession session) {</text:p>
      <text:p text:style-name="Code"><text:s text:c="8"/>logger.log(Level.INFO,</text:p>
      <text:p text:style-name="Code"><text:s text:c="12"/>"SwordWorld Client login: {0}", session.getName());</text:p>
      <text:p text:style-name="Code"/>
      <text:p text:style-name="Code"><text:s text:c="8"/>// Delegate to a factory method on SwordWorldPlayer,</text:p>
      <text:p text:style-name="Code"><text:s text:c="8"/>// since player management really belongs in that class.</text:p>
      <text:p text:style-name="Code"><text:soft-page-break/><text:s text:c="8"/>SwordWorldPlayer player = SwordWorldPlayer.loggedIn(session);</text:p>
      <text:p text:style-name="Code"/>
      <text:p text:style-name="Code"><text:s text:c="8"/>// Put player in room</text:p>
      <text:p text:style-name="Code"><text:s text:c="8"/>player.enter(getRoom());</text:p>
      <text:p text:style-name="Code"/>
      <text:p text:style-name="Code"><text:s text:c="8"/>// return player object as listener to this client session</text:p>
      <text:p text:style-name="Code"><text:s text:c="8"/>return player;</text:p>
      <text:p text:style-name="Code"><text:s text:c="4"/>}</text:p>
      <text:p text:style-name="Code">}<text:line-break/></text:p>
      <text:h text:style-name="P83" text:outline-level="3">SwordWorldObject</text:h>
      <text:p text:style-name="Code"><text:change text:change-id="ct143849648"/><text:change-start text:change-id="ct143849944"/>/*</text:p>
      <text:p text:style-name="Code"><text:change-end text:change-id="ct143849944"/><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
      <text:p text:style-name="Code">import com.sun.sgs.app.AppContext;</text:p>
      <text:p text:style-name="Code">import com.sun.sgs.app.ManagedObject;</text:p>
      <text:p text:style-name="Code"/>
      <text:p text:style-name="Code">/**</text:p>
      <text:p text:style-name="Code"><text:s/>* A {@code ManagedObject} that has a name and a description.</text:p>
      <text:p text:style-name="Code"><text:s/>*/</text:p>
      <text:p text:style-name="Code">public class SwordWorldObject</text:p>
      <text:p text:style-name="Code"><text:s text:c="4"/>implements Serializable, ManagedObject</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is object. */</text:p>
      <text:p text:style-name="Code"><text:s text:c="4"/>private String name;</text:p>
      <text:p text:style-name="Code"/>
      <text:p text:style-name="Code"><text:s text:c="4"/>/** The description of this object. */</text:p>
      <text:p text:style-name="Code"><text:s text:c="4"/>private String description;</text:p>
      <text:p text:style-name="Code"/>
      <text:p text:style-name="Code"><text:s text:c="4"/>/**</text:p>
      <text:p text:style-name="Code"><text:s text:c="5"/>* Creates a new {@code SwordWorldObject} with the given {@code name}</text:p>
      <text:p text:style-name="Code"><text:s text:c="5"/>* and {@code description}.</text:p>
      <text:p text:style-name="Code"><text:s text:c="5"/>*</text:p>
      <text:p text:style-name="Code"><text:s text:c="5"/>* @param name the name of this object</text:p>
      <text:p text:style-name="Code"><text:s text:c="5"/>* @param description the description of this object</text:p>
      <text:p text:style-name="Code"><text:s text:c="5"/>*/</text:p>
      <text:p text:style-name="Code"><text:s text:c="4"/>public SwordWorldObject(String name, String description) {</text:p>
      <text:p text:style-name="Code"><text:s text:c="8"/>this.name = name;</text:p>
      <text:p text:style-name="Code"><text:s text:c="8"/>this.description = description;</text:p>
      <text:p text:style-name="Code"><text:s text:c="4"/>}</text:p>
      <text:p text:style-name="Code"/>
      <text:p text:style-name="Code"><text:s text:c="4"/>/**</text:p>
      <text:p text:style-name="Code"><text:s text:c="5"/>* Sets the name of this object.</text:p>
      <text:p text:style-name="Code"><text:s text:c="5"/>*</text:p>
      <text:p text:style-name="Code"><text:s text:c="5"/>* @param name the name of this object</text:p>
      <text:p text:style-name="Code"><text:s text:c="5"/>*/</text:p>
      <text:p text:style-name="Code"><text:s text:c="4"/>public void setName(String name) {</text:p>
      <text:p text:style-name="Code"><text:s text:c="8"/>AppContext.getDataManager().markForUpdate(this);</text:p>
      <text:p text:style-name="Code"><text:soft-page-break/><text:s text:c="8"/>this.name = name;</text:p>
      <text:p text:style-name="Code"><text:s text:c="4"/>}</text:p>
      <text:p text:style-name="Code"/>
      <text:p text:style-name="Code"><text:s text:c="4"/>/**</text:p>
      <text:p text:style-name="Code"><text:s text:c="5"/>* Returns the name of this object.</text:p>
      <text:p text:style-name="Code"><text:s text:c="5"/>*</text:p>
      <text:p text:style-name="Code"><text:s text:c="5"/>* @return the name of this object</text:p>
      <text:p text:style-name="Code"><text:s text:c="5"/>*/</text:p>
      <text:p text:style-name="Code"><text:s text:c="4"/>public String getName() {</text:p>
      <text:p text:style-name="Code"><text:s text:c="8"/>return name;</text:p>
      <text:p text:style-name="Code"><text:s text:c="4"/>}</text:p>
      <text:p text:style-name="Code"/>
      <text:p text:style-name="Code"><text:s text:c="4"/>/**</text:p>
      <text:p text:style-name="Code"><text:s text:c="5"/>* Sets the description of this object.</text:p>
      <text:p text:style-name="Code"><text:s text:c="5"/>*</text:p>
      <text:p text:style-name="Code"><text:s text:c="5"/>* @param description the description of this object</text:p>
      <text:p text:style-name="Code"><text:s text:c="5"/>*/</text:p>
      <text:p text:style-name="Code"><text:s text:c="4"/>public void setDescription(String description) {</text:p>
      <text:p text:style-name="Code"><text:s text:c="8"/>AppContext.getDataManager().markForUpdate(this);</text:p>
      <text:p text:style-name="Code"><text:s text:c="8"/>this.description = description;</text:p>
      <text:p text:style-name="Code"><text:s text:c="4"/>}</text:p>
      <text:p text:style-name="Code"/>
      <text:p text:style-name="Code"><text:s text:c="4"/>/**</text:p>
      <text:p text:style-name="Code"><text:s text:c="5"/>* Returns the description of this object.</text:p>
      <text:p text:style-name="Code"><text:s text:c="5"/>*</text:p>
      <text:p text:style-name="Code"><text:s text:c="5"/>* @return the description of this object</text:p>
      <text:p text:style-name="Code"><text:s text:c="5"/>*/</text:p>
      <text:p text:style-name="Code"><text:s text:c="4"/>public String getDescription() {</text:p>
      <text:p text:style-name="Code"><text:s text:c="8"/>return description;</text:p>
      <text:p text:style-name="Code"><text:s text:c="4"/>}</text:p>
      <text:p text:style-name="Code"/>
      <text:p text:style-name="Code"><text:s text:c="4"/>/** {@inheritDoc} */</text:p>
      <text:p text:style-name="Code"><text:s text:c="4"/>@Override</text:p>
      <text:p text:style-name="Code"><text:s text:c="4"/>public String toString() {</text:p>
      <text:p text:style-name="Code"><text:s text:c="8"/>return getName();</text:p>
      <text:p text:style-name="Code"><text:s text:c="4"/>}</text:p>
      <text:p text:style-name="Code">}</text:p>
      <text:h text:style-name="P83" text:outline-level="3">SwordWorldRoom</text:h>
      <text:p text:style-name="P48"><text:change text:change-id="ct143858976"/><text:change-start text:change-id="ct143859168"/>/*</text:p>
      <text:p text:style-name="P48"><text:change-end text:change-id="ct143859168"/><text:s/>* Copyright 2007-2008 Sun Microsystems, Inc.</text:p>
      <text:p text:style-name="P48"><text:s/>*</text:p>
      <text:p text:style-name="P48"><text:s/>* This file is part of Project Darkstar Server.</text:p>
      <text:p text:style-name="P48"><text:s/>*</text:p>
      <text:p text:style-name="P48"><text:s/>* Project Darkstar Server is free software: you can redistribute it</text:p>
      <text:p text:style-name="P48"><text:s/>* and/or modify it under the terms of the GNU General Public License</text:p>
      <text:p text:style-name="P48"><text:s/>* version 2 as published by the Free Software Foundation and</text:p>
      <text:p text:style-name="P48"><text:s/>* distributed hereunder to you.</text:p>
      <text:p text:style-name="P48"><text:s/>*</text:p>
      <text:p text:style-name="P48"><text:s/>* Project Darkstar Server is distributed in the hope that it will be useful,</text:p>
      <text:p text:style-name="P48"><text:s/>* but WITHOUT ANY WARRANTY; without even the implied warranty of</text:p>
      <text:p text:style-name="P48"><text:s/>* MERCHANTABILITY or FITNESS FOR A PARTICULAR PURPOSE. <text:s/>See the</text:p>
      <text:p text:style-name="P48"><text:s/>* GNU General Public License for more details.</text:p>
      <text:p text:style-name="P48"><text:s/>*</text:p>
      <text:p text:style-name="P48"><text:s/>* You should have received a copy of the GNU General Public License</text:p>
      <text:p text:style-name="P48"><text:s/>* along with this program. <text:s/>If not, see &lt;http://www.gnu.org/licenses/&gt;.</text:p>
      <text:p text:style-name="P48"><text:s/>*/</text:p>
      <text:p text:style-name="P48"/>
      <text:p text:style-name="P48">package com.sun.sgs.tutorial.server.swordworld;</text:p>
      <text:p text:style-name="P48"/>
      <text:p text:style-name="P48">import java.util.ArrayList;</text:p>
      <text:p text:style-name="P48">import java.util.Collections;</text:p>
      <text:p text:style-name="P48">import java.util.HashSet;</text:p>
      <text:p text:style-name="P48">import java.util.Iterator;</text:p>
      <text:p text:style-name="P48">import java.util.List;</text:p>
      <text:p text:style-name="P48">import java.util.Set;</text:p>
      <text:p text:style-name="P48">import java.util.logging.Level;</text:p>
      <text:p text:style-name="P48">import java.util.logging.Logger;</text:p>
      <text:p text:style-name="P48"/>
      <text:p text:style-name="P48">import com.sun.sgs.app.AppContext;</text:p>
      <text:p text:style-name="P48">import com.sun.sgs.app.DataManager;</text:p>
      <text:p text:style-name="P48">import com.sun.sgs.app.ManagedReference;</text:p>
      <text:p text:style-name="P48"/>
      <text:p text:style-name="P48">/**</text:p>
      <text:p text:style-name="P48"><text:s/>* Represents a room in the {@link SwordWorld} example MUD.</text:p>
      <text:p text:style-name="P48"><text:s/>*/</text:p>
      <text:p text:style-name="P48">public class SwordWorldRoom extends SwordWorldObject</text:p>
      <text:p text:style-name="P48">{</text:p>
      <text:p text:style-name="P48"><text:s text:c="4"/>/** The version of the serialized form of this class. */</text:p>
      <text:p text:style-name="P48"><text:s text:c="4"/>private static final long serialVersionUID = 1L;</text:p>
      <text:p text:style-name="P48"/>
      <text:p text:style-name="P48"><text:s text:c="4"/>/** The {@link Logger} for this class. */</text:p>
      <text:p text:style-name="P48"><text:s text:c="4"/>private static final Logger logger =</text:p>
      <text:p text:style-name="P48"><text:s text:c="8"/>Logger.getLogger(SwordWorldRoom.class.getName());</text:p>
      <text:p text:style-name="P48"/>
      <text:p text:style-name="P48"><text:s text:c="4"/>/** The set of items in this room. */</text:p>
      <text:p text:style-name="P48"><text:s text:c="4"/>private final Set&lt;ManagedReference&lt;SwordWorldObject&gt;&gt; items =</text:p>
      <text:p text:style-name="P48"><text:s text:c="8"/>new HashSet&lt;ManagedReference&lt;SwordWorldObject&gt;&gt;();</text:p>
      <text:p text:style-name="P48"/>
      <text:p text:style-name="P48"><text:s text:c="4"/>/** The set of players in this room. */</text:p>
      <text:p text:style-name="P48"><text:s text:c="4"/>private final Set&lt;ManagedReference&lt;SwordWorldPlayer&gt;&gt; players =</text:p>
      <text:p text:style-name="P48"><text:s text:c="8"/>new HashSet&lt;ManagedReference&lt;SwordWorldPlayer&gt;&gt;();</text:p>
      <text:p text:style-name="P48"/>
      <text:p text:style-name="P48"><text:s text:c="4"/>/**</text:p>
      <text:p text:style-name="P48"><text:s text:c="5"/>* Creates a new room with the given name and description, initially</text:p>
      <text:p text:style-name="P48"><text:s text:c="5"/>* empty of items and players.</text:p>
      <text:p text:style-name="P48"><text:s text:c="5"/>*</text:p>
      <text:p text:style-name="P48"><text:s text:c="5"/>* @param name the name of this room</text:p>
      <text:p text:style-name="P48"><text:s text:c="5"/>* @param description a description of this room</text:p>
      <text:p text:style-name="P48"><text:soft-page-break/><text:s text:c="5"/>*/</text:p>
      <text:p text:style-name="P48"><text:s text:c="4"/>public SwordWorldRoom(String name, String description) {</text:p>
      <text:p text:style-name="P48"><text:s text:c="8"/>super(name, description);</text:p>
      <text:p text:style-name="P48"><text:s text:c="4"/>}</text:p>
      <text:p text:style-name="P48"/>
      <text:p text:style-name="P48"><text:s text:c="4"/>/**</text:p>
      <text:p text:style-name="P48"><text:s text:c="5"/>* Adds an item to this room.</text:p>
      <text:p text:style-name="P48"><text:s text:c="5"/>* </text:p>
      <text:p text:style-name="P48"><text:s text:c="5"/>* @param item the item to add to this room.</text:p>
      <text:p text:style-name="P48"><text:s text:c="5"/>* @return {@code true} if the item was added to the room</text:p>
      <text:p text:style-name="P48"><text:s text:c="5"/>*/</text:p>
      <text:p text:style-name="P48"><text:s text:c="4"/>public boolean addItem(SwordWorldObject item) {</text:p>
      <text:p text:style-name="P48"><text:s text:c="8"/>logger.log(Level.INFO, "{0} placed in {1}",</text:p>
      <text:p text:style-name="P48"><text:s text:c="12"/>new Object[] { item, this });</text:p>
      <text:p text:style-name="P48"/>
      <text:p text:style-name="P48"><text:s text:c="8"/>// NOTE: we can't directly save the item in the list, or</text:p>
      <text:p text:style-name="P48"><text:s text:c="8"/>// we'll end up with a local copy of the item. Instead, we</text:p>
      <text:p text:style-name="P48"><text:s text:c="8"/>// must save a ManagedReference to the item.</text:p>
      <text:p text:style-name="P48"/>
      <text:p text:style-name="P48"><text:s text:c="8"/>DataManager dataManager = AppContext.getDataManager();</text:p>
      <text:p text:style-name="P48"><text:s text:c="8"/>dataManager.markForUpdate(this);</text:p>
      <text:p text:style-name="P48"/>
      <text:p text:style-name="P48"><text:s text:c="8"/>return items.add(dataManager.createReference(item));</text:p>
      <text:p text:style-name="P48"><text:s text:c="4"/>}</text:p>
      <text:p text:style-name="P48"/>
      <text:p text:style-name="P48"><text:s text:c="4"/>/**</text:p>
      <text:p text:style-name="P48"><text:s text:c="5"/>* Adds a player to this room.</text:p>
      <text:p text:style-name="P48"><text:s text:c="5"/>*</text:p>
      <text:p text:style-name="P48"><text:s text:c="5"/>* @param player the player to add</text:p>
      <text:p text:style-name="P48"><text:s text:c="5"/>* @return {@code true} if the player was added to the room</text:p>
      <text:p text:style-name="P48"><text:s text:c="5"/>*/</text:p>
      <text:p text:style-name="P48"><text:s text:c="4"/>public boolean addPlayer(SwordWorldPlayer player) {</text:p>
      <text:p text:style-name="P48"><text:s text:c="8"/>logger.log(Level.INFO, "{0} enters {1}",</text:p>
      <text:p text:style-name="P48"><text:s text:c="12"/>new Object[] { player, this });</text:p>
      <text:p text:style-name="P48"/>
      <text:p text:style-name="P48"><text:s text:c="8"/>DataManager dataManager = AppContext.getDataManager();</text:p>
      <text:p text:style-name="P48"><text:s text:c="8"/>dataManager.markForUpdate(this);</text:p>
      <text:p text:style-name="P48"/>
      <text:p text:style-name="P48"><text:s text:c="8"/>return players.add(dataManager.createReference(player));</text:p>
      <text:p text:style-name="P48"><text:s text:c="4"/>}</text:p>
      <text:p text:style-name="P48"/>
      <text:p text:style-name="P48"><text:s text:c="4"/>/**</text:p>
      <text:p text:style-name="P48"><text:s text:c="5"/>* Removes a player from this room.</text:p>
      <text:p text:style-name="P48"><text:s text:c="5"/>*</text:p>
      <text:p text:style-name="P48"><text:s text:c="5"/>* @param player the player to remove</text:p>
      <text:p text:style-name="P48"><text:s text:c="5"/>* @return {@code true} if the player was in the room</text:p>
      <text:p text:style-name="P48"><text:s text:c="5"/>*/</text:p>
      <text:p text:style-name="P48"><text:s text:c="4"/>public boolean removePlayer(SwordWorldPlayer player) {</text:p>
      <text:p text:style-name="P48"><text:s text:c="8"/>logger.log(Level.INFO, "{0} leaves {1}",</text:p>
      <text:p text:style-name="P48"><text:s text:c="12"/>new Object[] { player, this });</text:p>
      <text:p text:style-name="P48"/>
      <text:p text:style-name="P48"><text:s text:c="8"/>DataManager dataManager = AppContext.getDataManager();</text:p>
      <text:p text:style-name="P48"><text:s text:c="8"/>dataManager.markForUpdate(this);</text:p>
      <text:p text:style-name="P48"/>
      <text:p text:style-name="P48"><text:s text:c="8"/>return players.remove(dataManager.createReference(player));</text:p>
      <text:p text:style-name="P48"><text:s text:c="4"/>}</text:p>
      <text:p text:style-name="P48"/>
      <text:p text:style-name="P48"><text:s text:c="4"/>/**</text:p>
      <text:p text:style-name="P48"><text:s text:c="5"/>* Returns a description of what the given player sees in this room.</text:p>
      <text:p text:style-name="P48"><text:s text:c="5"/>*</text:p>
      <text:p text:style-name="P48"><text:s text:c="5"/>* @param looker the player looking in this room</text:p>
      <text:p text:style-name="P48"><text:s text:c="5"/>* @return a description of what the given player sees in this room</text:p>
      <text:p text:style-name="P48"><text:s text:c="5"/>*/</text:p>
      <text:p text:style-name="P48"><text:soft-page-break/><text:s text:c="4"/>public String look(SwordWorldPlayer looker) {</text:p>
      <text:p text:style-name="P48"><text:s text:c="8"/>logger.log(Level.INFO, "{0} looks at {1}",</text:p>
      <text:p text:style-name="P48"><text:s text:c="12"/>new Object[] { looker, this });</text:p>
      <text:p text:style-name="P48"/>
      <text:p text:style-name="P48"><text:s text:c="8"/>StringBuilder output = new StringBuilder();</text:p>
      <text:p text:style-name="P48"><text:s text:c="8"/>output.append("You are in ").append(getDescription()).append(".\n");</text:p>
      <text:p text:style-name="P48"/>
      <text:p text:style-name="P48"><text:s text:c="8"/>List&lt;SwordWorldPlayer&gt; otherPlayers =</text:p>
      <text:p text:style-name="P48"><text:s text:c="12"/>getPlayersExcluding(looker);</text:p>
      <text:p text:style-name="P48"/>
      <text:p text:style-name="P48"><text:s text:c="8"/>if (! otherPlayers.isEmpty()) {</text:p>
      <text:p text:style-name="P48"><text:s text:c="12"/>output.append("Also in here are ");</text:p>
      <text:p text:style-name="P48"><text:s text:c="12"/>appendPrettyList(output, otherPlayers);</text:p>
      <text:p text:style-name="P48"><text:s text:c="12"/>output.append(".\n");</text:p>
      <text:p text:style-name="P48"><text:s text:c="8"/>}</text:p>
      <text:p text:style-name="P48"/>
      <text:p text:style-name="P48"><text:s text:c="8"/>if (! items.isEmpty()) {</text:p>
      <text:p text:style-name="P48"><text:s text:c="12"/>output.append("On the floor you see:\n");</text:p>
      <text:p text:style-name="P48"><text:s text:c="12"/>for (ManagedReference&lt;SwordWorldObject&gt; itemRef : items) {</text:p>
      <text:p text:style-name="P48"><text:s text:c="16"/>SwordWorldObject item = itemRef.get();</text:p>
      <text:p text:style-name="P48"><text:s text:c="16"/>output.append(item.getDescription()).append('\n');</text:p>
      <text:p text:style-name="P48"><text:s text:c="12"/>}</text:p>
      <text:p text:style-name="P48"><text:s text:c="8"/>}</text:p>
      <text:p text:style-name="P48"/>
      <text:p text:style-name="P48"><text:s text:c="8"/>return output.toString();</text:p>
      <text:p text:style-name="P48"><text:s text:c="4"/>}</text:p>
      <text:p text:style-name="P48"/>
      <text:p text:style-name="P48"><text:s text:c="4"/>/**</text:p>
      <text:p text:style-name="P48"><text:s text:c="5"/>* Appends the names of the {@code SwordWorldObject}s in the list</text:p>
      <text:p text:style-name="P48"><text:s text:c="5"/>* to the builder, separated by commas, with an "and" before the final</text:p>
      <text:p text:style-name="P48"><text:s text:c="5"/>* item.</text:p>
      <text:p text:style-name="P48"><text:s text:c="5"/>*</text:p>
      <text:p text:style-name="P48"><text:s text:c="5"/>* @param builder the {@code StringBuilder} to append to</text:p>
      <text:p text:style-name="P48"><text:s text:c="5"/>* @param list the list of items to format</text:p>
      <text:p text:style-name="P48"><text:s text:c="5"/>*/</text:p>
      <text:p text:style-name="P48"><text:s text:c="4"/>private void appendPrettyList(StringBuilder builder,</text:p>
      <text:p text:style-name="P48"><text:s text:c="8"/>List&lt;? extends SwordWorldObject&gt; list)</text:p>
      <text:p text:style-name="P48"><text:s text:c="4"/>{</text:p>
      <text:p text:style-name="P48"><text:s text:c="8"/>if (list.isEmpty())<text:change-start text:change-id="ct143876656"/> {<text:change-end text:change-id="ct143876656"/></text:p>
      <text:p text:style-name="P48"><text:s text:c="12"/>return;<text:change-start text:change-id="ct143876848"/></text:p>
      <text:p text:style-name="P48"><text:s text:c="8"/>}<text:change-end text:change-id="ct143876848"/></text:p>
      <text:p text:style-name="P48"/>
      <text:p text:style-name="P48"><text:s text:c="8"/>int lastIndex = list.size() - 1;</text:p>
      <text:p text:style-name="P48"><text:s text:c="8"/>SwordWorldObject last = list.get(lastIndex);</text:p>
      <text:p text:style-name="P48"/>
      <text:p text:style-name="P48"><text:s text:c="8"/>Iterator&lt;? extends SwordWorldObject&gt; it =</text:p>
      <text:p text:style-name="P48"><text:s text:c="12"/>list.subList(0, lastIndex).iterator();</text:p>
      <text:p text:style-name="P48"><text:s text:c="8"/>if (it.hasNext()) {</text:p>
      <text:p text:style-name="P48"><text:s text:c="12"/>SwordWorldObject other = it.next();</text:p>
      <text:p text:style-name="P48"><text:s text:c="12"/>builder.append(other.getName());</text:p>
      <text:p text:style-name="P48"><text:s text:c="12"/>while (it.hasNext()) {</text:p>
      <text:p text:style-name="P48"><text:s text:c="16"/>other = it.next();</text:p>
      <text:p text:style-name="P48"><text:s text:c="16"/>builder.append(" ,");</text:p>
      <text:p text:style-name="P48"><text:s text:c="16"/>builder.append(other.getName());</text:p>
      <text:p text:style-name="P48"><text:s text:c="12"/>}</text:p>
      <text:p text:style-name="P48"><text:s text:c="12"/>builder.append(" and ");</text:p>
      <text:p text:style-name="P48"><text:s text:c="8"/>}</text:p>
      <text:p text:style-name="P48"><text:s text:c="8"/>builder.append(last.getName());</text:p>
      <text:p text:style-name="P48"><text:s text:c="4"/>}</text:p>
      <text:p text:style-name="P48"/>
      <text:p text:style-name="P48"><text:s text:c="4"/>/**</text:p>
      <text:p text:style-name="P48"><text:s text:c="5"/>* Returns a list of players in this room excluding the given</text:p>
      <text:p text:style-name="P48"><text:s text:c="5"/>* player.</text:p>
      <text:p text:style-name="P48"><text:soft-page-break/><text:s text:c="5"/>*</text:p>
      <text:p text:style-name="P48"><text:s text:c="5"/>* @param player the player to exclude</text:p>
      <text:p text:style-name="P48"><text:s text:c="5"/>* @return the list of players</text:p>
      <text:p text:style-name="P48"><text:s text:c="5"/>*/</text:p>
      <text:p text:style-name="P48"><text:s text:c="4"/>private List&lt;SwordWorldPlayer&gt;</text:p>
      <text:p text:style-name="P48"><text:s text:c="12"/>getPlayersExcluding(SwordWorldPlayer player)</text:p>
      <text:p text:style-name="P48"><text:s text:c="4"/>{</text:p>
      <text:p text:style-name="P48"><text:s text:c="8"/>if (players.isEmpty())<text:change-start text:change-id="ct143879920"/> {<text:change-end text:change-id="ct143879920"/></text:p>
      <text:p text:style-name="P48"><text:s text:c="12"/>return Collections.emptyList();<text:change-start text:change-id="ct143880016"/></text:p>
      <text:p text:style-name="P48"><text:s text:c="8"/>}<text:change-end text:change-id="ct143880016"/></text:p>
      <text:p text:style-name="P48"/>
      <text:p text:style-name="P48"><text:s text:c="8"/>ArrayList&lt;SwordWorldPlayer&gt; otherPlayers =</text:p>
      <text:p text:style-name="P48"><text:s text:c="12"/>new ArrayList&lt;SwordWorldPlayer&gt;(players.size());</text:p>
      <text:p text:style-name="P48"/>
      <text:p text:style-name="P48"><text:s text:c="8"/>for (ManagedReference&lt;SwordWorldPlayer&gt; playerRef : players) {</text:p>
      <text:p text:style-name="P48"><text:s text:c="12"/>SwordWorldPlayer other = playerRef.get();</text:p>
      <text:p text:style-name="P48"><text:s text:c="12"/>if (!<text:change text:change-id="ct143880656"/>player.equals(other))<text:change-start text:change-id="ct143880976"/> {<text:change-end text:change-id="ct143880976"/></text:p>
      <text:p text:style-name="P48"><text:s text:c="16"/>otherPlayers.add(other);<text:change-start text:change-id="ct143881168"/></text:p>
      <text:p text:style-name="P48"><text:s text:c="12"/>}<text:change-end text:change-id="ct143881168"/></text:p>
      <text:p text:style-name="P48"><text:s text:c="8"/>}</text:p>
      <text:p text:style-name="P48"/>
      <text:p text:style-name="P48"><text:s text:c="8"/>return Collections.unmodifiableList(otherPlayers);</text:p>
      <text:p text:style-name="P48"><text:s text:c="4"/>}</text:p>
      <text:p text:style-name="P48">}<text:line-break/></text:p>
      <text:h text:style-name="P83" text:outline-level="3">SwordWorldPlayer</text:h>
      <text:p text:style-name="Code"><text:change text:change-id="ct143881392"/><text:change-start text:change-id="ct143881488"/>/*</text:p>
      <text:p text:style-name="Code"><text:change-end text:change-id="ct143881488"/><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UnsupportedEncodingException;</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NameNotBoundException;</text:p>
      <text:p text:style-name="Code"/>
      <text:p text:style-name="Code">/**</text:p>
      <text:p text:style-name="Code"><text:s/>* Represents a player in the {@link SwordWorld} example MUD.</text:p>
      <text:p text:style-name="Code"><text:s/>*/</text:p>
      <text:p text:style-name="Code">public class SwordWorldPlayer</text:p>
      <text:p text:style-name="Code"><text:s text:c="4"/>extends SwordWorldObject</text:p>
      <text:p text:style-name="Code"><text:s text:c="4"/>implements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Player.class.getName());</text:p>
      <text:p text:style-name="Code"/>
      <text:p text:style-name="Code"><text:s text:c="4"/>/** The message encoding. */</text:p>
      <text:p text:style-name="Code"><text:s text:c="4"/>public static final String MESSAGE_CHARSET = "UTF-8";</text:p>
      <text:p text:style-name="Code"/>
      <text:p text:style-name="Code"><text:s text:c="4"/>/** The prefix for player bindings in the {@code DataManager}. */</text:p>
      <text:p text:style-name="Code"><text:s text:c="4"/>protected static final String PLAYER_BIND_PREFIX = "Player.";</text:p>
      <text:p text:style-name="Code"/>
      <text:p text:style-name="Code"><text:s text:c="4"/>/** The {@code ClientSession} for this player, or null if logged out. */</text:p>
      <text:p text:style-name="Code"><text:s text:c="4"/>private ManagedReference&lt;ClientSession&gt; currentSessionRef = null;</text:p>
      <text:p text:style-name="Code"/>
      <text:p text:style-name="Code"><text:s text:c="4"/>/** The {@link SwordWorldRoom} this player is in, or null if none. */</text:p>
      <text:p text:style-name="Code"><text:s text:c="4"/>private ManagedReference&lt;SwordWorldRoom&gt; currentRoomRef = null;</text:p>
      <text:p text:style-name="Code"/>
      <text:p text:style-name="Code"><text:s text:c="4"/>/**</text:p>
      <text:p text:style-name="Code"><text:soft-page-break/><text:s text:c="5"/>* Find or create the player object for the given session, and mark</text:p>
      <text:p text:style-name="Code"><text:s text:c="5"/>* the player as logged in on that session.</text:p>
      <text:p text:style-name="Code"><text:s text:c="5"/>*</text:p>
      <text:p text:style-name="Code"><text:s text:c="5"/>* @param session which session to find or create a player for</text:p>
      <text:p text:style-name="Code"><text:s text:c="5"/>* @return a player for the given session</text:p>
      <text:p text:style-name="Code"><text:s text:c="5"/>*/</text:p>
      <text:p text:style-name="Code"><text:s text:c="4"/>public static SwordWorldPlayer loggedIn(ClientSession session) {</text:p>
      <text:p text:style-name="Code"><text:s text:c="8"/>String playerBinding = PLAYER_BIND_PREFIX + session.getName();</text:p>
      <text:p text:style-name="Code"/>
      <text:p text:style-name="Code"><text:s text:c="8"/>// try to find player object, if non existent then create</text:p>
      <text:p text:style-name="Code"><text:s text:c="8"/>DataManager dataMgr = AppContext.getDataManager();</text:p>
      <text:p text:style-name="Code"><text:s text:c="8"/>SwordWorldPlayer player;</text:p>
      <text:p text:style-name="Code"/>
      <text:p text:style-name="Code"><text:s text:c="8"/>try {</text:p>
      <text:p text:style-name="Code"><text:s text:c="12"/>player = (SwordWorldPlayer) dataMgr.getBinding(playerBinding);</text:p>
      <text:p text:style-name="Code"><text:s text:c="8"/>} catch (NameNotBoundException ex) {</text:p>
      <text:p text:style-name="Code"><text:s text:c="12"/>// this is a new player</text:p>
      <text:p text:style-name="Code"><text:s text:c="12"/>player = new SwordWorldPlayer(playerBinding);</text:p>
      <text:p text:style-name="Code"><text:s text:c="12"/>logger.log(Level.INFO, "New player created: {0}", player);</text:p>
      <text:p text:style-name="Code"><text:s text:c="12"/>dataMgr.setBinding(playerBinding, player);</text:p>
      <text:p text:style-name="Code"><text:s text:c="8"/>}</text:p>
      <text:p text:style-name="Code"><text:s text:c="8"/>player.setSession(session);</text:p>
      <text:p text:style-name="Code"><text:s text:c="8"/>return player;</text:p>
      <text:p text:style-name="Code"><text:s text:c="4"/>}</text:p>
      <text:p text:style-name="Code"/>
      <text:p text:style-name="Code"><text:s text:c="4"/>/**</text:p>
      <text:p text:style-name="Code"><text:s text:c="5"/>* Creates a new {@code SwordWorldPlayer} with the given name.</text:p>
      <text:p text:style-name="Code"><text:s text:c="5"/>*</text:p>
      <text:p text:style-name="Code"><text:s text:c="5"/>* @param name the name of this player</text:p>
      <text:p text:style-name="Code"><text:s text:c="5"/>*/</text:p>
      <text:p text:style-name="Code"><text:s text:c="4"/>protected SwordWorldPlayer(String name) {</text:p>
      <text:p text:style-name="Code"><text:s text:c="8"/>super(name, "Seeker of the Sword");</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if (currentSessionRef == null)<text:change-start text:change-id="ct143896776"/> {<text:change-end text:change-id="ct143896776"/></text:p>
      <text:p text:style-name="Code"><text:s text:c="12"/>return null;<text:change-start text:change-id="ct143897000"/></text:p>
      <text:p text:style-name="Code"><text:s text:c="8"/>}<text:change-end text:change-id="ct143897000"/></text:p>
      <text:p text:style-name="Code"/>
      <text:p text:style-name="Code"><text:s text:c="8"/>return currentSessionRef.get();</text:p>
      <text:p text:style-name="Code"><text:s text:c="4"/>}</text:p>
      <text:p text:style-name="Code"/>
      <text:p text:style-name="Code"><text:s text:c="4"/>/**</text:p>
      <text:p text:style-name="Code"><text:s text:c="5"/>* Mark this player as logged in on the given session.</text:p>
      <text:p text:style-name="Code"><text:s text:c="5"/>*</text:p>
      <text:p text:style-name="Code"><text:s text:c="5"/>* @param session the session this player is logged in on</text:p>
      <text:p text:style-name="Code"><text:s text:c="5"/>*/</text:p>
      <text:p text:style-name="Code"><text:s text:c="4"/>protected void setSession(ClientSession session) {</text:p>
      <text:p text:style-name="Code"><text:s text:c="8"/>DataManager dataMgr = AppContext.getDataManager();</text:p>
      <text:p text:style-name="Code"><text:s text:c="8"/>dataMgr.markForUpdate(this);</text:p>
      <text:p text:style-name="Code"/>
      <text:p text:style-name="Code"><text:s text:c="8"/>currentSessionRef = dataMgr.createReference(session);</text:p>
      <text:p text:style-name="Code"/>
      <text:p text:style-name="Code"><text:s text:c="8"/>logger.log(Level.INFO,</text:p>
      <text:p text:style-name="Code"><text:s text:c="12"/>"Set session for {0} to {1}",</text:p>
      <text:p text:style-name="Code"><text:s text:c="12"/>new Object[] { this, session });</text:p>
      <text:p text:style-name="Code"><text:s text:c="4"/>}</text:p>
      <text:p text:style-name="Code"/>
      <text:p text:style-name="Code"><text:soft-page-break/><text:s text:c="4"/>/**</text:p>
      <text:p text:style-name="Code"><text:s text:c="5"/>* Handles a player entering a room.</text:p>
      <text:p text:style-name="Code"><text:s text:c="5"/>*</text:p>
      <text:p text:style-name="Code"><text:s text:c="5"/>* @param room the room for this player to enter</text:p>
      <text:p text:style-name="Code"><text:s text:c="5"/>*/</text:p>
      <text:p text:style-name="Code"><text:s text:c="4"/>public void enter(SwordWorldRoom room) {</text:p>
      <text:p text:style-name="Code"><text:s text:c="8"/>logger.log(Level.INFO, "{0} enters {1}",</text:p>
      <text:p text:style-name="Code"><text:s text:c="12"/>new Object[] { this, room }</text:p>
      <text:p text:style-name="Code"><text:s text:c="8"/>);</text:p>
      <text:p text:style-name="Code"><text:s text:c="8"/>room.addPlayer(this);</text:p>
      <text:p text:style-name="Code"><text:s text:c="8"/>setRoom(room);</text:p>
      <text:p text:style-name="Code"><text:s text:c="4"/>}</text:p>
      <text:p text:style-name="Code"/>
      <text:p text:style-name="Code"><text:s text:c="4"/>/** {@inheritDoc} */</text:p>
      <text:p text:style-name="Code"><text:s text:c="4"/>public void receivedMessage(ByteBuffer message) {</text:p>
      <text:p text:style-name="Code"><text:s text:c="8"/>String command = decodeString(message);</text:p>
      <text:p text:style-name="Code"/>
      <text:p text:style-name="Code"><text:s text:c="8"/>logger.log(Level.INFO,</text:p>
      <text:p text:style-name="Code"><text:s text:c="12"/>"{0} received command: {1}",</text:p>
      <text:p text:style-name="Code"><text:s text:c="12"/>new Object[] { this, command }</text:p>
      <text:p text:style-name="Code"><text:s text:c="8"/>);</text:p>
      <text:p text:style-name="Code"/>
      <text:p text:style-name="Code"><text:s text:c="8"/>if (command.equalsIgnoreCase("look")) {</text:p>
      <text:p text:style-name="Code"><text:s text:c="12"/>String reply = getRoom().look(this);</text:p>
      <text:p text:style-name="Code"><text:s text:c="12"/>getSession().send(encodeString(reply));</text:p>
      <text:p text:style-name="Code"><text:s text:c="8"/>} else {</text:p>
      <text:p text:style-name="Code"><text:s text:c="12"/>logger.log(Level.WARNING,</text:p>
      <text:p text:style-name="Code"><text:s text:c="16"/>"{0} unknown command: {1}",</text:p>
      <text:p text:style-name="Code"><text:s text:c="16"/>new Object[] { this, command }</text:p>
      <text:p text:style-name="Code"><text:s text:c="12"/>);</text:p>
      <text:p text:style-name="Code"><text:s text:c="12"/>// We could disconnect the rogue player at this point.</text:p>
      <text:p text:style-name="Code"><text:s text:c="12"/>//currentSession.disconnect();</text:p>
      <text:p text:style-name="Code"><text:s text:c="8"/>}</text:p>
      <text:p text:style-name="Code"><text:s text:c="4"/>}</text:p>
      <text:p text:style-name="Code"/>
      <text:p text:style-name="Code"><text:s text:c="4"/>/** {@inheritDoc} */</text:p>
      <text:p text:style-name="Code"><text:s text:c="4"/>public void disconnected(boolean graceful) {</text:p>
      <text:p text:style-name="Code"><text:s text:c="8"/>setSession(null);</text:p>
      <text:p text:style-name="Code"><text:s text:c="8"/>logger.log(Level.INFO, "Disconnected: {0}", this);</text:p>
      <text:p text:style-name="Code"><text:s text:c="8"/>getRoom().removePlayer(this);</text:p>
      <text:p text:style-name="Code"><text:s text:c="8"/>setRoom(null);</text:p>
      <text:p text:style-name="Code"><text:s text:c="4"/>}</text:p>
      <text:p text:style-name="Code"/>
      <text:p text:style-name="Code"><text:s text:c="4"/>/**</text:p>
      <text:p text:style-name="Code"><text:s text:c="5"/>* Returns the room this player is currently in, or {@code null} if</text:p>
      <text:p text:style-name="Code"><text:s text:c="5"/>* this player is not in a room.</text:p>
      <text:p text:style-name="Code"><text:s text:c="5"/>* &lt;p&gt;</text:p>
      <text:p text:style-name="Code"><text:s text:c="5"/>* @return the room this player is currently in, or {@code null}</text:p>
      <text:p text:style-name="Code"><text:s text:c="5"/>*/</text:p>
      <text:p text:style-name="Code"><text:s text:c="4"/>protected SwordWorldRoom getRoom() {</text:p>
      <text:p text:style-name="Code"><text:s text:c="8"/>if (currentRoomRef == null)<text:change-start text:change-id="ct143903776"/> {<text:change-end text:change-id="ct143903776"/></text:p>
      <text:p text:style-name="Code"><text:s text:c="12"/>return null;<text:change-start text:change-id="ct143903872"/></text:p>
      <text:p text:style-name="Code"><text:s text:c="8"/><text:change-end text:change-id="ct143903872"/><text:change-start text:change-id="ct143904064"/>}<text:change-end text:change-id="ct143904064"/></text:p>
      <text:p text:style-name="Code"/>
      <text:p text:style-name="Code"><text:s text:c="8"/>return currentRoomRef.get();</text:p>
      <text:p text:style-name="Code"><text:s text:c="4"/>}</text:p>
      <text:p text:style-name="Code"/>
      <text:p text:style-name="Code"><text:s text:c="4"/>/**</text:p>
      <text:p text:style-name="Code"><text:s text:c="5"/>* Sets the room this player is currently in. <text:s/>If the room given</text:p>
      <text:p text:style-name="Code"><text:s text:c="5"/>* is null, marks the player as not in any room.</text:p>
      <text:p text:style-name="Code"><text:s text:c="5"/>* &lt;p&gt;</text:p>
      <text:p text:style-name="Code"><text:s text:c="5"/>* @param room the room this player should be in, or {@code null}</text:p>
      <text:p text:style-name="Code"><text:s text:c="5"/>*/</text:p>
      <text:p text:style-name="Code"><text:soft-page-break/><text:s text:c="4"/>protected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currentRoomRef = null;</text:p>
      <text:p text:style-name="Code"><text:s text:c="12"/>return;</text:p>
      <text:p text:style-name="Code"><text:s text:c="8"/>}</text:p>
      <text:p text:style-name="Code"/>
      <text:p text:style-name="Code"><text:s text:c="8"/>currentRoomRef = dataManager.createReference(room);</text:p>
      <text:p text:style-name="Code"><text:s text:c="4"/>}</text:p>
      <text:p text:style-name="Code"/>
      <text:p text:style-name="Code"><text:s text:c="4"/>/** {@inheritDoc} */</text:p>
      <text:p text:style-name="Code"><text:s text:c="4"/>@Override</text:p>
      <text:p text:style-name="Code"><text:s text:c="4"/>public String toString() {</text:p>
      <text:p text:style-name="Code"><text:s text:c="8"/>StringBuilder buf = new StringBuilder(getName());</text:p>
      <text:p text:style-name="Code"><text:s text:c="8"/>buf.append('@');</text:p>
      <text:p text:style-name="Code"><text:s text:c="8"/>if (getSession() == null) {</text:p>
      <text:p text:style-name="Code"><text:s text:c="12"/>buf.append("null");</text:p>
      <text:p text:style-name="Code"><text:s text:c="8"/>} else {</text:p>
      <text:p text:style-name="Code"><text:s text:c="12"/>buf.append(currentSessionRef.getId());</text:p>
      <text:p text:style-name="Code"><text:s text:c="8"/>}</text:p>
      <text:p text:style-name="Code"><text:s text:c="8"/>return buf.toString();</text:p>
      <text:p text:style-name="Code"><text:s text:c="4"/>}</text:p>
      <text:p text:style-name="Code"/>
      <text:p text:style-name="Code"><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message into a {@code String}.</text:p>
      <text:p text:style-name="Code"><text:s text:c="5"/>*</text:p>
      <text:p text:style-name="Code"><text:s text:c="5"/>* @param message the message to decode</text:p>
      <text:p text:style-name="Code"><text:s text:c="5"/>* @return the decoded string</text:p>
      <text:p text:style-name="Code"><text:s text:c="5"/>*/</text:p>
      <text:p text:style-name="Code"><text:s text:c="4"/>protected static String decodeString(ByteBuffer message) {</text:p>
      <text:p text:style-name="Code"><text:s text:c="8"/>try {</text:p>
      <text:p text:style-name="Code"><text:s text:c="12"/>byte[] bytes = new byte[message.remaining()];</text:p>
      <text:p text:style-name="Code"><text:s text:c="12"/>message.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page-number="auto"/>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style:page-number="auto"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9-05-28T16:46:42.99">05/28/09</text:date></text:span><text:span text:style-name="T1"><text:tab/></text:span><text:span text:style-name="T2"><text:page-number text:select-page="current">20</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20</text:page-number></text:span><text:span text:style-name="T1"><text:tab/></text:span><text:span text:style-name="T1"><text:date style:data-style-name="N37" text:date-value="2009-05-28T16:46:42.99">05/28/09</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9-05-28T16:46:42.99">05/28/09</text:date></text:span><text:span text:style-name="T1"><text:tab/></text:span><text:span text:style-name="T2"><text:page-number text:select-page="current">20</text:page-number></text:span></text:p>
      </style:footer>
    </style:master-page>
    <style:master-page style:name="Index" style:page-layout-name="pm5"/>
    <style:master-page style:name="FrontMatter" style:page-layout-name="pm6">
      <style:footer>
        <text:tracked-changes>
          <text:changed-region text:id="ct142203928">
            <text:deletion>
              <office:change-info>
                <dc:creator>Richard Bowker</dc:creator>
                <dc:date>2007-02-18T11:00:00</dc:date>
              </office:change-info>
              <text:p text:style-name="Footer"><text:page-number style:num-format="1" text:select-page="current">20</text:page-number></text:p>
            </text:deletion>
          </text:changed-region>
          <text:changed-region text:id="ct142201616">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9-05-28T16:46:42.99">05/28/09</text:date><text:tab/><text:change text:change-id="ct142203928"/><text:change-start text:change-id="ct142201616"/><text:page-number text:select-page="current">20</text:page-number><text:change-end text:change-id="ct142201616"/></text:p>
      </style:footer>
    </style:master-page>
    <style:master-page style:name="TitlePage" style:page-layout-name="pm6" style:next-style-name="FrontMatter">
      <style:footer>
        <text:p text:style-name="Footer"><text:tab/><text:tab/><text:date style:data-style-name="N37" text:date-value="2009-05-28T16:46:42.99">05/28/0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erver API Programming Guide</dc:title>
    <dc:subject>Sun Game Server</dc:subject>
    <meta:creation-date>2006-03-08T07:24:35</meta:creation-date>
    <dc:creator>Owen Kellett</dc:creator>
    <dc:date>2009-05-28T16:46:43</dc:date>
    <meta:print-date>2007-07-17T14:43:31</meta:print-date>
    <dc:language>en-US</dc:language>
    <meta:editing-cycles>600</meta:editing-cycles>
    <meta:editing-duration>P15DT7H31M8S</meta:editing-duration>
    <meta:user-defined meta:name="Info 1"/>
    <meta:user-defined meta:name="Info 2"/>
    <meta:user-defined meta:name="Info 3"/>
    <meta:user-defined meta:name="Info 4"/>
    <meta:document-statistic meta:table-count="4" meta:image-count="0" meta:object-count="0" meta:page-count="67" meta:paragraph-count="2349" meta:word-count="27194" meta:character-count="205086"/>
  </office:meta>
</office:document-meta>
</file>